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95mm"/>
    </style:style>
    <style:style style:name="co2" style:family="table-column">
      <style:table-column-properties fo:break-before="auto" style:column-width="120.81mm"/>
    </style:style>
    <style:style style:name="co3" style:family="table-column">
      <style:table-column-properties fo:break-before="auto" style:column-width="99.24mm"/>
    </style:style>
    <style:style style:name="co4" style:family="table-column">
      <style:table-column-properties fo:break-before="auto" style:column-width="47.27mm"/>
    </style:style>
    <style:style style:name="co5" style:family="table-column">
      <style:table-column-properties fo:break-before="auto" style:column-width="26.95mm"/>
    </style:style>
    <style:style style:name="co6" style:family="table-column">
      <style:table-column-properties fo:break-before="auto" style:column-width="9.17mm"/>
    </style:style>
    <style:style style:name="co7" style:family="table-column">
      <style:table-column-properties fo:break-before="auto" style:column-width="156.47mm"/>
    </style:style>
    <style:style style:name="co8" style:family="table-column">
      <style:table-column-properties fo:break-before="auto" style:column-width="9.77mm"/>
    </style:style>
    <style:style style:name="co9" style:family="table-column">
      <style:table-column-properties fo:break-before="auto" style:column-width="53.25mm"/>
    </style:style>
    <style:style style:name="co10" style:family="table-column">
      <style:table-column-properties fo:break-before="auto" style:column-width="70.7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48mm" fo:break-before="auto" style:use-optimal-row-height="true"/>
    </style:style>
    <style:style style:name="ro3" style:family="table-row">
      <style:table-row-properties style:row-height="18.89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22.49mm" fo:break-before="auto" style:use-optimal-row-height="true"/>
    </style:style>
    <style:style style:name="ro7" style:family="table-row">
      <style:table-row-properties style:row-height="11.57mm" fo:break-before="auto" style:use-optimal-row-height="true"/>
    </style:style>
    <style:style style:name="ro8" style:family="table-row">
      <style:table-row-properties style:row-height="16.58mm" fo:break-before="auto" style:use-optimal-row-height="false"/>
    </style:style>
    <style:style style:name="ro9" style:family="table-row">
      <style:table-row-properties style:row-height="14.11mm" fo:break-before="auto" style:use-optimal-row-height="true"/>
    </style:style>
    <style:style style:name="ro10" style:family="table-row">
      <style:table-row-properties style:row-height="29.92mm" fo:break-before="auto" style:use-optimal-row-height="true"/>
    </style:style>
    <style:style style:name="ro11" style:family="table-row">
      <style:table-row-properties style:row-height="26.32mm" fo:break-before="auto" style:use-optimal-row-height="true"/>
    </style:style>
    <style:style style:name="ro12" style:family="table-row">
      <style:table-row-properties style:row-height="8.61mm" fo:break-before="auto" style:use-optimal-row-height="true"/>
    </style:style>
    <style:style style:name="ro13" style:family="table-row">
      <style:table-row-properties style:row-height="22.63mm" fo:break-before="auto" style:use-optimal-row-height="true"/>
    </style:style>
    <style:style style:name="ro14" style:family="table-row">
      <style:table-row-properties style:row-height="12.68mm" fo:break-before="auto" style:use-optimal-row-height="true"/>
    </style:style>
    <style:style style:name="ro15" style:family="table-row">
      <style:table-row-properties style:row-height="4.73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13.16mm" fo:break-before="auto" style:use-optimal-row-height="true"/>
    </style:style>
    <style:style style:name="ro18" style:family="table-row">
      <style:table-row-properties style:row-height="8.94mm" fo:break-before="auto" style:use-optimal-row-height="true"/>
    </style:style>
    <style:style style:name="ro19" style:family="table-row">
      <style:table-row-properties style:row-height="17.37mm" fo:break-before="auto" style:use-optimal-row-height="true"/>
    </style:style>
    <style:style style:name="ro20" style:family="table-row">
      <style:table-row-properties style:row-height="21.57mm" fo:break-before="auto" style:use-optimal-row-height="true"/>
    </style:style>
    <style:style style:name="ro21" style:family="table-row">
      <style:table-row-properties style:row-height="25.79mm" fo:break-before="auto" style:use-optimal-row-height="true"/>
    </style:style>
    <style:style style:name="ro22" style:family="table-row">
      <style:table-row-properties style:row-height="34.2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Arial" fo:font-size="9pt" fo:font-weight="bold" style:font-size-asian="9pt" style:font-weight-asian="bold" style:font-size-complex="9pt" style:font-weight-complex="bold"/>
    </style:style>
    <style:style style:name="ce2" style:family="table-cell" style:parent-style-name="Default">
      <style:table-cell-properties fo:border="0.06pt solid #000000"/>
      <style:text-properties style:font-name="Arial" fo:font-size="9pt" style:font-size-asian="9pt" style:font-size-complex="9pt"/>
    </style:style>
    <style:style style:name="ce3" style:family="table-cell" style:parent-style-name="Default">
      <style:table-cell-properties fo:border="0.06pt solid #000000"/>
      <style:text-properties fo:font-size="9pt" style:font-size-asian="9pt" style:font-size-complex="9pt"/>
    </style:style>
    <style:style style:name="ce4" style:family="table-cell" style:parent-style-name="Default">
      <style:table-cell-properties style:text-align-source="fix" style:repeat-content="false" fo:wrap-option="wrap" fo:border="0.06pt solid #000000"/>
      <style:paragraph-properties fo:text-align="start" fo:margin-left="0mm"/>
      <style:text-properties style:font-name="Arial" fo:font-size="9pt" style:font-size-asian="9pt" style:font-size-complex="9pt"/>
    </style:style>
    <style:style style:name="ce5" style:family="table-cell" style:parent-style-name="Default">
      <style:table-cell-properties fo:border="0.06pt solid #000000"/>
      <style:text-properties style:font-name="Arial" fo:font-size="9pt" style:font-size-asian="9pt" style:font-size-complex="9pt"/>
    </style:style>
    <style:style style:name="ce6" style:family="table-cell" style:parent-style-name="Default">
      <style:table-cell-properties style:text-align-source="fix" style:repeat-content="false" fo:wrap-option="wrap" fo:border="0.06pt solid #000000"/>
      <style:paragraph-properties fo:text-align="start" fo:margin-left="0mm"/>
      <style:text-properties style:font-name="Arial" fo:font-size="9pt" fo:font-weight="bold" style:font-size-asian="9pt" style:font-weight-asian="bold" style:font-size-complex="9pt" style:font-weight-complex="bold"/>
    </style:style>
    <style:style style:name="ce7" style:family="table-cell" style:parent-style-name="Default">
      <style:table-cell-properties style:text-align-source="fix" style:repeat-content="false" fo:wrap-option="wrap" fo:border="0.06pt solid #000000"/>
      <style:paragraph-properties fo:text-align="start" fo:margin-left="0mm"/>
      <style:text-properties style:font-name="Arial" fo:font-size="9pt" style:font-size-asian="9pt" style:font-size-complex="9pt"/>
    </style:style>
    <style:style style:name="ce8" style:family="table-cell" style:parent-style-name="Default">
      <style:table-cell-properties fo:wrap-option="wrap" fo:border="0.06pt solid #000000"/>
      <style:text-properties fo:font-size="9pt" style:font-size-asian="9pt" style:font-size-complex="9pt"/>
    </style:style>
    <style:style style:name="ce9" style:family="table-cell" style:parent-style-name="Default">
      <style:table-cell-properties fo:wrap-option="wrap" fo:border="0.06pt solid #000000"/>
      <style:text-properties style:font-name="Arial" fo:font-size="9pt" style:font-size-asian="9pt" style:font-size-complex="9pt"/>
    </style:style>
    <style:style style:name="ce10" style:family="table-cell" style:parent-style-name="Default">
      <style:table-cell-properties fo:wrap-option="wrap" fo:border="0.06pt solid #000000"/>
      <style:text-properties style:font-name="Arial" fo:font-size="9pt" fo:font-weight="bold" style:font-size-asian="9pt" style:font-weight-asian="bold" style:font-size-complex="9pt" style:font-weight-complex="bold"/>
    </style:style>
    <style:style style:name="ce11" style:family="table-cell" style:parent-style-name="Default">
      <style:table-cell-properties fo:wrap-option="wrap" fo:border="0.06pt solid #000000"/>
      <style:text-properties fo:color="#000000" style:font-name="Arial" fo:font-size="9pt" fo:language="none" fo:country="none" style:font-name-asian="Segoe UI" style:font-size-asian="9pt" style:language-asian="none" style:country-asian="none" style:font-name-complex="Segoe UI" style:font-size-complex="9pt" style:language-complex="none" style:country-complex="none"/>
    </style:style>
    <style:style style:name="ce12" style:family="table-cell" style:parent-style-name="Default">
      <style:table-cell-properties style:text-align-source="fix" style:repeat-content="false" fo:wrap-option="wrap" fo:border="0.06pt solid #000000"/>
      <style:paragraph-properties fo:text-align="start" fo:margin-left="0mm"/>
      <style:text-properties style:font-name="Arial" fo:font-size="9pt" fo:language="zxx" fo:country="none" style:font-size-asian="9pt" style:language-asian="zxx" style:country-asian="none" style:font-name-complex="Segoe UI" style:font-size-complex="9pt" style:language-complex="zxx" style:country-complex="none"/>
    </style:style>
    <style:style style:name="ce13" style:family="table-cell" style:parent-style-name="Default">
      <style:table-cell-properties fo:wrap-option="wrap" fo:border="0.06pt solid #000000"/>
      <style:text-properties fo:color="#000000" style:font-name="Arial" fo:font-size="9pt" fo:language="none" fo:country="none" fo:font-weight="normal" style:font-name-asian="Segoe UI" style:font-size-asian="9pt" style:language-asian="none" style:country-asian="none" style:font-weight-asian="normal" style:font-name-complex="Segoe UI" style:font-size-complex="9pt" style:language-complex="none" style:country-complex="none" style:font-weight-complex="normal"/>
    </style:style>
    <style:style style:name="ce14" style:family="table-cell" style:parent-style-name="Default">
      <style:table-cell-properties style:text-align-source="fix" style:repeat-content="false" fo:border="0.06pt solid #000000"/>
      <style:paragraph-properties fo:text-align="center" fo:margin-left="0mm"/>
      <style:text-properties style:font-name="Arial" fo:font-size="9pt" fo:font-weight="bold" style:font-size-asian="9pt" style:font-weight-asian="bold" style:font-size-complex="9pt" style:font-weight-complex="bold"/>
    </style:style>
    <style:style style:name="ce15" style:family="table-cell" style:parent-style-name="Default">
      <style:table-cell-properties style:text-align-source="fix" style:repeat-content="false" fo:border="0.06pt solid #000000"/>
      <style:paragraph-properties fo:text-align="center" fo:margin-left="0mm"/>
      <style:text-properties style:font-name="Arial" fo:font-size="9pt" style:font-size-asian="9pt" style:font-size-complex="9pt"/>
    </style:style>
    <style:style style:name="ce16" style:family="table-cell" style:parent-style-name="Default">
      <style:table-cell-properties fo:border="0.06pt solid #000000"/>
      <style:text-properties style:font-name="Arial" fo:font-size="9pt" fo:font-weight="bold" style:font-size-asian="9pt" style:font-weight-asian="bold" style:font-size-complex="9pt" style:font-weight-complex="bold"/>
    </style:style>
    <style:style style:name="ce17" style:family="table-cell" style:parent-style-name="Default">
      <style:table-cell-properties fo:border="0.06pt solid #000000"/>
      <style:text-properties style:font-name="Arial" fo:font-size="9pt" style:font-name-asian="SimSun" style:font-size-asian="9pt" style:font-name-complex="Tahoma" style:font-size-complex="9pt"/>
    </style:style>
    <style:style style:name="T1" style:family="text">
      <style:text-properties fo:color="#000000" fo:country="none" style:country-asian="none" style:country-complex="none" style:font-size-asian="5.09999990463257pt" style:font-size-complex="5.09999990463257pt"/>
    </style:style>
    <style:style style:name="T2" style:family="text">
      <style:text-properties fo:font-size="9pt" style:font-size-asian="9pt" style:font-size-complex="9pt"/>
    </style:style>
    <style:style style:name="T3" style:family="text">
      <style:text-properties fo:color="#000000" fo:font-size="9pt" fo:country="none" style:country-asian="none" style:country-complex="none" style:font-size-asian="9pt" style:font-size-complex="9pt"/>
    </style:style>
    <style:style style:name="T4" style:family="text">
      <style:text-properties fo:color="#2e3436" fo:font-size="6.80000019073486pt" fo:country="none" style:country-asian="none" style:country-complex="none" style:font-size-asian="6.80000019073486pt" style:font-size-complex="6.80000019073486pt"/>
    </style:style>
    <style:style style:name="T5" style:family="text">
      <style:text-properties fo:font-size="9pt" fo:country="none" style:country-asian="none" style:country-complex="none" style:font-size-asian="9pt" style:font-size-complex="9pt"/>
    </style:style>
    <style:style style:name="T6" style:family="text">
      <style:text-properties fo:country="none" style:country-asian="none" style:country-complex="none" style:font-size-asian="5.59999990463257pt" style:font-size-complex="5.59999990463257pt"/>
    </style:style>
    <style:style style:name="T7" style:family="text">
      <style:text-properties fo:country="none" style:country-asian="none" style:country-complex="none" style:font-size-asian="5.09999990463257pt" style:font-size-complex="5.09999990463257pt"/>
    </style:style>
    <style:style style:name="T8" style:family="text">
      <style:text-properties fo:color="#000000" fo:font-size="10pt" fo:country="none" style:country-asian="none" style:country-complex="none" style:font-size-asian="10pt" style:font-size-complex="10pt"/>
    </style:style>
    <style:style style:name="T9" style:family="text">
      <style:text-properties fo:font-size="10pt" style:font-size-asian="10pt" style:font-size-complex="10pt"/>
    </style:style>
    <style:style style:name="T10" style:family="text">
      <style:text-properties fo:color="#2e3436" fo:country="none" style:country-asian="none" style:country-complex="none" style:font-size-asian="6.80000019073486pt" style:font-size-complex="6.80000019073486pt"/>
    </style:style>
    <style:style style:name="T11" style:family="text">
      <style:text-properties fo:color="#1a1a1a" fo:font-size="9pt" fo:country="none" style:country-asian="none" style:country-complex="none" style:font-size-asian="9pt" style:font-size-complex="9pt"/>
    </style:style>
  </office:automatic-styles>
  <office:body>
    <office:spreadsheet>
      <table:table table:name="Data" table:style-name="ta1" table:print="false">
        <office:forms form:automatic-focus="false" form:apply-design-mode="false"/>
        <table:table-column table:style-name="co1" table:default-cell-style-name="ce5"/>
        <table:table-column table:style-name="co2" table:default-cell-style-name="ce7"/>
        <table:table-column table:style-name="co3" table:default-cell-style-name="ce9"/>
        <table:table-column table:style-name="co4" table:default-cell-style-name="ce9"/>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7" table:number-columns-repeated="1016" table:default-cell-style-name="ce5"/>
        <table:table-header-rows>
          <table:table-row table:style-name="ro1">
            <table:table-cell table:style-name="ce1" office:value-type="string" calcext:value-type="string">
              <text:p>Vocabolo</text:p>
            </table:table-cell>
            <table:table-cell table:style-name="ce6" office:value-type="string" calcext:value-type="string">
              <text:p>Significato</text:p>
            </table:table-cell>
            <table:table-cell table:style-name="ce10" office:value-type="string" calcext:value-type="string">
              <text:p>Esempio</text:p>
            </table:table-cell>
            <table:table-cell table:style-name="ce10" office:value-type="string" calcext:value-type="string">
              <text:p>Etimologia/Note</text:p>
            </table:table-cell>
            <table:table-cell table:style-name="ce10" office:value-type="string" calcext:value-type="string">
              <text:p>Fonte</text:p>
            </table:table-cell>
            <table:table-cell table:style-name="ce14" office:value-type="string" calcext:value-type="string">
              <text:p>Pag</text:p>
            </table:table-cell>
            <table:table-cell table:style-name="ce16" office:value-type="string" calcext:value-type="string">
              <text:p>Parte del discorso</text:p>
            </table:table-cell>
            <table:table-cell table:style-name="ce16" office:value-type="string" calcext:value-type="string">
              <text:p>TAG</text:p>
            </table:table-cell>
            <table:table-cell table:style-name="ce16" table:number-columns-repeated="1015"/>
            <table:table-cell/>
          </table:table-row>
        </table:table-header-rows>
        <table:table-row table:style-name="ro1">
          <table:table-cell table:style-name="ce2" office:value-type="string" calcext:value-type="string">
            <text:p>ab imo pectore</text:p>
          </table:table-cell>
          <table:table-cell office:value-type="string" calcext:value-type="string">
            <text:p>Locuzione latina di uso colloquiale: «Dal profondo del cuore (o dell'anima)».</text:p>
          </table:table-cell>
          <table:table-cell table:number-columns-repeated="3"/>
          <table:table-cell table:style-name="ce15"/>
          <table:table-cell table:number-columns-repeated="1018"/>
        </table:table-row>
        <table:table-row table:style-name="ro1">
          <table:table-cell table:style-name="ce2" office:value-type="string" calcext:value-type="string">
            <text:p>aberrante</text:p>
          </table:table-cell>
          <table:table-cell office:value-type="string" calcext:value-type="string">
            <text:p>Che si allontana da ciò che è ritenuto giusto normale retto</text:p>
          </table:table-cell>
          <table:table-cell table:number-columns-repeated="3"/>
          <table:table-cell table:style-name="ce15"/>
          <table:table-cell table:number-columns-repeated="1018"/>
        </table:table-row>
        <table:table-row table:style-name="ro1">
          <table:table-cell table:style-name="ce3" office:value-type="string" calcext:value-type="string">
            <text:p>aberrante</text:p>
          </table:table-cell>
          <table:table-cell table:style-name="ce8" office:value-type="string" calcext:value-type="string">
            <text:p><text:s/>agg anormale, irregolare, singolare, alienant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aberrazione</text:p>
          </table:table-cell>
          <table:table-cell table:style-name="ce8" office:value-type="string" calcext:value-type="string">
            <text:p><text:s/>sf. deviazione, spostamento, sviamento // errore di giudizi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abiezione</text:p>
          </table:table-cell>
          <table:table-cell office:value-type="string" calcext:value-type="string">
            <text:p>1 sf l'essere abietto</text:p>
            <text:p>2 sf bassezza d'animo</text:p>
            <text:p>3 sf condizione di avvilimento</text:p>
          </table:table-cell>
          <table:table-cell table:number-columns-repeated="3"/>
          <table:table-cell table:style-name="ce15"/>
          <table:table-cell table:number-columns-repeated="1018"/>
        </table:table-row>
        <table:table-row table:style-name="ro2">
          <table:table-cell table:style-name="ce3" office:value-type="string" calcext:value-type="string">
            <text:p>abiezione</text:p>
          </table:table-cell>
          <table:table-cell table:style-name="ce8" office:value-type="string" calcext:value-type="string">
            <text:p><text:s/>sf. lo stato di chi si trova nella condizione di massimo avvilimento proprio di un uomo oppresso dall'ingiustizia. Accasciamento, dispregio di se. / Vilta, bassezz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biosi</text:p>
          </table:table-cell>
          <table:table-cell office:value-type="string" calcext:value-type="string">
            <text:p>Sospensione apparente della vita</text:p>
          </table:table-cell>
          <table:table-cell table:number-columns-repeated="3"/>
          <table:table-cell table:style-name="ce15"/>
          <table:table-cell table:number-columns-repeated="1018"/>
        </table:table-row>
        <table:table-row table:style-name="ro1">
          <table:table-cell table:style-name="ce3" office:value-type="string" calcext:value-type="string">
            <text:p>abiosi</text:p>
          </table:table-cell>
          <table:table-cell table:style-name="ce8" office:value-type="string" calcext:value-type="string">
            <text:p><text:s/>sf'. sospensione apparente della vit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blazione</text:p>
          </table:table-cell>
          <table:table-cell office:value-type="string" calcext:value-type="string">
            <text:p>erosione di un corpo ad opera del vento</text:p>
          </table:table-cell>
          <table:table-cell table:number-columns-repeated="3"/>
          <table:table-cell table:style-name="ce15"/>
          <table:table-cell table:number-columns-repeated="1018"/>
        </table:table-row>
        <table:table-row table:style-name="ro2">
          <table:table-cell table:style-name="ce3" office:value-type="string" calcext:value-type="string">
            <text:p>ablazione</text:p>
          </table:table-cell>
          <table:table-cell table:style-name="ce8" office:value-type="string" calcext:value-type="string">
            <text:p><text:s/>sf. asportazione chirurgica di un organo ammalato o di una parte di esso. / azione di asporto e di trasporto di terreno disgregato da acqua o vento / assottigliamento di un ghiacciaio per la fusione del giaccio in superﬁci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bluzione</text:p>
          </table:table-cell>
          <table:table-cell office:value-type="string" calcext:value-type="string">
            <text:p>Lavaggio del coprp o di una parte di esso</text:p>
          </table:table-cell>
          <table:table-cell table:number-columns-repeated="3"/>
          <table:table-cell table:style-name="ce15"/>
          <table:table-cell table:number-columns-repeated="1018"/>
        </table:table-row>
        <table:table-row table:style-name="ro3">
          <table:table-cell table:style-name="ce3" office:value-type="string" calcext:value-type="string">
            <text:p>abluzione</text:p>
          </table:table-cell>
          <table:table-cell table:style-name="ce8" office:value-type="string" calcext:value-type="string">
            <text:p><text:s/>lavatura del corpo o di una parte di esso per eliminare ciò che e impuro o sporco. / lavacro rituale usato in quasi tutte le religioni. E' il bagnarsi anche una sola parte del corpo per compiere un rito 0 anche con scopo salutifero (il sacerdote fa le sacre abluzioni) (l'atleta fa delle abl'uzioni con acqua gelida per tonificare i muscol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bominare </text:p>
          </table:table-cell>
          <table:table-cell office:value-type="string" calcext:value-type="string">
            <text:p>Avere in orrore, detestare</text:p>
          </table:table-cell>
          <table:table-cell table:number-columns-repeated="3"/>
          <table:table-cell table:style-name="ce15"/>
          <table:table-cell table:number-columns-repeated="1018"/>
        </table:table-row>
        <table:table-row table:style-name="ro1">
          <table:table-cell table:style-name="ce2" office:value-type="string" calcext:value-type="string">
            <text:p>abominio </text:p>
          </table:table-cell>
          <table:table-cell office:value-type="string" calcext:value-type="string">
            <text:p>1) Avversione disprezzo 2) condizione di vergonga o disprezzo</text:p>
          </table:table-cell>
          <table:table-cell table:number-columns-repeated="3"/>
          <table:table-cell table:style-name="ce15"/>
          <table:table-cell table:number-columns-repeated="1018"/>
        </table:table-row>
        <table:table-row table:style-name="ro1">
          <table:table-cell table:style-name="ce2" office:value-type="string" calcext:value-type="string">
            <text:p>accapigliarsi</text:p>
          </table:table-cell>
          <table:table-cell office:value-type="string" calcext:value-type="string">
            <text:p>Detto di due o più persone, litigare prendendosi reciprocamente per i capelli</text:p>
          </table:table-cell>
          <table:table-cell table:number-columns-repeated="3"/>
          <table:table-cell table:style-name="ce15"/>
          <table:table-cell table:number-columns-repeated="1018"/>
        </table:table-row>
        <table:table-row table:style-name="ro4">
          <table:table-cell table:style-name="ce2" office:value-type="string" calcext:value-type="string">
            <text:p>accorare</text:p>
          </table:table-cell>
          <table:table-cell office:value-type="string" calcext:value-type="string">
            <text:p>(lett.) Affliggere, contristare: <text:s/>SIN. Addolorare.</text:p>
          </table:table-cell>
          <table:table-cell office:value-type="string" calcext:value-type="string">
            <text:p>domandal tu ancora / di quel che credi ch'a me satisfaccia; / ch'i' non potrei, tanta pietà m'accora (DANTE Inf. XII, 82-84).</text:p>
          </table:table-cell>
          <table:table-cell table:number-columns-repeated="2"/>
          <table:table-cell table:style-name="ce15"/>
          <table:table-cell table:number-columns-repeated="1018"/>
        </table:table-row>
        <table:table-row table:style-name="ro2">
          <table:table-cell table:style-name="ce2" office:value-type="string" calcext:value-type="string">
            <text:p>acervo</text:p>
          </table:table-cell>
          <table:table-cell office:value-type="string" calcext:value-type="string">
            <text:p>1 (lett.) Mucchio di cose adunate insieme.</text:p>
            <text:p>2 (filos.) , ragionamento costituito da una serie di sillogismi concatenati. SIN. Polisillogismo, sorite.</text:p>
          </table:table-cell>
          <table:table-cell office:value-type="string" calcext:value-type="string">
            <text:p>1) Mazzi di fascine e acervi di tronchetti. </text:p>
            <text:p>2) Argomento dell'acervo</text:p>
          </table:table-cell>
          <table:table-cell/>
          <table:table-cell office:value-type="string" calcext:value-type="string">
            <text:p>L'isola del giorno prima</text:p>
          </table:table-cell>
          <table:table-cell table:style-name="ce15" office:value-type="float" office:value="189" calcext:value-type="float">
            <text:p>189</text:p>
          </table:table-cell>
          <table:table-cell table:number-columns-repeated="1018"/>
        </table:table-row>
        <table:table-row table:style-name="ro1">
          <table:table-cell table:style-name="ce2" office:value-type="string" calcext:value-type="string">
            <text:p>acredine</text:p>
          </table:table-cell>
          <table:table-cell office:value-type="string" calcext:value-type="string">
            <text:p>Acrimonia, astio</text:p>
          </table:table-cell>
          <table:table-cell office:value-type="string" calcext:value-type="string">
            <text:p>Criticare con acredine</text:p>
          </table:table-cell>
          <table:table-cell table:number-columns-repeated="2"/>
          <table:table-cell table:style-name="ce15"/>
          <table:table-cell table:number-columns-repeated="1018"/>
        </table:table-row>
        <table:table-row table:style-name="ro4">
          <table:table-cell table:style-name="ce3" office:value-type="string" calcext:value-type="string">
            <text:p>acredine</text:p>
          </table:table-cell>
          <table:table-cell table:style-name="ce8" office:value-type="string" calcext:value-type="string">
            <text:p><text:s/>sf. qualità di ciò che è acre / ﬁg. astio, malevolenza, asprezza. Come astio ma più meschin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crimonia</text:p>
          </table:table-cell>
          <table:table-cell office:value-type="string" calcext:value-type="string">
            <text:p>Acredine, asprezza livore</text:p>
          </table:table-cell>
          <table:table-cell office:value-type="string" calcext:value-type="string">
            <text:p>Una risposta carica di acrimonia</text:p>
          </table:table-cell>
          <table:table-cell table:number-columns-repeated="2"/>
          <table:table-cell table:style-name="ce15"/>
          <table:table-cell table:number-columns-repeated="1018"/>
        </table:table-row>
        <table:table-row table:style-name="ro1">
          <table:table-cell table:style-name="ce3" office:value-type="string" calcext:value-type="string">
            <text:p>acrmonia</text:p>
          </table:table-cell>
          <table:table-cell table:style-name="ce8" office:value-type="string" calcext:value-type="string">
            <text:p><text:s/>sf. qualità di acre. / Astio, acredine, ostilità Come astio ma più meschin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acrostico</text:p>
          </table:table-cell>
          <table:table-cell office:value-type="string" calcext:value-type="string">
            <text:p>Componimento poetico che forma un nome od una parola determinata con le lettere iniziali dei versi lette una di seguito all'altra in senso verticale</text:p>
          </table:table-cell>
          <table:table-cell table:number-columns-repeated="3"/>
          <table:table-cell table:style-name="ce15"/>
          <table:table-cell table:number-columns-repeated="1018"/>
        </table:table-row>
        <table:table-row table:style-name="ro2">
          <table:table-cell table:style-name="ce2" office:value-type="string" calcext:value-type="string">
            <text:p>ad usum delphini</text:p>
          </table:table-cell>
          <table:table-cell office:value-type="string" calcext:value-type="string">
            <text:p>Detto di ogni libro espurgato secondo gli interessi di parte. Deriva da “Ad uso Delfino” cioè del primogenito del re di Francia i cui libri scolastici erano espurgati ed adattati. </text:p>
          </table:table-cell>
          <table:table-cell table:number-columns-repeated="3"/>
          <table:table-cell table:style-name="ce15"/>
          <table:table-cell table:number-columns-repeated="1018"/>
        </table:table-row>
        <table:table-row table:style-name="ro4">
          <table:table-cell table:style-name="ce3" office:value-type="string" calcext:value-type="string">
            <text:p>adamantino</text:p>
          </table:table-cell>
          <table:table-cell table:style-name="ce8" office:value-type="string" calcext:value-type="string">
            <text:p><text:s/>agg di diamante, che ha le qualità del diamante. Duro, saldo, puro, brillante, inalterabile specie al ﬁgurato. (coscienza adamantina) (onestà adamantin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donio</text:p>
          </table:table-cell>
          <table:table-cell office:value-type="string" calcext:value-type="string">
            <text:p>Verso greco e latino di 5 sillabe</text:p>
          </table:table-cell>
          <table:table-cell table:number-columns-repeated="3"/>
          <table:table-cell table:style-name="ce15"/>
          <table:table-cell table:number-columns-repeated="1018"/>
        </table:table-row>
        <table:table-row table:style-name="ro4">
          <table:table-cell table:style-name="ce2" office:value-type="string" calcext:value-type="string">
            <text:p>adontare</text:p>
          </table:table-cell>
          <table:table-cell office:value-type="string" calcext:value-type="string">
            <text:p>1) Recare onta, offendere </text:p>
            <text:p>2) Sdegnarsi</text:p>
          </table:table-cell>
          <table:table-cell office:value-type="string" calcext:value-type="string">
            <text:p>Non adontarti per così poco.</text:p>
          </table:table-cell>
          <table:table-cell table:number-columns-repeated="2"/>
          <table:table-cell table:style-name="ce15"/>
          <table:table-cell table:number-columns-repeated="1018"/>
        </table:table-row>
        <table:table-row table:style-name="ro1">
          <table:table-cell table:style-name="ce2" office:value-type="string" calcext:value-type="string">
            <text:p>adynaton</text:p>
          </table:table-cell>
          <table:table-cell table:number-columns-repeated="4"/>
          <table:table-cell table:style-name="ce15"/>
          <table:table-cell table:number-columns-repeated="1018"/>
        </table:table-row>
        <table:table-row table:style-name="ro1">
          <table:table-cell table:style-name="ce2" office:value-type="string" calcext:value-type="string">
            <text:p>afrore</text:p>
          </table:table-cell>
          <table:table-cell office:value-type="string" calcext:value-type="string">
            <text:p>Odore sgradevole che emana l'uva in fermentazione, del sudore o altro</text:p>
          </table:table-cell>
          <table:table-cell table:number-columns-repeated="3"/>
          <table:table-cell table:style-name="ce15"/>
          <table:table-cell table:number-columns-repeated="1018"/>
        </table:table-row>
        <table:table-row table:style-name="ro1">
          <table:table-cell table:style-name="ce3" office:value-type="string" calcext:value-type="string">
            <text:p>aggettare</text:p>
          </table:table-cell>
          <table:table-cell table:style-name="ce8" office:value-type="string" calcext:value-type="string">
            <text:p>(aus. essere) sporgere in fuori detto di corpi architettonici.</text:p>
          </table:table-cell>
          <table:table-cell table:number-columns-repeated="3"/>
          <table:table-cell table:style-name="ce15"/>
          <table:table-cell office:value-type="string" calcext:value-type="string">
            <text:p>v. intr. </text:p>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ggetti</text:p>
          </table:table-cell>
          <table:table-cell table:number-columns-repeated="4"/>
          <table:table-cell table:style-name="ce15"/>
          <table:table-cell table:number-columns-repeated="1018"/>
        </table:table-row>
        <table:table-row table:style-name="ro4">
          <table:table-cell table:style-name="ce2" office:value-type="string" calcext:value-type="string">
            <text:p>alamaro</text:p>
          </table:table-cell>
          <table:table-cell office:value-type="string" calcext:value-type="string">
            <text:p>coppia di cordini per allacciare indumenti, dei quali uno forma un cappio e l'altro reca un bottone a botticella; è tipica di giacche e uniformi ufficiali</text:p>
          </table:table-cell>
          <table:table-cell table:number-columns-repeated="3"/>
          <table:table-cell table:style-name="ce15"/>
          <table:table-cell table:number-columns-repeated="1018"/>
        </table:table-row>
        <table:table-row table:style-name="ro2">
          <table:table-cell table:style-name="ce3" office:value-type="string" calcext:value-type="string">
            <text:p>alamaro</text:p>
          </table:table-cell>
          <table:table-cell table:style-name="ce8" office:value-type="string" calcext:value-type="string">
            <text:p><text:s/>sm. allacciatura costituita da due cordoncini, uno terminante in un occhiello, l'altro in un bottone. / Ornamento di cordoncini d'oro o d'argento su uniformi militar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lbagia</text:p>
          </table:table-cell>
          <table:table-cell office:value-type="string" calcext:value-type="string">
            <text:p>(lett) Boria, vanità pomposa</text:p>
          </table:table-cell>
          <table:table-cell office:value-type="string" calcext:value-type="string">
            <text:p>Persona piena di albagia</text:p>
          </table:table-cell>
          <table:table-cell table:number-columns-repeated="2"/>
          <table:table-cell table:style-name="ce15"/>
          <table:table-cell table:number-columns-repeated="1018"/>
        </table:table-row>
        <table:table-row table:style-name="ro4">
          <table:table-cell table:style-name="ce2" office:value-type="string" calcext:value-type="string">
            <text:p>albo</text:p>
          </table:table-cell>
          <table:table-cell office:value-type="string" calcext:value-type="string">
            <text:p>1 lett. Bianco, candido</text:p>
            <text:p>2 bot. Di fiore, foglia, frutto tendente al bianco</text:p>
          </table:table-cell>
          <table:table-cell office:value-type="string" calcext:value-type="string">
            <text:p>Lentiggini albiccie </text:p>
          </table:table-cell>
          <table:table-cell/>
          <table:table-cell office:value-type="string" calcext:value-type="string">
            <text:p>L'isola del giorno prima</text:p>
          </table:table-cell>
          <table:table-cell table:style-name="ce15" office:value-type="float" office:value="202" calcext:value-type="float">
            <text:p>202</text:p>
          </table:table-cell>
          <table:table-cell table:number-columns-repeated="1018"/>
        </table:table-row>
        <table:table-row table:style-name="ro4">
          <table:table-cell table:style-name="ce2" office:value-type="string" calcext:value-type="string">
            <text:p>alcova</text:p>
          </table:table-cell>
          <table:table-cell office:value-type="string" calcext:value-type="string">
            <text:p>1) Parte di una camera in cui si trovava il letto 2) Camera da letto, intesa come luogo di intimità amorosa</text:p>
          </table:table-cell>
          <table:table-cell office:value-type="string" calcext:value-type="string">
            <text:p>Confidenze e segreti d'alconva</text:p>
          </table:table-cell>
          <table:table-cell table:number-columns-repeated="2"/>
          <table:table-cell table:style-name="ce15"/>
          <table:table-cell table:number-columns-repeated="1018"/>
        </table:table-row>
        <table:table-row table:style-name="ro4">
          <table:table-cell table:style-name="ce2" office:value-type="string" calcext:value-type="string">
            <text:p>allocuzione</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4">
          <table:table-cell table:style-name="ce2" office:value-type="string" calcext:value-type="string">
            <text:p>almanaccare</text:p>
          </table:table-cell>
          <table:table-cell office:value-type="string" calcext:value-type="string">
            <text:p>vintr</text:p>
            <text:p>fare castelli in aria, fantasticare</text:p>
          </table:table-cell>
          <table:table-cell table:number-columns-repeated="3"/>
          <table:table-cell table:style-name="ce15"/>
          <table:table-cell table:number-columns-repeated="1018"/>
        </table:table-row>
        <table:table-row table:style-name="ro1">
          <table:table-cell table:style-name="ce3" office:value-type="string" calcext:value-type="string">
            <text:p>alveo</text:p>
          </table:table-cell>
          <table:table-cell table:style-name="ce8" office:value-type="string" calcext:value-type="string">
            <text:p><text:s/>sm. letto di un ﬁume, di un torrente o di un canale. / lett. Cavità</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mbage</text:p>
          </table:table-cell>
          <table:table-cell office:value-type="string" calcext:value-type="string">
            <text:p>1) cammino tortuoso 2) (spec. al plurale) Discorso involuto ambiguo confuso</text:p>
          </table:table-cell>
          <table:table-cell office:value-type="string" calcext:value-type="string">
            <text:p>Parlare e rispondere senza ambagi (= chiaramente)</text:p>
          </table:table-cell>
          <table:table-cell table:number-columns-repeated="2"/>
          <table:table-cell table:style-name="ce15"/>
          <table:table-cell table:number-columns-repeated="1018"/>
        </table:table-row>
        <table:table-row table:style-name="ro2">
          <table:table-cell table:style-name="ce2" office:value-type="string" calcext:value-type="string">
            <text:p>Ambio</text:p>
          </table:table-cell>
          <table:table-cell office:value-type="string" calcext:value-type="string">
            <text:p>Andatura dei quadrupedi naturale del cammello, dromedario, giraffa … acquisita nel cavallo, per cui si portano avanti contemporaneamente le due gambe dello stesso lato, alternativamente a quelle del lato opposto</text:p>
          </table:table-cell>
          <table:table-cell table:number-columns-repeated="3"/>
          <table:table-cell table:style-name="ce15"/>
          <table:table-cell table:number-columns-repeated="1018"/>
        </table:table-row>
        <table:table-row table:style-name="ro2">
          <table:table-cell table:style-name="ce2" office:value-type="string" calcext:value-type="string">
            <text:p>ambulacro</text:p>
          </table:table-cell>
          <table:table-cell office:value-type="string" calcext:value-type="string">
            <text:p>1 (arch.) Deambulatorio.</text:p>
            <text:p>2 (zool.) Ognuno dei cinque settori in cui è divisibile un echinoderma, dal quale sporgono i pedicelli ambulacrali.</text:p>
          </table:table-cell>
          <table:table-cell office:value-type="string" calcext:value-type="string">
            <text:p>____</text:p>
          </table:table-cell>
          <table:table-cell/>
          <table:table-cell office:value-type="string" calcext:value-type="string">
            <text:p>L'isola del giorno prima</text:p>
          </table:table-cell>
          <table:table-cell table:style-name="ce15" office:value-type="float" office:value="216" calcext:value-type="float">
            <text:p>216</text:p>
          </table:table-cell>
          <table:table-cell table:number-columns-repeated="1018"/>
        </table:table-row>
        <table:table-row table:style-name="ro4">
          <table:table-cell table:style-name="ce2" office:value-type="string" calcext:value-type="string">
            <text:p>anacoreta</text:p>
          </table:table-cell>
          <table:table-cell office:value-type="string" calcext:value-type="string">
            <text:p>1 chi si ritirava a vivere nel deserto per pregare e far penitenza</text:p>
            <text:p>2 [in senso figurato] chi vive appartato, solo</text:p>
          </table:table-cell>
          <table:table-cell table:number-columns-repeated="3"/>
          <table:table-cell table:style-name="ce15"/>
          <table:table-cell table:number-columns-repeated="1018"/>
        </table:table-row>
        <table:table-row table:style-name="ro5">
          <table:table-cell table:style-name="ce2" office:value-type="string" calcext:value-type="string">
            <text:p>anagogia</text:p>
          </table:table-cell>
          <table:table-cell office:value-type="string" calcext:value-type="string">
            <text:p>1) Rapimento dell'anima nella contemplazione delle cose divine</text:p>
            <text:p>2) Una delle quatro forme di interpretazione delle Sacre Scritture nella quale i fatti descritti vengono spiegati come simbolo delle realtà sovranaturali cui l'anima deve elevarsi </text:p>
          </table:table-cell>
          <table:table-cell/>
          <table:table-cell office:value-type="string" calcext:value-type="string">
            <text:p>Pr: anagogìa </text:p>
          </table:table-cell>
          <table:table-cell/>
          <table:table-cell table:style-name="ce15"/>
          <table:table-cell table:number-columns-repeated="1018"/>
        </table:table-row>
        <table:table-row table:style-name="ro2">
          <table:table-cell table:style-name="ce3" office:value-type="string" calcext:value-type="string">
            <text:p>ancestrale</text:p>
          </table:table-cell>
          <table:table-cell table:style-name="ce8" office:value-type="string" calcext:value-type="string">
            <text:p><text:s/>agg. dicesi di organo o struttura che si suppone trasmessa dagli antenati lontani, Alcuni organi rudimentali dell'uomo come il coccige e la caruncola lacrimale, si considerano caratteri ancestral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ancipite</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4">
          <table:table-cell table:style-name="ce2" office:value-type="string" calcext:value-type="string">
            <text:p>ancona</text:p>
          </table:table-cell>
          <table:table-cell office:value-type="string" calcext:value-type="string">
            <text:p>Tavola posta sull'altare dipinta o scoplita. Per estensione Nicchia o cornice in cui è posta tale tavola</text:p>
          </table:table-cell>
          <table:table-cell table:number-columns-repeated="3"/>
          <table:table-cell table:style-name="ce15"/>
          <table:table-cell table:number-columns-repeated="1018"/>
        </table:table-row>
        <table:table-row table:style-name="ro6">
          <table:table-cell table:style-name="ce3" office:value-type="string" calcext:value-type="string">
            <text:p>ancona</text:p>
          </table:table-cell>
          <table:table-cell table:style-name="ce8" office:value-type="string" calcext:value-type="string">
            <text:p><text:s/>st. Figurazione dipinta o scolpita, di soggetto sacro e di grandi proporzioni, destinata a far sfondo all'altare; e racchiusa in nicchia o cornice architettonica che, se ricca di motivi decorativi, può assumere essa stessa il nome di Ancona. Tavola dipinta o scultura, scompartita da un'incorniciatura architettonica a pilastri di marmo, stucco o pietra; generalmente sovrapposta ad un'altar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ndrogino</text:p>
          </table:table-cell>
          <table:table-cell office:value-type="string" calcext:value-type="string">
            <text:p>1) Ermafrodito 2) che ha aspetto sessualmente ambiguo</text:p>
          </table:table-cell>
          <table:table-cell table:number-columns-repeated="3"/>
          <table:table-cell table:style-name="ce15"/>
          <table:table-cell table:number-columns-repeated="1018"/>
        </table:table-row>
        <table:table-row table:style-name="ro1">
          <table:table-cell table:style-name="ce2" office:value-type="string" calcext:value-type="string">
            <text:p>anfibolo</text:p>
          </table:table-cell>
          <table:table-cell office:value-type="string" calcext:value-type="string">
            <text:p>ambiguo, incerto</text:p>
          </table:table-cell>
          <table:table-cell table:number-columns-repeated="3"/>
          <table:table-cell table:style-name="ce15"/>
          <table:table-cell table:number-columns-repeated="1018"/>
        </table:table-row>
        <table:table-row table:style-name="ro4">
          <table:table-cell table:style-name="ce3" office:value-type="string" calcext:value-type="string">
            <text:p>anfitrione</text:p>
          </table:table-cell>
          <table:table-cell table:style-name="ce8" office:value-type="string" calcext:value-type="string">
            <text:p><text:s/>Mitico re di Trinto discendente di Perseo Mentre era in guerra Zeus ne assunse le sembianze e si uni con prima moglie Alcmena, rendendola madre di Eracl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3" office:value-type="string" calcext:value-type="string">
            <text:p>anisotropo</text:p>
          </table:table-cell>
          <table:table-cell table:style-name="ce8" office:value-type="string" calcext:value-type="string">
            <text:p><text:s/>agg si dice di corpo ﬁsico che non presenta le stesse caratteristiche in tutte le direzioni. Tipico dei cristalli, che rispondono in diverso modo, nelle diverse direzioni, alle sollecitazioni ﬁsiche: resistenza alla rottura, conducibilità elettrica, termica . .</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nitgrafo</text:p>
          </table:table-cell>
          <table:table-cell office:value-type="string" calcext:value-type="string">
            <text:p><text:s/>il codice da cui derivano un altro o più altri codici</text:p>
          </table:table-cell>
          <table:table-cell table:number-columns-repeated="3"/>
          <table:table-cell table:style-name="ce15"/>
          <table:table-cell table:number-columns-repeated="1018"/>
        </table:table-row>
        <table:table-row table:style-name="ro2">
          <table:table-cell table:style-name="ce2" office:value-type="string" calcext:value-type="string">
            <text:p>annona</text:p>
          </table:table-cell>
          <table:table-cell office:value-type="string" calcext:value-type="string">
            <text:p>Nell'antica Roma insieme delle derrate distribuite periodicamente al popolo / Complesso di norme per cui un governo provvede al fabbisogno della popolazione</text:p>
          </table:table-cell>
          <table:table-cell table:number-columns-repeated="3"/>
          <table:table-cell table:style-name="ce15"/>
          <table:table-cell table:number-columns-repeated="1018"/>
        </table:table-row>
        <table:table-row table:style-name="ro2">
          <table:table-cell table:style-name="ce2" office:value-type="string" calcext:value-type="string">
            <text:p>anodino</text:p>
          </table:table-cell>
          <table:table-cell office:value-type="string" calcext:value-type="string">
            <text:p>1 {medicina} che toglie il dolore, calmante</text:p>
            <text:p>2 [in senso figurato] palliativo</text:p>
            <text:p>3 [in senso figurato] debole, senza carattere</text:p>
          </table:table-cell>
          <table:table-cell table:number-columns-repeated="3"/>
          <table:table-cell table:style-name="ce15"/>
          <table:table-cell table:number-columns-repeated="1018"/>
        </table:table-row>
        <table:table-row table:style-name="ro4">
          <table:table-cell table:style-name="ce2" office:value-type="string" calcext:value-type="string">
            <text:p>anseatico</text:p>
          </table:table-cell>
          <table:table-cell office:value-type="string" calcext:value-type="string">
            <text:p>Relativo alle città marinare tedesche unite dal XII al XVIII secolo per la protezione dei loro interessi commerciali</text:p>
          </table:table-cell>
          <table:table-cell office:value-type="string" calcext:value-type="string">
            <text:p>lega anseatica</text:p>
          </table:table-cell>
          <table:table-cell table:number-columns-repeated="2"/>
          <table:table-cell table:style-name="ce15"/>
          <table:table-cell table:number-columns-repeated="1018"/>
        </table:table-row>
        <table:table-row table:style-name="ro1">
          <table:table-cell table:style-name="ce3" office:value-type="string" calcext:value-type="string">
            <text:p>anseatico</text:p>
          </table:table-cell>
          <table:table-cell table:style-name="ce8" office:value-type="string" calcext:value-type="string">
            <text:p><text:s/>agg. della Hansa relativo alla Hans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antimetabole</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2">
          <table:table-cell table:style-name="ce2" office:value-type="string" calcext:value-type="string">
            <text:p>aporia</text:p>
          </table:table-cell>
          <table:table-cell office:value-type="string" calcext:value-type="string">
            <text:p>Difficoltà insolubile in cui si imbatte il ragionamento</text:p>
          </table:table-cell>
          <table:table-cell/>
          <table:table-cell office:value-type="string" calcext:value-type="string">
            <text:p><text:s/>[dal gr. ἀπορία «difficoltà, incertezza», der. di ἀπορέω «essere incerto»]</text:p>
          </table:table-cell>
          <table:table-cell/>
          <table:table-cell table:style-name="ce15"/>
          <table:table-cell office:value-type="string" calcext:value-type="string">
            <text:p>s.f.</text:p>
          </table:table-cell>
          <table:table-cell table:number-columns-repeated="1017"/>
        </table:table-row>
        <table:table-row table:style-name="ro2">
          <table:table-cell table:style-name="ce2" office:value-type="string" calcext:value-type="string">
            <text:p>apostasia</text:p>
          </table:table-cell>
          <table:table-cell office:value-type="string" calcext:value-type="string">
            <text:p>1) Abiura della propria religione in favore di un'altra</text:p>
            <text:p>2) estens. Abbandono, ripudio, di una dottrina o di un partito politico SIN rinnegamento</text:p>
          </table:table-cell>
          <table:table-cell table:number-columns-repeated="3"/>
          <table:table-cell table:style-name="ce15"/>
          <table:table-cell table:number-columns-repeated="1018"/>
        </table:table-row>
        <table:table-row table:style-name="ro2">
          <table:table-cell table:style-name="ce2" office:value-type="string" calcext:value-type="string">
            <text:p>apotropaico</text:p>
          </table:table-cell>
          <table:table-cell office:value-type="string" calcext:value-type="string">
            <text:p>detto di oggetti, atti, iscrizioni e formule orali, che per la loro particolare carica magica, sono ritenuti capaci di allontanare o distruggere gli influssi malefici provenienti da persone, cose, animali o avvenimenti.</text:p>
          </table:table-cell>
          <table:table-cell table:number-columns-repeated="3"/>
          <table:table-cell table:style-name="ce15"/>
          <table:table-cell table:number-columns-repeated="1018"/>
        </table:table-row>
        <table:table-row table:style-name="ro1">
          <table:table-cell table:style-name="ce2" office:value-type="string" calcext:value-type="string">
            <text:p>apposizione</text:p>
          </table:table-cell>
          <table:table-cell office:value-type="string" calcext:value-type="string">
            <text:p>l'apporre</text:p>
          </table:table-cell>
          <table:table-cell table:number-columns-repeated="3"/>
          <table:table-cell table:style-name="ce15"/>
          <table:table-cell table:number-columns-repeated="1018"/>
        </table:table-row>
        <table:table-row table:style-name="ro1">
          <table:table-cell table:style-name="ce2" office:value-type="string" calcext:value-type="string">
            <text:p>aprico</text:p>
          </table:table-cell>
          <table:table-cell office:value-type="string" calcext:value-type="string">
            <text:p>Aperto e solatio; limpido, sereno, luminoso</text:p>
          </table:table-cell>
          <table:table-cell table:number-columns-repeated="3"/>
          <table:table-cell table:style-name="ce15"/>
          <table:table-cell table:number-columns-repeated="1018"/>
        </table:table-row>
        <table:table-row table:style-name="ro4">
          <table:table-cell table:style-name="ce3" office:value-type="string" calcext:value-type="string">
            <text:p>archetipo</text:p>
          </table:table-cell>
          <table:table-cell table:style-name="ce8" office:value-type="string" calcext:value-type="string">
            <text:p><text:s/>sm tipo originario, primo esemplare, modello Archetipo è il tipo principale, il tipo per eccellenza. </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archivolto</text:p>
          </table:table-cell>
          <table:table-cell office:value-type="string" calcext:value-type="string">
            <text:p>Elemento di decorazione architettonica costituito da una fascia variamente lavorata che si svolge sulla fronte di un arco</text:p>
          </table:table-cell>
          <table:table-cell table:number-columns-repeated="3"/>
          <table:table-cell table:style-name="ce15"/>
          <table:table-cell table:number-columns-repeated="1018"/>
        </table:table-row>
        <table:table-row table:style-name="ro1">
          <table:table-cell table:style-name="ce3" office:value-type="string" calcext:value-type="string">
            <text:p>archivolto</text:p>
          </table:table-cell>
          <table:table-cell table:style-name="ce8" office:value-type="string" calcext:value-type="string">
            <text:p><text:s/>5m, fascia decorativa che incornicia la curva dell'arc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rcigno</text:p>
          </table:table-cell>
          <table:table-cell table:number-columns-repeated="4"/>
          <table:table-cell table:style-name="ce15"/>
          <table:table-cell table:number-columns-repeated="1018"/>
        </table:table-row>
        <table:table-row table:style-name="ro2">
          <table:table-cell table:style-name="ce2" office:value-type="string" calcext:value-type="string">
            <text:p>armillare</text:p>
          </table:table-cell>
          <table:table-cell office:value-type="string" calcext:value-type="string">
            <text:p>antico strumento astronomico costituito da un insieme di anelli, corrispondenti ai principali cerchi della sfera celeste, con il quale era possibile rappresentare il moto dei pianeti.</text:p>
          </table:table-cell>
          <table:table-cell office:value-type="string" calcext:value-type="string">
            <text:p>Di armilla <text:s/>Sfera armillare,</text:p>
          </table:table-cell>
          <table:table-cell table:number-columns-repeated="2"/>
          <table:table-cell table:style-name="ce15"/>
          <table:table-cell table:number-columns-repeated="1018"/>
        </table:table-row>
        <table:table-row table:style-name="ro1">
          <table:table-cell table:style-name="ce2" office:value-type="string" calcext:value-type="string">
            <text:p>aruspicina</text:p>
          </table:table-cell>
          <table:table-cell office:value-type="string" calcext:value-type="string">
            <text:p>tecnica di divinazione per mezzo delle viscere degli animali</text:p>
          </table:table-cell>
          <table:table-cell table:number-columns-repeated="3"/>
          <table:table-cell table:style-name="ce15"/>
          <table:table-cell table:number-columns-repeated="1018"/>
        </table:table-row>
        <table:table-row table:style-name="ro1">
          <table:table-cell table:style-name="ce2" office:value-type="string" calcext:value-type="string">
            <text:p>asfittico</text:p>
          </table:table-cell>
          <table:table-cell table:number-columns-repeated="4"/>
          <table:table-cell table:style-name="ce15"/>
          <table:table-cell table:number-columns-repeated="1018"/>
        </table:table-row>
        <table:table-row table:style-name="ro1">
          <table:table-cell table:style-name="ce2" office:value-type="string" calcext:value-type="string">
            <text:p>astenia</text:p>
          </table:table-cell>
          <table:table-cell office:value-type="string" calcext:value-type="string">
            <text:p>diminuzione della capacità al lavoro muscolare, senso di debolezza</text:p>
          </table:table-cell>
          <table:table-cell table:number-columns-repeated="3"/>
          <table:table-cell table:style-name="ce15"/>
          <table:table-cell table:number-columns-repeated="1018"/>
        </table:table-row>
        <table:table-row table:style-name="ro4">
          <table:table-cell table:style-name="ce3" office:value-type="string" calcext:value-type="string">
            <text:p>astenia</text:p>
          </table:table-cell>
          <table:table-cell table:style-name="ce8" office:value-type="string" calcext:value-type="string">
            <text:p><text:s/>sf. Sensazione soggettiva di debolezza generale. Può essere più o meno spiccata e può costituire un sintomo prodromico o associarsi a malatti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astenopia</text:p>
          </table:table-cell>
          <table:table-cell office:value-type="string" calcext:value-type="string">
            <text:p>senso di stanchezza agli occhi per sforzo di accomodazione o per eccesso di lavoro dei muscoli oculari.</text:p>
          </table:table-cell>
          <table:table-cell table:number-columns-repeated="3"/>
          <table:table-cell table:style-name="ce15"/>
          <table:table-cell table:number-columns-repeated="1018"/>
        </table:table-row>
        <table:table-row table:style-name="ro1">
          <table:table-cell table:style-name="ce3" office:value-type="string" calcext:value-type="string">
            <text:p>astenopia</text:p>
          </table:table-cell>
          <table:table-cell table:style-name="ce8" office:value-type="string" calcext:value-type="string">
            <text:p><text:s/>sf. stanchezza visiva con lacrimazione, bruciore, fotofobia, cefale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strolabio</text:p>
          </table:table-cell>
          <table:table-cell office:value-type="string" calcext:value-type="string">
            <text:p>antico strumento usato dai marinai per determinare la posizione delle stelle,</text:p>
          </table:table-cell>
          <table:table-cell table:number-columns-repeated="3"/>
          <table:table-cell table:style-name="ce15"/>
          <table:table-cell table:number-columns-repeated="1018"/>
        </table:table-row>
        <table:table-row table:style-name="ro5">
          <table:table-cell table:style-name="ce2" office:value-type="string" calcext:value-type="string">
            <text:p>Atarassia</text:p>
          </table:table-cell>
          <table:table-cell office:value-type="string" calcext:value-type="string">
            <text:p>termine filosofico, già usato da Democrito, ma adottato principalmente dalle scuole post-aristoteliche stoica, epicurea e scettica per designare «la perfetta pace dell’anima che nasce dalla liberazione delle passioni» nel più ampio contesto della filosofia etica legata alla ricerca della felicità.</text:p>
          </table:table-cell>
          <table:table-cell/>
          <table:table-cell office:value-type="string" calcext:value-type="string">
            <text:p>dal greco antico, ἀταραξία, assenza di agitazione, tranquillità</text:p>
          </table:table-cell>
          <table:table-cell/>
          <table:table-cell table:style-name="ce15"/>
          <table:table-cell table:number-columns-repeated="1018"/>
        </table:table-row>
        <table:table-row table:style-name="ro4">
          <table:table-cell table:style-name="ce2" office:value-type="string" calcext:value-type="string">
            <text:p>atrabiliare</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4">
          <table:table-cell table:style-name="ce2" office:value-type="string" calcext:value-type="string">
            <text:p>atrofia</text:p>
          </table:table-cell>
          <table:table-cell office:value-type="string" calcext:value-type="string">
            <text:p>1) Diminuzione di un volume di un organo 2) Sviluppo totalmente o parzialmente incompleto di un organo vegetale 3) ridotta funzionalità</text:p>
          </table:table-cell>
          <table:table-cell office:value-type="string" calcext:value-type="string">
            <text:p>l'atrofia degli uffici pubblici</text:p>
          </table:table-cell>
          <table:table-cell table:number-columns-repeated="2"/>
          <table:table-cell table:style-name="ce15"/>
          <table:table-cell table:number-columns-repeated="1018"/>
        </table:table-row>
        <table:table-row table:style-name="ro6">
          <table:table-cell table:style-name="ce2" office:value-type="string" calcext:value-type="string">
            <text:p>autarchia</text:p>
          </table:table-cell>
          <table:table-cell office:value-type="string" calcext:value-type="string">
            <text:p> (1)  s. f.</text:p>
            <text:p>1 Nella filosofia cinica, condizione di autosufficienza del saggio il quale raggiunge la felicità liberandosi dalle passioni che lo legano al mondo degli altri.</text:p>
            <text:p>2 Autosufficienza economica tale che un Paese possa produrre all'interno tutto ciò di cui ha bisogno rinunciando agli scambi economici con l'estero.</text:p>
          </table:table-cell>
          <table:table-cell/>
          <table:table-cell office:value-type="string" calcext:value-type="string">
            <text:p>[gr. autárkeia ‘il bastare a sé stesso’, comp. di auto- e arkéo ‘io basto’; 1873]</text:p>
          </table:table-cell>
          <table:table-cell/>
          <table:table-cell table:style-name="ce15"/>
          <table:table-cell table:number-columns-repeated="1018"/>
        </table:table-row>
        <table:table-row table:style-name="ro4">
          <table:table-cell table:style-name="ce3" office:value-type="string" calcext:value-type="string">
            <text:p>autoctono</text:p>
          </table:table-cell>
          <table:table-cell table:style-name="ce8" office:value-type="string" calcext:value-type="string">
            <text:p><text:s/>agg sm. Nativo del 'luogo. Originario, aborigeno Nome dato alle popolazioni stanziate da tempi remoti in un territori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utodiegetico</text:p>
          </table:table-cell>
          <table:table-cell office:value-type="string" calcext:value-type="string">
            <text:p>caso particolare di narratore omodigetico in cui il narratore è anche il protagonista</text:p>
          </table:table-cell>
          <table:table-cell table:number-columns-repeated="3"/>
          <table:table-cell table:style-name="ce15"/>
          <table:table-cell table:number-columns-repeated="1018"/>
        </table:table-row>
        <table:table-row table:style-name="ro1">
          <table:table-cell table:style-name="ce2" office:value-type="string" calcext:value-type="string">
            <text:p>avidya o avijjā</text:p>
          </table:table-cell>
          <table:table-cell office:value-type="string" calcext:value-type="string">
            <text:p>Termine Buddistico per ignoranza</text:p>
          </table:table-cell>
          <table:table-cell table:number-columns-repeated="3"/>
          <table:table-cell table:style-name="ce15"/>
          <table:table-cell table:number-columns-repeated="1018"/>
        </table:table-row>
        <table:table-row table:style-name="ro4">
          <table:table-cell table:style-name="ce2" office:value-type="string" calcext:value-type="string">
            <text:p>babbio</text:p>
          </table:table-cell>
          <table:table-cell office:value-type="string" calcext:value-type="string">
            <text:p>Stolto, sciocco.</text:p>
          </table:table-cell>
          <table:table-cell office:value-type="string" calcext:value-type="string">
            <text:p>Non fare il babbio</text:p>
          </table:table-cell>
          <table:table-cell office:value-type="string" calcext:value-type="string">
            <text:p>s. m. (f. -a) </text:p>
          </table:table-cell>
          <table:table-cell office:value-type="string" calcext:value-type="string">
            <text:p>L'isola del giorno prima</text:p>
          </table:table-cell>
          <table:table-cell table:style-name="ce15" office:value-type="float" office:value="31" calcext:value-type="float">
            <text:p>31</text:p>
          </table:table-cell>
          <table:table-cell table:number-columns-repeated="1018"/>
        </table:table-row>
        <table:table-row table:style-name="ro1">
          <table:table-cell table:style-name="ce3" office:value-type="string" calcext:value-type="string">
            <text:p>bacchico</text:p>
          </table:table-cell>
          <table:table-cell table:style-name="ce8" office:value-type="string" calcext:value-type="string">
            <text:p><text:s/>agg. di Bacco; fatto in onore di Bacc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badia</text:p>
          </table:table-cell>
          <table:table-cell office:value-type="string" calcext:value-type="string">
            <text:p>abbazia</text:p>
          </table:table-cell>
          <table:table-cell table:number-columns-repeated="3"/>
          <table:table-cell table:style-name="ce15"/>
          <table:table-cell table:number-columns-repeated="1018"/>
        </table:table-row>
        <table:table-row table:style-name="ro1">
          <table:table-cell table:style-name="ce2" office:value-type="string" calcext:value-type="string">
            <text:p>bagatelle</text:p>
          </table:table-cell>
          <table:table-cell table:number-columns-repeated="4"/>
          <table:table-cell table:style-name="ce15"/>
          <table:table-cell table:number-columns-repeated="1018"/>
        </table:table-row>
        <table:table-row table:style-name="ro4">
          <table:table-cell table:style-name="ce2" office:value-type="string" calcext:value-type="string">
            <text:p>balestriglia</text:p>
          </table:table-cell>
          <table:table-cell office:value-type="string" calcext:value-type="string">
            <text:p>s. f. <text:s/>Antico strumento usato per misurare gli angoli.</text:p>
          </table:table-cell>
          <table:table-cell table:number-columns-repeated="2"/>
          <table:table-cell office:value-type="string" calcext:value-type="string">
            <text:p>L'isola del giorno prima</text:p>
          </table:table-cell>
          <table:table-cell table:style-name="ce15" office:value-type="float" office:value="200" calcext:value-type="float">
            <text:p>200</text:p>
          </table:table-cell>
          <table:table-cell table:number-columns-repeated="1018"/>
        </table:table-row>
        <table:table-row table:style-name="ro4">
          <table:table-cell table:style-name="ce3" office:value-type="string" calcext:value-type="string">
            <text:p>baluginare</text:p>
          </table:table-cell>
          <table:table-cell table:style-name="ce8" office:value-type="string" calcext:value-type="string">
            <text:p><text:s/>v.intr. Apparire e sparire velocemente e in modo indistinto // Presentarsi alla mente ad un tratto ed in modo conﬁiso (mi balugina un'ide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barbaglio</text:p>
          </table:table-cell>
          <table:table-cell office:value-type="string" calcext:value-type="string">
            <text:p>s. m.</text:p>
            <text:p> Abbagliamento prodotto da luce intensa  Lampo improvviso di luce.</text:p>
          </table:table-cell>
          <table:table-cell office:value-type="string" calcext:value-type="string">
            <text:p>Si vedeva un barbaglio improvviso che feriva l'occhio</text:p>
          </table:table-cell>
          <table:table-cell/>
          <table:table-cell office:value-type="string" calcext:value-type="string">
            <text:p>L'isola del giorno prima</text:p>
          </table:table-cell>
          <table:table-cell table:style-name="ce15" office:value-type="float" office:value="31" calcext:value-type="float">
            <text:p>31</text:p>
          </table:table-cell>
          <table:table-cell table:number-columns-repeated="1018"/>
        </table:table-row>
        <table:table-row table:style-name="ro7">
          <table:table-cell table:style-name="ce3" office:value-type="string" calcext:value-type="string">
            <text:p>basalto</text:p>
          </table:table-cell>
          <table:table-cell table:style-name="ce8" office:value-type="string" calcext:value-type="string">
            <text:p>roccia ignea eﬁiisiva, neo-vulcanica corrispondente al gabbro, di colore nero o grigio cupo, a struttura prevalentemente porfirica. I basalti alcalini sono usati per la pavimentazione delle strade.</text:p>
          </table:table-cell>
          <table:table-cell table:number-columns-repeated="3"/>
          <table:table-cell table:style-name="ce15"/>
          <table:table-cell office:value-type="string" calcext:value-type="string">
            <text:p>s.m.</text:p>
          </table:table-cell>
          <table:table-cell office:value-type="string" calcext:value-type="string">
            <text:p>DA_OCR</text:p>
          </table:table-cell>
          <table:table-cell table:number-columns-repeated="1016"/>
        </table:table-row>
        <table:table-row table:style-name="ro3">
          <table:table-cell table:style-name="ce3" office:value-type="string" calcext:value-type="string">
            <text:p>beccaccia</text:p>
          </table:table-cell>
          <table:table-cell table:style-name="ce8" office:value-type="string" calcext:value-type="string">
            <text:p><text:s/>sf. uccello dell'ordine Caradriformi, dotato di un lungo becco lungo, di corte zampe e di un piumaggio bruno giallastro che lo mimetizza facilmente con il terreno. Vive nei boschi umidi di montagna e di pianura e si nutre di insetti che estrae dal fango con il lungo becco. Le sue carni sono pregiate. E' molto comune in Itali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3" office:value-type="string" calcext:value-type="string">
            <text:p>biascicare</text:p>
          </table:table-cell>
          <table:table-cell table:style-name="ce8" office:value-type="string" calcext:value-type="string">
            <text:p><text:s/>v.tr. rivoltare lentamente il cibo in bocca senza masticarlo e con molta saliva, come chi non ha denti, mangiare con malavoglia // ﬁg. pronunciare in modo imperfetto a sten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bieco</text:p>
          </table:table-cell>
          <table:table-cell office:value-type="string" calcext:value-type="string">
            <text:p>1) Obliquo, torvo 2) sinistro, minaccioso, turpe</text:p>
          </table:table-cell>
          <table:table-cell office:value-type="string" calcext:value-type="string">
            <text:p>1) guardarec on occhio bieco 2) persona bieca, volto bieco</text:p>
          </table:table-cell>
          <table:table-cell table:number-columns-repeated="2"/>
          <table:table-cell table:style-name="ce15"/>
          <table:table-cell table:number-columns-repeated="1018"/>
        </table:table-row>
        <table:table-row table:style-name="ro4">
          <table:table-cell table:style-name="ce3" office:value-type="string" calcext:value-type="string">
            <text:p>bieco</text:p>
          </table:table-cell>
          <table:table-cell table:style-name="ce8" office:value-type="string" calcext:value-type="string">
            <text:p><text:s/>agg. storto, ton/o (sguardo bieco) (azione bieca : malvagia) / è alﬁne a torvo ma implica anche odio e malvagità.</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bilioso</text:p>
          </table:table-cell>
          <table:table-cell office:value-type="string" calcext:value-type="string">
            <text:p>irritabile, collerio</text:p>
          </table:table-cell>
          <table:table-cell office:value-type="string" calcext:value-type="string">
            <text:p>carattere bilioso , persona biliosa</text:p>
          </table:table-cell>
          <table:table-cell table:number-columns-repeated="2"/>
          <table:table-cell table:style-name="ce15"/>
          <table:table-cell table:number-columns-repeated="1018"/>
        </table:table-row>
        <table:table-row table:style-name="ro3">
          <table:table-cell table:style-name="ce2" office:value-type="string" calcext:value-type="string">
            <text:p>bioccolo</text:p>
          </table:table-cell>
          <table:table-cell office:value-type="string" calcext:value-type="string">
            <text:p>s. m.</text:p>
            <text:p>1 Ciuffo di cotone o di lana non ancora filati: lana in bioccoli.</text:p>
            <text:p>2 (est.) Batuffolo di qualsiasi materiale soffice: bioccolo di schiuma, di neve  Colaticcio della candela.</text:p>
            <text:p>3 (raro) Grumo, groppo.</text:p>
          </table:table-cell>
          <table:table-cell office:value-type="string" calcext:value-type="string">
            <text:p>La cima arruffata da un bioccolo di lana</text:p>
          </table:table-cell>
          <table:table-cell/>
          <table:table-cell office:value-type="string" calcext:value-type="string">
            <text:p>L'isola del giorno prima</text:p>
          </table:table-cell>
          <table:table-cell table:style-name="ce15" office:value-type="float" office:value="95" calcext:value-type="float">
            <text:p>95</text:p>
          </table:table-cell>
          <table:table-cell table:number-columns-repeated="1018"/>
        </table:table-row>
        <table:table-row table:style-name="ro1">
          <table:table-cell table:style-name="ce2" office:value-type="string" calcext:value-type="string">
            <text:p>bistro</text:p>
          </table:table-cell>
          <table:table-cell office:value-type="string" calcext:value-type="string">
            <text:p>Sm colore bruno di varia natura, usato in pittura e come cosmetico</text:p>
          </table:table-cell>
          <table:table-cell table:number-columns-repeated="3"/>
          <table:table-cell table:style-name="ce15"/>
          <table:table-cell table:number-columns-repeated="1018"/>
        </table:table-row>
        <table:table-row table:style-name="ro4">
          <table:table-cell table:style-name="ce3" office:value-type="string" calcext:value-type="string">
            <text:p>bistro</text:p>
          </table:table-cell>
          <table:table-cell table:style-name="ce8" office:value-type="string" calcext:value-type="string">
            <text:p><text:s/>sm. colore blu nero preparato con nerofumo o con idrossido di magnese, usato in pittura e soprattutto dalle donne per ombreggiarsi le palerebb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blandizia</text:p>
          </table:table-cell>
          <table:table-cell office:value-type="string" calcext:value-type="string">
            <text:p>Lusinga, adulazione, usato spec. al pl.: </text:p>
          </table:table-cell>
          <table:table-cell office:value-type="string" calcext:value-type="string">
            <text:p>abbandonarsi alle b.</text:p>
          </table:table-cell>
          <table:table-cell table:number-columns-repeated="2"/>
          <table:table-cell table:style-name="ce15"/>
          <table:table-cell table:number-columns-repeated="1018"/>
        </table:table-row>
        <table:table-row table:style-name="ro4">
          <table:table-cell table:style-name="ce2" office:value-type="string" calcext:value-type="string">
            <text:p>blandizia</text:p>
          </table:table-cell>
          <table:table-cell office:value-type="string" calcext:value-type="string">
            <text:p>Carezza, lusinga, allettamento</text:p>
          </table:table-cell>
          <table:table-cell office:value-type="string" calcext:value-type="string">
            <text:p>l'affetto e le blandizie</text:p>
          </table:table-cell>
          <table:table-cell office:value-type="string" calcext:value-type="string">
            <text:p>dal lat. blanditia e blandities, der. di blandus «carezzevole»</text:p>
          </table:table-cell>
          <table:table-cell office:value-type="string" calcext:value-type="string">
            <text:p>Ulisse era un fico</text:p>
          </table:table-cell>
          <table:table-cell table:style-name="ce15"/>
          <table:table-cell table:number-columns-repeated="1018"/>
        </table:table-row>
        <table:table-row table:style-name="ro1">
          <table:table-cell table:style-name="ce2" office:value-type="string" calcext:value-type="string">
            <text:p>bordone</text:p>
          </table:table-cell>
          <table:table-cell office:value-type="string" calcext:value-type="string">
            <text:p>Basso persistente di un solo suono usato come accompagnamento</text:p>
          </table:table-cell>
          <table:table-cell table:number-columns-repeated="3"/>
          <table:table-cell table:style-name="ce15"/>
          <table:table-cell table:number-columns-repeated="1018"/>
        </table:table-row>
        <table:table-row table:style-name="ro1">
          <table:table-cell table:style-name="ce3" office:value-type="string" calcext:value-type="string">
            <text:p>brolo</text:p>
          </table:table-cell>
          <table:table-cell table:style-name="ce8" office:value-type="string" calcext:value-type="string">
            <text:p><text:s/>E' il giardino dove si coltivano anche alberi da frut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bruma</text:p>
          </table:table-cell>
          <table:table-cell office:value-type="string" calcext:value-type="string">
            <text:p><text:s/>Foschia, nebbia (anche fig.):</text:p>
          </table:table-cell>
          <table:table-cell office:value-type="string" calcext:value-type="string">
            <text:p><text:s/>la bruma del mattino; le brume del futuro.</text:p>
          </table:table-cell>
          <table:table-cell table:number-columns-repeated="2"/>
          <table:table-cell table:style-name="ce15"/>
          <table:table-cell table:number-columns-repeated="1018"/>
        </table:table-row>
        <table:table-row table:style-name="ro4">
          <table:table-cell table:style-name="ce3" office:value-type="string" calcext:value-type="string">
            <text:p>bugliolo</text:p>
          </table:table-cell>
          <table:table-cell table:style-name="ce8" office:value-type="string" calcext:value-type="string">
            <text:p><text:s/>Secchio di cuoio, legno o tela con manico di corda per attingere acqua dal mare e lavare i pont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cachinno</text:p>
          </table:table-cell>
          <table:table-cell office:value-type="string" calcext:value-type="string">
            <text:p>ghignazzata sonora e beffarda</text:p>
          </table:table-cell>
          <table:table-cell table:number-columns-repeated="3"/>
          <table:table-cell table:style-name="ce15"/>
          <table:table-cell table:number-columns-repeated="1018"/>
        </table:table-row>
        <table:table-row table:style-name="ro1">
          <table:table-cell table:style-name="ce2" office:value-type="string" calcext:value-type="string">
            <text:p>cagnara</text:p>
          </table:table-cell>
          <table:table-cell office:value-type="string" calcext:value-type="string">
            <text:p>Chiasso, frastuono: </text:p>
          </table:table-cell>
          <table:table-cell table:style-name="ce11" office:value-type="string" calcext:value-type="string">
            <text:p>tutta la notte hanno fatto c.</text:p>
          </table:table-cell>
          <table:table-cell table:number-columns-repeated="2"/>
          <table:table-cell table:style-name="ce15"/>
          <table:table-cell table:number-columns-repeated="1018"/>
        </table:table-row>
        <table:table-row table:style-name="ro3">
          <table:table-cell table:style-name="ce2" office:value-type="string" calcext:value-type="string">
            <text:p>cala</text:p>
          </table:table-cell>
          <table:table-cell office:value-type="string" calcext:value-type="string">
            <text:p>s. f.</text:p>
            <text:p>1 Insenatura marina, molto piccola e poco profonda, in costa alta. SIN. Calanca.</text:p>
            <text:p>2 Intaglio che si pratica alla base di un blocco di marmo per staccarlo dalla fronte della cava. SIN. Sottoscavo.</text:p>
          </table:table-cell>
          <table:table-cell office:value-type="string" calcext:value-type="string">
            <text:p>Dietro c'era una caletta che permetteva l'attracco. </text:p>
          </table:table-cell>
          <table:table-cell/>
          <table:table-cell office:value-type="string" calcext:value-type="string">
            <text:p>L'isola del giorno prima</text:p>
          </table:table-cell>
          <table:table-cell table:style-name="ce15" office:value-type="float" office:value="228" calcext:value-type="float">
            <text:p>228</text:p>
          </table:table-cell>
          <table:table-cell table:number-columns-repeated="1018"/>
        </table:table-row>
        <table:table-row table:style-name="ro4">
          <table:table-cell table:style-name="ce2" office:value-type="string" calcext:value-type="string">
            <text:p>calafatare</text:p>
          </table:table-cell>
          <table:table-cell office:value-type="string" calcext:value-type="string">
            <text:p>stoppare e ricatramare le fessure del fasciame di un imbarcazione di legno per renderlo impermeabile</text:p>
          </table:table-cell>
          <table:table-cell table:number-columns-repeated="3"/>
          <table:table-cell table:style-name="ce15"/>
          <table:table-cell table:number-columns-repeated="1018"/>
        </table:table-row>
        <table:table-row table:style-name="ro4">
          <table:table-cell table:style-name="ce2" office:value-type="string" calcext:value-type="string">
            <text:p>calappio</text:p>
          </table:table-cell>
          <table:table-cell office:value-type="string" calcext:value-type="string">
            <text:p>1 Laccio, per prendere o tenere ferma la selvaggina.</text:p>
            <text:p>2 (fig.) Agguato, insidia  Inganno.</text:p>
          </table:table-cell>
          <table:table-cell office:value-type="string" calcext:value-type="string">
            <text:p>La mente maligna aveva teso il calappio</text:p>
          </table:table-cell>
          <table:table-cell/>
          <table:table-cell office:value-type="string" calcext:value-type="string">
            <text:p>L'isola del giorno prima</text:p>
          </table:table-cell>
          <table:table-cell table:style-name="ce15" office:value-type="float" office:value="16" calcext:value-type="float">
            <text:p>16</text:p>
          </table:table-cell>
          <table:table-cell office:value-type="string" calcext:value-type="string">
            <text:p>s.m.</text:p>
          </table:table-cell>
          <table:table-cell table:number-columns-repeated="1017"/>
        </table:table-row>
        <table:table-row table:style-name="ro4">
          <table:table-cell table:style-name="ce2" office:value-type="string" calcext:value-type="string">
            <text:p>calcedonio</text:p>
          </table:table-cell>
          <table:table-cell office:value-type="string" calcext:value-type="string">
            <text:p>1 (miner.) Varietà di quarzo microcristallino a struttura fibroso-raggiata. 2 Tipo di vetro più o meno venato fatto a imitazione di pietre dure.</text:p>
          </table:table-cell>
          <table:table-cell table:number-columns-repeated="3"/>
          <table:table-cell table:style-name="ce15"/>
          <table:table-cell table:number-columns-repeated="1018"/>
        </table:table-row>
        <table:table-row table:style-name="ro1">
          <table:table-cell table:style-name="ce2" office:value-type="string" calcext:value-type="string">
            <text:p>calefaciente</text:p>
          </table:table-cell>
          <table:table-cell office:value-type="string" calcext:value-type="string">
            <text:p>detto di ciò che produce calore</text:p>
          </table:table-cell>
          <table:table-cell office:value-type="string" calcext:value-type="string">
            <text:p>cibo, bevanda, medicamento calefaciente</text:p>
          </table:table-cell>
          <table:table-cell table:number-columns-repeated="2"/>
          <table:table-cell table:style-name="ce15"/>
          <table:table-cell table:number-columns-repeated="1018"/>
        </table:table-row>
        <table:table-row table:style-name="ro4">
          <table:table-cell table:style-name="ce2" office:value-type="string" calcext:value-type="string">
            <text:p>calugine</text:p>
          </table:table-cell>
          <table:table-cell office:value-type="string" calcext:value-type="string">
            <text:p>1 La prima peluria degli uccelli e (est.) degli adolescenti.</text:p>
            <text:p>2 Lanugine che riveste foglie e frutti.</text:p>
          </table:table-cell>
          <table:table-cell office:value-type="string" calcext:value-type="string">
            <text:p>Ombreggiato da una calugine bionda</text:p>
          </table:table-cell>
          <table:table-cell/>
          <table:table-cell office:value-type="string" calcext:value-type="string">
            <text:p>L'isola del giorno prima</text:p>
          </table:table-cell>
          <table:table-cell table:style-name="ce15" office:value-type="float" office:value="109" calcext:value-type="float">
            <text:p>109</text:p>
          </table:table-cell>
          <table:table-cell office:value-type="string" calcext:value-type="string">
            <text:p>s.f.</text:p>
          </table:table-cell>
          <table:table-cell table:number-columns-repeated="1017"/>
        </table:table-row>
        <table:table-row table:style-name="ro1">
          <table:table-cell table:style-name="ce2" office:value-type="string" calcext:value-type="string">
            <text:p>camelia</text:p>
          </table:table-cell>
          <table:table-cell office:value-type="string" calcext:value-type="string">
            <text:p>albero delle teacee con foglie lucide e coriacee</text:p>
          </table:table-cell>
          <table:table-cell table:number-columns-repeated="3"/>
          <table:table-cell table:style-name="ce15"/>
          <table:table-cell table:number-columns-repeated="1018"/>
        </table:table-row>
        <table:table-row table:style-name="ro1">
          <table:table-cell table:style-name="ce3" office:value-type="string" calcext:value-type="string">
            <text:p>capzioso</text:p>
          </table:table-cell>
          <table:table-cell table:style-name="ce8" office:value-type="string" calcext:value-type="string">
            <text:p><text:s/>agg. insidioso, fallace. (argomento capzioso = insidioso per l'avversari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2" office:value-type="string" calcext:value-type="string">
            <text:p>caracollare</text:p>
          </table:table-cell>
          <table:table-cell office:value-type="string" calcext:value-type="string">
            <text:p>v. intr. (io caracollo; aus. avere)</text:p>
            <text:p>1 Nell'equitazione, volteggiare a destra e a sinistra, a piccoli salti, cambiando di mano (detto del cavallo o del cavaliere).</text:p>
            <text:p>3 (fam.) Trotterellare: </text:p>
          </table:table-cell>
          <table:table-cell office:value-type="string" calcext:value-type="string">
            <text:p><text:span text:style-name="T2">Caracollavano per far scena</text:span></text:p>
            <text:p><text:span text:style-name="T3">2 (mil.) Eseguire il caracollo.</text:span></text:p>
            <text:p><text:span text:style-name="T3">il piccino caracollava allegramente sul prato.</text:span></text:p>
          </table:table-cell>
          <table:table-cell/>
          <table:table-cell office:value-type="string" calcext:value-type="string">
            <text:p>L'isola del giorno prima</text:p>
          </table:table-cell>
          <table:table-cell table:style-name="ce15" office:value-type="float" office:value="31" calcext:value-type="float">
            <text:p>31</text:p>
          </table:table-cell>
          <table:table-cell table:number-columns-repeated="1018"/>
        </table:table-row>
        <table:table-row table:style-name="ro2">
          <table:table-cell table:style-name="ce2" office:value-type="string" calcext:value-type="string">
            <text:p>carmelitano</text:p>
          </table:table-cell>
          <table:table-cell office:value-type="string" calcext:value-type="string">
            <text:p> Che appartiene all'ordine eremitico fondato nel XII sec. sul Monte Carmelo.</text:p>
            <text:p>B s. m. (f. -a)  Religioso di tale ordine  Carmelitani scalzi, carmelitane scalze, della famiglia carmelitana riformata da S. Teresa d'Avila (1515-1582).</text:p>
          </table:table-cell>
          <table:table-cell table:number-columns-repeated="2"/>
          <table:table-cell office:value-type="string" calcext:value-type="string">
            <text:p>L'isola del giorno prima</text:p>
          </table:table-cell>
          <table:table-cell table:style-name="ce15" office:value-type="float" office:value="22" calcext:value-type="float">
            <text:p>22</text:p>
          </table:table-cell>
          <table:table-cell office:value-type="string" calcext:value-type="string">
            <text:p>agg</text:p>
          </table:table-cell>
          <table:table-cell table:number-columns-repeated="1017"/>
        </table:table-row>
        <table:table-row table:style-name="ro5">
          <table:table-cell table:style-name="ce2" office:value-type="string" calcext:value-type="string">
            <text:p>cartiglio</text:p>
          </table:table-cell>
          <table:table-cell office:value-type="string" calcext:value-type="string">
            <text:p>1) Motivo ornamentale raffigurante un rotolo di carta in parte svolto, spesso sorretto da una figura e contenente il più delle volte un'iscrizione sacra, dedicatoria, esplicativa  </text:p>
            <text:p>2) Nelle iscrizioni egiziane, figura di forma ovale recante i nomi dei faraoni. </text:p>
          </table:table-cell>
          <table:table-cell table:number-columns-repeated="3"/>
          <table:table-cell table:style-name="ce15"/>
          <table:table-cell table:number-columns-repeated="1018"/>
        </table:table-row>
        <table:table-row table:style-name="ro4">
          <table:table-cell table:style-name="ce2" office:value-type="string" calcext:value-type="string">
            <text:p>catafratto</text:p>
          </table:table-cell>
          <table:table-cell office:value-type="string" calcext:value-type="string">
            <text:p>1) Difeso da armatura pesante e completa </text:p>
            <text:p>2) protetto e ben difeso</text:p>
          </table:table-cell>
          <table:table-cell table:number-columns-repeated="3"/>
          <table:table-cell table:style-name="ce15"/>
          <table:table-cell table:number-columns-repeated="1018"/>
        </table:table-row>
        <table:table-row table:style-name="ro2">
          <table:table-cell table:style-name="ce2" office:value-type="string" calcext:value-type="string">
            <text:p>caustico</text:p>
          </table:table-cell>
          <table:table-cell office:value-type="string" calcext:value-type="string">
            <text:p>1) detto di composto spec di idrossido alcalino altamente corrosivo per i tessuti organici </text:p>
            <text:p>2) aspro e mordace</text:p>
          </table:table-cell>
          <table:table-cell office:value-type="string" calcext:value-type="string">
            <text:p>2) discorso, tono caustico</text:p>
          </table:table-cell>
          <table:table-cell table:number-columns-repeated="2"/>
          <table:table-cell table:style-name="ce15"/>
          <table:table-cell table:number-columns-repeated="1018"/>
        </table:table-row>
        <table:table-row table:style-name="ro4">
          <table:table-cell table:style-name="ce2" office:value-type="string" calcext:value-type="string">
            <text:p>cavezza</text:p>
          </table:table-cell>
          <table:table-cell office:value-type="string" calcext:value-type="string">
            <text:p>Finimento di corda o cuoio per la testa degli equini e dei bovini, per condurli a mano o tenerli legati alla greppia</text:p>
          </table:table-cell>
          <table:table-cell table:number-columns-repeated="3"/>
          <table:table-cell table:style-name="ce15"/>
          <table:table-cell table:number-columns-repeated="1018"/>
        </table:table-row>
        <table:table-row table:style-name="ro1">
          <table:table-cell table:style-name="ce2" office:value-type="string" calcext:value-type="string">
            <text:p>celiare</text:p>
          </table:table-cell>
          <table:table-cell office:value-type="string" calcext:value-type="string">
            <text:p><text:s/>(lett. o tosc.) Scherzare, spec. con parole</text:p>
          </table:table-cell>
          <table:table-cell office:value-type="string" calcext:value-type="string">
            <text:p>smettila di celiare su questo argomento</text:p>
          </table:table-cell>
          <table:table-cell table:number-columns-repeated="2"/>
          <table:table-cell table:style-name="ce15"/>
          <table:table-cell table:number-columns-repeated="1018"/>
        </table:table-row>
        <table:table-row table:style-name="ro4">
          <table:table-cell table:style-name="ce2" office:value-type="string" calcext:value-type="string">
            <text:p>cerusico</text:p>
          </table:table-cell>
          <table:table-cell office:value-type="string" calcext:value-type="string">
            <text:p>1 †Chirurgo  Flebotomo, dentista.</text:p>
            <text:p>2 (spreg.) Chirurgo da poco.</text:p>
          </table:table-cell>
          <table:table-cell office:value-type="string" calcext:value-type="string">
            <text:p>La mano di un cerusico aveva fatto sì che la ferita non si rimarginasse.</text:p>
          </table:table-cell>
          <table:table-cell office:value-type="string" calcext:value-type="string">
            <text:p>(pl. -ci, †-chi)</text:p>
          </table:table-cell>
          <table:table-cell office:value-type="string" calcext:value-type="string">
            <text:p>L'isola del giorno prima</text:p>
          </table:table-cell>
          <table:table-cell table:style-name="ce15" office:value-type="float" office:value="207" calcext:value-type="float">
            <text:p>207</text:p>
          </table:table-cell>
          <table:table-cell office:value-type="string" calcext:value-type="string">
            <text:p>s.m.</text:p>
          </table:table-cell>
          <table:table-cell table:number-columns-repeated="1017"/>
        </table:table-row>
        <table:table-row table:style-name="ro4">
          <table:table-cell table:style-name="ce2" office:value-type="string" calcext:value-type="string">
            <text:p>cervogia</text:p>
          </table:table-cell>
          <table:table-cell office:value-type="string" calcext:value-type="string">
            <text:p><text:s/>(raro) Specie di birra <text:s/>(lett.) Birra.</text:p>
          </table:table-cell>
          <table:table-cell office:value-type="string" calcext:value-type="string">
            <text:p>Boccali di quella cervogia</text:p>
          </table:table-cell>
          <table:table-cell/>
          <table:table-cell office:value-type="string" calcext:value-type="string">
            <text:p>L'isola del giorno prima</text:p>
          </table:table-cell>
          <table:table-cell table:style-name="ce15" office:value-type="float" office:value="182" calcext:value-type="float">
            <text:p>182</text:p>
          </table:table-cell>
          <table:table-cell table:number-columns-repeated="1018"/>
        </table:table-row>
        <table:table-row table:style-name="ro4">
          <table:table-cell table:style-name="ce2" office:value-type="string" calcext:value-type="string">
            <text:p>chiasmo</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2">
          <table:table-cell table:style-name="ce2" office:value-type="string" calcext:value-type="string">
            <text:p>ciangottio</text:p>
          </table:table-cell>
          <table:table-cell office:value-type="string" calcext:value-type="string">
            <text:p>1) chiccericcio confuso </text:p>
            <text:p>2) sommesso canto di uccelli </text:p>
            <text:p>3) mormorio lieve di acque</text:p>
          </table:table-cell>
          <table:table-cell office:value-type="string" calcext:value-type="string">
            <text:p>inciangottio dei bambini</text:p>
          </table:table-cell>
          <table:table-cell table:number-columns-repeated="2"/>
          <table:table-cell table:style-name="ce15"/>
          <table:table-cell table:number-columns-repeated="1018"/>
        </table:table-row>
        <table:table-row table:style-name="ro4">
          <table:table-cell table:style-name="ce2" office:value-type="string" calcext:value-type="string">
            <text:p>cilestrino</text:p>
          </table:table-cell>
          <table:table-cell office:value-type="string" calcext:value-type="string">
            <text:p>(lett.) Di colore celeste pallido: </text:p>
          </table:table-cell>
          <table:table-cell office:value-type="string" calcext:value-type="string">
            <text:p>Tra lunghissime nuvole fioccolose e un cielo cilestrino.</text:p>
            <text:p><text:span text:style-name="T4">cercando l'isola rupestre / tra il cilestrino tremolio del mare (PASCOLI).</text:span></text:p>
          </table:table-cell>
          <table:table-cell/>
          <table:table-cell office:value-type="string" calcext:value-type="string">
            <text:p>L'isola del giorno prima</text:p>
          </table:table-cell>
          <table:table-cell table:style-name="ce15" office:value-type="float" office:value="192" calcext:value-type="float">
            <text:p>192</text:p>
          </table:table-cell>
          <table:table-cell office:value-type="string" calcext:value-type="string">
            <text:p>agg.</text:p>
          </table:table-cell>
          <table:table-cell table:number-columns-repeated="1017"/>
        </table:table-row>
        <table:table-row table:style-name="ro5">
          <table:table-cell table:style-name="ce3" office:value-type="string" calcext:value-type="string">
            <text:p>cinereo</text:p>
          </table:table-cell>
          <table:table-cell table:style-name="ce8" office:value-type="string" calcext:value-type="string">
            <text:p><text:s/>agg. che ha il colore della cenere / pallido, livido (viso cinereo) / luce cinerea: la debole luminosità che appare nel disco lunare non illuminato direttamente dal sole, poco prima e poco dopo il novilunio. / lo stesso di funereo ma con qualcosa di trist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coartare</text:p>
          </table:table-cell>
          <table:table-cell office:value-type="string" calcext:value-type="string">
            <text:p>Forzare qualcuno a operare contro la propria volontà</text:p>
          </table:table-cell>
          <table:table-cell office:value-type="string" calcext:value-type="string">
            <text:p>Coratare un teste a deporre il falso</text:p>
          </table:table-cell>
          <table:table-cell table:number-columns-repeated="2"/>
          <table:table-cell table:style-name="ce15"/>
          <table:table-cell table:number-columns-repeated="1018"/>
        </table:table-row>
        <table:table-row table:style-name="ro4">
          <table:table-cell table:style-name="ce3" office:value-type="string" calcext:value-type="string">
            <text:p>coartare</text:p>
          </table:table-cell>
          <table:table-cell table:style-name="ce8" office:value-type="string" calcext:value-type="string">
            <text:p><text:s/>v.tr. costringere qualcuno ad operare contro la sua volontà; obbligare, forzare. coartare è più raro che costringere, e riferito alla volontà costretta a piegars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3" office:value-type="string" calcext:value-type="string">
            <text:p>collidere</text:p>
          </table:table-cell>
          <table:table-cell table:style-name="ce8" office:value-type="string" calcext:value-type="string">
            <text:p><text:s/>v intr (aus. avere) (p. reni: collisi, collidesti, collise, .. ) (pp. colliso) urtare contro qualcosa. Termine poco usato se non nel sostantivo derivato "collisione" che designa l'urtarsi di mezzi in movimento, in special modo di nav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3" office:value-type="string" calcext:value-type="string">
            <text:p>colluttare</text:p>
          </table:table-cell>
          <table:table-cell table:style-name="ce8" office:value-type="string" calcext:value-type="string">
            <text:p><text:s/>vintr, (aus. avere) lottare con un avversario Scontrarsi tra persone disarmate, in una lotta a colpi liberi di pugni e calci, quindi meno grave di una rissa, in cui si usano colteli e simil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2" office:value-type="string" calcext:value-type="string">
            <text:p>colubro</text:p>
          </table:table-cell>
          <table:table-cell office:value-type="string" calcext:value-type="string">
            <text:p>1 (lett.) Serpente.</text:p>
            <text:p>2 Colubro di Esculapio, grande serpente dei Colubridi, inoffensivo, un tempo allevato nei santuari di Esculapio, dio della medicina (Elaphe longissima). SIN. Saettone.</text:p>
          </table:table-cell>
          <table:table-cell office:value-type="string" calcext:value-type="string">
            <text:p>Un colubro si accoppia con un orsa.</text:p>
          </table:table-cell>
          <table:table-cell/>
          <table:table-cell office:value-type="string" calcext:value-type="string">
            <text:p>L'isola del giorno prima</text:p>
          </table:table-cell>
          <table:table-cell table:style-name="ce15" office:value-type="float" office:value="166" calcext:value-type="float">
            <text:p>166</text:p>
          </table:table-cell>
          <table:table-cell office:value-type="string" calcext:value-type="string">
            <text:p>s.m.</text:p>
          </table:table-cell>
          <table:table-cell table:number-columns-repeated="1017"/>
        </table:table-row>
        <table:table-row table:style-name="ro2">
          <table:table-cell table:style-name="ce2" office:value-type="string" calcext:value-type="string">
            <text:p>concettoso</text:p>
          </table:table-cell>
          <table:table-cell office:value-type="string" calcext:value-type="string">
            <text:p>agg.</text:p>
            <text:p> Pieno, denso di concetti: discorso concettoso  (est.) Involuto, ricercato, difficile da comprendere: stile concettoso.</text:p>
          </table:table-cell>
          <table:table-cell office:value-type="string" calcext:value-type="string">
            <text:p>Con impenitente concettosità</text:p>
          </table:table-cell>
          <table:table-cell/>
          <table:table-cell office:value-type="string" calcext:value-type="string">
            <text:p>L'isola del giorno prima</text:p>
          </table:table-cell>
          <table:table-cell table:style-name="ce15" office:value-type="float" office:value="5" calcext:value-type="float">
            <text:p>5</text:p>
          </table:table-cell>
          <table:table-cell table:number-columns-repeated="1018"/>
        </table:table-row>
        <table:table-row table:style-name="ro5">
          <table:table-cell table:style-name="ce2" office:value-type="string" calcext:value-type="string">
            <text:p>conciliabolo</text:p>
          </table:table-cell>
          <table:table-cell office:value-type="string" calcext:value-type="string">
            <text:p>s. m.</text:p>
            <text:p>1 Riunione o conversazione segreta o appartata, spec. per fini illeciti o misteriosi: un conciliabolo di congiurati.</text:p>
            <text:p>2 (st.) Nell'Italia ai tempi di Roma, luogo di adunanza.</text:p>
          </table:table-cell>
          <table:table-cell office:value-type="string" calcext:value-type="string">
            <text:p>Era troppo preso dai suoi conciliaboli</text:p>
          </table:table-cell>
          <table:table-cell/>
          <table:table-cell office:value-type="string" calcext:value-type="string">
            <text:p>L'isola del giorno prima</text:p>
          </table:table-cell>
          <table:table-cell table:style-name="ce15" office:value-type="float" office:value="133" calcext:value-type="float">
            <text:p>133</text:p>
          </table:table-cell>
          <table:table-cell table:number-columns-repeated="1018"/>
        </table:table-row>
        <table:table-row table:style-name="ro1">
          <table:table-cell table:style-name="ce2" office:value-type="string" calcext:value-type="string">
            <text:p>concione</text:p>
          </table:table-cell>
          <table:table-cell table:number-columns-repeated="4"/>
          <table:table-cell table:style-name="ce15"/>
          <table:table-cell table:number-columns-repeated="1018"/>
        </table:table-row>
        <table:table-row table:style-name="ro1">
          <table:table-cell table:style-name="ce2" office:value-type="string" calcext:value-type="string">
            <text:p>conflagrare</text:p>
          </table:table-cell>
          <table:table-cell office:value-type="string" calcext:value-type="string">
            <text:p>Prendere fuoco all’improvviso, divampare</text:p>
          </table:table-cell>
          <table:table-cell table:number-columns-repeated="3"/>
          <table:table-cell table:style-name="ce15"/>
          <table:table-cell table:number-columns-repeated="1018"/>
        </table:table-row>
        <table:table-row table:style-name="ro4">
          <table:table-cell table:style-name="ce2" office:value-type="string" calcext:value-type="string">
            <text:p>corifeo</text:p>
          </table:table-cell>
          <table:table-cell office:value-type="string" calcext:value-type="string">
            <text:p>1) capo dell'antico coro greco 2) Capo, promotore di un partito, di una corrente culturale, artistica</text:p>
          </table:table-cell>
          <table:table-cell table:number-columns-repeated="3"/>
          <table:table-cell table:style-name="ce15"/>
          <table:table-cell table:number-columns-repeated="1018"/>
        </table:table-row>
        <table:table-row table:style-name="ro2">
          <table:table-cell table:style-name="ce3" office:value-type="string" calcext:value-type="string">
            <text:p>corsetto</text:p>
          </table:table-cell>
          <table:table-cell table:style-name="ce8" office:value-type="string" calcext:value-type="string">
            <text:p><text:s/>sm. nell'abbigliamento intimo femminile, busto in tessuto elastico o munito di stecche, che sale dalla vita ﬁn sotto il seno. Con voce francese oggi si chiama anche guèpièr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crisoelefantino o criselefantino</text:p>
          </table:table-cell>
          <table:table-cell table:style-name="ce8" office:value-type="string" calcext:value-type="string">
            <text:p><text:s/>agg. di oro ed avori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crisoprasio</text:p>
          </table:table-cell>
          <table:table-cell office:value-type="string" calcext:value-type="string">
            <text:p>(miner.) o crisopazio: Varietà di calcedonio di color verde mela</text:p>
          </table:table-cell>
          <table:table-cell table:number-columns-repeated="3"/>
          <table:table-cell table:style-name="ce15"/>
          <table:table-cell table:number-columns-repeated="1018"/>
        </table:table-row>
        <table:table-row table:style-name="ro4">
          <table:table-cell table:style-name="ce2" office:value-type="string" calcext:value-type="string">
            <text:p>croceo</text:p>
          </table:table-cell>
          <table:table-cell office:value-type="string" calcext:value-type="string">
            <text:p>agg.</text:p>
            <text:p> (lett.) Che ha il colore giallo aranciato caratteristico dello zafferano:</text:p>
          </table:table-cell>
          <table:table-cell office:value-type="string" calcext:value-type="string">
            <text:p>Altri fiori crocei al centro</text:p>
            <text:p><text:span text:style-name="T3"> velluto croceo.</text:span></text:p>
          </table:table-cell>
          <table:table-cell/>
          <table:table-cell office:value-type="string" calcext:value-type="string">
            <text:p>L'isola del giorno prima</text:p>
          </table:table-cell>
          <table:table-cell table:style-name="ce15" office:value-type="float" office:value="38" calcext:value-type="float">
            <text:p>38</text:p>
          </table:table-cell>
          <table:table-cell table:number-columns-repeated="1018"/>
        </table:table-row>
        <table:table-row table:style-name="ro5">
          <table:table-cell table:style-name="ce2" office:value-type="string" calcext:value-type="string">
            <text:p>cuna</text:p>
          </table:table-cell>
          <table:table-cell office:value-type="string" calcext:value-type="string">
            <text:p>s. f.</text:p>
            <text:p>1 (lett.) Culla: nasce al bosco in rozza cuna / un felice pastorello (METASTASIO)  (est., fig.) Luogo natale:</text:p>
            <text:p>2 (raro) Cunetta, canaletto.</text:p>
          </table:table-cell>
          <table:table-cell table:style-name="ce7" office:value-type="string" calcext:value-type="string">
            <text:p>Una casa natante che si muoveva come una cuna</text:p>
            <text:p> la cuna delle arti  Dalla cuna, fin dall'infanzia.</text:p>
          </table:table-cell>
          <table:table-cell table:style-name="ce7"/>
          <table:table-cell office:value-type="string" calcext:value-type="string">
            <text:p>L'isola del giorno prima</text:p>
          </table:table-cell>
          <table:table-cell table:style-name="ce15" office:value-type="float" office:value="94" calcext:value-type="float">
            <text:p>94</text:p>
          </table:table-cell>
          <table:table-cell table:number-columns-repeated="1018"/>
        </table:table-row>
        <table:table-row table:style-name="ro4">
          <table:table-cell table:style-name="ce2" office:value-type="string" calcext:value-type="string">
            <text:p>Cuspide</text:p>
          </table:table-cell>
          <table:table-cell office:value-type="string" calcext:value-type="string">
            <text:p>Vertice, punta specie di una lancia o di una freccia e simili. / Coronomaneo a forma triangolare di un edificio o parte di esso</text:p>
          </table:table-cell>
          <table:table-cell table:number-columns-repeated="3"/>
          <table:table-cell table:style-name="ce15"/>
          <table:table-cell table:number-columns-repeated="1018"/>
        </table:table-row>
        <table:table-row table:style-name="ro4">
          <table:table-cell table:style-name="ce2" office:value-type="string" calcext:value-type="string">
            <text:p>dagherrotipo</text:p>
          </table:table-cell>
          <table:table-cell office:value-type="string" calcext:value-type="string">
            <text:p>piastra metallica d'argento o argentata che porta un immagine impressa alla luce e rivelata dall'azione dei sali di mercurio. Antenato della fotografia</text:p>
          </table:table-cell>
          <table:table-cell table:number-columns-repeated="3"/>
          <table:table-cell table:style-name="ce15"/>
          <table:table-cell table:number-columns-repeated="1018"/>
        </table:table-row>
        <table:table-row table:style-name="ro5">
          <table:table-cell table:style-name="ce2" office:value-type="string" calcext:value-type="string">
            <text:p>deferente</text:p>
          </table:table-cell>
          <table:table-cell office:value-type="string" calcext:value-type="string">
            <text:p>Pieno di rispetto, di ossequio, di riguardo Chi è conforme o ci conforma per ossequio al giudizio, all'autorità, alla volontà altrui.</text:p>
          </table:table-cell>
          <table:table-cell office:value-type="string" calcext:value-type="string">
            <text:p><text:s/>Un mormorio di rispetto e deferenza. Il deferente silenzio degli astanti. Porgere un deferente ossequio. essere molto deferente, il deferente silenzio degli astanti, porgere un deferente ossequio, mostrarsi deferente verso qualcuno</text:p>
          </table:table-cell>
          <table:table-cell table:number-columns-repeated="2"/>
          <table:table-cell table:style-name="ce15"/>
          <table:table-cell table:number-columns-repeated="1018"/>
        </table:table-row>
        <table:table-row table:style-name="ro1">
          <table:table-cell table:style-name="ce2" office:value-type="string" calcext:value-type="string">
            <text:p>deferire</text:p>
          </table:table-cell>
          <table:table-cell office:value-type="string" calcext:value-type="string">
            <text:p>1) rimettere all'esame e al giudizio di altri. </text:p>
          </table:table-cell>
          <table:table-cell office:value-type="string" calcext:value-type="string">
            <text:p>deferire una questione all'autorità giudiziaria</text:p>
          </table:table-cell>
          <table:table-cell table:number-columns-repeated="2"/>
          <table:table-cell table:style-name="ce15"/>
          <table:table-cell table:number-columns-repeated="1018"/>
        </table:table-row>
        <table:table-row table:style-name="ro1">
          <table:table-cell table:style-name="ce2" office:value-type="string" calcext:value-type="string">
            <text:p>delazione</text:p>
          </table:table-cell>
          <table:table-cell office:value-type="string" calcext:value-type="string">
            <text:p>Accusa denuncia segreta, soffiata, spiata</text:p>
          </table:table-cell>
          <table:table-cell table:number-columns-repeated="3"/>
          <table:table-cell table:style-name="ce15"/>
          <table:table-cell table:number-columns-repeated="1018"/>
        </table:table-row>
        <table:table-row table:style-name="ro4">
          <table:table-cell table:style-name="ce2" office:value-type="string" calcext:value-type="string">
            <text:p>diadema</text:p>
          </table:table-cell>
          <table:table-cell office:value-type="string" calcext:value-type="string">
            <text:p>1) anticamente benda avvolta attorno al capo di divinità sacerdotali 2) Ricco ornamento del capo in oro argento e pietre preziose</text:p>
          </table:table-cell>
          <table:table-cell table:number-columns-repeated="3"/>
          <table:table-cell table:style-name="ce15"/>
          <table:table-cell table:number-columns-repeated="1018"/>
        </table:table-row>
        <table:table-row table:style-name="ro4">
          <table:table-cell table:style-name="ce2" office:value-type="string" calcext:value-type="string">
            <text:p>diarchia</text:p>
          </table:table-cell>
          <table:table-cell office:value-type="string" calcext:value-type="string">
            <text:p>Sistema di governo caratterizzato dalla divisione del potere tra due persone od organi politici. Es i due re di Sparta, i due consoli romani</text:p>
          </table:table-cell>
          <table:table-cell table:number-columns-repeated="3"/>
          <table:table-cell table:style-name="ce15"/>
          <table:table-cell table:number-columns-repeated="1018"/>
        </table:table-row>
        <table:table-row table:style-name="ro1">
          <table:table-cell table:style-name="ce2" office:value-type="string" calcext:value-type="string">
            <text:p>diaspro</text:p>
          </table:table-cell>
          <table:table-cell office:value-type="string" calcext:value-type="string">
            <text:p>roccia silicia ricca in calcedonio a colori molto vivaci usata come pietra dura</text:p>
          </table:table-cell>
          <table:table-cell table:number-columns-repeated="3"/>
          <table:table-cell table:style-name="ce15"/>
          <table:table-cell table:number-columns-repeated="1018"/>
        </table:table-row>
        <table:table-row table:style-name="ro5">
          <table:table-cell table:style-name="ce2" office:value-type="string" calcext:value-type="string">
            <text:p>dicotomia</text:p>
          </table:table-cell>
          <table:table-cell office:value-type="string" calcext:value-type="string">
            <text:p>s. f. [dal gr. διχοτομία «divisione in due parti», <text:s/>– In genere, divisione o suddivisione in due parti (anche in senso fig., per es. la scissione o frattura o una forte divergenza di opinioni in un organo direttivo, in un partito o sindacato, ecc.); bipartizione, separazione netta tra due elementi:</text:p>
          </table:table-cell>
          <table:table-cell office:value-type="string" calcext:value-type="string">
            <text:p>d. tra sentimento e ragione; una rigida, profonda, insanabile d.; s’è aperta una d. all’interno dello schieramento; in filologia testuale, si ha dicotomia quando lo stemma risulta bipartito. </text:p>
          </table:table-cell>
          <table:table-cell table:number-columns-repeated="2"/>
          <table:table-cell table:style-name="ce15"/>
          <table:table-cell table:number-columns-repeated="1018"/>
        </table:table-row>
        <table:table-row table:style-name="ro1">
          <table:table-cell table:style-name="ce2" office:value-type="string" calcext:value-type="string">
            <text:p>didascalico</text:p>
          </table:table-cell>
          <table:table-cell office:value-type="string" calcext:value-type="string">
            <text:p>Fatto per ammaestrare, che mira ad istruire.</text:p>
          </table:table-cell>
          <table:table-cell office:value-type="string" calcext:value-type="string">
            <text:p>Scritti didascalici</text:p>
          </table:table-cell>
          <table:table-cell table:number-columns-repeated="2"/>
          <table:table-cell table:style-name="ce15"/>
          <table:table-cell table:number-columns-repeated="1018"/>
        </table:table-row>
        <table:table-row table:style-name="ro1">
          <table:table-cell table:style-name="ce3" office:value-type="string" calcext:value-type="string">
            <text:p>difforme</text:p>
          </table:table-cell>
          <table:table-cell table:style-name="ce8" office:value-type="string" calcext:value-type="string">
            <text:p><text:s/>agg. non conforme, differente Che non entra in nessuna delle forme comun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dileggio</text:p>
          </table:table-cell>
          <table:table-cell office:value-type="string" calcext:value-type="string">
            <text:p>Derisione, scherno</text:p>
          </table:table-cell>
          <table:table-cell office:value-type="string" calcext:value-type="string">
            <text:p><text:s/>esporsi al d. del pubblico</text:p>
          </table:table-cell>
          <table:table-cell table:number-columns-repeated="2"/>
          <table:table-cell table:style-name="ce15"/>
          <table:table-cell table:number-columns-repeated="1018"/>
        </table:table-row>
        <table:table-row table:style-name="ro1">
          <table:table-cell table:style-name="ce2" office:value-type="string" calcext:value-type="string">
            <text:p>dimidiare</text:p>
          </table:table-cell>
          <table:table-cell office:value-type="string" calcext:value-type="string">
            <text:p>dimezzare</text:p>
          </table:table-cell>
          <table:table-cell table:number-columns-repeated="3"/>
          <table:table-cell table:style-name="ce15"/>
          <table:table-cell table:number-columns-repeated="1018"/>
        </table:table-row>
        <table:table-row table:style-name="ro4">
          <table:table-cell table:style-name="ce2" office:value-type="string" calcext:value-type="string">
            <text:p>disdoro</text:p>
          </table:table-cell>
          <table:table-cell office:value-type="string" calcext:value-type="string">
            <text:p>s. m. (lett.) Disonore, vergogna: quelle parole furono pronunciate a suo disdoro; egli era, anche se innocente, il disdoro del reggimento (BACCHELLI).</text:p>
          </table:table-cell>
          <table:table-cell office:value-type="string" calcext:value-type="string">
            <text:p>Occorre pur dire, a disdoro del nostro amico, che egli lo confessa nelle lettere. </text:p>
          </table:table-cell>
          <table:table-cell/>
          <table:table-cell office:value-type="string" calcext:value-type="string">
            <text:p>L'isola del giorno prima</text:p>
          </table:table-cell>
          <table:table-cell table:style-name="ce15" office:value-type="float" office:value="160" calcext:value-type="float">
            <text:p>160</text:p>
          </table:table-cell>
          <table:table-cell table:number-columns-repeated="1018"/>
        </table:table-row>
        <table:table-row table:style-name="ro5">
          <table:table-cell table:style-name="ce3" office:value-type="string" calcext:value-type="string">
            <text:p>dissertazione</text:p>
          </table:table-cell>
          <table:table-cell table:style-name="ce8" office:value-type="string" calcext:value-type="string">
            <text:p><text:s/>sf. Trattazione scritta od orale su di un argomento di cultura. E' un argomentazione lunga e particolareggiata non priva di eleganza stilistica. Anche un discorso colto e profondo su di un argomento d'arte di scienza o di cultur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distico</text:p>
          </table:table-cell>
          <table:table-cell office:value-type="string" calcext:value-type="string">
            <text:p>Sequenza di due versi legati da rima, assonanza o altro </text:p>
          </table:table-cell>
          <table:table-cell office:value-type="string" calcext:value-type="string">
            <text:p>d. elegiaco, nella metrica classica successione di un esametro e di un pentametro</text:p>
          </table:table-cell>
          <table:table-cell table:number-columns-repeated="2"/>
          <table:table-cell table:style-name="ce15"/>
          <table:table-cell table:number-columns-repeated="1018"/>
        </table:table-row>
        <table:table-row table:style-name="ro4">
          <table:table-cell table:style-name="ce3" office:value-type="string" calcext:value-type="string">
            <text:p>distico</text:p>
          </table:table-cell>
          <table:table-cell table:style-name="ce8" office:value-type="string" calcext:value-type="string">
            <text:p><text:s/>sm Coppia di versi, la forma più elementare di strofa Nella lirica greca prese il nome di distico elegiaco, composto di un esametro e di un pentametr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distopia</text:p>
          </table:table-cell>
          <table:table-cell office:value-type="string" calcext:value-type="string">
            <text:p>forma di società caratterizzata da aspetti negativi ed indesiderati dovuti a fattori come lo sviluppo tecnocratico o l'eccessivo controllo statale</text:p>
          </table:table-cell>
          <table:table-cell table:number-columns-repeated="3"/>
          <table:table-cell table:style-name="ce15"/>
          <table:table-cell table:number-columns-repeated="1018"/>
        </table:table-row>
        <table:table-row table:style-name="ro1">
          <table:table-cell table:style-name="ce2" office:value-type="string" calcext:value-type="string">
            <text:p>dovizioso</text:p>
          </table:table-cell>
          <table:table-cell office:value-type="string" calcext:value-type="string">
            <text:p>ricco, abbondante</text:p>
          </table:table-cell>
          <table:table-cell office:value-type="string" calcext:value-type="string">
            <text:p>famiglia doviziosa, pasto dovizioso</text:p>
          </table:table-cell>
          <table:table-cell table:number-columns-repeated="2"/>
          <table:table-cell table:style-name="ce15"/>
          <table:table-cell table:number-columns-repeated="1018"/>
        </table:table-row>
        <table:table-row table:style-name="ro8">
          <table:table-cell table:style-name="ce2" office:value-type="string" calcext:value-type="string">
            <text:p>dulcamara</text:p>
          </table:table-cell>
          <table:table-cell table:number-columns-repeated="4"/>
          <table:table-cell table:style-name="ce15"/>
          <table:table-cell table:number-columns-repeated="1018"/>
        </table:table-row>
        <table:table-row table:style-name="ro4">
          <table:table-cell table:style-name="ce2" office:value-type="string" calcext:value-type="string">
            <text:p>eburneo</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4">
          <table:table-cell table:style-name="ce2" office:value-type="string" calcext:value-type="string">
            <text:p>ecpirosi</text:p>
          </table:table-cell>
          <table:table-cell office:value-type="string" calcext:value-type="string">
            <text:p>nella filosofia stoica conflagrazione universale che dovrebbe avvenire alla fine di ogni anno cosmico</text:p>
          </table:table-cell>
          <table:table-cell table:number-columns-repeated="3"/>
          <table:table-cell table:style-name="ce15"/>
          <table:table-cell table:number-columns-repeated="1018"/>
        </table:table-row>
        <table:table-row table:style-name="ro2">
          <table:table-cell table:style-name="ce2" office:value-type="string" calcext:value-type="string">
            <text:p>ecumene</text:p>
          </table:table-cell>
          <table:table-cell office:value-type="string" calcext:value-type="string">
            <text:p><text:s/>Parte emersa della Terra su cui l'uomo trova le condizioni minime essenziali d'esistenza / La comunità universale dei seguaci di una fede religiosa. Specie quella cattolica</text:p>
          </table:table-cell>
          <table:table-cell table:number-columns-repeated="3"/>
          <table:table-cell table:style-name="ce15"/>
          <table:table-cell table:number-columns-repeated="1018"/>
        </table:table-row>
        <table:table-row table:style-name="ro4">
          <table:table-cell table:style-name="ce2" office:value-type="string" calcext:value-type="string">
            <text:p>edace</text:p>
          </table:table-cell>
          <table:table-cell office:value-type="string" calcext:value-type="string">
            <text:p>(lett.) Che divora, consuma.</text:p>
          </table:table-cell>
          <table:table-cell office:value-type="string" calcext:value-type="string">
            <text:p>A paventare quella torma di tarme senza bocca edaci</text:p>
          </table:table-cell>
          <table:table-cell/>
          <table:table-cell office:value-type="string" calcext:value-type="string">
            <text:p>L'isola del giorno prima</text:p>
          </table:table-cell>
          <table:table-cell table:style-name="ce15" office:value-type="float" office:value="188" calcext:value-type="float">
            <text:p>188</text:p>
          </table:table-cell>
          <table:table-cell office:value-type="string" calcext:value-type="string">
            <text:p>agg</text:p>
          </table:table-cell>
          <table:table-cell table:number-columns-repeated="1017"/>
        </table:table-row>
        <table:table-row table:style-name="ro2">
          <table:table-cell table:style-name="ce2" office:value-type="string" calcext:value-type="string">
            <text:p>edema </text:p>
          </table:table-cell>
          <table:table-cell office:value-type="string" calcext:value-type="string">
            <text:p>(med.) Accumulo di liquido nello spazio interstiziale dei tessuti che, perciò, si presentano tumefatti.</text:p>
          </table:table-cell>
          <table:table-cell/>
          <table:table-cell office:value-type="string" calcext:value-type="string">
            <text:p>[vc. dotta, gr. oídema, da oidêin ‘gonfiare’, di orig. indeur.; av. 1698] s. m. (pl. -i)</text:p>
          </table:table-cell>
          <table:table-cell/>
          <table:table-cell table:style-name="ce15"/>
          <table:table-cell table:number-columns-repeated="1018"/>
        </table:table-row>
        <table:table-row table:style-name="ro2">
          <table:table-cell table:style-name="ce3" office:value-type="string" calcext:value-type="string">
            <text:p>edonismo,</text:p>
          </table:table-cell>
          <table:table-cell table:style-name="ce8" office:value-type="string" calcext:value-type="string">
            <text:p><text:s/>sm Dottrina morale che fa coincidere il bene con il piacere, L'edonismo e la tendenza a considerare il piacere materiale alla stessa stregua del bene moral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3" office:value-type="string" calcext:value-type="string">
            <text:p>efebo</text:p>
          </table:table-cell>
          <table:table-cell table:style-name="ce8" office:value-type="string" calcext:value-type="string">
            <text:p><text:s/>sm. giovinetto, adolescente, uscito dalla fanciullezza nell'antica Grecia, quando veniva iscritto tra i cittadini, dopo l'esame detto docimasia. / giovinetto effeminato. Efebo oggi indica un adolescente molto bello di corpo e viso; ma può stare ad indicare anche un'evidente mancanza di mascolinità.</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2" office:value-type="string" calcext:value-type="string">
            <text:p>efelide</text:p>
          </table:table-cell>
          <table:table-cell office:value-type="string" calcext:value-type="string">
            <text:p>Ognuna delle piccole macchie cutanee giallo-brune, causate da eccessiva produzione di melanina, che subiscono variazioni con l'esposizione ai raggi solari; presenti sulle zone scoperte della pelle spec. di soggetti giovani con pelle poco pigmentata. CFR. Lentiggine.</text:p>
          </table:table-cell>
          <table:table-cell table:number-columns-repeated="3"/>
          <table:table-cell table:style-name="ce15"/>
          <table:table-cell table:number-columns-repeated="1018"/>
        </table:table-row>
        <table:table-row table:style-name="ro2">
          <table:table-cell table:style-name="ce2" office:value-type="string" calcext:value-type="string">
            <text:p>Egotismo</text:p>
          </table:table-cell>
          <table:table-cell office:value-type="string" calcext:value-type="string">
            <text:p>l'atteggiamento di chi ripone eccessiva importanza a se stessi ed alle proprie esperienze di vita. Si tratta dunque della tendenza al parlare in modo eccessivo di sé.</text:p>
          </table:table-cell>
          <table:table-cell/>
          <table:table-cell office:value-type="string" calcext:value-type="string">
            <text:p>dall'inglese egotism</text:p>
          </table:table-cell>
          <table:table-cell/>
          <table:table-cell table:style-name="ce15"/>
          <table:table-cell table:number-columns-repeated="1018"/>
        </table:table-row>
        <table:table-row table:style-name="ro5">
          <table:table-cell table:style-name="ce2" office:value-type="string" calcext:value-type="string">
            <text:p>eidetico</text:p>
          </table:table-cell>
          <table:table-cell office:value-type="string" calcext:value-type="string">
            <text:p>1) nella filosofia di E. Husserl (1859-1938), che concerne l'essenza, che è relativo all'essenza   </text:p>
            <text:p>2) in psicologia, di percezione di natura mentale che riproduce gli effetti sensoriali di precedenti impressioni</text:p>
          </table:table-cell>
          <table:table-cell table:number-columns-repeated="3"/>
          <table:table-cell table:style-name="ce15"/>
          <table:table-cell table:number-columns-repeated="1018"/>
        </table:table-row>
        <table:table-row table:style-name="ro1">
          <table:table-cell table:style-name="ce3" office:value-type="string" calcext:value-type="string">
            <text:p>elce</text:p>
          </table:table-cell>
          <table:table-cell table:style-name="ce8" office:value-type="string" calcext:value-type="string">
            <text:p><text:s/>sm. o sf. altro nome dei lecci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elisio o eliso</text:p>
          </table:table-cell>
          <table:table-cell office:value-type="string" calcext:value-type="string">
            <text:p>Giardino di delizie assegnato secondo la mitologia classica alle anime dei virtuoi</text:p>
          </table:table-cell>
          <table:table-cell table:number-columns-repeated="3"/>
          <table:table-cell table:style-name="ce15"/>
          <table:table-cell table:number-columns-repeated="1018"/>
        </table:table-row>
        <table:table-row table:style-name="ro4">
          <table:table-cell table:style-name="ce2" office:value-type="string" calcext:value-type="string">
            <text:p>elucubrare</text:p>
          </table:table-cell>
          <table:table-cell office:value-type="string" calcext:value-type="string">
            <text:p>pensare impegnando seriamente l'intelletto, lavorare assiduamente ad un opera, dedicarsi con zelo a un'attività intellettuale [specialmente ironico]</text:p>
          </table:table-cell>
          <table:table-cell office:value-type="string" calcext:value-type="string">
            <text:p>elucubrare un piano, un progetto; cosa starà elucubrando?</text:p>
          </table:table-cell>
          <table:table-cell table:number-columns-repeated="2"/>
          <table:table-cell table:style-name="ce15"/>
          <table:table-cell table:number-columns-repeated="1018"/>
        </table:table-row>
        <table:table-row table:style-name="ro2">
          <table:table-cell table:style-name="ce3" office:value-type="string" calcext:value-type="string">
            <text:p>elucubrare</text:p>
          </table:table-cell>
          <table:table-cell table:style-name="ce8" office:value-type="string" calcext:value-type="string">
            <text:p><text:s/>v.tr Attendere con molta diligenza e assiduità ad uno studio o ad un attività intellettuale Pensare con insistenza ad una cosa specialmente ad opera dell'ingegno. Il termine è più spesso usato in senso ironic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elucubrazione</text:p>
          </table:table-cell>
          <table:table-cell office:value-type="string" calcext:value-type="string">
            <text:p>meditazione lunga e minuziosa</text:p>
          </table:table-cell>
          <table:table-cell office:value-type="string" calcext:value-type="string">
            <text:p>l'elucubrazione di un filosofo</text:p>
          </table:table-cell>
          <table:table-cell table:number-columns-repeated="2"/>
          <table:table-cell table:style-name="ce15"/>
          <table:table-cell table:number-columns-repeated="1018"/>
        </table:table-row>
        <table:table-row table:style-name="ro4">
          <table:table-cell table:style-name="ce3" office:value-type="string" calcext:value-type="string">
            <text:p>elucubrazione</text:p>
          </table:table-cell>
          <table:table-cell table:style-name="ce8" office:value-type="string" calcext:value-type="string">
            <text:p><text:s/>sf atto e effetto dell'elucubrare; lavoro intellettuale compiuto con diligenza e ponderazione / ironicamente disquisizione minuziosa che non approda a null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emaciare</text:p>
          </table:table-cell>
          <table:table-cell table:style-name="ce8" office:value-type="string" calcext:value-type="string">
            <text:p><text:s/>v.tr, far diventare molto magro, debole (la malattia lo ha emaciato) Generalmente a causa di una malattia o per una causa morbos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emaciato</text:p>
          </table:table-cell>
          <table:table-cell table:style-name="ce8" office:value-type="string" calcext:value-type="string">
            <text:p><text:s/>agg. magro, macilento, smunto. (volto emacia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3" office:value-type="string" calcext:value-type="string">
            <text:p>empio</text:p>
          </table:table-cell>
          <table:table-cell table:style-name="ce8" office:value-type="string" calcext:value-type="string">
            <text:p><text:s/>agg. non pio, che non ha pietà religiosa / Spietato, crudele, malvagio. Empio e il contrario di pio, propriamente che non ha religione e quindi non ne sente i beneﬁci inﬂuss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3" office:value-type="string" calcext:value-type="string">
            <text:p>empire</text:p>
          </table:table-cell>
          <table:table-cell table:style-name="ce8" office:value-type="string" calcext:value-type="string">
            <text:p><text:s/>v.tr far pieno, riempire, colmare / saziare, rimpinzare / rif. saziarsi / e il mettere tanta roba in un recipiente, o in qualsiasi cosa atta a contenere, quanta ne può contenere. (empire la botte di vino)(la cassa di libri)( il cervello di nozioni). </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3" office:value-type="string" calcext:value-type="string">
            <text:p>encomio</text:p>
          </table:table-cell>
          <table:table-cell table:style-name="ce8" office:value-type="string" calcext:value-type="string">
            <text:p><text:s/>sm. canto corale dei greci, durante il banchetto in onore di chi si era segnalato negli agonali od in altra occasione. / Elogio pubblico e solenne. L’encomio è una lode solenne rivolta ad una persona di fronte ad altr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endocramco</text:p>
          </table:table-cell>
          <table:table-cell table:style-name="ce8" office:value-type="string" calcext:value-type="string">
            <text:p><text:s/>agg. relativo alla cavità cranic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entimema</text:p>
          </table:table-cell>
          <table:table-cell office:value-type="string" calcext:value-type="string">
            <text:p>(filos.) Ragionamento in forma sillogistico-deduttiva in cui è taciuta una delle due premesse.</text:p>
          </table:table-cell>
          <table:table-cell table:number-columns-repeated="3"/>
          <table:table-cell table:style-name="ce15"/>
          <table:table-cell table:number-columns-repeated="1018"/>
        </table:table-row>
        <table:table-row table:style-name="ro4">
          <table:table-cell table:style-name="ce2" office:value-type="string" calcext:value-type="string">
            <text:p>epigramma</text:p>
          </table:table-cell>
          <table:table-cell office:value-type="string" calcext:value-type="string">
            <text:p>breve componimento poetico di contentuo pungente e satririco fiorito specialmente nella letteratura latina</text:p>
          </table:table-cell>
          <table:table-cell table:number-columns-repeated="3"/>
          <table:table-cell table:style-name="ce15"/>
          <table:table-cell table:number-columns-repeated="1018"/>
        </table:table-row>
        <table:table-row table:style-name="ro4">
          <table:table-cell table:style-name="ce2" office:value-type="string" calcext:value-type="string">
            <text:p>epistemologia</text:p>
          </table:table-cell>
          <table:table-cell office:value-type="string" calcext:value-type="string">
            <text:p>Teoria della conoscenza / Filosofia della scienz, riflessione attorno ai principi ed al metodo della conoscenza scientifica. </text:p>
          </table:table-cell>
          <table:table-cell table:number-columns-repeated="3"/>
          <table:table-cell table:style-name="ce15"/>
          <table:table-cell table:number-columns-repeated="1018"/>
        </table:table-row>
        <table:table-row table:style-name="ro1">
          <table:table-cell table:style-name="ce2" office:value-type="string" calcext:value-type="string">
            <text:p>epitome</text:p>
          </table:table-cell>
          <table:table-cell office:value-type="string" calcext:value-type="string">
            <text:p>compendio di un opera di notevole vastità</text:p>
          </table:table-cell>
          <table:table-cell office:value-type="string" calcext:value-type="string">
            <text:p>l'epitome delle storie di Livio</text:p>
          </table:table-cell>
          <table:table-cell table:number-columns-repeated="2"/>
          <table:table-cell table:style-name="ce15"/>
          <table:table-cell table:number-columns-repeated="1018"/>
        </table:table-row>
        <table:table-row table:style-name="ro1">
          <table:table-cell table:style-name="ce2" office:value-type="string" calcext:value-type="string">
            <text:p>eponimo</text:p>
          </table:table-cell>
          <table:table-cell office:value-type="string" calcext:value-type="string">
            <text:p>che da il nome ad una città , una famiglia, ad un popolo</text:p>
          </table:table-cell>
          <table:table-cell table:number-columns-repeated="3"/>
          <table:table-cell table:style-name="ce15"/>
          <table:table-cell table:number-columns-repeated="1018"/>
        </table:table-row>
        <table:table-row table:style-name="ro4">
          <table:table-cell table:style-name="ce2" office:value-type="string" calcext:value-type="string">
            <text:p>erario</text:p>
          </table:table-cell>
          <table:table-cell office:value-type="string" calcext:value-type="string">
            <text:p>1) nell'antica Roma il denaro pubblico ; il luogo dove lo si conservava</text:p>
            <text:p>2) L'amministrazione finanziaria dello stato; </text:p>
          </table:table-cell>
          <table:table-cell office:value-type="string" calcext:value-type="string">
            <text:p>gli introiti, le spese dell'erario</text:p>
          </table:table-cell>
          <table:table-cell table:number-columns-repeated="2"/>
          <table:table-cell table:style-name="ce15"/>
          <table:table-cell table:number-columns-repeated="1018"/>
        </table:table-row>
        <table:table-row table:style-name="ro1">
          <table:table-cell table:style-name="ce2" office:value-type="string" calcext:value-type="string">
            <text:p>eresiarca</text:p>
          </table:table-cell>
          <table:table-cell office:value-type="string" calcext:value-type="string">
            <text:p>il capo o fondatore di un movimento eretico</text:p>
          </table:table-cell>
          <table:table-cell table:number-columns-repeated="3"/>
          <table:table-cell table:style-name="ce15"/>
          <table:table-cell table:number-columns-repeated="1018"/>
        </table:table-row>
        <table:table-row table:style-name="ro1">
          <table:table-cell table:style-name="ce2" office:value-type="string" calcext:value-type="string">
            <text:p>erga omnes</text:p>
          </table:table-cell>
          <table:table-cell office:value-type="string" calcext:value-type="string">
            <text:p>nei confronti di tutti i cittadini</text:p>
          </table:table-cell>
          <table:table-cell office:value-type="string" calcext:value-type="string">
            <text:p>atto valido erga omnes</text:p>
          </table:table-cell>
          <table:table-cell table:number-columns-repeated="2"/>
          <table:table-cell table:style-name="ce15"/>
          <table:table-cell table:number-columns-repeated="1018"/>
        </table:table-row>
        <table:table-row table:style-name="ro4">
          <table:table-cell table:style-name="ce2" office:value-type="string" calcext:value-type="string">
            <text:p>eristica</text:p>
          </table:table-cell>
          <table:table-cell office:value-type="string" calcext:value-type="string">
            <text:p>tecnica di confutare con sottile dialettica argomenti o proposizioni senza tenere conto della loro verità o falsità</text:p>
          </table:table-cell>
          <table:table-cell table:number-columns-repeated="3"/>
          <table:table-cell table:style-name="ce15"/>
          <table:table-cell table:number-columns-repeated="1018"/>
        </table:table-row>
        <table:table-row table:style-name="ro1">
          <table:table-cell table:style-name="ce2" office:value-type="string" calcext:value-type="string">
            <text:p>ermeneutica</text:p>
          </table:table-cell>
          <table:table-cell office:value-type="string" calcext:value-type="string">
            <text:p>arte di intendere o interpretare i monumenti, i libri e i documenti antichi </text:p>
          </table:table-cell>
          <table:table-cell table:number-columns-repeated="3"/>
          <table:table-cell table:style-name="ce15"/>
          <table:table-cell table:number-columns-repeated="1018"/>
        </table:table-row>
        <table:table-row table:style-name="ro2">
          <table:table-cell table:style-name="ce3" office:value-type="string" calcext:value-type="string">
            <text:p>ermeneutica</text:p>
          </table:table-cell>
          <table:table-cell table:style-name="ce8" office:value-type="string" calcext:value-type="string">
            <text:p><text:s/>sf, Teoria dell'interpretazione, in particolare di documenti e testi antichi. Procedimento di analisi critica e spiegazione di testi riferito più speciﬁcamente a testi antichi. .</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erompere</text:p>
          </table:table-cell>
          <table:table-cell table:style-name="ce8" office:value-type="string" calcext:value-type="string">
            <text:p><text:s/>vintr. mancano i tempi composti, composto di rompere. Uscir ﬁlOl’l impetuosamente, prorompere, irromper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esacerbare</text:p>
          </table:table-cell>
          <table:table-cell table:style-name="ce8" office:value-type="string" calcext:value-type="string">
            <text:p><text:s/>v.tr. rendere più acerbo, inasprire (esacerbare un male, un dolore) Fare una sensazione già acerba più spiacevole / esasperar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esecrare</text:p>
          </table:table-cell>
          <table:table-cell office:value-type="string" calcext:value-type="string">
            <text:p>aborrire, detestare, odiare</text:p>
          </table:table-cell>
          <table:table-cell office:value-type="string" calcext:value-type="string">
            <text:p>il suo delitto fu esecrato da tutti, i traditori devono essere esecrati</text:p>
          </table:table-cell>
          <table:table-cell table:number-columns-repeated="2"/>
          <table:table-cell table:style-name="ce15"/>
          <table:table-cell table:number-columns-repeated="1018"/>
        </table:table-row>
        <table:table-row table:style-name="ro2">
          <table:table-cell table:style-name="ce3" office:value-type="string" calcext:value-type="string">
            <text:p>esegesi</text:p>
          </table:table-cell>
          <table:table-cell table:style-name="ce8" office:value-type="string" calcext:value-type="string">
            <text:p><text:s/>sf. Spiegazione critica di un testo. Aﬁine ad ermeneutica, è il procedimento di analisi critica e spiegazione di testi. il secondo termine si riferisce però a testi antich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esinare</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1">
          <table:table-cell table:style-name="ce2" office:value-type="string" calcext:value-type="string">
            <text:p>eterodiegetico</text:p>
          </table:table-cell>
          <table:table-cell office:value-type="string" calcext:value-type="string">
            <text:p>detto di testo in cui il narratore è esterno alle vicende narrate. </text:p>
          </table:table-cell>
          <table:table-cell table:number-columns-repeated="3"/>
          <table:table-cell table:style-name="ce15"/>
          <table:table-cell table:number-columns-repeated="1018"/>
        </table:table-row>
        <table:table-row table:style-name="ro4">
          <table:table-cell table:style-name="ce2" office:value-type="string" calcext:value-type="string">
            <text:p>euritmia</text:p>
          </table:table-cell>
          <table:table-cell office:value-type="string" calcext:value-type="string">
            <text:p>Forma d'arte del movimento, il cui scopo è rendere visibili le leggi della parola o della musica</text:p>
          </table:table-cell>
          <table:table-cell table:number-columns-repeated="3"/>
          <table:table-cell table:style-name="ce15"/>
          <table:table-cell table:number-columns-repeated="1018"/>
        </table:table-row>
        <table:table-row table:style-name="ro1">
          <table:table-cell table:style-name="ce2" office:value-type="string" calcext:value-type="string">
            <text:p>ex abrupto</text:p>
          </table:table-cell>
          <table:table-cell office:value-type="string" calcext:value-type="string">
            <text:p><text:s/>All'improvviso, detto spec. di discorsi che iniziano senza introduzione.</text:p>
          </table:table-cell>
          <table:table-cell table:number-columns-repeated="3"/>
          <table:table-cell table:style-name="ce15"/>
          <table:table-cell table:number-columns-repeated="1018"/>
        </table:table-row>
        <table:table-row table:style-name="ro4">
          <table:table-cell table:style-name="ce2" office:value-type="string" calcext:value-type="string">
            <text:p>face</text:p>
          </table:table-cell>
          <table:table-cell office:value-type="string" calcext:value-type="string">
            <text:p>s. f. (lett.) Fiaccola <text:s/>(est.) Splendore, luce.</text:p>
          </table:table-cell>
          <table:table-cell office:value-type="string" calcext:value-type="string">
            <text:p>Arso come una face, <text:s/>(fig.) Face della discordia, fatto che è stato causa di litigi </text:p>
          </table:table-cell>
          <table:table-cell/>
          <table:table-cell office:value-type="string" calcext:value-type="string">
            <text:p>L'isola del giorno prima</text:p>
          </table:table-cell>
          <table:table-cell table:style-name="ce15" office:value-type="float" office:value="8" calcext:value-type="float">
            <text:p>8</text:p>
          </table:table-cell>
          <table:table-cell table:number-columns-repeated="1018"/>
        </table:table-row>
        <table:table-row table:style-name="ro4">
          <table:table-cell table:style-name="ce2" office:value-type="string" calcext:value-type="string">
            <text:p>facezia</text:p>
          </table:table-cell>
          <table:table-cell office:value-type="string" calcext:value-type="string">
            <text:p>motto arguto e piacevole</text:p>
          </table:table-cell>
          <table:table-cell office:value-type="string" calcext:value-type="string">
            <text:p>una facezia pungente, elegante; si scambiano facezie di cattivo gusto</text:p>
          </table:table-cell>
          <table:table-cell table:number-columns-repeated="2"/>
          <table:table-cell table:style-name="ce15"/>
          <table:table-cell table:number-columns-repeated="1018"/>
        </table:table-row>
        <table:table-row table:style-name="ro4">
          <table:table-cell table:style-name="ce3" office:value-type="string" calcext:value-type="string">
            <text:p>facezia</text:p>
          </table:table-cell>
          <table:table-cell table:style-name="ce8" office:value-type="string" calcext:value-type="string">
            <text:p><text:s/>sf. è un detto breve e spiritoso, per lo più non volgare anche se non molto sottile, e sempre piacevol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6">
          <table:table-cell table:style-name="ce2" office:value-type="string" calcext:value-type="string">
            <text:p>falcidia</text:p>
          </table:table-cell>
          <table:table-cell office:value-type="string" calcext:value-type="string">
            <text:p> </text:p>
            <text:p>1 Nel diritto romano, legge limitatrice dei legati che riserva all'erede un quarto dell'eredità.</text:p>
            <text:p>2 (fig.) Detrazione, tara: i debiti hanno operato una vera falcidia sulle sue sostanze </text:p>
            <text:p>3 (est.) Strage, sterminio (anche fig.):</text:p>
          </table:table-cell>
          <table:table-cell table:style-name="ce7" office:value-type="string" calcext:value-type="string">
            <text:p> †Fare la falcidia, falcidiare.</text:p>
            <text:p><text:span text:style-name="T4"> l'epidemia ha provocato una falcidia di animali; una falcidia di concorrenti, di esaminandi.</text:span></text:p>
          </table:table-cell>
          <table:table-cell table:style-name="ce7" office:value-type="string" calcext:value-type="string">
            <text:p>[vc. dotta, lat. quarta(m) Falcidia(m) ‘la quarta parte di eredità’ detta così dal n. del tribuno della plebe C. Falcidius che propose questa legge; av. 1419]</text:p>
          </table:table-cell>
          <table:table-cell/>
          <table:table-cell table:style-name="ce15"/>
          <table:table-cell office:value-type="string" calcext:value-type="string">
            <text:p>s.f.</text:p>
          </table:table-cell>
          <table:table-cell table:number-columns-repeated="1017"/>
        </table:table-row>
        <table:table-row table:style-name="ro4">
          <table:table-cell table:style-name="ce2" office:value-type="string" calcext:value-type="string">
            <text:p>falesia</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2">
          <table:table-cell table:style-name="ce3" office:value-type="string" calcext:value-type="string">
            <text:p>fardello</text:p>
          </table:table-cell>
          <table:table-cell table:style-name="ce8" office:value-type="string" calcext:value-type="string">
            <text:p><text:s/>sm. grosso e pesante involto; fagotto / ﬁgurato grosso peso morale. (il fardello delle preoccupazioni), E' un bagaglio tenuto insieme alla meglio con carta o tela e legati con cordicelle o cinghi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fatiscente</text:p>
          </table:table-cell>
          <table:table-cell table:style-name="ce8" office:value-type="string" calcext:value-type="string">
            <text:p><text:s/>agg. che si screpola, che si sciupa, di costruzione cadente. Si dice di cose (una casa, delle istituzioni fatiscenti) e indica un senso di rovin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fatuo</text:p>
          </table:table-cell>
          <table:table-cell office:value-type="string" calcext:value-type="string">
            <text:p>vuoto, vano, frivolo, leggero </text:p>
            <text:p>2) Fuoco ___  = fiammella che appare nei cimiteri prodotta dal'accensione spontanea di sostanze gassose emananti dalla decomposizione dei cadaveri</text:p>
          </table:table-cell>
          <table:table-cell table:style-name="ce7" office:value-type="string" calcext:value-type="string">
            <text:p>discorso fatuo, amore fatuo</text:p>
          </table:table-cell>
          <table:table-cell table:style-name="ce7"/>
          <table:table-cell/>
          <table:table-cell table:style-name="ce15"/>
          <table:table-cell table:number-columns-repeated="1018"/>
        </table:table-row>
        <table:table-row table:style-name="ro2">
          <table:table-cell table:style-name="ce2" office:value-type="string" calcext:value-type="string">
            <text:p>fauno</text:p>
          </table:table-cell>
          <table:table-cell office:value-type="string" calcext:value-type="string">
            <text:p>Antica divinità ittica protettrice dei campi e delle freggi raffigurato con orecchie appuntite, corna e piedi caprini, analogamente al dio Pan con il quale venne ad identificarsi. </text:p>
          </table:table-cell>
          <table:table-cell table:number-columns-repeated="3"/>
          <table:table-cell table:style-name="ce15"/>
          <table:table-cell table:number-columns-repeated="1018"/>
        </table:table-row>
        <table:table-row table:style-name="ro1">
          <table:table-cell table:style-name="ce2" office:value-type="string" calcext:value-type="string">
            <text:p>ferula</text:p>
          </table:table-cell>
          <table:table-cell table:number-columns-repeated="4"/>
          <table:table-cell table:style-name="ce15"/>
          <table:table-cell table:number-columns-repeated="1018"/>
        </table:table-row>
        <table:table-row table:style-name="ro9">
          <table:table-cell table:style-name="ce2" office:value-type="string" calcext:value-type="string">
            <text:p>fervore</text:p>
          </table:table-cell>
          <table:table-cell office:value-type="string" calcext:value-type="string">
            <text:p>1 Ardore di un sentimento, di una passione:   Intensità di partecipazione:  SIN. Ardore, entusiasmo.</text:p>
            <text:p>2 Impeto di un'azione, di un movimento:   Momento culminante:</text:p>
          </table:table-cell>
          <table:table-cell table:style-name="ce7" office:value-type="string" calcext:value-type="string">
            <text:p>questo fervore di nuova vita (CROCE)</text:p>
            <text:p>il fervore delle danze</text:p>
            <text:p> nel fervore della lotta.</text:p>
            <text:p><text:span text:style-name="T4">studiare, lavorare con grande fervore.</text:span></text:p>
          </table:table-cell>
          <table:table-cell table:style-name="ce7"/>
          <table:table-cell/>
          <table:table-cell table:style-name="ce15"/>
          <table:table-cell table:number-columns-repeated="1018"/>
        </table:table-row>
        <table:table-row table:style-name="ro4">
          <table:table-cell table:style-name="ce2" office:value-type="string" calcext:value-type="string">
            <text:p>feticismo</text:p>
          </table:table-cell>
          <table:table-cell office:value-type="string" calcext:value-type="string">
            <text:p>1) forma di religiosità primitiva consistente nel culto dei feticci</text:p>
            <text:p>2) (fig.) adorazione cieca, ammirazione eccessiva di persona o cosa</text:p>
          </table:table-cell>
          <table:table-cell table:style-name="ce7" table:number-columns-repeated="2"/>
          <table:table-cell/>
          <table:table-cell table:style-name="ce15"/>
          <table:table-cell office:value-type="string" calcext:value-type="string">
            <text:p>s.m.</text:p>
          </table:table-cell>
          <table:table-cell table:number-columns-repeated="1017"/>
        </table:table-row>
        <table:table-row table:style-name="ro1">
          <table:table-cell table:style-name="ce3" office:value-type="string" calcext:value-type="string">
            <text:p>feticismo</text:p>
          </table:table-cell>
          <table:table-cell table:style-name="ce8" office:value-type="string" calcext:value-type="string">
            <text:p><text:s/>sm. stima ed adorazione eccessiva e ridicol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3" office:value-type="string" calcext:value-type="string">
            <text:p>fiotto</text:p>
          </table:table-cell>
          <table:table-cell table:style-name="ce8" office:value-type="string" calcext:value-type="string">
            <text:p><text:s/>sm. tlutto, onda. // getto abbondante (ﬁotto d'acqua) (ﬁotto di sangue). Movimento delle onde del mare; il rumore che esse producono quando battono contro la riva, // per estensione, quantità di liquido che sgorghi improvvisament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2" office:value-type="string" calcext:value-type="string">
            <text:p>flemmatico</text:p>
          </table:table-cell>
          <table:table-cell office:value-type="string" calcext:value-type="string">
            <text:p>1 (med.) Caratterizzato da flemma. </text:p>
            <text:p> 2 Che agisce con calma e lentezza, senza mai scomporsi: </text:p>
            <text:p> SIN. Lento, placido. </text:p>
            <text:p> CONTR. Impetuoso.</text:p>
          </table:table-cell>
          <table:table-cell table:style-name="ce7" office:value-type="string" calcext:value-type="string">
            <text:p>temperamento, tipo flemmatico. </text:p>
          </table:table-cell>
          <table:table-cell table:style-name="ce7"/>
          <table:table-cell/>
          <table:table-cell table:style-name="ce15"/>
          <table:table-cell table:number-columns-repeated="1018"/>
        </table:table-row>
        <table:table-row table:style-name="ro4">
          <table:table-cell table:style-name="ce3" office:value-type="string" calcext:value-type="string">
            <text:p>flemmatico</text:p>
          </table:table-cell>
          <table:table-cell table:style-name="ce8" office:value-type="string" calcext:value-type="string">
            <text:p><text:s/>agg. che ha la flemma, che non si scompone, calmo. Che fa le cose con calma senza affannars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loriegio</text:p>
          </table:table-cell>
          <table:table-cell table:number-columns-repeated="4"/>
          <table:table-cell table:style-name="ce15"/>
          <table:table-cell table:number-columns-repeated="1018"/>
        </table:table-row>
        <table:table-row table:style-name="ro2">
          <table:table-cell table:style-name="ce2" office:value-type="string" calcext:value-type="string">
            <text:p>foia</text:p>
          </table:table-cell>
          <table:table-cell office:value-type="string" calcext:value-type="string">
            <text:p> 1 Stato di intensa eccitazione sessuale, spec. degli animali. </text:p>
            <text:p> 2 (est., fig.) Desiderio smodato. </text:p>
            <text:p> SIN. Brama, frenesia.</text:p>
          </table:table-cell>
          <table:table-cell table:style-name="ce7" table:number-columns-repeated="2"/>
          <table:table-cell/>
          <table:table-cell table:style-name="ce15"/>
          <table:table-cell table:number-columns-repeated="1018"/>
        </table:table-row>
        <table:table-row table:style-name="ro2">
          <table:table-cell table:style-name="ce2" office:value-type="string" calcext:value-type="string">
            <text:p>fola</text:p>
          </table:table-cell>
          <table:table-cell office:value-type="string" calcext:value-type="string">
            <text:p>1 (lett.) Favola, fiaba: raccontare le fole ai bambini;</text:p>
            <text:p>2 (est.) Cosa non vera, frottola.</text:p>
          </table:table-cell>
          <table:table-cell table:style-name="ce7" office:value-type="string" calcext:value-type="string">
            <text:p><text:span text:style-name="T2">Ma queste sono fole, non basta una analogia di questo genere a spiegare le operazioni delle natura. </text:span></text:p>
            <text:p><text:span text:style-name="T3"> o tu che narri disutili fole (SABA).</text:span></text:p>
          </table:table-cell>
          <table:table-cell table:style-name="ce7"/>
          <table:table-cell office:value-type="string" calcext:value-type="string">
            <text:p>L'isola del giorno prima</text:p>
          </table:table-cell>
          <table:table-cell table:style-name="ce15" office:value-type="float" office:value="155" calcext:value-type="float">
            <text:p>155</text:p>
          </table:table-cell>
          <table:table-cell office:value-type="string" calcext:value-type="string">
            <text:p>s.f.</text:p>
          </table:table-cell>
          <table:table-cell table:number-columns-repeated="1017"/>
        </table:table-row>
        <table:table-row table:style-name="ro4">
          <table:table-cell table:style-name="ce2" office:value-type="string" calcext:value-type="string">
            <text:p>fomite</text:p>
          </table:table-cell>
          <table:table-cell office:value-type="string" calcext:value-type="string">
            <text:p>(fig., lett.) Istigazione, stimolo, incentivo: il fomite delle ribellioni <text:s/>Causa attiva: essere fomite di malattie.</text:p>
          </table:table-cell>
          <table:table-cell table:style-name="ce7" table:number-columns-repeated="2"/>
          <table:table-cell/>
          <table:table-cell table:style-name="ce15"/>
          <table:table-cell table:number-columns-repeated="1018"/>
        </table:table-row>
        <table:table-row table:style-name="ro2">
          <table:table-cell table:style-name="ce3" office:value-type="string" calcext:value-type="string">
            <text:p>forcipe</text:p>
          </table:table-cell>
          <table:table-cell table:style-name="ce8" office:value-type="string" calcext:value-type="string">
            <text:p><text:s/>sm. ferro ostetrico a guisa di pinza, con due valvole a cucchiaio aperto, utilizzato per estrarre il feto dal canale genitale, afferrandolo per la testa quando non venga espulso naturalmente al momento del par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oriero</text:p>
          </table:table-cell>
          <table:table-cell office:value-type="string" calcext:value-type="string">
            <text:p>che precede, annunzia</text:p>
          </table:table-cell>
          <table:table-cell table:style-name="ce7" office:value-type="string" calcext:value-type="string">
            <text:p>nuvole foriere di tempesta, segni forieri di malattia</text:p>
          </table:table-cell>
          <table:table-cell table:style-name="ce7"/>
          <table:table-cell/>
          <table:table-cell table:style-name="ce15"/>
          <table:table-cell table:number-columns-repeated="1018"/>
        </table:table-row>
        <table:table-row table:style-name="ro4">
          <table:table-cell table:style-name="ce3" office:value-type="string" calcext:value-type="string">
            <text:p>foriero</text:p>
          </table:table-cell>
          <table:table-cell table:style-name="ce8" office:value-type="string" calcext:value-type="string">
            <text:p><text:s/>agg. che precede, che annuncia (nuvole foriere di tempesta) (avvenimenti forieri di sventur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ormidato</text:p>
          </table:table-cell>
          <table:table-cell office:value-type="string" calcext:value-type="string">
            <text:p>temuto. </text:p>
          </table:table-cell>
          <table:table-cell table:style-name="ce7" office:value-type="string" calcext:value-type="string">
            <text:p>Sono per l'aria il formidato nome (Ariosto)</text:p>
          </table:table-cell>
          <table:table-cell table:style-name="ce7"/>
          <table:table-cell/>
          <table:table-cell table:style-name="ce15"/>
          <table:table-cell table:number-columns-repeated="1018"/>
        </table:table-row>
        <table:table-row table:style-name="ro2">
          <table:table-cell table:style-name="ce3" office:value-type="string" calcext:value-type="string">
            <text:p>forra</text:p>
          </table:table-cell>
          <table:table-cell table:style-name="ce8" office:value-type="string" calcext:value-type="string">
            <text:p><text:s/>sf. gola stretta e profonda tra pareti di roccia, prodotta dall'erosione di acque correnti. Forra si dice di un vallone disseminato di grosse pietre e di vegetazione selvaggi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3" office:value-type="string" calcext:value-type="string">
            <text:p>fricativo</text:p>
          </table:table-cell>
          <table:table-cell table:style-name="ce8" office:value-type="string" calcext:value-type="string">
            <text:p><text:s/>agg. in fonetica si dice consonante fricativa, ciascuna delle consonanti che si ottengono mediante il restringimento del canale vocale, cosi l'aria passandovi da luogo ad una specie di fruscio, di sofﬁo. In italiano vi sono cinque consonanti fricative o spiranti: f, v, s sorda, s sonora, sc.</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rombola</text:p>
          </table:table-cell>
          <table:table-cell table:style-name="ce9" office:value-type="string" calcext:value-type="string">
            <text:p>fionda</text:p>
          </table:table-cell>
          <table:table-cell table:number-columns-repeated="3"/>
          <table:table-cell table:style-name="ce15"/>
          <table:table-cell table:number-columns-repeated="1018"/>
        </table:table-row>
        <table:table-row table:style-name="ro4">
          <table:table-cell table:style-name="ce2" office:value-type="string" calcext:value-type="string">
            <text:p>fulgido</text:p>
          </table:table-cell>
          <table:table-cell office:value-type="string" calcext:value-type="string">
            <text:p>agg</text:p>
            <text:p>che emana fulgore, risplendente luminoso</text:p>
          </table:table-cell>
          <table:table-cell table:style-name="ce7" office:value-type="string" calcext:value-type="string">
            <text:p>una gemma fulgida, un esempio <text:s/>fulgido</text:p>
          </table:table-cell>
          <table:table-cell table:style-name="ce7"/>
          <table:table-cell/>
          <table:table-cell table:style-name="ce15"/>
          <table:table-cell table:number-columns-repeated="1018"/>
        </table:table-row>
        <table:table-row table:style-name="ro4">
          <table:table-cell table:style-name="ce3" office:value-type="string" calcext:value-type="string">
            <text:p>fulgido</text:p>
          </table:table-cell>
          <table:table-cell table:style-name="ce8" office:value-type="string" calcext:value-type="string">
            <text:p><text:s/>agg. risplendente, luminoso (una ﬁllgida gemma) anche in senso figurato (ﬁilgido esempio) che da luce vivissima, abbagliant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ulvo</text:p>
          </table:table-cell>
          <table:table-cell office:value-type="string" calcext:value-type="string">
            <text:p>Giallo rossiccio</text:p>
          </table:table-cell>
          <table:table-cell table:style-name="ce7" office:value-type="string" calcext:value-type="string">
            <text:p>la fulva criniera del leone</text:p>
          </table:table-cell>
          <table:table-cell table:style-name="ce7"/>
          <table:table-cell/>
          <table:table-cell table:style-name="ce15"/>
          <table:table-cell table:number-columns-repeated="1018"/>
        </table:table-row>
        <table:table-row table:style-name="ro4">
          <table:table-cell table:style-name="ce3" office:value-type="string" calcext:value-type="string">
            <text:p>fulvo</text:p>
          </table:table-cell>
          <table:table-cell table:style-name="ce8" office:value-type="string" calcext:value-type="string">
            <text:p><text:s/>agg. di color giallo rossiccio. Biondo con riﬂessi rossicci. Tipico della criniera del leone. Proprio del pelame e dei capell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fumigare</text:p>
          </table:table-cell>
          <table:table-cell table:style-name="ce8" office:value-type="string" calcext:value-type="string">
            <text:p><text:s/>vintr. mandare fumo o vapore simile a fumo, fumare lievemente. (la biancheria fumigava al sol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usciacca</text:p>
          </table:table-cell>
          <table:table-cell table:number-columns-repeated="4"/>
          <table:table-cell table:style-name="ce15"/>
          <table:table-cell table:number-columns-repeated="1018"/>
        </table:table-row>
        <table:table-row table:style-name="ro4">
          <table:table-cell table:style-name="ce2" office:value-type="string" calcext:value-type="string">
            <text:p>gagnolare</text:p>
          </table:table-cell>
          <table:table-cell office:value-type="string" calcext:value-type="string">
            <text:p>Lamentarsi, mugolare, piangere del cane e della volpe <text:s/>(est.) Dolersi, rammaricarsi</text:p>
          </table:table-cell>
          <table:table-cell table:style-name="ce7" office:value-type="string" calcext:value-type="string">
            <text:p>Aveva gagnolato di dolore</text:p>
          </table:table-cell>
          <table:table-cell table:style-name="ce7" office:value-type="string" calcext:value-type="string">
            <text:p>v. intr. (io gagnolo; aus. avere)</text:p>
          </table:table-cell>
          <table:table-cell office:value-type="string" calcext:value-type="string">
            <text:p>L'isola del giorno prima</text:p>
          </table:table-cell>
          <table:table-cell table:style-name="ce15" office:value-type="float" office:value="210" calcext:value-type="float">
            <text:p>210</text:p>
          </table:table-cell>
          <table:table-cell table:number-columns-repeated="1018"/>
        </table:table-row>
        <table:table-row table:style-name="ro2">
          <table:table-cell table:style-name="ce3" office:value-type="string" calcext:value-type="string">
            <text:p>garrire</text:p>
          </table:table-cell>
          <table:table-cell table:style-name="ce8" office:value-type="string" calcext:value-type="string">
            <text:p><text:s/>vintr. Emettere un verso stridulo tipico di alcuni uccelli. (le rondini e i pappagalli garriscono) / fig. Agitarsi, fremere al vento, di bandiere, vele e simili. Il gridare conﬁiso e allegro di passeri numerosi. Anche le bandiere garriscono al ven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garrulo</text:p>
          </table:table-cell>
          <table:table-cell office:value-type="string" calcext:value-type="string">
            <text:p><text:s/>Che garrisce / loquace pedante / Festoso rumoroso</text:p>
          </table:table-cell>
          <table:table-cell table:style-name="ce7" table:number-columns-repeated="2"/>
          <table:table-cell/>
          <table:table-cell table:style-name="ce15"/>
          <table:table-cell table:number-columns-repeated="1018"/>
        </table:table-row>
        <table:table-row table:style-name="ro4">
          <table:table-cell table:style-name="ce2" office:value-type="string" calcext:value-type="string">
            <text:p>gattomammone</text:p>
          </table:table-cell>
          <table:table-cell office:value-type="string" calcext:value-type="string">
            <text:p>Mostro immaginario delle fiabe spesso evocato per spaventare i bambini.</text:p>
          </table:table-cell>
          <table:table-cell table:style-name="ce7" office:value-type="string" calcext:value-type="string">
            <text:p>Un gattomammone alto più della metà di un uomo.</text:p>
          </table:table-cell>
          <table:table-cell table:style-name="ce7" office:value-type="string" calcext:value-type="string">
            <text:p>s. m. (pl. gattimammoni)</text:p>
          </table:table-cell>
          <table:table-cell office:value-type="string" calcext:value-type="string">
            <text:p>L'isola del giorno prima</text:p>
          </table:table-cell>
          <table:table-cell table:style-name="ce15" office:value-type="float" office:value="214" calcext:value-type="float">
            <text:p>214</text:p>
          </table:table-cell>
          <table:table-cell table:number-columns-repeated="1018"/>
        </table:table-row>
        <table:table-row table:style-name="ro1">
          <table:table-cell table:style-name="ce2" office:value-type="string" calcext:value-type="string">
            <text:p>gavotta</text:p>
          </table:table-cell>
          <table:table-cell office:value-type="string" calcext:value-type="string">
            <text:p>{musica} danza francese in tempo binario, in voga nei secoli XVII e XVIII</text:p>
          </table:table-cell>
          <table:table-cell table:style-name="ce7"/>
          <table:table-cell table:style-name="ce7" office:value-type="string" calcext:value-type="string">
            <text:p>sf</text:p>
          </table:table-cell>
          <table:table-cell/>
          <table:table-cell table:style-name="ce15"/>
          <table:table-cell table:number-columns-repeated="1018"/>
        </table:table-row>
        <table:table-row table:style-name="ro1">
          <table:table-cell table:style-name="ce2" office:value-type="string" calcext:value-type="string">
            <text:p>ginnetto</text:p>
          </table:table-cell>
          <table:table-cell office:value-type="string" calcext:value-type="string">
            <text:p>Cavallo di razza spagnola agile e svelto</text:p>
          </table:table-cell>
          <table:table-cell table:number-columns-repeated="3"/>
          <table:table-cell table:style-name="ce15"/>
          <table:table-cell table:number-columns-repeated="1018"/>
        </table:table-row>
        <table:table-row table:style-name="ro5">
          <table:table-cell table:style-name="ce2" office:value-type="string" calcext:value-type="string">
            <text:p>giulebbe</text:p>
          </table:table-cell>
          <table:table-cell office:value-type="string" calcext:value-type="string">
            <text:p>1 Sciroppo denso di zucchero condito con aromi, sughi di frutta, infusione di fiori.</text:p>
            <text:p>2 (raro, fig.) Cosa troppo dolce  Persona sdolcinata.</text:p>
            <text:p>3 (raro, fig.) Stato di illusoria contentezza: essere nel giulebbe.</text:p>
          </table:table-cell>
          <table:table-cell table:style-name="ce7"/>
          <table:table-cell table:style-name="ce7" office:value-type="string" calcext:value-type="string">
            <text:p><text:s/>[ar. gulab, volg. guleb, dal persiano gulab ‘acqua (ab) di rosa (gul)’; av. 1313] s. m. </text:p>
          </table:table-cell>
          <table:table-cell/>
          <table:table-cell table:style-name="ce15"/>
          <table:table-cell table:number-columns-repeated="1018"/>
        </table:table-row>
        <table:table-row table:style-name="ro1">
          <table:table-cell table:style-name="ce2" office:value-type="string" calcext:value-type="string">
            <text:p>glauco</text:p>
          </table:table-cell>
          <table:table-cell office:value-type="string" calcext:value-type="string">
            <text:p>di colore azzurro chiaro tra il verde ed il celeste</text:p>
          </table:table-cell>
          <table:table-cell table:style-name="ce7" office:value-type="string" calcext:value-type="string">
            <text:p>glauche selve d'ulivi</text:p>
          </table:table-cell>
          <table:table-cell table:style-name="ce7"/>
          <table:table-cell/>
          <table:table-cell table:style-name="ce15"/>
          <table:table-cell table:number-columns-repeated="1018"/>
        </table:table-row>
        <table:table-row table:style-name="ro4">
          <table:table-cell table:style-name="ce3" office:value-type="string" calcext:value-type="string">
            <text:p>glauco</text:p>
          </table:table-cell>
          <table:table-cell table:style-name="ce8" office:value-type="string" calcext:value-type="string">
            <text:p><text:s/>agglett Ceruleo di colore non ben deﬁnito tra l'azzurro ed il verde ed anche tra il verde ed il grigio (occhi glauchi). Glauco e il verde tendente al celest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0">
          <table:table-cell table:style-name="ce2" office:value-type="string" calcext:value-type="string">
            <text:p>glossa</text:p>
          </table:table-cell>
          <table:table-cell office:value-type="string" calcext:value-type="string">
            <text:p> 1 Presso gli antichi Greci, espressione oscura o difficile di un testo da esplicare  (est.) Parola o locuzione non usuale.</text:p>
            <text:p> 2 Annotazione marginale o interlineare a testi biblici, letterari, o giuridici, tipica dell'esegesi medievale: glosse a margine; </text:p>
            <text:p> SIN. Chiosa, postilla  (per anton.) Nota esplicativa apposta ai testi giuridici della compilazione giustinianea dai giuristi della scuola di Bologna  (est.) Raccolta delle annotazioni di un glossatore. </text:p>
            <text:p> 3 (est.) Nota esplicativa in genere, commento.</text:p>
          </table:table-cell>
          <table:table-cell table:style-name="ce7" table:number-columns-repeated="2"/>
          <table:table-cell/>
          <table:table-cell table:style-name="ce15"/>
          <table:table-cell table:number-columns-repeated="1018"/>
        </table:table-row>
        <table:table-row table:style-name="ro4">
          <table:table-cell table:style-name="ce2" office:value-type="string" calcext:value-type="string">
            <text:p>gnosi</text:p>
          </table:table-cell>
          <table:table-cell office:value-type="string" calcext:value-type="string">
            <text:p>conoscenza perfetta delle supreme verità religiose e filosofiche, raggiungibile solo attraverso la rivelazione </text:p>
          </table:table-cell>
          <table:table-cell table:style-name="ce7" table:number-columns-repeated="2"/>
          <table:table-cell/>
          <table:table-cell table:style-name="ce15"/>
          <table:table-cell table:number-columns-repeated="1018"/>
        </table:table-row>
        <table:table-row table:style-name="ro5">
          <table:table-cell table:style-name="ce2" office:value-type="string" calcext:value-type="string">
            <text:p>gnosticismo</text:p>
          </table:table-cell>
          <table:table-cell office:value-type="string" calcext:value-type="string">
            <text:p><text:s text:c="2"/>Indirizzo filosofico religioso diffusosi nel II secolo d.C. che considerava la salvezza spirituale e la beatitudine dipendenti dalla gnosi, intesa come non deducibile dall’esperienza, ma come conoscenza rivelata dei misteri divini e della grandezza di Dio.</text:p>
          </table:table-cell>
          <table:table-cell table:style-name="ce7" table:number-columns-repeated="2"/>
          <table:table-cell/>
          <table:table-cell table:style-name="ce15"/>
          <table:table-cell table:number-columns-repeated="1018"/>
        </table:table-row>
        <table:table-row table:style-name="ro4">
          <table:table-cell table:style-name="ce2" office:value-type="string" calcext:value-type="string">
            <text:p>grifo</text:p>
          </table:table-cell>
          <table:table-cell office:value-type="string" calcext:value-type="string">
            <text:p>1 (lett.) Grugno.</text:p>
            <text:p>2 (spreg., spec. lett.) Viso umano  </text:p>
          </table:table-cell>
          <table:table-cell table:style-name="ce7" office:value-type="string" calcext:value-type="string">
            <text:p>Rompere il grifo, rompere il muso.</text:p>
          </table:table-cell>
          <table:table-cell table:style-name="ce7"/>
          <table:table-cell office:value-type="string" calcext:value-type="string">
            <text:p>L'isola del giorno prima</text:p>
          </table:table-cell>
          <table:table-cell table:style-name="ce15" office:value-type="float" office:value="172" calcext:value-type="float">
            <text:p>172</text:p>
          </table:table-cell>
          <table:table-cell office:value-type="string" calcext:value-type="string">
            <text:p>s.m.</text:p>
          </table:table-cell>
          <table:table-cell table:number-columns-repeated="1017"/>
        </table:table-row>
        <table:table-row table:style-name="ro4">
          <table:table-cell table:style-name="ce3" office:value-type="string" calcext:value-type="string">
            <text:p>gualcire</text:p>
          </table:table-cell>
          <table:table-cell table:style-name="ce8" office:value-type="string" calcext:value-type="string">
            <text:p><text:s/>v.tr. sinonimo di sgualcire. Far prendere brutte pieghe, strapazzare, specialmente riferito a carta o tessut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guatare</text:p>
          </table:table-cell>
          <table:table-cell office:value-type="string" calcext:value-type="string">
            <text:p>1) guardare a lungo e in modo minaccioso o mostrando interesse stupore disprezzo o paura</text:p>
          </table:table-cell>
          <table:table-cell table:style-name="ce7" office:value-type="string" calcext:value-type="string">
            <text:p>come quei che con lena affannatta / … / si volge a l'acqua perigiosa e guata </text:p>
          </table:table-cell>
          <table:table-cell table:style-name="ce7"/>
          <table:table-cell/>
          <table:table-cell table:style-name="ce15"/>
          <table:table-cell table:number-columns-repeated="1018"/>
        </table:table-row>
        <table:table-row table:style-name="ro5">
          <table:table-cell table:style-name="ce2" office:value-type="string" calcext:value-type="string">
            <text:p>guiderdone</text:p>
          </table:table-cell>
          <table:table-cell office:value-type="string" calcext:value-type="string">
            <text:p>1 (lett.) Ricompensa, rimunerazione: preceda a i servigi il guiderdone (TASSO)  (iron.) Cattiva ricompensa: per tutta ricompensa ricevette un guiderdone di improperi.</text:p>
            <text:p>2 †Interesse, frutto del capitale.</text:p>
          </table:table-cell>
          <table:table-cell table:style-name="ce7" office:value-type="string" calcext:value-type="string">
            <text:p>Godere del meritato guiderdone</text:p>
          </table:table-cell>
          <table:table-cell table:style-name="ce7"/>
          <table:table-cell office:value-type="string" calcext:value-type="string">
            <text:p>L'isola del giorno prima</text:p>
          </table:table-cell>
          <table:table-cell table:style-name="ce15" office:value-type="float" office:value="72" calcext:value-type="float">
            <text:p>72</text:p>
          </table:table-cell>
          <table:table-cell office:value-type="string" calcext:value-type="string">
            <text:p>s.m.</text:p>
          </table:table-cell>
          <table:table-cell table:number-columns-repeated="1017"/>
        </table:table-row>
        <table:table-row table:style-name="ro2">
          <table:table-cell table:style-name="ce3" office:value-type="string" calcext:value-type="string">
            <text:p>Hansa</text:p>
          </table:table-cell>
          <table:table-cell table:style-name="ce8" office:value-type="string" calcext:value-type="string">
            <text:p><text:s/>st'. in origine designava l'unione di mercanti tedeschi all'estero In seguito indicò la lega a ﬁni commerciali di città rivierasche e non dell'Europa centro-settentrional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ialino</text:p>
          </table:table-cell>
          <table:table-cell office:value-type="string" calcext:value-type="string">
            <text:p>che ha l'aspetto e la trasparenza del vetro</text:p>
          </table:table-cell>
          <table:table-cell table:style-name="ce7" table:number-columns-repeated="2"/>
          <table:table-cell/>
          <table:table-cell table:style-name="ce15"/>
          <table:table-cell table:number-columns-repeated="1018"/>
        </table:table-row>
        <table:table-row table:style-name="ro4">
          <table:table-cell table:style-name="ce3" office:value-type="string" calcext:value-type="string">
            <text:p>ialino</text:p>
          </table:table-cell>
          <table:table-cell table:style-name="ce8" office:value-type="string" calcext:value-type="string">
            <text:p><text:s/>agg trasparente come il vetro, diafano; come il vetro. (minerali ialini) in riferimento alla trasparenza del vetr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iamatologia</text:p>
          </table:table-cell>
          <table:table-cell office:value-type="string" calcext:value-type="string">
            <text:p>Disciplina che studia la civiltà e la cultura giapponese</text:p>
          </table:table-cell>
          <table:table-cell table:style-name="ce7" table:number-columns-repeated="2"/>
          <table:table-cell/>
          <table:table-cell table:style-name="ce15"/>
          <table:table-cell table:number-columns-repeated="1018"/>
        </table:table-row>
        <table:table-row table:style-name="ro4">
          <table:table-cell table:style-name="ce3" office:value-type="string" calcext:value-type="string">
            <text:p>iato</text:p>
          </table:table-cell>
          <table:table-cell table:style-name="ce8" office:value-type="string" calcext:value-type="string">
            <text:p><text:s/>srn. incontro di due vocali che non formano un dittongo, ma si pronunciano in due distinte emissioni di fiato, dando luogo a due sillabe. te-a-tro, vi-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iattanza</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4">
          <table:table-cell table:style-name="ce3" office:value-type="string" calcext:value-type="string">
            <text:p>icastico</text:p>
          </table:table-cell>
          <table:table-cell table:style-name="ce8" office:value-type="string" calcext:value-type="string">
            <text:p><text:s/>agg. espressivo, che si esprime per immagini eﬁìcaci e vivaci. rappresenta cose e fatti come una realtà evidente. (frase icastica, termini icastic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iemale</text:p>
          </table:table-cell>
          <table:table-cell office:value-type="string" calcext:value-type="string">
            <text:p>1 (lett.) Invernale:</text:p>
            <text:p>2 (bot.) Detto di pianta sempreverde.</text:p>
          </table:table-cell>
          <table:table-cell table:style-name="ce7" office:value-type="string" calcext:value-type="string">
            <text:p>immune / dal sole e dai venti iemali (D'ANNUNZIO) <text:s/>Sito iemale, posto a tramontana.</text:p>
          </table:table-cell>
          <table:table-cell table:style-name="ce7" office:value-type="string" calcext:value-type="string">
            <text:p><text:s/>[vc. dotta, lat. hiemale(m), da hiems ‘inverno’, di orig. indeur.; 1336 ca.] agg.</text:p>
          </table:table-cell>
          <table:table-cell/>
          <table:table-cell table:style-name="ce15"/>
          <table:table-cell table:number-columns-repeated="1018"/>
        </table:table-row>
        <table:table-row table:style-name="ro1">
          <table:table-cell table:style-name="ce3" office:value-type="string" calcext:value-type="string">
            <text:p>igneo</text:p>
          </table:table-cell>
          <table:table-cell table:style-name="ce8" office:value-type="string" calcext:value-type="string">
            <text:p><text:s/>agg. di fuoco, infuocato. (rocce igne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illazione</text:p>
          </table:table-cell>
          <table:table-cell office:value-type="string" calcext:value-type="string">
            <text:p>supposizione arbitraria priva di fondamento</text:p>
          </table:table-cell>
          <table:table-cell table:style-name="ce7" office:value-type="string" calcext:value-type="string">
            <text:p>le sue sono soltanto illazioni</text:p>
          </table:table-cell>
          <table:table-cell table:style-name="ce7"/>
          <table:table-cell/>
          <table:table-cell table:style-name="ce15"/>
          <table:table-cell table:number-columns-repeated="1018"/>
        </table:table-row>
        <table:table-row table:style-name="ro5">
          <table:table-cell table:style-name="ce2" office:value-type="string" calcext:value-type="string">
            <text:p>immanentismo</text:p>
          </table:table-cell>
          <table:table-cell office:value-type="string" calcext:value-type="string">
            <text:p><text:s text:c="2"/>1 Dottrina filosofica che risolve tutta la realtà nella coscienza e rifiuta pertanto ogni principio di trascendenza. 2 Indirizzo cattolico modernistico che fonda la verità religiosa sulle aspirazioni ed esigenze dell'anima umana e dell'esperienza individuale.</text:p>
          </table:table-cell>
          <table:table-cell table:style-name="ce7" table:number-columns-repeated="2"/>
          <table:table-cell/>
          <table:table-cell table:style-name="ce15"/>
          <table:table-cell table:number-columns-repeated="1018"/>
        </table:table-row>
        <table:table-row table:style-name="ro4">
          <table:table-cell table:style-name="ce2" office:value-type="string" calcext:value-type="string">
            <text:p>immantinente</text:p>
          </table:table-cell>
          <table:table-cell office:value-type="string" calcext:value-type="string">
            <text:p>(lett.) Subito, senza indugio, nel momento stesso: </text:p>
          </table:table-cell>
          <table:table-cell table:style-name="ce7" office:value-type="string" calcext:value-type="string">
            <text:p>confessare, obbedire immantinente; eseguire immantinente un ordine; se n'avvide immantinente.</text:p>
          </table:table-cell>
          <table:table-cell table:style-name="ce7"/>
          <table:table-cell/>
          <table:table-cell table:style-name="ce15"/>
          <table:table-cell table:number-columns-repeated="1018"/>
        </table:table-row>
        <table:table-row table:style-name="ro1">
          <table:table-cell table:style-name="ce2" office:value-type="string" calcext:value-type="string">
            <text:p>imo</text:p>
          </table:table-cell>
          <table:table-cell office:value-type="string" calcext:value-type="string">
            <text:p>che si trova nel punto più basso più interno o profondo</text:p>
          </table:table-cell>
          <table:table-cell table:style-name="ce7" table:number-columns-repeated="2"/>
          <table:table-cell/>
          <table:table-cell table:style-name="ce15"/>
          <table:table-cell table:number-columns-repeated="1018"/>
        </table:table-row>
        <table:table-row table:style-name="ro2">
          <table:table-cell table:style-name="ce3" office:value-type="string" calcext:value-type="string">
            <text:p>imo</text:p>
          </table:table-cell>
          <table:table-cell table:style-name="ce8" office:value-type="string" calcext:value-type="string">
            <text:p><text:s/>agg. Che si trova nella parte più bassa, più profonda, più interna, che e in fondo / ﬁg. di bassa condizione sociale, moralmente inﬁmo E’ la voce poetica che corrisponde alla parte più bass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impenitente</text:p>
          </table:table-cell>
          <table:table-cell office:value-type="string" calcext:value-type="string">
            <text:p>Agg. 1 Che non è disposto a pentirsi: peccatore impenitente.</text:p>
            <text:p>2 (est.) Che persiste nelle sue idee e nei suoi propositi: scapolo impenitente  (scherz.) Incorreggibile, ostinato, incallito: bevitore impenitente.</text:p>
          </table:table-cell>
          <table:table-cell table:style-name="ce7" office:value-type="string" calcext:value-type="string">
            <text:p>Con impenitente concettosità</text:p>
          </table:table-cell>
          <table:table-cell table:style-name="ce7"/>
          <table:table-cell office:value-type="string" calcext:value-type="string">
            <text:p>L'isola del giorno prima</text:p>
          </table:table-cell>
          <table:table-cell table:style-name="ce15" office:value-type="float" office:value="5" calcext:value-type="float">
            <text:p>5</text:p>
          </table:table-cell>
          <table:table-cell table:number-columns-repeated="1018"/>
        </table:table-row>
        <table:table-row table:style-name="ro4">
          <table:table-cell table:style-name="ce2" office:value-type="string" calcext:value-type="string">
            <text:p>impudenza</text:p>
          </table:table-cell>
          <table:table-cell office:value-type="string" calcext:value-type="string">
            <text:p>s. f. Mancanza di pudore <text:s/>Sfacciataggine, sfrontatezza: ha l'impudenza di un vero ciarlatano.</text:p>
          </table:table-cell>
          <table:table-cell table:style-name="ce7" office:value-type="string" calcext:value-type="string">
            <text:p>Traduceva impudenza e rimorso in versi irrequieti.</text:p>
          </table:table-cell>
          <table:table-cell table:style-name="ce7"/>
          <table:table-cell office:value-type="string" calcext:value-type="string">
            <text:p>L'isola del giorno prima</text:p>
          </table:table-cell>
          <table:table-cell table:style-name="ce15" office:value-type="float" office:value="151" calcext:value-type="float">
            <text:p>151</text:p>
          </table:table-cell>
          <table:table-cell table:number-columns-repeated="1018"/>
        </table:table-row>
        <table:table-row table:style-name="ro4">
          <table:table-cell table:style-name="ce2" office:value-type="string" calcext:value-type="string">
            <text:p>incesso</text:p>
          </table:table-cell>
          <table:table-cell office:value-type="string" calcext:value-type="string">
            <text:p>modo di camminare con passo maestoso e solenne</text:p>
          </table:table-cell>
          <table:table-cell table:style-name="ce7" office:value-type="string" calcext:value-type="string">
            <text:p>il grave incesso del re; una donna dalle forme giunoniche incedeva tra la folla</text:p>
          </table:table-cell>
          <table:table-cell table:style-name="ce7"/>
          <table:table-cell/>
          <table:table-cell table:style-name="ce15"/>
          <table:table-cell table:number-columns-repeated="1018"/>
        </table:table-row>
        <table:table-row table:style-name="ro1">
          <table:table-cell table:style-name="ce2" office:value-type="string" calcext:value-type="string">
            <text:p>incinerazione</text:p>
          </table:table-cell>
          <table:table-cell office:value-type="string" calcext:value-type="string">
            <text:p>ridurre in cenere sostanze organiche , cremare</text:p>
          </table:table-cell>
          <table:table-cell table:style-name="ce7" table:number-columns-repeated="2"/>
          <table:table-cell/>
          <table:table-cell table:style-name="ce15"/>
          <table:table-cell table:number-columns-repeated="1018"/>
        </table:table-row>
        <table:table-row table:style-name="ro1">
          <table:table-cell table:style-name="ce2" office:value-type="string" calcext:value-type="string">
            <text:p>incipiente</text:p>
          </table:table-cell>
          <table:table-cell office:value-type="string" calcext:value-type="string">
            <text:p>Che sta iniziando, che comincia a manifestarsi</text:p>
          </table:table-cell>
          <table:table-cell table:style-name="ce7" office:value-type="string" calcext:value-type="string">
            <text:p>paralisi, calvizie incipienti</text:p>
          </table:table-cell>
          <table:table-cell table:style-name="ce7"/>
          <table:table-cell/>
          <table:table-cell table:style-name="ce15"/>
          <table:table-cell table:number-columns-repeated="1018"/>
        </table:table-row>
        <table:table-row table:style-name="ro3">
          <table:table-cell table:style-name="ce2" office:value-type="string" calcext:value-type="string">
            <text:p>inclito</text:p>
          </table:table-cell>
          <table:table-cell office:value-type="string" calcext:value-type="string">
            <text:p>Nobile, illustre, glorioso</text:p>
          </table:table-cell>
          <table:table-cell office:value-type="string" calcext:value-type="string">
            <text:p>L'inclito Ambidestro, allora, plasmò con la terra</text:p>
          </table:table-cell>
          <table:table-cell office:value-type="string" calcext:value-type="string">
            <text:p>dal lat. inclĭtus, variante di inclŭtus, comp. di in-1 e tema di cluēre o cluĕre «avere fama, esser celebre» : Nota l'accento: ìnclito</text:p>
          </table:table-cell>
          <table:table-cell office:value-type="string" calcext:value-type="string">
            <text:p>Ulisse era un fico</text:p>
          </table:table-cell>
          <table:table-cell table:style-name="ce15"/>
          <table:table-cell office:value-type="string" calcext:value-type="string">
            <text:p>agg.</text:p>
          </table:table-cell>
          <table:table-cell table:number-columns-repeated="1017"/>
        </table:table-row>
        <table:table-row table:style-name="ro5">
          <table:table-cell table:style-name="ce3" office:value-type="string" calcext:value-type="string">
            <text:p>induzione</text:p>
          </table:table-cell>
          <table:table-cell table:style-name="ce8" office:value-type="string" calcext:value-type="string">
            <text:p><text:s/>sf l'atto di indurre, di spingere a compiere determinati atti. / procedimento logico contrario a quello della deduzione per cui dall'osservazione di casi particolari si giunge a principi generali . / Congettura l Azione esercitata a distanza da determinati corpi su altr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ineluttabile</text:p>
          </table:table-cell>
          <table:table-cell office:value-type="string" calcext:value-type="string">
            <text:p>di ciò contro cui non si può lottare,</text:p>
          </table:table-cell>
          <table:table-cell table:style-name="ce7" office:value-type="string" calcext:value-type="string">
            <text:p>destino necessità ineluttabile</text:p>
          </table:table-cell>
          <table:table-cell table:style-name="ce7"/>
          <table:table-cell/>
          <table:table-cell table:style-name="ce15"/>
          <table:table-cell table:number-columns-repeated="1018"/>
        </table:table-row>
        <table:table-row table:style-name="ro4">
          <table:table-cell table:style-name="ce3" office:value-type="string" calcext:value-type="string">
            <text:p>inficiare</text:p>
          </table:table-cell>
          <table:table-cell table:style-name="ce8" office:value-type="string" calcext:value-type="string">
            <text:p><text:s/>v tr. negare la validità, dichiarare falso anche di una cosa vera, / raro per estensione Sminuire, svalutar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infingardo</text:p>
          </table:table-cell>
          <table:table-cell office:value-type="string" calcext:value-type="string">
            <text:p><text:s/>Di persona che fugge ogni fatica per pigrizia, svogliatezza e sim.: ragazzo infingardo. SIN. Neghittoso, poltrone.</text:p>
          </table:table-cell>
          <table:table-cell table:style-name="ce7" table:number-columns-repeated="2"/>
          <table:table-cell/>
          <table:table-cell table:style-name="ce15"/>
          <table:table-cell table:number-columns-repeated="1018"/>
        </table:table-row>
        <table:table-row table:style-name="ro1">
          <table:table-cell table:style-name="ce2" office:value-type="string" calcext:value-type="string">
            <text:p>innervare</text:p>
          </table:table-cell>
          <table:table-cell office:value-type="string" calcext:value-type="string">
            <text:p>(anat.) Dare connessione nervosa a un organo o tessuto.</text:p>
          </table:table-cell>
          <table:table-cell table:style-name="ce7" table:number-columns-repeated="2"/>
          <table:table-cell/>
          <table:table-cell table:style-name="ce15"/>
          <table:table-cell table:number-columns-repeated="1018"/>
        </table:table-row>
        <table:table-row table:style-name="ro2">
          <table:table-cell table:style-name="ce2" office:value-type="string" calcext:value-type="string">
            <text:p>inopinato</text:p>
          </table:table-cell>
          <table:table-cell office:value-type="string" calcext:value-type="string">
            <text:p>Agg.  Che avviene in modo improvviso e inatteso: accidente, caso inopinato.</text:p>
            <text:p> inopinatamente, avv. Inaspettatamente.</text:p>
          </table:table-cell>
          <table:table-cell table:style-name="ce7"/>
          <table:table-cell table:style-name="ce7" office:value-type="string" calcext:value-type="string">
            <text:p>[vc. dotta, lat. inopinatu(m), comp. di in- neg. e opinatus ‘opinato’; av. 1363]</text:p>
          </table:table-cell>
          <table:table-cell/>
          <table:table-cell table:style-name="ce15"/>
          <table:table-cell table:number-columns-repeated="1018"/>
        </table:table-row>
        <table:table-row table:style-name="ro1">
          <table:table-cell table:style-name="ce2" office:value-type="string" calcext:value-type="string">
            <text:p>inospite</text:p>
          </table:table-cell>
          <table:table-cell office:value-type="string" calcext:value-type="string">
            <text:p>inospitale, selvaggio</text:p>
          </table:table-cell>
          <table:table-cell table:style-name="ce7" table:number-columns-repeated="2"/>
          <table:table-cell/>
          <table:table-cell table:style-name="ce15"/>
          <table:table-cell table:number-columns-repeated="1018"/>
        </table:table-row>
        <table:table-row table:style-name="ro4">
          <table:table-cell table:style-name="ce2" office:value-type="string" calcext:value-type="string">
            <text:p>insanire</text:p>
          </table:table-cell>
          <table:table-cell office:value-type="string" calcext:value-type="string">
            <text:p><text:s/>(lett.) Diventare insano, folle: insanire per il terribile spavento.</text:p>
          </table:table-cell>
          <table:table-cell table:style-name="ce7" office:value-type="string" calcext:value-type="string">
            <text:p>Farò insanire te, scellerato!</text:p>
          </table:table-cell>
          <table:table-cell table:style-name="ce7"/>
          <table:table-cell office:value-type="string" calcext:value-type="string">
            <text:p>L'isola del giorno prima</text:p>
          </table:table-cell>
          <table:table-cell table:style-name="ce15" office:value-type="float" office:value="214" calcext:value-type="float">
            <text:p>214</text:p>
          </table:table-cell>
          <table:table-cell table:number-columns-repeated="1018"/>
        </table:table-row>
        <table:table-row table:style-name="ro4">
          <table:table-cell table:style-name="ce2" office:value-type="string" calcext:value-type="string">
            <text:p>insipiente</text:p>
          </table:table-cell>
          <table:table-cell office:value-type="string" calcext:value-type="string">
            <text:p>di persona ignorante e sciocca, ma che presume di sapere. </text:p>
          </table:table-cell>
          <table:table-cell table:style-name="ce7" office:value-type="string" calcext:value-type="string">
            <text:p>Un ragazzo insipiente ma che vuole insegnare agli altri.</text:p>
          </table:table-cell>
          <table:table-cell table:style-name="ce7" office:value-type="string" calcext:value-type="string">
            <text:p>A v. intr. (io insanisco, tu insanisci; aus. essere)</text:p>
          </table:table-cell>
          <table:table-cell/>
          <table:table-cell table:style-name="ce15"/>
          <table:table-cell table:number-columns-repeated="1018"/>
        </table:table-row>
        <table:table-row table:style-name="ro2">
          <table:table-cell table:style-name="ce2" office:value-type="string" calcext:value-type="string">
            <text:p>invalso</text:p>
          </table:table-cell>
          <table:table-cell/>
          <table:table-cell office:value-type="string" calcext:value-type="string">
            <text:p>e secondo l’uso, invalso da tempo, di far venire</text:p>
          </table:table-cell>
          <table:table-cell/>
          <table:table-cell office:value-type="string" calcext:value-type="string">
            <text:p>1289. La battaglia di Campaldino </text:p>
          </table:table-cell>
          <table:table-cell table:style-name="ce15"/>
          <table:table-cell table:number-columns-repeated="1018"/>
        </table:table-row>
        <table:table-row table:style-name="ro1">
          <table:table-cell table:style-name="ce3" office:value-type="string" calcext:value-type="string">
            <text:p>inviso</text:p>
          </table:table-cell>
          <table:table-cell table:style-name="ce8" office:value-type="string" calcext:value-type="string">
            <text:p><text:s/>agg. malvisto, guardato con avversione, odia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invitto</text:p>
          </table:table-cell>
          <table:table-cell office:value-type="string" calcext:value-type="string">
            <text:p>che non conosce la sconfitta</text:p>
          </table:table-cell>
          <table:table-cell office:value-type="string" calcext:value-type="string">
            <text:p>Eroe invitto, condottiero invitto</text:p>
          </table:table-cell>
          <table:table-cell table:number-columns-repeated="2"/>
          <table:table-cell table:style-name="ce15"/>
          <table:table-cell table:number-columns-repeated="1018"/>
        </table:table-row>
        <table:table-row table:style-name="ro5">
          <table:table-cell table:style-name="ce2" office:value-type="string" calcext:value-type="string">
            <text:p>ipotiposi</text:p>
          </table:table-cell>
          <table:table-cell office:value-type="string" calcext:value-type="string">
            <text:p>(ling.) Figura retorica che consiste nel rappresentare in modo vivo, immediato ed efficace un oggetto, una persona, una situazione e sim., quasi da offrirne l'immagine visiva: ed el s'ergea col petto e con la fronte / com'avesse l'inferno a gran dispitto (DANTE Inf. X, 35-36).</text:p>
          </table:table-cell>
          <table:table-cell table:style-name="ce7" table:number-columns-repeated="2"/>
          <table:table-cell/>
          <table:table-cell table:style-name="ce15"/>
          <table:table-cell table:number-columns-repeated="1018"/>
        </table:table-row>
        <table:table-row table:style-name="ro1">
          <table:table-cell table:style-name="ce2" office:value-type="string" calcext:value-type="string">
            <text:p>ircocervo</text:p>
          </table:table-cell>
          <table:table-cell office:value-type="string" calcext:value-type="string">
            <text:p>mostro favoloso tra il capro e il cervo</text:p>
          </table:table-cell>
          <table:table-cell table:style-name="ce7" table:number-columns-repeated="2"/>
          <table:table-cell/>
          <table:table-cell table:style-name="ce15"/>
          <table:table-cell table:number-columns-repeated="1018"/>
        </table:table-row>
        <table:table-row table:style-name="ro1">
          <table:table-cell table:style-name="ce3" office:value-type="string" calcext:value-type="string">
            <text:p>irrefutabile</text:p>
          </table:table-cell>
          <table:table-cell table:style-name="ce8" office:value-type="string" calcext:value-type="string">
            <text:p><text:s/>agg. che non si può confutare, che e pienamente valido, indiscutibil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isotropo</text:p>
          </table:table-cell>
          <table:table-cell table:style-name="ce8" office:value-type="string" calcext:value-type="string">
            <text:p><text:s/>agg. si dice di corpo fisico che presenta le stesse caratteristiche in tutte le direzion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laconico</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2">
          <table:table-cell table:style-name="ce3" office:value-type="string" calcext:value-type="string">
            <text:p>latebra</text:p>
          </table:table-cell>
          <table:table-cell table:style-name="ce8" office:value-type="string" calcext:value-type="string">
            <text:p><text:s/>sf. lett. luogo oscuro, celato e nascosto, nascondiglio, Termine più usato in senso ﬁgurato. (le latebre del cuore, dell'inconscio : l'intimo del cuore, dell'inconsci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latore</text:p>
          </table:table-cell>
          <table:table-cell office:value-type="string" calcext:value-type="string">
            <text:p><text:s/>Chi adempie al'incarico di portare qualcosa a qualcuno.</text:p>
          </table:table-cell>
          <table:table-cell table:style-name="ce7" table:number-columns-repeated="2"/>
          <table:table-cell office:value-type="string" calcext:value-type="string">
            <text:p>L'isola del giorno prima</text:p>
          </table:table-cell>
          <table:table-cell table:style-name="ce15"/>
          <table:table-cell table:number-columns-repeated="1018"/>
        </table:table-row>
        <table:table-row table:style-name="ro2">
          <table:table-cell table:style-name="ce2" office:value-type="string" calcext:value-type="string">
            <text:p>lattato</text:p>
          </table:table-cell>
          <table:table-cell office:value-type="string" calcext:value-type="string">
            <text:p>1 Bianco come il latte</text:p>
            <text:p>2 †Che contiene o è fatto con latte  Uova lattate, sbattute e mischiate con latte caldo  Minestra lattata, zuppa con brodetto di uova e latte.</text:p>
          </table:table-cell>
          <table:table-cell table:style-name="ce7" office:value-type="string" calcext:value-type="string">
            <text:p>Il cole vi creava un'atmosfera lattata.</text:p>
            <text:p><text:span text:style-name="T4"> bianco lattato; marmo lattato  Fiore lattato, fiore d'arancio.</text:span></text:p>
          </table:table-cell>
          <table:table-cell table:style-name="ce7"/>
          <table:table-cell office:value-type="string" calcext:value-type="string">
            <text:p>L'isola del giorno prima</text:p>
          </table:table-cell>
          <table:table-cell table:style-name="ce15" office:value-type="float" office:value="216" calcext:value-type="float">
            <text:p>216</text:p>
          </table:table-cell>
          <table:table-cell office:value-type="string" calcext:value-type="string">
            <text:p>agg</text:p>
          </table:table-cell>
          <table:table-cell table:number-columns-repeated="1017"/>
        </table:table-row>
        <table:table-row table:style-name="ro3">
          <table:table-cell table:style-name="ce2" office:value-type="string" calcext:value-type="string">
            <text:p>lavacro</text:p>
          </table:table-cell>
          <table:table-cell office:value-type="string" calcext:value-type="string">
            <text:p> 1 (lett.) Bagno, lavaggio  Lavacro di sangue, martirio. </text:p>
            <text:p> 2 (lett., fig.) Purificazione: il lavacro delle colpe. </text:p>
            <text:p> 3 (lett.) Recipiente per lavarsi  Santo lavacro, il fonte battesimale o il Battesimo stesso. </text:p>
            <text:p> 4 (lett.) Corso d'acqua: </text:p>
          </table:table-cell>
          <table:table-cell table:style-name="ce7" office:value-type="string" calcext:value-type="string">
            <text:p>pe' lavacri / che da' suoi gioghi a te versa Appennino (FOSCOLO). Lavacro di sangue = Martirio</text:p>
          </table:table-cell>
          <table:table-cell table:style-name="ce7"/>
          <table:table-cell/>
          <table:table-cell table:style-name="ce15"/>
          <table:table-cell table:number-columns-repeated="1018"/>
        </table:table-row>
        <table:table-row table:style-name="ro2">
          <table:table-cell table:style-name="ce3" office:value-type="string" calcext:value-type="string">
            <text:p>leccio</text:p>
          </table:table-cell>
          <table:table-cell table:style-name="ce8" office:value-type="string" calcext:value-type="string">
            <text:p><text:s/>sni. albero sempreverde della famiglia Fagacee detto anche elce o elice caratteristico della regione mediterranea, foglie coriacee, ovate o lanceolate, intere; ghiandole allungate con cupola a squame appressat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lemure</text:p>
          </table:table-cell>
          <table:table-cell office:value-type="string" calcext:value-type="string">
            <text:p><text:s/>Nelle credenze religiose dell'antica Roma, anima o spettro vagante di defunto che tornava sulla terra per molestare i vivi</text:p>
          </table:table-cell>
          <table:table-cell table:style-name="ce7" table:number-columns-repeated="2"/>
          <table:table-cell/>
          <table:table-cell table:style-name="ce15"/>
          <table:table-cell table:number-columns-repeated="1018"/>
        </table:table-row>
        <table:table-row table:style-name="ro4">
          <table:table-cell table:style-name="ce2" office:value-type="string" calcext:value-type="string">
            <text:p>lenire</text:p>
          </table:table-cell>
          <table:table-cell office:value-type="string" calcext:value-type="string">
            <text:p>vtr</text:p>
            <text:p>calmare, mitigare, raddolcire</text:p>
          </table:table-cell>
          <table:table-cell table:style-name="ce7" table:number-columns-repeated="2"/>
          <table:table-cell/>
          <table:table-cell table:style-name="ce15"/>
          <table:table-cell table:number-columns-repeated="1018"/>
        </table:table-row>
        <table:table-row table:style-name="ro2">
          <table:table-cell table:style-name="ce3" office:value-type="string" calcext:value-type="string">
            <text:p>lenire</text:p>
          </table:table-cell>
          <table:table-cell table:style-name="ce8" office:value-type="string" calcext:value-type="string">
            <text:p><text:s/>v tr Sedare, alleviare, temprare (Lenire un dolore) Lenire è proprio del dolore ﬁsico e morale. (La cura dei .anghi ha molto lenito i miei dolori artritici) (Il suo perdono ha lenito il mio dolor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lenone</text:p>
          </table:table-cell>
          <table:table-cell office:value-type="string" calcext:value-type="string">
            <text:p>nell'antica roma mercante di schiave</text:p>
          </table:table-cell>
          <table:table-cell table:style-name="ce7" table:number-columns-repeated="2"/>
          <table:table-cell/>
          <table:table-cell table:style-name="ce15"/>
          <table:table-cell table:number-columns-repeated="1018"/>
        </table:table-row>
        <table:table-row table:style-name="ro4">
          <table:table-cell table:style-name="ce2" office:value-type="string" calcext:value-type="string">
            <text:p>lettisternio</text:p>
          </table:table-cell>
          <table:table-cell office:value-type="string" calcext:value-type="string">
            <text:p>nella Roma antica, banchetto sacrificale offerto agli dei, le cui statue si ponevano attorno ad una tavola imbandita.</text:p>
          </table:table-cell>
          <table:table-cell table:style-name="ce7" table:number-columns-repeated="2"/>
          <table:table-cell/>
          <table:table-cell table:style-name="ce15"/>
          <table:table-cell table:number-columns-repeated="1018"/>
        </table:table-row>
        <table:table-row table:style-name="ro1">
          <table:table-cell table:style-name="ce2" office:value-type="string" calcext:value-type="string">
            <text:p>locupletare</text:p>
          </table:table-cell>
          <table:table-cell office:value-type="string" calcext:value-type="string">
            <text:p>Arricchire, spesso senza causa</text:p>
          </table:table-cell>
          <table:table-cell table:style-name="ce7" table:number-columns-repeated="2"/>
          <table:table-cell/>
          <table:table-cell table:style-name="ce15"/>
          <table:table-cell table:number-columns-repeated="1018"/>
        </table:table-row>
        <table:table-row table:style-name="ro2">
          <table:table-cell table:style-name="ce2" office:value-type="string" calcext:value-type="string">
            <text:p>logogrifo</text:p>
          </table:table-cell>
          <table:table-cell office:value-type="string" calcext:value-type="string">
            <text:p>s. m. <text:s/>Gioco enigmistico consistente nello scomporre una parola per formare con le sue lettere o le sue sillabe una serie di altre parole di lunghezza inferiore (ad es. da canestro: contesa, strano, antro, oste, ora, ecc.).</text:p>
          </table:table-cell>
          <table:table-cell table:style-name="ce7" office:value-type="string" calcext:value-type="string">
            <text:p>L'occhio miope per decifrare quel logogrifo di fughe</text:p>
          </table:table-cell>
          <table:table-cell table:style-name="ce7"/>
          <table:table-cell office:value-type="string" calcext:value-type="string">
            <text:p>L'isola del giorno prima</text:p>
          </table:table-cell>
          <table:table-cell table:style-name="ce15" office:value-type="float" office:value="188" calcext:value-type="float">
            <text:p>188</text:p>
          </table:table-cell>
          <table:table-cell table:number-columns-repeated="1018"/>
        </table:table-row>
        <table:table-row table:style-name="ro4">
          <table:table-cell table:style-name="ce2" office:value-type="string" calcext:value-type="string">
            <text:p>longanime</text:p>
          </table:table-cell>
          <table:table-cell office:value-type="string" calcext:value-type="string">
            <text:p>Agg. (lett.) Che usa grande indulgenza e clemenza <text:s/>(raro) Che sa avere pazienza e sopportazione. SIN. Indulgente, tollerante.</text:p>
          </table:table-cell>
          <table:table-cell table:style-name="ce7" office:value-type="string" calcext:value-type="string">
            <text:p>Un gioco che sarebbe longanime definire doppio</text:p>
          </table:table-cell>
          <table:table-cell table:style-name="ce7"/>
          <table:table-cell office:value-type="string" calcext:value-type="string">
            <text:p>L'isola del giorno prima</text:p>
          </table:table-cell>
          <table:table-cell table:style-name="ce15" office:value-type="float" office:value="27" calcext:value-type="float">
            <text:p>27</text:p>
          </table:table-cell>
          <table:table-cell table:number-columns-repeated="1018"/>
        </table:table-row>
        <table:table-row table:style-name="ro1">
          <table:table-cell table:style-name="ce2" office:value-type="string" calcext:value-type="string">
            <text:p>lorica</text:p>
          </table:table-cell>
          <table:table-cell office:value-type="string" calcext:value-type="string">
            <text:p><text:s/>Corazza leggera dei soldati romani</text:p>
          </table:table-cell>
          <table:table-cell table:style-name="ce7" office:value-type="string" calcext:value-type="string">
            <text:p>Testa finemente loricata (Eco)</text:p>
          </table:table-cell>
          <table:table-cell table:style-name="ce7"/>
          <table:table-cell/>
          <table:table-cell table:style-name="ce15"/>
          <table:table-cell table:number-columns-repeated="1018"/>
        </table:table-row>
        <table:table-row table:style-name="ro4">
          <table:table-cell table:style-name="ce2" office:value-type="string" calcext:value-type="string">
            <text:p>lubrico</text:p>
          </table:table-cell>
          <table:table-cell office:value-type="string" calcext:value-type="string">
            <text:p>1 (lett.) Che è così liscio da far scivolare. SIN. Sdrucciolevole. </text:p>
            <text:p>2 (fig.) Indecente, impudico: SIN. Osceno.</text:p>
          </table:table-cell>
          <table:table-cell table:style-name="ce7" office:value-type="string" calcext:value-type="string">
            <text:p>gesto lubrico; favole lubriche; le prime poesie del Marino furono sfacciatamente lubriche (DE SANCTIS). </text:p>
          </table:table-cell>
          <table:table-cell table:style-name="ce7"/>
          <table:table-cell/>
          <table:table-cell table:style-name="ce15"/>
          <table:table-cell table:number-columns-repeated="1018"/>
        </table:table-row>
        <table:table-row table:style-name="ro4">
          <table:table-cell table:style-name="ce2" office:value-type="string" calcext:value-type="string">
            <text:p>lucumone</text:p>
          </table:table-cell>
          <table:table-cell office:value-type="string" calcext:value-type="string">
            <text:p>Supremo magistrato degli Etruschi che deteneva oltre al potere politico e militare anche quello religioso / scherz. Persona molto autorevole</text:p>
          </table:table-cell>
          <table:table-cell table:style-name="ce7" table:number-columns-repeated="2"/>
          <table:table-cell/>
          <table:table-cell table:style-name="ce15"/>
          <table:table-cell table:number-columns-repeated="1018"/>
        </table:table-row>
        <table:table-row table:style-name="ro1">
          <table:table-cell table:style-name="ce2" office:value-type="string" calcext:value-type="string">
            <text:p>ludibrio</text:p>
          </table:table-cell>
          <table:table-cell table:number-columns-repeated="4"/>
          <table:table-cell table:style-name="ce15"/>
          <table:table-cell table:number-columns-repeated="1018"/>
        </table:table-row>
        <table:table-row table:style-name="ro1">
          <table:table-cell table:style-name="ce3" office:value-type="string" calcext:value-type="string">
            <text:p>macairodo</text:p>
          </table:table-cell>
          <table:table-cell table:style-name="ce8" office:value-type="string" calcext:value-type="string">
            <text:p><text:s/>sm. tigre dai denti a sciabol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madore</text:p>
          </table:table-cell>
          <table:table-cell office:value-type="string" calcext:value-type="string">
            <text:p>umidità leggera che precede il sudore</text:p>
          </table:table-cell>
          <table:table-cell table:style-name="ce7" table:number-columns-repeated="2"/>
          <table:table-cell/>
          <table:table-cell table:style-name="ce15"/>
          <table:table-cell table:number-columns-repeated="1018"/>
        </table:table-row>
        <table:table-row table:style-name="ro5">
          <table:table-cell table:style-name="ce3" office:value-type="string" calcext:value-type="string">
            <text:p>maieutica</text:p>
          </table:table-cell>
          <table:table-cell table:style-name="ce8" office:value-type="string" calcext:value-type="string">
            <text:p><text:s/>sf. secondo l'etimologia greca, l’arte della levatrice; storicamente il metodo usato da Socrate per stimolare i discepoli a cercare la verità che avevano nel fondo dell’animo, coperta da opinioni false e che le domande del maestro aiutavano a far venire alla luc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manchevolezze</text:p>
          </table:table-cell>
          <table:table-cell office:value-type="string" calcext:value-type="string">
            <text:p>1 Imperfezione, insufficienza, inadeguatezza: </text:p>
            <text:p>2 Scortesia: </text:p>
          </table:table-cell>
          <table:table-cell table:style-name="ce7" office:value-type="string" calcext:value-type="string">
            <text:p>1) la m. della natura umana; in senso concreto, imperfezione: uno scritto con qualche m. di stile</text:p>
            <text:p><text:span text:style-name="T5">2) commettere delle m. nei riguardi di qlcu.</text:span></text:p>
          </table:table-cell>
          <table:table-cell table:style-name="ce7"/>
          <table:table-cell/>
          <table:table-cell table:style-name="ce15"/>
          <table:table-cell table:number-columns-repeated="1018"/>
        </table:table-row>
        <table:table-row table:style-name="ro11">
          <table:table-cell table:style-name="ce2" office:value-type="string" calcext:value-type="string">
            <text:p>mantico</text:p>
          </table:table-cell>
          <table:table-cell office:value-type="string" calcext:value-type="string">
            <text:p>1 Apparecchio a otre, che aspira e manda fuori l'aria, usato un tempo per attivare il fuoco della fucina, per dar fiato a certi strumenti musicali e sim.: alzare e abbassare il mantice; il mantice dell'organo  Soffiare come un mantice, (fig.) ansimare, sbuffare.</text:p>
            <text:p>2 Nelle carrozze e nelle vecchie automobili, copertura a soffietto in pelle o altro materiale  Parte dell'intercomunicante a forma di soffietto, a protezione del passaggio fra due carrozze ferroviarie.</text:p>
          </table:table-cell>
          <table:table-cell table:style-name="ce7" office:value-type="string" calcext:value-type="string">
            <text:p>____</text:p>
          </table:table-cell>
          <table:table-cell table:style-name="ce7"/>
          <table:table-cell office:value-type="string" calcext:value-type="string">
            <text:p>L'isola del giorno prima</text:p>
          </table:table-cell>
          <table:table-cell table:style-name="ce15" office:value-type="float" office:value="218" calcext:value-type="float">
            <text:p>218</text:p>
          </table:table-cell>
          <table:table-cell table:number-columns-repeated="1018"/>
        </table:table-row>
        <table:table-row table:style-name="ro1">
          <table:table-cell table:style-name="ce2" office:value-type="string" calcext:value-type="string">
            <text:p>marsina</text:p>
          </table:table-cell>
          <table:table-cell office:value-type="string" calcext:value-type="string">
            <text:p>frac</text:p>
          </table:table-cell>
          <table:table-cell table:style-name="ce7" table:number-columns-repeated="2"/>
          <table:table-cell/>
          <table:table-cell table:style-name="ce15"/>
          <table:table-cell table:number-columns-repeated="1018"/>
        </table:table-row>
        <table:table-row table:style-name="ro1">
          <table:table-cell table:style-name="ce3" office:value-type="string" calcext:value-type="string">
            <text:p>masnada</text:p>
          </table:table-cell>
          <table:table-cell table:style-name="ce8" office:value-type="string" calcext:value-type="string">
            <text:p><text:s/>sf. accozzaglia di furfant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mattana</text:p>
          </table:table-cell>
          <table:table-cell table:number-columns-repeated="4"/>
          <table:table-cell table:style-name="ce15"/>
          <table:table-cell table:number-columns-repeated="1018"/>
        </table:table-row>
        <table:table-row table:style-name="ro1">
          <table:table-cell table:style-name="ce2" office:value-type="string" calcext:value-type="string">
            <text:p>meato</text:p>
          </table:table-cell>
          <table:table-cell office:value-type="string" calcext:value-type="string">
            <text:p>passaggio apertura specialmente stretta </text:p>
          </table:table-cell>
          <table:table-cell table:style-name="ce7" table:number-columns-repeated="2"/>
          <table:table-cell/>
          <table:table-cell table:style-name="ce15"/>
          <table:table-cell table:number-columns-repeated="1018"/>
        </table:table-row>
        <table:table-row table:style-name="ro4">
          <table:table-cell table:style-name="ce2" office:value-type="string" calcext:value-type="string">
            <text:p>mendace</text:p>
          </table:table-cell>
          <table:table-cell office:value-type="string" calcext:value-type="string">
            <text:p>agg. (lett.) Bugiardo, menzognero: , fallace, ingannevole. SIN. Falso.</text:p>
            <text:p/>
          </table:table-cell>
          <table:table-cell table:style-name="ce7" office:value-type="string" calcext:value-type="string">
            <text:p>Mendacemente al nostro servizio, parola mendace <text:s/>Apparenza, speranza mendace, <text:s/>Mendacemente, = con inganno.</text:p>
          </table:table-cell>
          <table:table-cell table:style-name="ce7"/>
          <table:table-cell office:value-type="string" calcext:value-type="string">
            <text:p>L'isola del giorno prima</text:p>
          </table:table-cell>
          <table:table-cell table:style-name="ce15" office:value-type="float" office:value="173" calcext:value-type="float">
            <text:p>173</text:p>
          </table:table-cell>
          <table:table-cell table:number-columns-repeated="1018"/>
        </table:table-row>
        <table:table-row table:style-name="ro1">
          <table:table-cell table:style-name="ce2" office:value-type="string" calcext:value-type="string">
            <text:p>mendico</text:p>
          </table:table-cell>
          <table:table-cell office:value-type="string" calcext:value-type="string">
            <text:p>Mendicante</text:p>
          </table:table-cell>
          <table:table-cell office:value-type="string" calcext:value-type="string">
            <text:p>Siede il mendico, cieco e solitario (Saba)</text:p>
          </table:table-cell>
          <table:table-cell table:number-columns-repeated="2"/>
          <table:table-cell table:style-name="ce15"/>
          <table:table-cell table:number-columns-repeated="1018"/>
        </table:table-row>
        <table:table-row table:style-name="ro4">
          <table:table-cell table:style-name="ce2" office:value-type="string" calcext:value-type="string">
            <text:p>menippeo</text:p>
          </table:table-cell>
          <table:table-cell office:value-type="string" calcext:value-type="string">
            <text:p>che è proprio dello scrittore e filosofo greco Menippo di Gadara. </text:p>
          </table:table-cell>
          <table:table-cell table:style-name="ce7" office:value-type="string" calcext:value-type="string">
            <text:p>Satira menippea, caratterizzata da un estrema varietà strilistica metrica e tematica</text:p>
          </table:table-cell>
          <table:table-cell table:style-name="ce7"/>
          <table:table-cell/>
          <table:table-cell table:style-name="ce15"/>
          <table:table-cell table:number-columns-repeated="1018"/>
        </table:table-row>
        <table:table-row table:style-name="ro2">
          <table:table-cell table:style-name="ce3" office:value-type="string" calcext:value-type="string">
            <text:p>mescere</text:p>
          </table:table-cell>
          <table:table-cell table:style-name="ce8" office:value-type="string" calcext:value-type="string">
            <text:p><text:s/>v.tr. versare da bere (mescere il vino, la birra) / lett. mescolare. / Mescere è propriamente mescolare, ma anche versare un liquido da una bottiglia ad un bicchier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messianico</text:p>
          </table:table-cell>
          <table:table-cell table:style-name="ce8" office:value-type="string" calcext:value-type="string">
            <text:p><text:s/>agg, di, del Messia (attesa messianica) / per estensione che si riferisce ad una viva attesa di avvenimenti politici o sociali che migliorino il mond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metastasi</text:p>
          </table:table-cell>
          <table:table-cell table:number-columns-repeated="4"/>
          <table:table-cell table:style-name="ce15"/>
          <table:table-cell table:number-columns-repeated="1018"/>
        </table:table-row>
        <table:table-row table:style-name="ro11">
          <table:table-cell table:style-name="ce2" office:value-type="string" calcext:value-type="string">
            <text:p>mignatta</text:p>
          </table:table-cell>
          <table:table-cell office:value-type="string" calcext:value-type="string">
            <text:p>s. f.</text:p>
            <text:p>1 (zool.) Sanguisuga</text:p>
            <text:p>2 (fig.) Persona noiosa e importuna che non si leva mai di torno.</text:p>
            <text:p>3 (fig., spreg.) Usuraio.</text:p>
            <text:p>4 (est.) Congegno esplosivo che veniva fissato da sommozzatori sotto la carena della nave nemica, usato durante la prima e la seconda guerra mondiale.</text:p>
          </table:table-cell>
          <table:table-cell table:style-name="ce7" office:value-type="string" calcext:value-type="string">
            <text:p>Attaccarsi a qlcu. come una mignatta, essere insistente e molesto al massimo grado</text:p>
          </table:table-cell>
          <table:table-cell table:style-name="ce7" office:value-type="string" calcext:value-type="string">
            <text:p><text:s/>[etim. incerta; av. 1321]</text:p>
          </table:table-cell>
          <table:table-cell/>
          <table:table-cell table:style-name="ce15"/>
          <table:table-cell table:number-columns-repeated="1018"/>
        </table:table-row>
        <table:table-row table:style-name="ro4">
          <table:table-cell table:style-name="ce2" office:value-type="string" calcext:value-type="string">
            <text:p>mirmidone</text:p>
          </table:table-cell>
          <table:table-cell office:value-type="string" calcext:value-type="string">
            <text:p>s. m. e f. <text:s/>Appartenente al popolo di leggendarie origini stanziato nell'antica Tessaglia: </text:p>
          </table:table-cell>
          <table:table-cell table:style-name="ce7" office:value-type="string" calcext:value-type="string">
            <text:p>Greggi di mirmidoni che li inquinavano</text:p>
            <text:p>Achille era re dei Mirmidoni.</text:p>
          </table:table-cell>
          <table:table-cell table:style-name="ce7"/>
          <table:table-cell office:value-type="string" calcext:value-type="string">
            <text:p>L'isola del giorno prima</text:p>
          </table:table-cell>
          <table:table-cell table:style-name="ce15" office:value-type="float" office:value="110" calcext:value-type="float">
            <text:p>110</text:p>
          </table:table-cell>
          <table:table-cell table:number-columns-repeated="1018"/>
        </table:table-row>
        <table:table-row table:style-name="ro1">
          <table:table-cell table:style-name="ce3" office:value-type="string" calcext:value-type="string">
            <text:p>misogino</text:p>
          </table:table-cell>
          <table:table-cell table:style-name="ce8" office:value-type="string" calcext:value-type="string">
            <text:p><text:s/>agg. e sm. che e chi nutre avversione verso le donne (comportamento misogin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mitra</text:p>
          </table:table-cell>
          <table:table-cell office:value-type="string" calcext:value-type="string">
            <text:p><text:s/>Copricapo alto e diviso nella sommità in due punte con nastri o strisce cadennti sulla nuca portato da vescovi e prelati nelle cerimonie come insegna di autorità e dignità</text:p>
          </table:table-cell>
          <table:table-cell table:style-name="ce7" table:number-columns-repeated="2"/>
          <table:table-cell/>
          <table:table-cell table:style-name="ce15"/>
          <table:table-cell table:number-columns-repeated="1018"/>
        </table:table-row>
        <table:table-row table:style-name="ro1">
          <table:table-cell table:style-name="ce2" office:value-type="string" calcext:value-type="string">
            <text:p>morfematica</text:p>
          </table:table-cell>
          <table:table-cell table:number-columns-repeated="4"/>
          <table:table-cell table:style-name="ce15"/>
          <table:table-cell table:number-columns-repeated="1018"/>
        </table:table-row>
        <table:table-row table:style-name="ro1">
          <table:table-cell table:style-name="ce3" office:value-type="string" calcext:value-type="string">
            <text:p>morigerare</text:p>
          </table:table-cell>
          <table:table-cell table:style-name="ce8" office:value-type="string" calcext:value-type="string">
            <text:p><text:s/>v.tr. Moderare gli eccessi, ridun'e ai buoni costum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murmure</text:p>
          </table:table-cell>
          <table:table-cell table:style-name="ce8" office:value-type="string" calcext:value-type="string">
            <text:p><text:s/>sm.lett. mormori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nadir</text:p>
          </table:table-cell>
          <table:table-cell office:value-type="string" calcext:value-type="string">
            <text:p>Intersezione della sfera celeste della semiretta verticale condotta per un punto della terra e orientata verso il basso.</text:p>
          </table:table-cell>
          <table:table-cell table:style-name="ce7" table:number-columns-repeated="2"/>
          <table:table-cell/>
          <table:table-cell table:style-name="ce15"/>
          <table:table-cell table:number-columns-repeated="1018"/>
        </table:table-row>
        <table:table-row table:style-name="ro4">
          <table:table-cell table:style-name="ce2" office:value-type="string" calcext:value-type="string">
            <text:p>nartece</text:p>
          </table:table-cell>
          <table:table-cell office:value-type="string" calcext:value-type="string">
            <text:p>Specie di vestibolo esterno o interno delle chiese, dove si trattenevano i catecumeni, durante la parte sacrificale della messa.</text:p>
          </table:table-cell>
          <table:table-cell table:style-name="ce7" table:number-columns-repeated="2"/>
          <table:table-cell/>
          <table:table-cell table:style-name="ce15"/>
          <table:table-cell table:number-columns-repeated="1018"/>
        </table:table-row>
        <table:table-row table:style-name="ro4">
          <table:table-cell table:style-name="ce3" office:value-type="string" calcext:value-type="string">
            <text:p>nasturzio</text:p>
          </table:table-cell>
          <table:table-cell table:style-name="ce8" office:value-type="string" calcext:value-type="string">
            <text:p>Crocifera perenne molto comune nei luoghi umidi, con foglie profondamente divise e fiori giall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neghittosi</text:p>
          </table:table-cell>
          <table:table-cell table:number-columns-repeated="4"/>
          <table:table-cell table:style-name="ce15"/>
          <table:table-cell table:number-columns-repeated="1018"/>
        </table:table-row>
        <table:table-row table:style-name="ro2">
          <table:table-cell table:style-name="ce2" office:value-type="string" calcext:value-type="string">
            <text:p>neghittoso</text:p>
          </table:table-cell>
          <table:table-cell office:value-type="string" calcext:value-type="string">
            <text:p>A agg.</text:p>
            <text:p>1 (lett.) Pigro, lento, infingardo: indole neghittosa.</text:p>
            <text:p>2 †Oscuro, incerto, vago.</text:p>
          </table:table-cell>
          <table:table-cell table:style-name="ce7" office:value-type="string" calcext:value-type="string">
            <text:p>Neghittoso all'apparenza, attivissimo nello sforzo di diventare tabula rasa.</text:p>
          </table:table-cell>
          <table:table-cell table:style-name="ce7"/>
          <table:table-cell office:value-type="string" calcext:value-type="string">
            <text:p>L'isola del giorno prima</text:p>
          </table:table-cell>
          <table:table-cell table:style-name="ce15" office:value-type="float" office:value="99" calcext:value-type="float">
            <text:p>99</text:p>
          </table:table-cell>
          <table:table-cell table:number-columns-repeated="1018"/>
        </table:table-row>
        <table:table-row table:style-name="ro5">
          <table:table-cell table:style-name="ce2" office:value-type="string" calcext:value-type="string">
            <text:p>nembo</text:p>
          </table:table-cell>
          <table:table-cell office:value-type="string" calcext:value-type="string">
            <text:p><text:s/>1 (meteor.) Nube bassa oscura generalmente apportatrice di pioggia o anche grandine. 2 (poet.) Pioggia: largo nembo / di ... rugiada preziosa e pura (Tasso). 3 (fig., lett.) Grossa schiera di persone, denso sciame di animali spec. in movimento: un nembo di armati.</text:p>
          </table:table-cell>
          <table:table-cell table:style-name="ce7" table:number-columns-repeated="2"/>
          <table:table-cell/>
          <table:table-cell table:style-name="ce15"/>
          <table:table-cell table:number-columns-repeated="1018"/>
        </table:table-row>
        <table:table-row table:style-name="ro3">
          <table:table-cell table:style-name="ce2" office:value-type="string" calcext:value-type="string">
            <text:p>nepente</text:p>
          </table:table-cell>
          <table:table-cell office:value-type="string" calcext:value-type="string">
            <text:p>s. f. 1 Pianta carnivora delle Nepentacee, indo-malese, lianosa, con ascidi a secrezione zuccherina e foglie a sacchetto (Nepenthes): O roride nepenti! (BOITO).</text:p>
            <text:p>2 Bevanda cui gli antichi Greci attribuivano il potere di togliere il dolore o dare l'oblio.</text:p>
          </table:table-cell>
          <table:table-cell office:value-type="string" calcext:value-type="string">
            <text:p>A un uomo a cui l'amore aveva sempre ispirato l'attesa, quel nepente non poteva ispirar la decisione. </text:p>
          </table:table-cell>
          <table:table-cell/>
          <table:table-cell office:value-type="string" calcext:value-type="string">
            <text:p>L'isola del giorno prima</text:p>
          </table:table-cell>
          <table:table-cell table:style-name="ce15" office:value-type="float" office:value="186" calcext:value-type="float">
            <text:p>186</text:p>
          </table:table-cell>
          <table:table-cell table:number-columns-repeated="1018"/>
        </table:table-row>
        <table:table-row table:style-name="ro1">
          <table:table-cell table:style-name="ce2" office:value-type="string" calcext:value-type="string">
            <text:p>nequizia</text:p>
          </table:table-cell>
          <table:table-cell office:value-type="string" calcext:value-type="string">
            <text:p>Cattiveria, malvagità Si consumava di nequizia</text:p>
          </table:table-cell>
          <table:table-cell table:number-columns-repeated="3"/>
          <table:table-cell table:style-name="ce15"/>
          <table:table-cell table:number-columns-repeated="1018"/>
        </table:table-row>
        <table:table-row table:style-name="ro4">
          <table:table-cell table:style-name="ce2" office:value-type="string" calcext:value-type="string">
            <text:p>nitore</text:p>
          </table:table-cell>
          <table:table-cell office:value-type="string" calcext:value-type="string">
            <text:p>1 Nitidezza e splendore: </text:p>
            <text:p>2 (fig.) Chiarezza elegante:</text:p>
          </table:table-cell>
          <table:table-cell office:value-type="string" calcext:value-type="string">
            <text:p>il nitore della cucina pulita. Il nitore di quelle navate. <text:s/>il nitore della sua prosa.</text:p>
          </table:table-cell>
          <table:table-cell/>
          <table:table-cell office:value-type="string" calcext:value-type="string">
            <text:p>L'isola del giorno prima</text:p>
          </table:table-cell>
          <table:table-cell table:style-name="ce15" office:value-type="float" office:value="216" calcext:value-type="float">
            <text:p>216</text:p>
          </table:table-cell>
          <table:table-cell office:value-type="string" calcext:value-type="string">
            <text:p>s.m.</text:p>
          </table:table-cell>
          <table:table-cell table:number-columns-repeated="1017"/>
        </table:table-row>
        <table:table-row table:style-name="ro1">
          <table:table-cell table:style-name="ce2" office:value-type="string" calcext:value-type="string">
            <text:p>nivale</text:p>
          </table:table-cell>
          <table:table-cell office:value-type="string" calcext:value-type="string">
            <text:p>Lett. Proprio, tipico della neve</text:p>
          </table:table-cell>
          <table:table-cell office:value-type="string" calcext:value-type="string">
            <text:p>candore nivale</text:p>
          </table:table-cell>
          <table:table-cell table:number-columns-repeated="2"/>
          <table:table-cell table:style-name="ce15"/>
          <table:table-cell table:number-columns-repeated="1018"/>
        </table:table-row>
        <table:table-row table:style-name="ro2">
          <table:table-cell table:style-name="ce2" office:value-type="string" calcext:value-type="string">
            <text:p>notturlabio</text:p>
          </table:table-cell>
          <table:table-cell office:value-type="string" calcext:value-type="string">
            <text:p>s. m. <text:s/>Antico strumento navale che permette la rilevazione della latitudine mediante la rilevazione della distanza angolare esistente tra la stella polare e lo zenit della nave.</text:p>
          </table:table-cell>
          <table:table-cell office:value-type="string" calcext:value-type="string">
            <text:p>Un bel notturlabio in rame</text:p>
          </table:table-cell>
          <table:table-cell/>
          <table:table-cell office:value-type="string" calcext:value-type="string">
            <text:p>L'isola del giorno prima</text:p>
          </table:table-cell>
          <table:table-cell table:style-name="ce15" office:value-type="float" office:value="12" calcext:value-type="float">
            <text:p>12</text:p>
          </table:table-cell>
          <table:table-cell table:number-columns-repeated="1018"/>
        </table:table-row>
        <table:table-row table:style-name="ro1">
          <table:table-cell table:style-name="ce2" office:value-type="string" calcext:value-type="string">
            <text:p>oblazione</text:p>
          </table:table-cell>
          <table:table-cell table:number-columns-repeated="4"/>
          <table:table-cell table:style-name="ce15"/>
          <table:table-cell table:number-columns-repeated="1018"/>
        </table:table-row>
        <table:table-row table:style-name="ro4">
          <table:table-cell table:style-name="ce2" office:value-type="string" calcext:value-type="string">
            <text:p>obnubilare</text:p>
          </table:table-cell>
          <table:table-cell office:value-type="string" calcext:value-type="string">
            <text:p>(lett.) Annebbiare, offuscare</text:p>
          </table:table-cell>
          <table:table-cell office:value-type="string" calcext:value-type="string">
            <text:p>obnubilare la vista, i sensi.</text:p>
          </table:table-cell>
          <table:table-cell/>
          <table:table-cell office:value-type="string" calcext:value-type="string">
            <text:p>L'isola del giorno prima</text:p>
          </table:table-cell>
          <table:table-cell table:style-name="ce15"/>
          <table:table-cell table:number-columns-repeated="1018"/>
        </table:table-row>
        <table:table-row table:style-name="ro1">
          <table:table-cell table:style-name="ce2" office:value-type="string" calcext:value-type="string">
            <text:p>olire</text:p>
          </table:table-cell>
          <table:table-cell office:value-type="string" calcext:value-type="string">
            <text:p>odorare, olezzare</text:p>
          </table:table-cell>
          <table:table-cell table:number-columns-repeated="3"/>
          <table:table-cell table:style-name="ce15"/>
          <table:table-cell table:number-columns-repeated="1018"/>
        </table:table-row>
        <table:table-row table:style-name="ro4">
          <table:table-cell table:style-name="ce2" office:value-type="string" calcext:value-type="string">
            <text:p>omodiegetico</text:p>
          </table:table-cell>
          <table:table-cell office:value-type="string" calcext:value-type="string">
            <text:p>detto di testo in cui il narratore è interno alla fabula; personaggio che fa parte delle vicende narrate. </text:p>
          </table:table-cell>
          <table:table-cell table:number-columns-repeated="3"/>
          <table:table-cell table:style-name="ce15"/>
          <table:table-cell table:number-columns-repeated="1018"/>
        </table:table-row>
        <table:table-row table:style-name="ro4">
          <table:table-cell table:style-name="ce2" office:value-type="string" calcext:value-type="string">
            <text:p>ontologia</text:p>
          </table:table-cell>
          <table:table-cell office:value-type="string" calcext:value-type="string">
            <text:p>Branca della filosofia che studia le modalità fondamentali dell'essere in quanto tale al di là delle sue determinazioni particolari o fenomeniche.</text:p>
          </table:table-cell>
          <table:table-cell table:number-columns-repeated="3"/>
          <table:table-cell table:style-name="ce15"/>
          <table:table-cell table:number-columns-repeated="1018"/>
        </table:table-row>
        <table:table-row table:style-name="ro4">
          <table:table-cell table:style-name="ce2" office:value-type="string" calcext:value-type="string">
            <text:p>orbare</text:p>
          </table:table-cell>
          <table:table-cell office:value-type="string" calcext:value-type="string">
            <text:p>Rendere per sempre privo di qlcu. o di qlco.</text:p>
          </table:table-cell>
          <table:table-cell office:value-type="string" calcext:value-type="string">
            <text:p>la povera donna fu orbata del figlio. Emozioni orbate di ogni espressione (Eco)</text:p>
          </table:table-cell>
          <table:table-cell table:number-columns-repeated="2"/>
          <table:table-cell table:style-name="ce15"/>
          <table:table-cell table:number-columns-repeated="1018"/>
        </table:table-row>
        <table:table-row table:style-name="ro4">
          <table:table-cell table:style-name="ce2" office:value-type="string" calcext:value-type="string">
            <text:p>orcio</text:p>
          </table:table-cell>
          <table:table-cell office:value-type="string" calcext:value-type="string">
            <text:p>Vaso di terracotta, talvolta anche smaltata e decorata, con corpo panciuto, generalmente a due manici e bocca ristretta.</text:p>
          </table:table-cell>
          <table:table-cell table:number-columns-repeated="3"/>
          <table:table-cell table:style-name="ce15"/>
          <table:table-cell table:number-columns-repeated="1018"/>
        </table:table-row>
        <table:table-row table:style-name="ro4">
          <table:table-cell table:style-name="ce2" office:value-type="string" calcext:value-type="string">
            <text:p>oriolo</text:p>
          </table:table-cell>
          <table:table-cell office:value-type="string" calcext:value-type="string">
            <text:p>s. m. (tosc.) Orologio.</text:p>
          </table:table-cell>
          <table:table-cell office:value-type="string" calcext:value-type="string">
            <text:p>Aveva portato un piccolo oriolo a sabbia.</text:p>
          </table:table-cell>
          <table:table-cell/>
          <table:table-cell office:value-type="string" calcext:value-type="string">
            <text:p>L'isola del giorno prima</text:p>
          </table:table-cell>
          <table:table-cell table:style-name="ce15" office:value-type="float" office:value="197" calcext:value-type="float">
            <text:p>197</text:p>
          </table:table-cell>
          <table:table-cell table:number-columns-repeated="1018"/>
        </table:table-row>
        <table:table-row table:style-name="ro4">
          <table:table-cell table:style-name="ce2" office:value-type="string" calcext:value-type="string">
            <text:p>ossidiana</text:p>
          </table:table-cell>
          <table:table-cell office:value-type="string" calcext:value-type="string">
            <text:p><text:s text:c="2"/>vetro vulcanico effusivo di colore nero con cui gli uomini primitivi fabbricavano armi taglientissime</text:p>
          </table:table-cell>
          <table:table-cell table:number-columns-repeated="3"/>
          <table:table-cell table:style-name="ce15"/>
          <table:table-cell table:number-columns-repeated="1018"/>
        </table:table-row>
        <table:table-row table:style-name="ro6">
          <table:table-cell table:style-name="ce2" office:value-type="string" calcext:value-type="string">
            <text:p>ossidionale </text:p>
          </table:table-cell>
          <table:table-cell office:value-type="string" calcext:value-type="string">
            <text:p>agg. <text:s/>(lett.) Relativo ad assedio </text:p>
          </table:table-cell>
          <table:table-cell table:style-name="ce7" office:value-type="string" calcext:value-type="string">
            <text:p><text:span text:style-name="T6">Macchine ossidionali</text:span></text:p>
            <text:p><text:span text:style-name="T6">Corona ossidionale, quella che si donava al condottiero liberatore di un assedio  Moneta ossidionale, coniata in tempo di assedio, provvisoria e da scambiare dopo con moneta buona  Linee ossidionali, lavori di circonvallazione e di controvallazione che si facevano nel porre assedio a una città o grande fortezza.</text:span></text:p>
          </table:table-cell>
          <table:table-cell table:style-name="ce7"/>
          <table:table-cell office:value-type="string" calcext:value-type="string">
            <text:p>L'isola del giorno prima</text:p>
          </table:table-cell>
          <table:table-cell table:style-name="ce15" office:value-type="string" calcext:value-type="string">
            <text:p>31</text:p>
            <text:p>84</text:p>
          </table:table-cell>
          <table:table-cell table:number-columns-repeated="1018"/>
        </table:table-row>
        <table:table-row table:style-name="ro1">
          <table:table-cell table:style-name="ce2" office:value-type="string" calcext:value-type="string">
            <text:p>ostensorio</text:p>
          </table:table-cell>
          <table:table-cell office:value-type="string" calcext:value-type="string">
            <text:p>arredo sacro che serve a esporre l'Eucaristia all'adorazione dei fedeli</text:p>
          </table:table-cell>
          <table:table-cell table:number-columns-repeated="3"/>
          <table:table-cell table:style-name="ce15"/>
          <table:table-cell office:value-type="string" calcext:value-type="string">
            <text:p>s.m.</text:p>
          </table:table-cell>
          <table:table-cell table:number-columns-repeated="1017"/>
        </table:table-row>
        <table:table-row table:style-name="ro4">
          <table:table-cell table:style-name="ce3" office:value-type="string" calcext:value-type="string">
            <text:p>paiolo</text:p>
          </table:table-cell>
          <table:table-cell table:style-name="ce8" office:value-type="string" calcext:value-type="string">
            <text:p><text:s/>Recipiente da cucina in rame a forma di vaso tondo e tondo, con manico arcuato e mobile che si appende al gancio della catena del camin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alafreno</text:p>
          </table:table-cell>
          <table:table-cell office:value-type="string" calcext:value-type="string">
            <text:p>Cavallo usato dai cavalieri medioevali per viaggi e non per guerra o corsa.</text:p>
          </table:table-cell>
          <table:table-cell table:number-columns-repeated="3"/>
          <table:table-cell table:style-name="ce15"/>
          <table:table-cell table:number-columns-repeated="1018"/>
        </table:table-row>
        <table:table-row table:style-name="ro4">
          <table:table-cell table:style-name="ce2" office:value-type="string" calcext:value-type="string">
            <text:p>palinesto</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4">
          <table:table-cell table:style-name="ce2" office:value-type="string" calcext:value-type="string">
            <text:p>paliotto</text:p>
          </table:table-cell>
          <table:table-cell office:value-type="string" calcext:value-type="string">
            <text:p>Paramento che copre la parte anteriore dell'altare cristiano, in stoffa, legno, marmo, avorio o materiali preziosi variamente ornati.</text:p>
          </table:table-cell>
          <table:table-cell/>
          <table:table-cell office:value-type="string" calcext:value-type="string">
            <text:p><text:s/>[deriv. di palio; 1483] s. m. <text:s/></text:p>
          </table:table-cell>
          <table:table-cell/>
          <table:table-cell table:style-name="ce15"/>
          <table:table-cell table:number-columns-repeated="1018"/>
        </table:table-row>
        <table:table-row table:style-name="ro2">
          <table:table-cell table:style-name="ce3" office:value-type="string" calcext:value-type="string">
            <text:p>palliativo</text:p>
          </table:table-cell>
          <table:table-cell table:style-name="ce8" office:value-type="string" calcext:value-type="string">
            <text:p><text:s/>agg. e sm di medicamento che mitiga gli effetti di un male ma non li guarisce. / fig. rimedio prowisorio. Si dice di un rimedio provvisorio che attenua un male ma non lo guarisc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alpitante</text:p>
          </table:table-cell>
          <table:table-cell office:value-type="string" calcext:value-type="string">
            <text:p>Che freme per un sentimento, per una forte emozione</text:p>
          </table:table-cell>
          <table:table-cell table:number-columns-repeated="3"/>
          <table:table-cell table:style-name="ce15"/>
          <table:table-cell table:number-columns-repeated="1018"/>
        </table:table-row>
        <table:table-row table:style-name="ro4">
          <table:table-cell table:style-name="ce2" office:value-type="string" calcext:value-type="string">
            <text:p>palta</text:p>
          </table:table-cell>
          <table:table-cell office:value-type="string" calcext:value-type="string">
            <text:p>s. f. <text:s/>(sett.) Fanghiglia, melma, pantano.</text:p>
          </table:table-cell>
          <table:table-cell office:value-type="string" calcext:value-type="string">
            <text:p>È nella palta sino al collo</text:p>
          </table:table-cell>
          <table:table-cell/>
          <table:table-cell office:value-type="string" calcext:value-type="string">
            <text:p>L'isola del giorno prima</text:p>
          </table:table-cell>
          <table:table-cell table:style-name="ce15" office:value-type="float" office:value="29" calcext:value-type="float">
            <text:p>29</text:p>
          </table:table-cell>
          <table:table-cell table:number-columns-repeated="1018"/>
        </table:table-row>
        <table:table-row table:style-name="ro2">
          <table:table-cell table:style-name="ce3" office:value-type="string" calcext:value-type="string">
            <text:p>paludamento</text:p>
          </table:table-cell>
          <table:table-cell table:style-name="ce8" office:value-type="string" calcext:value-type="string">
            <text:p><text:s/>sm, mantello purpureo di parata dei generali romani / per estensione mantello particolarmente solenne, sontuoso. / figurato ampollosita retoriche o stilistiche. (che prosa ricca di inutili paludament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paludare</text:p>
          </table:table-cell>
          <table:table-cell table:style-name="ce8" office:value-type="string" calcext:value-type="string">
            <text:p><text:s/>v.tr. Coprire di un paludamento sontuoso, in senso proprio e ﬁgura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aludismo</text:p>
          </table:table-cell>
          <table:table-cell office:value-type="string" calcext:value-type="string">
            <text:p>malaria</text:p>
          </table:table-cell>
          <table:table-cell table:number-columns-repeated="3"/>
          <table:table-cell table:style-name="ce15"/>
          <table:table-cell table:number-columns-repeated="1018"/>
        </table:table-row>
        <table:table-row table:style-name="ro5">
          <table:table-cell table:style-name="ce2" office:value-type="string" calcext:value-type="string">
            <text:p>panegirico</text:p>
          </table:table-cell>
          <table:table-cell office:value-type="string" calcext:value-type="string">
            <text:p><text:s/>1 Opera in prosa o in poesia di tono oratorio e con fini celebrativi: i panegirici di Claudiano, del Marino, di Bossuet. 2 Scritto o discorso in lode di qlcu., spec. della Madonna o di un Santo, o sui misteri cristiani, con intenti glorificatori. 3 (fig.) Eccessiva esaltazione: ha intessuto un panegirico attorno alla sua opera.</text:p>
          </table:table-cell>
          <table:table-cell table:number-columns-repeated="3"/>
          <table:table-cell table:style-name="ce15"/>
          <table:table-cell table:number-columns-repeated="1018"/>
        </table:table-row>
        <table:table-row table:style-name="ro2">
          <table:table-cell table:style-name="ce3" office:value-type="string" calcext:value-type="string">
            <text:p>pantelsmo</text:p>
          </table:table-cell>
          <table:table-cell table:style-name="ce8" office:value-type="string" calcext:value-type="string">
            <text:p><text:s/>sm. Termine ﬁlosoﬁco religioso che designa quelle concezioni che ritengono divino ogni aspetto della realtà oppure, per altro verso, che identiﬁcano Dio con il mond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3" office:value-type="string" calcext:value-type="string">
            <text:p>paralipomeni</text:p>
          </table:table-cell>
          <table:table-cell table:style-name="ce8" office:value-type="string" calcext:value-type="string">
            <text:p><text:s/>sm. usato solo al plurale. Propriamente cose tralasciate, Titolo di due libri dell'antico testamento detti anche cronache. Nella letteratura il termine è usato quando un opera è presentata come una continuazione di una precedente. (paralipomeni alla batracomiomachi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aramento</text:p>
          </table:table-cell>
          <table:table-cell office:value-type="string" calcext:value-type="string">
            <text:p><text:s/>che serve per ornare ed addobbare.</text:p>
          </table:table-cell>
          <table:table-cell table:number-columns-repeated="3"/>
          <table:table-cell table:style-name="ce15"/>
          <table:table-cell table:number-columns-repeated="1018"/>
        </table:table-row>
        <table:table-row table:style-name="ro5">
          <table:table-cell table:style-name="ce2" office:value-type="string" calcext:value-type="string">
            <text:p>paronomasia</text:p>
          </table:table-cell>
          <table:table-cell office:value-type="string" calcext:value-type="string">
            <text:p>s. f. <text:s/>(ling.) Figura retorica che consiste nell'accostare parole che presentano una somiglianza fonica e a volte anche una parentela etimologica o formale: Trema un ricordo nel ricolmo secchio (MONTALE). SIN. Annominazione, bisticcio.</text:p>
          </table:table-cell>
          <table:table-cell office:value-type="string" calcext:value-type="string">
            <text:p>A quel soggetto le paronomasie conferivano garbo</text:p>
          </table:table-cell>
          <table:table-cell/>
          <table:table-cell office:value-type="string" calcext:value-type="string">
            <text:p>L'isola del giorno prima</text:p>
          </table:table-cell>
          <table:table-cell table:style-name="ce15" office:value-type="float" office:value="173" calcext:value-type="float">
            <text:p>173</text:p>
          </table:table-cell>
          <table:table-cell table:number-columns-repeated="1018"/>
        </table:table-row>
        <table:table-row table:style-name="ro2">
          <table:table-cell table:style-name="ce2" office:value-type="string" calcext:value-type="string">
            <text:p>parusia</text:p>
          </table:table-cell>
          <table:table-cell office:value-type="string" calcext:value-type="string">
            <text:p>Ritorno del Cristo sulla terra, atteso dai fedeli, sopratutto nei primi secoli cristiani, come prossimo, secondo la promessa dei Vangeli. / Nella filosofia di Platone principio in base al quale le idee sono presenti nelle cose sensibili. </text:p>
          </table:table-cell>
          <table:table-cell table:number-columns-repeated="3"/>
          <table:table-cell table:style-name="ce15"/>
          <table:table-cell table:number-columns-repeated="1018"/>
        </table:table-row>
        <table:table-row table:style-name="ro4">
          <table:table-cell table:style-name="ce3" office:value-type="string" calcext:value-type="string">
            <text:p>pascere</text:p>
          </table:table-cell>
          <table:table-cell table:style-name="ce8" office:value-type="string" calcext:value-type="string">
            <text:p><text:s/>v.tr. Mangiare, detto soprattutto di animali al pascolo, (pascere l'erba) / ﬁg: Nutrire (Pascere la mente di buone lettur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patena</text:p>
          </table:table-cell>
          <table:table-cell office:value-type="string" calcext:value-type="string">
            <text:p><text:s/>Piccolo disco d'oro o di argento con il quale il celebrante cattolico copre il calice e sul quale deposita le particole dell'ostia consacrata.</text:p>
          </table:table-cell>
          <table:table-cell table:number-columns-repeated="3"/>
          <table:table-cell table:style-name="ce15"/>
          <table:table-cell table:number-columns-repeated="1018"/>
        </table:table-row>
        <table:table-row table:style-name="ro1">
          <table:table-cell table:style-name="ce2" office:value-type="string" calcext:value-type="string">
            <text:p>patio</text:p>
          </table:table-cell>
          <table:table-cell office:value-type="string" calcext:value-type="string">
            <text:p>cortile interno di case spagnole</text:p>
          </table:table-cell>
          <table:table-cell table:number-columns-repeated="3"/>
          <table:table-cell table:style-name="ce15"/>
          <table:table-cell table:number-columns-repeated="1018"/>
        </table:table-row>
        <table:table-row table:style-name="ro2">
          <table:table-cell table:style-name="ce3" office:value-type="string" calcext:value-type="string">
            <text:p>pauperismo</text:p>
          </table:table-cell>
          <table:table-cell table:style-name="ce8" office:value-type="string" calcext:value-type="string">
            <text:p><text:s/>sm. fenomeno per cui mancando le risorse principali, economiche, spirito di iniziativa o per causa di una guerra si ha una diffusione della miseria negli strati sociali più abbietti. 1’ larga ditîusione della povertà / miseri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pavana</text:p>
          </table:table-cell>
          <table:table-cell office:value-type="string" calcext:value-type="string">
            <text:p>s. f. Danza italiana nobile e cerimoniosa, in quattro tempi, tipica dell'età barocca, poi stilizzata in forma strumentale.</text:p>
          </table:table-cell>
          <table:table-cell office:value-type="string" calcext:value-type="string">
            <text:p>Era rientrato nitrendo la sua pavana per il signore defunto</text:p>
          </table:table-cell>
          <table:table-cell/>
          <table:table-cell office:value-type="string" calcext:value-type="string">
            <text:p>L'isola del giorno prima</text:p>
          </table:table-cell>
          <table:table-cell table:style-name="ce15" office:value-type="float" office:value="71" calcext:value-type="float">
            <text:p>71</text:p>
          </table:table-cell>
          <table:table-cell table:number-columns-repeated="1018"/>
        </table:table-row>
        <table:table-row table:style-name="ro4">
          <table:table-cell table:style-name="ce2" office:value-type="string" calcext:value-type="string">
            <text:p>pedissequo</text:p>
          </table:table-cell>
          <table:table-cell office:value-type="string" calcext:value-type="string">
            <text:p>che, chi si adegua passivamente e senza alcun contributo personale od originale alle idee, metodi o stile di qualcuno</text:p>
          </table:table-cell>
          <table:table-cell office:value-type="string" calcext:value-type="string">
            <text:p>Un traduttore pedissequo dei classici</text:p>
          </table:table-cell>
          <table:table-cell table:number-columns-repeated="2"/>
          <table:table-cell table:style-name="ce15"/>
          <table:table-cell table:number-columns-repeated="1018"/>
        </table:table-row>
        <table:table-row table:style-name="ro3">
          <table:table-cell table:style-name="ce2" office:value-type="string" calcext:value-type="string">
            <text:p>pelago</text:p>
          </table:table-cell>
          <table:table-cell office:value-type="string" calcext:value-type="string">
            <text:p>s. m. (pl. -ghi)</text:p>
            <text:p>1 (lett.) Alto mare:   Vasta distesa d'acqua.</text:p>
            <text:p>2 (fig.) †Passione, spec. amorosa, in cui l'animo si perde.</text:p>
            <text:p>3 (fig.) Insieme di cose fastidiose e spiacevoli in cui si resta intricati: si è invischiato in un pelago di guai. SIN. Ginepraio.</text:p>
          </table:table-cell>
          <table:table-cell office:value-type="string" calcext:value-type="string">
            <text:p><text:span text:style-name="T2">Spinta dagli alisei per un pelago sereno. </text:span></text:p>
            <text:p><text:span text:style-name="T3">uscito fuor del pelago a la riva / si volge a l'acqua perigliosa e guata (DANTE Inf. I, 23-24)</text:span></text:p>
          </table:table-cell>
          <table:table-cell/>
          <table:table-cell office:value-type="string" calcext:value-type="string">
            <text:p>L'isola del giorno prima</text:p>
          </table:table-cell>
          <table:table-cell table:style-name="ce15" office:value-type="float" office:value="5" calcext:value-type="float">
            <text:p>5</text:p>
          </table:table-cell>
          <table:table-cell table:number-columns-repeated="1018"/>
        </table:table-row>
        <table:table-row table:style-name="ro2">
          <table:table-cell table:style-name="ce3" office:value-type="string" calcext:value-type="string">
            <text:p>pelago</text:p>
          </table:table-cell>
          <table:table-cell table:style-name="ce8" office:value-type="string" calcext:value-type="string">
            <text:p><text:s/>Alto mare Uscito fuor del pe/ago a la riva si volge a l 'acqua pertg/iosa e guata. (Dante) Vasta distesa d'acqua. / Insieme di cose fastidiose e spiacevoli in cui si resta intricati. </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2" office:value-type="string" calcext:value-type="string">
            <text:p>penetrale</text:p>
          </table:table-cell>
          <table:table-cell office:value-type="string" calcext:value-type="string">
            <text:p>1 (spec. al pl.) Nell'antica Roma, la parte più interna e nascosta della casa o del tempio in cui si conservavano i simulacri dei penati o degli dei. </text:p>
            <text:p>2 (fig., lett., spec. al pl.) La parte più intima, più riposta: i penetrali dell'animo, della coscienza; </text:p>
          </table:table-cell>
          <table:table-cell office:value-type="string" calcext:value-type="string">
            <text:p><text:span text:style-name="T7">Vi urta l'idea di scrutare gl'intimi penetrali del vostro io? (ALERAMO).</text:span></text:p>
          </table:table-cell>
          <table:table-cell table:number-columns-repeated="2"/>
          <table:table-cell table:style-name="ce15"/>
          <table:table-cell table:number-columns-repeated="1018"/>
        </table:table-row>
        <table:table-row table:style-name="ro1">
          <table:table-cell table:style-name="ce3" office:value-type="string" calcext:value-type="string">
            <text:p>percolare</text:p>
          </table:table-cell>
          <table:table-cell table:style-name="ce8" office:value-type="string" calcext:value-type="string">
            <text:p><text:s/>v.tr. Far colare attraverso un ﬁltro. / v.intr filtrare, detto di liquid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eregrinazione</text:p>
          </table:table-cell>
          <table:table-cell office:value-type="string" calcext:value-type="string">
            <text:p>vagabondaggio</text:p>
          </table:table-cell>
          <table:table-cell office:value-type="string" calcext:value-type="string">
            <text:p>le nostre peregrinazioni non avranno mai fine</text:p>
          </table:table-cell>
          <table:table-cell table:number-columns-repeated="2"/>
          <table:table-cell table:style-name="ce15"/>
          <table:table-cell table:number-columns-repeated="1018"/>
        </table:table-row>
        <table:table-row table:style-name="ro1">
          <table:table-cell table:style-name="ce2" office:value-type="string" calcext:value-type="string">
            <text:p>perentorio</text:p>
          </table:table-cell>
          <table:table-cell office:value-type="string" calcext:value-type="string">
            <text:p>che non ammette discussioni, obiezioni 2) che non ammette dilazioni</text:p>
          </table:table-cell>
          <table:table-cell office:value-type="string" calcext:value-type="string">
            <text:p>ordine, tono perentorio 2) termine perentorio</text:p>
          </table:table-cell>
          <table:table-cell table:number-columns-repeated="2"/>
          <table:table-cell table:style-name="ce15"/>
          <table:table-cell table:number-columns-repeated="1018"/>
        </table:table-row>
        <table:table-row table:style-name="ro2">
          <table:table-cell table:style-name="ce2" office:value-type="string" calcext:value-type="string">
            <text:p>perineo</text:p>
          </table:table-cell>
          <table:table-cell office:value-type="string" calcext:value-type="string">
            <text:p> [dal gr. períneos, attraverso il fr. Perinée; 1712] s. m.</text:p>
            <text:p> (anat.) Insieme delle parti molli, fibromuscolari, che chiudono in basso il bacino e quindi l'addome.</text:p>
          </table:table-cell>
          <table:table-cell table:number-columns-repeated="3"/>
          <table:table-cell table:style-name="ce15"/>
          <table:table-cell table:number-columns-repeated="1018"/>
        </table:table-row>
        <table:table-row table:style-name="ro1">
          <table:table-cell table:style-name="ce3" office:value-type="string" calcext:value-type="string">
            <text:p>perorare</text:p>
          </table:table-cell>
          <table:table-cell table:style-name="ce8" office:value-type="string" calcext:value-type="string">
            <text:p><text:s/>v.tr. e intr. Difendere, sostenere parlando con calore e convinzion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erspiquo</text:p>
          </table:table-cell>
          <table:table-cell office:value-type="string" calcext:value-type="string">
            <text:p>Chiaro trasparente anche figurato. Evidente, aperto Ragionamento </text:p>
          </table:table-cell>
          <table:table-cell office:value-type="string" calcext:value-type="string">
            <text:p>discorso perspicuo</text:p>
          </table:table-cell>
          <table:table-cell table:number-columns-repeated="2"/>
          <table:table-cell table:style-name="ce15"/>
          <table:table-cell table:number-columns-repeated="1018"/>
        </table:table-row>
        <table:table-row table:style-name="ro5">
          <table:table-cell table:style-name="ce2" office:value-type="string" calcext:value-type="string">
            <text:p>pertinace</text:p>
          </table:table-cell>
          <table:table-cell office:value-type="string" calcext:value-type="string">
            <text:p>1 Molto tenace e costante: </text:p>
            <text:p><text:span text:style-name="T1"> CONTR. Incostante. 2 (raro) Ostinato,</text:span></text:p>
          </table:table-cell>
          <table:table-cell office:value-type="string" calcext:value-type="string">
            <text:p><text:span text:style-name="T1">carattere pertinace; volontà pertinace  </text:span></text:p>
            <text:p> insistenza pertinace; animo pertinace a correr prima ogni pericolo (GUICCIARDINI). SIN. Protervo. pervicace: peccatore pertinace.  pertinacemente, avv.</text:p>
          </table:table-cell>
          <table:table-cell office:value-type="string" calcext:value-type="string">
            <text:p><text:s/>[vc. dotta, lat. pertinace(m), comp. di per- e tenax, genit. tenacis, ‘tenace’; 1308] agg.</text:p>
          </table:table-cell>
          <table:table-cell/>
          <table:table-cell table:style-name="ce15"/>
          <table:table-cell table:number-columns-repeated="1018"/>
        </table:table-row>
        <table:table-row table:style-name="ro1">
          <table:table-cell table:style-name="ce2" office:value-type="string" calcext:value-type="string">
            <text:p>pervicace</text:p>
          </table:table-cell>
          <table:table-cell table:number-columns-repeated="4"/>
          <table:table-cell table:style-name="ce15"/>
          <table:table-cell table:number-columns-repeated="1018"/>
        </table:table-row>
        <table:table-row table:style-name="ro2">
          <table:table-cell table:style-name="ce2" office:value-type="string" calcext:value-type="string">
            <text:p>pianeta</text:p>
          </table:table-cell>
          <table:table-cell office:value-type="string" calcext:value-type="string">
            <text:p><text:s/>Paramento che il celebrante cattolico indossa durante la messa e durante le processioni, al di sopra del camice, aperto ai fianchi di colore variabile in rapporto alla dedicazione del giorno o alla natura della cerimonia nella liturgia.</text:p>
          </table:table-cell>
          <table:table-cell table:number-columns-repeated="3"/>
          <table:table-cell table:style-name="ce15"/>
          <table:table-cell table:number-columns-repeated="1018"/>
        </table:table-row>
        <table:table-row table:style-name="ro1">
          <table:table-cell table:style-name="ce2" office:value-type="string" calcext:value-type="string">
            <text:p>plaga</text:p>
          </table:table-cell>
          <table:table-cell office:value-type="string" calcext:value-type="string">
            <text:p><text:s/>Regione della Terra. </text:p>
          </table:table-cell>
          <table:table-cell office:value-type="string" calcext:value-type="string">
            <text:p>Genti di quella plaga (Eco)</text:p>
          </table:table-cell>
          <table:table-cell table:number-columns-repeated="2"/>
          <table:table-cell table:style-name="ce15"/>
          <table:table-cell table:number-columns-repeated="1018"/>
        </table:table-row>
        <table:table-row table:style-name="ro4">
          <table:table-cell table:style-name="ce2" office:value-type="string" calcext:value-type="string">
            <text:p>plutocrate</text:p>
          </table:table-cell>
          <table:table-cell office:value-type="string" calcext:value-type="string">
            <text:p><text:s/>nella società capitalistica, persona che grazie alla propria ampia disponibilità di capitale influisce in modo determinante sulla vita politica e sociale.</text:p>
          </table:table-cell>
          <table:table-cell table:number-columns-repeated="3"/>
          <table:table-cell table:style-name="ce15"/>
          <table:table-cell table:number-columns-repeated="1018"/>
        </table:table-row>
        <table:table-row table:style-name="ro1">
          <table:table-cell table:style-name="ce2" office:value-type="string" calcext:value-type="string">
            <text:p>podice</text:p>
          </table:table-cell>
          <table:table-cell office:value-type="string" calcext:value-type="string">
            <text:p><text:s/>Sedere, parte finale del tronco.</text:p>
          </table:table-cell>
          <table:table-cell table:number-columns-repeated="3"/>
          <table:table-cell table:style-name="ce15"/>
          <table:table-cell table:number-columns-repeated="1018"/>
        </table:table-row>
        <table:table-row table:style-name="ro2">
          <table:table-cell table:style-name="ce2" office:value-type="string" calcext:value-type="string">
            <text:p>polito</text:p>
          </table:table-cell>
          <table:table-cell office:value-type="string" calcext:value-type="string">
            <text:p>1) liscio levigato </text:p>
            <text:p>2) bello leggiadro </text:p>
            <text:p>3) elegante</text:p>
          </table:table-cell>
          <table:table-cell office:value-type="string" calcext:value-type="string">
            <text:p>una giovinetta polita di forse vent'anni (Foscolo)</text:p>
          </table:table-cell>
          <table:table-cell table:number-columns-repeated="2"/>
          <table:table-cell table:style-name="ce15"/>
          <table:table-cell table:number-columns-repeated="1018"/>
        </table:table-row>
        <table:table-row table:style-name="ro1">
          <table:table-cell table:style-name="ce3" office:value-type="string" calcext:value-type="string">
            <text:p>polito</text:p>
          </table:table-cell>
          <table:table-cell table:style-name="ce8" office:value-type="string" calcext:value-type="string">
            <text:p><text:s/>agg levigato, terso. Polito si dice di qualcosa di liscio, ben pulito e riﬁni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2" office:value-type="string" calcext:value-type="string">
            <text:p>polla</text:p>
          </table:table-cell>
          <table:table-cell office:value-type="string" calcext:value-type="string">
            <text:p>Fessura del suolo da cui sgorga una vena d’acqua; più comunemente, la vena stessa nel punto di sorgenza</text:p>
          </table:table-cell>
          <table:table-cell office:value-type="string" calcext:value-type="string">
            <text:p>avrei bevuto alla p. del Tevere (Papini); acqua di polla, di sorgente, quindi limpida e fresca; e in similitudini, per significare purezza, limpidezza: la sua voce era limpida, fluida, cristallina come una p. </text:p>
          </table:table-cell>
          <table:table-cell table:number-columns-repeated="2"/>
          <table:table-cell table:style-name="ce15"/>
          <table:table-cell table:number-columns-repeated="1018"/>
        </table:table-row>
        <table:table-row table:style-name="ro1">
          <table:table-cell table:style-name="ce2" office:value-type="string" calcext:value-type="string">
            <text:p>ponzare</text:p>
          </table:table-cell>
          <table:table-cell table:number-columns-repeated="4"/>
          <table:table-cell table:style-name="ce15"/>
          <table:table-cell table:number-columns-repeated="1018"/>
        </table:table-row>
        <table:table-row table:style-name="ro1">
          <table:table-cell table:style-name="ce2" office:value-type="string" calcext:value-type="string">
            <text:p>postiglione</text:p>
          </table:table-cell>
          <table:table-cell table:number-columns-repeated="4"/>
          <table:table-cell table:style-name="ce15"/>
          <table:table-cell table:number-columns-repeated="1018"/>
        </table:table-row>
        <table:table-row table:style-name="ro1">
          <table:table-cell table:style-name="ce2" office:value-type="string" calcext:value-type="string">
            <text:p>pravo</text:p>
          </table:table-cell>
          <table:table-cell office:value-type="string" calcext:value-type="string">
            <text:p>(lett.) Malvagio, perverso: </text:p>
          </table:table-cell>
          <table:table-cell office:value-type="string" calcext:value-type="string">
            <text:p>Guai a voi, anime prave! (DANTE Inf. III, 84).</text:p>
          </table:table-cell>
          <table:table-cell table:number-columns-repeated="2"/>
          <table:table-cell table:style-name="ce15"/>
          <table:table-cell table:number-columns-repeated="1018"/>
        </table:table-row>
        <table:table-row table:style-name="ro4">
          <table:table-cell table:style-name="ce2" office:value-type="string" calcext:value-type="string">
            <text:p>prebenda</text:p>
          </table:table-cell>
          <table:table-cell office:value-type="string" calcext:value-type="string">
            <text:p>1 Rendita stabile di un beneficio ecclesiastico  (est.) Il beneficio stesso. </text:p>
            <text:p>2 (est.) Guadagno, lucro.</text:p>
          </table:table-cell>
          <table:table-cell table:number-columns-repeated="3"/>
          <table:table-cell table:style-name="ce15"/>
          <table:table-cell table:number-columns-repeated="1018"/>
        </table:table-row>
        <table:table-row table:style-name="ro5">
          <table:table-cell table:style-name="ce2" office:value-type="string" calcext:value-type="string">
            <text:p>precordio</text:p>
          </table:table-cell>
          <table:table-cell office:value-type="string" calcext:value-type="string">
            <text:p>1) la regione anteriore del torace in corrispondenza del cuore;</text:p>
            <text:p>2) [plurale letterario] membrana che avvolge il cuore e gli altri organi interni del torace, anticamente ritenuta sede dei sentimenti e degli affetti;</text:p>
            <text:p>3) la parte più intima dell'animo: </text:p>
          </table:table-cell>
          <table:table-cell office:value-type="string" calcext:value-type="string">
            <text:p>era di una tal bontà che gli giunse fino ai precordi, commuoversi fino ai precordi.</text:p>
          </table:table-cell>
          <table:table-cell table:number-columns-repeated="2"/>
          <table:table-cell table:style-name="ce15"/>
          <table:table-cell table:number-columns-repeated="1018"/>
        </table:table-row>
        <table:table-row table:style-name="ro4">
          <table:table-cell table:style-name="ce3" office:value-type="string" calcext:value-type="string">
            <text:p>prectpuo</text:p>
          </table:table-cell>
          <table:table-cell table:style-name="ce8" office:value-type="string" calcext:value-type="string">
            <text:p><text:s/>agg. Principale, particolare, speciale (Facoltà precipua) Della massima importanza (Scopo , Interesse precipu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prervicacia</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2">
          <table:table-cell table:style-name="ce2" office:value-type="string" calcext:value-type="string">
            <text:p>prevaricare</text:p>
          </table:table-cell>
          <table:table-cell office:value-type="string" calcext:value-type="string">
            <text:p>1. (lett.) Agire contrariamente all'onestà, all'onore, eccedere i limiti del lecito. SIN. Trasgredire  (lett.) Peccare.</text:p>
            <text:p>2 Abusare del potere e sim., per trarne vantaggi personali.</text:p>
          </table:table-cell>
          <table:table-cell table:number-columns-repeated="3"/>
          <table:table-cell table:style-name="ce15"/>
          <table:table-cell table:number-columns-repeated="1018"/>
        </table:table-row>
        <table:table-row table:style-name="ro1">
          <table:table-cell table:style-name="ce2" office:value-type="string" calcext:value-type="string">
            <text:p>priapo</text:p>
          </table:table-cell>
          <table:table-cell office:value-type="string" calcext:value-type="string">
            <text:p>nella religione greca il dio della forza sessuale maschile e anche della fertitlità</text:p>
          </table:table-cell>
          <table:table-cell table:number-columns-repeated="3"/>
          <table:table-cell table:style-name="ce15"/>
          <table:table-cell table:number-columns-repeated="1018"/>
        </table:table-row>
        <table:table-row table:style-name="ro6">
          <table:table-cell table:style-name="ce2" office:value-type="string" calcext:value-type="string">
            <text:p>princisbecco</text:p>
          </table:table-cell>
          <table:table-cell office:value-type="string" calcext:value-type="string">
            <text:p>Lega di rame, zinco e stagno che d'aspetto è simile all'oro. In senso figurato qualcosa di pretenzioso e di poco valore</text:p>
          </table:table-cell>
          <table:table-cell office:value-type="string" calcext:value-type="string">
            <text:p>sapere di princisbecco: qualcuno che ripete molte nozioni senza aver compreso nulla di quel che dice; <text:s/>regalo di princisbecco : un dono offerto platealmente e poi negato in privato; per esprimere grande stupore si dirà che si è rimasti di princisbecco - così come quando scopri che quello che credevi oro in realtà è paccottiglia.</text:p>
          </table:table-cell>
          <table:table-cell table:number-columns-repeated="2"/>
          <table:table-cell table:style-name="ce15"/>
          <table:table-cell table:number-columns-repeated="1018"/>
        </table:table-row>
        <table:table-row table:style-name="ro1">
          <table:table-cell table:style-name="ce2" office:value-type="string" calcext:value-type="string">
            <text:p>priometeico</text:p>
          </table:table-cell>
          <table:table-cell office:value-type="string" calcext:value-type="string">
            <text:p>Che si caratterizza per un eroico e disperato spirito di sfida</text:p>
          </table:table-cell>
          <table:table-cell office:value-type="string" calcext:value-type="string">
            <text:p>L'arte autentica è inevitabilmente prometeica</text:p>
          </table:table-cell>
          <table:table-cell table:number-columns-repeated="2"/>
          <table:table-cell table:style-name="ce15"/>
          <table:table-cell table:number-columns-repeated="1018"/>
        </table:table-row>
        <table:table-row table:style-name="ro1">
          <table:table-cell table:style-name="ce3" office:value-type="string" calcext:value-type="string">
            <text:p>procelloso</text:p>
          </table:table-cell>
          <table:table-cell table:style-name="ce8" office:value-type="string" calcext:value-type="string">
            <text:p>burrascoso, tempestoso, che pone tempesta / tig. tumultuoso, agitato</text:p>
          </table:table-cell>
          <table:table-cell table:number-columns-repeated="3"/>
          <table:table-cell table:style-name="ce15"/>
          <table:table-cell office:value-type="string" calcext:value-type="string">
            <text:p>agg</text:p>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prodromo</text:p>
          </table:table-cell>
          <table:table-cell office:value-type="string" calcext:value-type="string">
            <text:p>1) specie al pl. segno promonitore </text:p>
            <text:p>2) specie al pl. Sintomo che precede una malattia</text:p>
          </table:table-cell>
          <table:table-cell office:value-type="string" calcext:value-type="string">
            <text:p>i prodromi della guerra</text:p>
          </table:table-cell>
          <table:table-cell table:number-columns-repeated="2"/>
          <table:table-cell table:style-name="ce15"/>
          <table:table-cell table:number-columns-repeated="1018"/>
        </table:table-row>
        <table:table-row table:style-name="ro4">
          <table:table-cell table:style-name="ce3" office:value-type="string" calcext:value-type="string">
            <text:p>prodromo</text:p>
          </table:table-cell>
          <table:table-cell table:style-name="ce8" office:value-type="string" calcext:value-type="string">
            <text:p><text:s/>sm. segno premonitore di qualche avvenimento o manifestazione per lo più spiacevole (quasi sempre plurale). </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proferire</text:p>
          </table:table-cell>
          <table:table-cell table:style-name="ce8" office:value-type="string" calcext:value-type="string">
            <text:p><text:s/>v.tr. pronunziare, dire. (preferì poche parole) (preferire un giuramento). Parlare pronunziando chiaramente le parole, per lo più chiarament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rosapia</text:p>
          </table:table-cell>
          <table:table-cell table:number-columns-repeated="4"/>
          <table:table-cell table:style-name="ce15"/>
          <table:table-cell table:number-columns-repeated="1018"/>
        </table:table-row>
        <table:table-row table:style-name="ro4">
          <table:table-cell table:style-name="ce2" office:value-type="string" calcext:value-type="string">
            <text:p>prospicente</text:p>
          </table:table-cell>
          <table:table-cell office:value-type="string" calcext:value-type="string">
            <text:p>Che dà, guarda, è volto verso un luogo:</text:p>
          </table:table-cell>
          <table:table-cell office:value-type="string" calcext:value-type="string">
            <text:p>una casa prospiciente il giardino (anche, più raro, al o sul giardino); i balconi sono prospicienti la montagna.</text:p>
          </table:table-cell>
          <table:table-cell table:number-columns-repeated="2"/>
          <table:table-cell table:style-name="ce15"/>
          <table:table-cell table:number-columns-repeated="1018"/>
        </table:table-row>
        <table:table-row table:style-name="ro4">
          <table:table-cell table:style-name="ce3" office:value-type="string" calcext:value-type="string">
            <text:p>prospiciente</text:p>
          </table:table-cell>
          <table:table-cell table:style-name="ce8" office:value-type="string" calcext:value-type="string">
            <text:p><text:s/>Che dà. guarda è volto verso un luogo. Una casa prospiciente i/ giardino, i balconi sono prospicienti al giardino. l balconi sono prospicienti la montagn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protasi</text:p>
          </table:table-cell>
          <table:table-cell office:value-type="string" calcext:value-type="string">
            <text:p>1) proposizione che esprime la condizione in un periodo ipotetico , la premessa del sillogismo 2) parte introduttiva dei poemi classici</text:p>
          </table:table-cell>
          <table:table-cell office:value-type="string" calcext:value-type="string">
            <text:p>la protasi dell'iliade</text:p>
          </table:table-cell>
          <table:table-cell table:number-columns-repeated="2"/>
          <table:table-cell table:style-name="ce15"/>
          <table:table-cell table:number-columns-repeated="1018"/>
        </table:table-row>
        <table:table-row table:style-name="ro1">
          <table:table-cell table:style-name="ce2" office:value-type="string" calcext:value-type="string">
            <text:p>protervia</text:p>
          </table:table-cell>
          <table:table-cell office:value-type="string" calcext:value-type="string">
            <text:p>Ostinazione piena di arroganza e superbia.</text:p>
          </table:table-cell>
          <table:table-cell office:value-type="string" calcext:value-type="string">
            <text:p><text:s/>Con la fermezza dei santi o caon la protervia dei dannati. (Eco)</text:p>
          </table:table-cell>
          <table:table-cell table:number-columns-repeated="2"/>
          <table:table-cell table:style-name="ce15"/>
          <table:table-cell table:number-columns-repeated="1018"/>
        </table:table-row>
        <table:table-row table:style-name="ro1">
          <table:table-cell table:style-name="ce2" office:value-type="string" calcext:value-type="string">
            <text:p>pudende</text:p>
          </table:table-cell>
          <table:table-cell office:value-type="string" calcext:value-type="string">
            <text:p>Genitali esterni.</text:p>
          </table:table-cell>
          <table:table-cell table:number-columns-repeated="3"/>
          <table:table-cell table:style-name="ce15"/>
          <table:table-cell table:number-columns-repeated="1018"/>
        </table:table-row>
        <table:table-row table:style-name="ro2">
          <table:table-cell table:style-name="ce3" office:value-type="string" calcext:value-type="string">
            <text:p>putativo</text:p>
          </table:table-cell>
          <table:table-cell table:style-name="ce8" office:value-type="string" calcext:value-type="string">
            <text:p><text:s/>agg. apparente, ritenuto tale. (padre putativo) Detto di persona che per ﬁnzione accettata da tutti si reputa qualcosa che non e. (S.Gluseppe è il padre putativo di Gesù)</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querulo</text:p>
          </table:table-cell>
          <table:table-cell table:style-name="ce8" office:value-type="string" calcext:value-type="string">
            <text:p>agg. lett. <text:s/>Lamentoso, di persona che si lamenta spesso // di voce che sembri un lamen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quiddità</text:p>
          </table:table-cell>
          <table:table-cell office:value-type="string" calcext:value-type="string">
            <text:p>(filos.) Nella filosofia medievale, l'essere, la sostanza.</text:p>
          </table:table-cell>
          <table:table-cell office:value-type="string" calcext:value-type="string">
            <text:p>Già ne stava assorbendo la quiddità</text:p>
          </table:table-cell>
          <table:table-cell/>
          <table:table-cell office:value-type="string" calcext:value-type="string">
            <text:p>L'isola del giorno prima</text:p>
          </table:table-cell>
          <table:table-cell table:style-name="ce15" office:value-type="float" office:value="16" calcext:value-type="float">
            <text:p>16</text:p>
          </table:table-cell>
          <table:table-cell office:value-type="string" calcext:value-type="string">
            <text:p>s.f.</text:p>
          </table:table-cell>
          <table:table-cell table:number-columns-repeated="1017"/>
        </table:table-row>
        <table:table-row table:style-name="ro2">
          <table:table-cell table:style-name="ce2" office:value-type="string" calcext:value-type="string">
            <text:p>quietismo</text:p>
          </table:table-cell>
          <table:table-cell office:value-type="string" calcext:value-type="string">
            <text:p>1) nella spiritualità cattolica rapporto religioso che riteneva la contemplazione mistica premintete sul culto esteriore </text:p>
            <text:p>2) apatia, amore del quieto vivere</text:p>
          </table:table-cell>
          <table:table-cell office:value-type="string" calcext:value-type="string">
            <text:p>il suo quietismo è esasperante</text:p>
          </table:table-cell>
          <table:table-cell table:number-columns-repeated="2"/>
          <table:table-cell table:style-name="ce15"/>
          <table:table-cell table:number-columns-repeated="1018"/>
        </table:table-row>
        <table:table-row table:style-name="ro5">
          <table:table-cell table:style-name="ce3" office:value-type="string" calcext:value-type="string">
            <text:p>quietismo</text:p>
          </table:table-cell>
          <table:table-cell table:style-name="ce8" office:value-type="string" calcext:value-type="string">
            <text:p><text:s/>sm dottrina o complesso di dottrine mistiche sviluppatesi nel XVII secolo che sostengono la necessita di un atteggiamento puramente contemplativo diﬁonte a Dio e negano ogni valore all'azione e alla speculazione razionale, / Tendenza ad accettare passivamente la realtà, amore della quiet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ratificare</text:p>
          </table:table-cell>
          <table:table-cell office:value-type="string" calcext:value-type="string">
            <text:p>confermare, riconoscere come stabilito</text:p>
          </table:table-cell>
          <table:table-cell office:value-type="string" calcext:value-type="string">
            <text:p>ratificare una promozione</text:p>
          </table:table-cell>
          <table:table-cell table:number-columns-repeated="2"/>
          <table:table-cell table:style-name="ce15"/>
          <table:table-cell table:number-columns-repeated="1018"/>
        </table:table-row>
        <table:table-row table:style-name="ro1">
          <table:table-cell table:style-name="ce2" office:value-type="string" calcext:value-type="string">
            <text:p>rebbio</text:p>
          </table:table-cell>
          <table:table-cell office:value-type="string" calcext:value-type="string">
            <text:p>Ciascuna delle punte di un attrezzo forcuto, come la forca, la forchetta ecc.</text:p>
          </table:table-cell>
          <table:table-cell table:number-columns-repeated="3"/>
          <table:table-cell table:style-name="ce15"/>
          <table:table-cell table:number-columns-repeated="1018"/>
        </table:table-row>
        <table:table-row table:style-name="ro2">
          <table:table-cell table:style-name="ce3" office:value-type="string" calcext:value-type="string">
            <text:p>redarguire</text:p>
          </table:table-cell>
          <table:table-cell table:style-name="ce8" office:value-type="string" calcext:value-type="string">
            <text:p><text:s/>v.tr. rimproverare con energia qualcuno, biasimando il suo comportamento. Redarguire è rimproverare cercando di convincere l'altro del suo torto o della sua colp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reiterare</text:p>
          </table:table-cell>
          <table:table-cell table:style-name="ce8" office:value-type="string" calcext:value-type="string">
            <text:p><text:s/>v.tr. (presente indicativo reitero) far di nuovo lo stessa cosa, replicarle, ripeterla una o più volte. (reiterate una promessa) E' come ripetere, ma più rar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remigare</text:p>
          </table:table-cell>
          <table:table-cell office:value-type="string" calcext:value-type="string">
            <text:p><text:s/>Remare / Battere le ali in modo eguale.</text:p>
          </table:table-cell>
          <table:table-cell office:value-type="string" calcext:value-type="string">
            <text:p>Gli uccelli remigavano lenti nel cielo.</text:p>
          </table:table-cell>
          <table:table-cell table:number-columns-repeated="2"/>
          <table:table-cell table:style-name="ce15"/>
          <table:table-cell table:number-columns-repeated="1018"/>
        </table:table-row>
        <table:table-row table:style-name="ro1">
          <table:table-cell table:style-name="ce3" office:value-type="string" calcext:value-type="string">
            <text:p>reprobo</text:p>
          </table:table-cell>
          <table:table-cell table:style-name="ce8" office:value-type="string" calcext:value-type="string">
            <text:p><text:s/>agg. e sm. cattivo, ribelle, ripudiato da Dio. L'uomo che riﬁuta il bene illuminant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ributtante</text:p>
          </table:table-cell>
          <table:table-cell table:style-name="ce8" office:value-type="string" calcext:value-type="string">
            <text:p><text:s/>agg. Che ispira ribrezzo: (piaga, azioni ributtant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ricettacolo</text:p>
          </table:table-cell>
          <table:table-cell office:value-type="string" calcext:value-type="string">
            <text:p><text:s/>Luogo che contiene o riceve qualcosa o qualcuno. Spazio o oggetto in cui si raccoglie qualcosa o qualcuno. Anche figurato. Quella casa è un ricettacolo di pellegrini. La valle è un ricettacolo di acque. Ricettacolo di ogni bruttura. <text:s/>Ricovero o rifugio Quella donna era un vascello di ogni vizo quella ricettacolo di ogni virtù</text:p>
          </table:table-cell>
          <table:table-cell table:number-columns-repeated="3"/>
          <table:table-cell table:style-name="ce15"/>
          <table:table-cell table:number-columns-repeated="1018"/>
        </table:table-row>
        <table:table-row table:style-name="ro10">
          <table:table-cell table:style-name="ce2" office:value-type="string" calcext:value-type="string">
            <text:p>ricusare</text:p>
          </table:table-cell>
          <table:table-cell office:value-type="string" calcext:value-type="string">
            <text:p>1 Non volere, non accettare:Rifiutare di fare qlco.:</text:p>
            <text:p>2 (dir.) Chiedere giudizialmente che un funzionario giudiziario, un consulente tecnico o un arbitro non esplichi nel caso concreto la propria funzione non sussistendo tutte le condizioni perché ciò possa avvenire ritualmente.</text:p>
            <text:p>3 (lett.) Rifiutarsi, non acconsentire: </text:p>
            <text:p>4 (mar.) Detto di imbarcazione a vela, fallire la virata in prua restando sul bordo precedente  Detto del vento, scarseggiare o girare verso prua. CONTR. Ridondare.</text:p>
          </table:table-cell>
          <table:table-cell office:value-type="string" calcext:value-type="string">
            <text:p><text:s/>ricusare il cibo , <text:s/>ricusare di ricevere qlcu. <text:s/>†Ricusare la battaglia, evitarla. mi ricuso di parlargli.</text:p>
          </table:table-cell>
          <table:table-cell office:value-type="string" calcext:value-type="string">
            <text:p><text:s/>o (raro, lett.) recusare [vc. dotta, lat. recusare, da causa, col pref. re-; av. 1292]</text:p>
          </table:table-cell>
          <table:table-cell table:style-name="ce5"/>
          <table:table-cell table:style-name="ce15"/>
          <table:table-cell table:style-name="ce9" office:value-type="string" calcext:value-type="string">
            <text:p>v.tr.</text:p>
          </table:table-cell>
          <table:table-cell table:number-columns-repeated="1017"/>
        </table:table-row>
        <table:table-row table:style-name="ro12">
          <table:table-cell table:style-name="ce2" office:value-type="string" calcext:value-type="string">
            <text:p>rintuzzare</text:p>
          </table:table-cell>
          <table:table-cell office:value-type="string" calcext:value-type="string">
            <text:p>1 (lett.) Rendere ottusa, spuntare, ribattere una punta: </text:p>
            <text:p>2 (fig.) Reprimere, soffocare, contrastare: Ribattere, respingere: </text:p>
          </table:table-cell>
          <table:table-cell office:value-type="string" calcext:value-type="string">
            <text:p><text:span text:style-name="T8">La sega ... dalla pietra è rintuzzata (Tasso). </text:span></text:p>
            <text:p><text:span text:style-name="T9">rintuzzare un'accusa.  rintuzzare la superbia </text:span></text:p>
          </table:table-cell>
          <table:table-cell table:style-name="ce5" table:number-columns-repeated="2"/>
          <table:table-cell table:style-name="ce15"/>
          <table:table-cell table:number-columns-repeated="1018"/>
        </table:table-row>
        <table:table-row table:style-name="ro4">
          <table:table-cell table:style-name="ce3" office:value-type="string" calcext:value-type="string">
            <text:p>riottoso</text:p>
          </table:table-cell>
          <table:table-cell table:style-name="ce8" office:value-type="string" calcext:value-type="string">
            <text:p><text:s/>agg. lett. litigioso, indocile, restio. Disubbidiente, litigioso, indisciplinato e violen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rodomonte</text:p>
          </table:table-cell>
          <table:table-cell office:value-type="string" calcext:value-type="string">
            <text:p>s.m. chi si vanta con arroganza e temerarietà di imprese straordinarie</text:p>
          </table:table-cell>
          <table:table-cell table:number-columns-repeated="3"/>
          <table:table-cell table:style-name="ce15"/>
          <table:table-cell table:number-columns-repeated="1018"/>
        </table:table-row>
        <table:table-row table:style-name="ro4">
          <table:table-cell table:style-name="ce3" office:value-type="string" calcext:value-type="string">
            <text:p>rorido</text:p>
          </table:table-cell>
          <table:table-cell table:style-name="ce8" office:value-type="string" calcext:value-type="string">
            <text:p><text:s/>agg. Bagnato, cosparso di rugiada, Rorido è proprio della frutta bagnata dalla rugiad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3" office:value-type="string" calcext:value-type="string">
            <text:p>rubicondo</text:p>
          </table:table-cell>
          <table:table-cell table:style-name="ce8" office:value-type="string" calcext:value-type="string">
            <text:p><text:s/>agg. molto rosso, vermiglio. Comunemente riferito a guance e viso, molto colorito. il rosso del viso, del naso, rosso e lustro per la buona salute, per una buona bevuta di vin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rubizzo</text:p>
          </table:table-cell>
          <table:table-cell office:value-type="string" calcext:value-type="string">
            <text:p>Di aspetto ancora fresco e florido, di colorito sano, detto spec. di persona anziana: </text:p>
          </table:table-cell>
          <table:table-cell office:value-type="string" calcext:value-type="string">
            <text:p>I frutti più rubizzi possono secernere filtri letali</text:p>
            <text:p><text:span text:style-name="T1">un vecchio rubizzo.</text:span></text:p>
          </table:table-cell>
          <table:table-cell/>
          <table:table-cell office:value-type="string" calcext:value-type="string">
            <text:p>L'isola del giorno prima</text:p>
          </table:table-cell>
          <table:table-cell table:style-name="ce15" office:value-type="float" office:value="96" calcext:value-type="float">
            <text:p>96</text:p>
          </table:table-cell>
          <table:table-cell office:value-type="string" calcext:value-type="string">
            <text:p>agg.</text:p>
          </table:table-cell>
          <table:table-cell table:number-columns-repeated="1017"/>
        </table:table-row>
        <table:table-row table:style-name="ro4">
          <table:table-cell table:style-name="ce2" office:value-type="string" calcext:value-type="string">
            <text:p>rutilante</text:p>
          </table:table-cell>
          <table:table-cell office:value-type="string" calcext:value-type="string">
            <text:p>Agg. <text:s/>(lett.) Rosso acceso <text:s/>(gener.) Splendente, risplendente.</text:p>
          </table:table-cell>
          <table:table-cell office:value-type="string" calcext:value-type="string">
            <text:p>Le rutilanti giornate dell'assedio</text:p>
          </table:table-cell>
          <table:table-cell/>
          <table:table-cell office:value-type="string" calcext:value-type="string">
            <text:p>L'isola del giorno prima</text:p>
          </table:table-cell>
          <table:table-cell table:style-name="ce15" office:value-type="float" office:value="44" calcext:value-type="float">
            <text:p>44</text:p>
          </table:table-cell>
          <table:table-cell table:number-columns-repeated="1018"/>
        </table:table-row>
        <table:table-row table:style-name="ro1">
          <table:table-cell table:style-name="ce2" office:value-type="string" calcext:value-type="string">
            <text:p>rutilare</text:p>
          </table:table-cell>
          <table:table-cell office:value-type="string" calcext:value-type="string">
            <text:p>rosseggiare, rifulgere, luccicare</text:p>
          </table:table-cell>
          <table:table-cell table:number-columns-repeated="3"/>
          <table:table-cell table:style-name="ce15"/>
          <table:table-cell table:number-columns-repeated="1018"/>
        </table:table-row>
        <table:table-row table:style-name="ro2">
          <table:table-cell table:style-name="ce2" office:value-type="string" calcext:value-type="string">
            <text:p>sabordo</text:p>
          </table:table-cell>
          <table:table-cell office:value-type="string" calcext:value-type="string">
            <text:p>Nella marineria velica, originariamente, apertura a murata attraverso la quale sparavano i cannoni di bordo; veniva solitamente chiusa da robusti portelli detti mantelletti </text:p>
          </table:table-cell>
          <table:table-cell table:number-columns-repeated="2"/>
          <table:table-cell office:value-type="string" calcext:value-type="string">
            <text:p>L'isola del giorno prima</text:p>
          </table:table-cell>
          <table:table-cell table:style-name="ce15" office:value-type="float" office:value="219" calcext:value-type="float">
            <text:p>219</text:p>
          </table:table-cell>
          <table:table-cell table:number-columns-repeated="1018"/>
        </table:table-row>
        <table:table-row table:style-name="ro4">
          <table:table-cell table:style-name="ce2" office:value-type="string" calcext:value-type="string">
            <text:p>salacca</text:p>
          </table:table-cell>
          <table:table-cell office:value-type="string" calcext:value-type="string">
            <text:p>Arringa o altro pesce conservato sotto sale o affumicato, per est. Cibo misero da poveri, fig. persona magra patita</text:p>
          </table:table-cell>
          <table:table-cell office:value-type="string" calcext:value-type="string">
            <text:p>essere magro come una salacca</text:p>
          </table:table-cell>
          <table:table-cell table:number-columns-repeated="2"/>
          <table:table-cell table:style-name="ce15"/>
          <table:table-cell table:number-columns-repeated="1018"/>
        </table:table-row>
        <table:table-row table:style-name="ro1">
          <table:table-cell table:style-name="ce2" office:value-type="string" calcext:value-type="string">
            <text:p>salmodiare</text:p>
          </table:table-cell>
          <table:table-cell office:value-type="string" calcext:value-type="string">
            <text:p><text:s/>Cantare salmi, inni religiosi, spec. in coro.</text:p>
          </table:table-cell>
          <table:table-cell table:number-columns-repeated="3"/>
          <table:table-cell table:style-name="ce15"/>
          <table:table-cell table:number-columns-repeated="1018"/>
        </table:table-row>
        <table:table-row table:style-name="ro6">
          <table:table-cell table:style-name="ce2" office:value-type="string" calcext:value-type="string">
            <text:p>salterio</text:p>
          </table:table-cell>
          <table:table-cell office:value-type="string" calcext:value-type="string">
            <text:p>(mus.) In Grecia, termine che indicava tutti gli strumenti a corde pizzicate con le dita <text:s/>Nel Medio Evo, strumento formato da una cassetta di legno triangolare o più spesso trapezoidale, sopra la quale erano tese da 6 a 16 corde da pizzicare con il plettro o con le dita <text:s/>Strumento cordofono a percussione, di forma trapezoidale <text:s/>Libro liturgico dei testi e delle musiche dei salmi gregoriani, che gli Ebrei accompagnavano tale strumento.</text:p>
          </table:table-cell>
          <table:table-cell table:number-columns-repeated="3"/>
          <table:table-cell table:style-name="ce15"/>
          <table:table-cell table:number-columns-repeated="1018"/>
        </table:table-row>
        <table:table-row table:style-name="ro1">
          <table:table-cell table:style-name="ce2" office:value-type="string" calcext:value-type="string">
            <text:p>sarcoma</text:p>
          </table:table-cell>
          <table:table-cell office:value-type="string" calcext:value-type="string">
            <text:p>tumore maligno originato da uno qualunque dei tessuti connettivi</text:p>
          </table:table-cell>
          <table:table-cell table:number-columns-repeated="3"/>
          <table:table-cell table:style-name="ce15"/>
          <table:table-cell table:number-columns-repeated="1018"/>
        </table:table-row>
        <table:table-row table:style-name="ro2">
          <table:table-cell table:style-name="ce3" office:value-type="string" calcext:value-type="string">
            <text:p>sardonico</text:p>
          </table:table-cell>
          <table:table-cell table:style-name="ce8" office:value-type="string" calcext:value-type="string">
            <text:p><text:s/>agg. di riso sprezzante, sarcastico, provocatorio maligno, Come sarcastico ma con l’aggiunta di ostentata cattiveria e disprezzo. / ln medicina dicesi facies sardonico I' espressione del viso caratterizzata dal sorriso forza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sargasso</text:p>
          </table:table-cell>
          <table:table-cell office:value-type="string" calcext:value-type="string">
            <text:p>alga oceanica delle Feoficee, </text:p>
          </table:table-cell>
          <table:table-cell office:value-type="string" calcext:value-type="string">
            <text:p>mar dei sargassi = parte dell'oceano atlantico a nor-est delle Antille caratterizzata dalla copiosa presenza di sargassi</text:p>
          </table:table-cell>
          <table:table-cell table:number-columns-repeated="2"/>
          <table:table-cell table:style-name="ce15"/>
          <table:table-cell table:number-columns-repeated="1018"/>
        </table:table-row>
        <table:table-row table:style-name="ro4">
          <table:table-cell table:style-name="ce2" office:value-type="string" calcext:value-type="string">
            <text:p>sargia</text:p>
          </table:table-cell>
          <table:table-cell office:value-type="string" calcext:value-type="string">
            <text:p>Stoffa di lana a più colori per tendaggi, in uso nel periodo medioevale e rinascimentale</text:p>
          </table:table-cell>
          <table:table-cell table:number-columns-repeated="3"/>
          <table:table-cell table:style-name="ce15"/>
          <table:table-cell table:number-columns-repeated="1018"/>
        </table:table-row>
        <table:table-row table:style-name="ro1">
          <table:table-cell table:style-name="ce3" office:value-type="string" calcext:value-type="string">
            <text:p>satiriasi</text:p>
          </table:table-cell>
          <table:table-cell table:style-name="ce8" office:value-type="string" calcext:value-type="string">
            <text:p><text:s/>sf abnorme esaltazione del desiderio sessuale nell'uom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3">
          <table:table-cell table:style-name="ce3" office:value-type="string" calcext:value-type="string">
            <text:p>satiro</text:p>
          </table:table-cell>
          <table:table-cell table:style-name="ce8" office:value-type="string" calcext:value-type="string">
            <text:p><text:s/>sm. Divinità minore della mitologia greca e poi anche di quella romana rappresentata con fattezze umane ma con orecchie, gambe e coda caprini. I satiri, come i sileni vivevano nei boschi e sui monti, insidiavano le ninfe e costituivano parte notevole del seguito di Bacco // <text:s/>Persona lussuriosa, morbosamente lasciva // ant. Uomo rozzo, rustic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ativo</text:p>
          </table:table-cell>
          <table:table-cell office:value-type="string" calcext:value-type="string">
            <text:p>atto a essere seminato o coltivato</text:p>
          </table:table-cell>
          <table:table-cell office:value-type="string" calcext:value-type="string">
            <text:p>terreno o campo sativo, piante sative</text:p>
          </table:table-cell>
          <table:table-cell table:number-columns-repeated="2"/>
          <table:table-cell table:style-name="ce15"/>
          <table:table-cell table:number-columns-repeated="1018"/>
        </table:table-row>
        <table:table-row table:style-name="ro1">
          <table:table-cell table:style-name="ce2" office:value-type="string" calcext:value-type="string">
            <text:p>satrapo</text:p>
          </table:table-cell>
          <table:table-cell table:number-columns-repeated="4"/>
          <table:table-cell table:style-name="ce15"/>
          <table:table-cell table:number-columns-repeated="1018"/>
        </table:table-row>
        <table:table-row table:style-name="ro4">
          <table:table-cell table:style-name="ce2" office:value-type="string" calcext:value-type="string">
            <text:p>scabro</text:p>
          </table:table-cell>
          <table:table-cell office:value-type="string" calcext:value-type="string">
            <text:p>1) ruvido</text:p>
            <text:p>2) conciso</text:p>
          </table:table-cell>
          <table:table-cell office:value-type="string" calcext:value-type="string">
            <text:p>1) superficie scabra 2) stile scabro</text:p>
          </table:table-cell>
          <table:table-cell table:number-columns-repeated="2"/>
          <table:table-cell table:style-name="ce15"/>
          <table:table-cell table:number-columns-repeated="1018"/>
        </table:table-row>
        <table:table-row table:style-name="ro1">
          <table:table-cell table:style-name="ce3" office:value-type="string" calcext:value-type="string">
            <text:p>scalpicciare</text:p>
          </table:table-cell>
          <table:table-cell table:style-name="ce8" office:value-type="string" calcext:value-type="string">
            <text:p><text:s/>v.intr. Camminare stroppiciando i piedi. Camminare facendo rumore con i pied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candola</text:p>
          </table:table-cell>
          <table:table-cell table:number-columns-repeated="4"/>
          <table:table-cell table:style-name="ce15"/>
          <table:table-cell table:number-columns-repeated="1018"/>
        </table:table-row>
        <table:table-row table:style-name="ro2">
          <table:table-cell table:style-name="ce2" office:value-type="string" calcext:value-type="string">
            <text:p>scartafaccio</text:p>
          </table:table-cell>
          <table:table-cell office:value-type="string" calcext:value-type="string">
            <text:p>1 Quaderno di più fogli, anche non legati insieme, usato per minute, per prendere appunti, e sim.  Libro malridotto.</text:p>
            <text:p>2 Libro o scheda in cui vengono registrate le prime note di un'azienda.</text:p>
          </table:table-cell>
          <table:table-cell office:value-type="string" calcext:value-type="string">
            <text:p>Arrivava un servo con libri e altri scartafacci. </text:p>
          </table:table-cell>
          <table:table-cell/>
          <table:table-cell office:value-type="string" calcext:value-type="string">
            <text:p>L'isola del giorno prima</text:p>
          </table:table-cell>
          <table:table-cell table:style-name="ce15" office:value-type="float" office:value="23" calcext:value-type="float">
            <text:p>23</text:p>
          </table:table-cell>
          <table:table-cell table:style-name="ce17" office:value-type="string" calcext:value-type="string">
            <text:p>s.m.</text:p>
          </table:table-cell>
          <table:table-cell table:number-columns-repeated="1017"/>
        </table:table-row>
        <table:table-row table:style-name="ro1">
          <table:table-cell table:style-name="ce2" office:value-type="string" calcext:value-type="string">
            <text:p>scevro</text:p>
          </table:table-cell>
          <table:table-cell office:value-type="string" calcext:value-type="string">
            <text:p>privo esente</text:p>
          </table:table-cell>
          <table:table-cell office:value-type="string" calcext:value-type="string">
            <text:p>essere scevro dal senso di colpa, una dottrina non scevra di errori</text:p>
          </table:table-cell>
          <table:table-cell table:number-columns-repeated="2"/>
          <table:table-cell table:style-name="ce15"/>
          <table:table-cell table:number-columns-repeated="1018"/>
        </table:table-row>
        <table:table-row table:style-name="ro11">
          <table:table-cell table:style-name="ce2" office:value-type="string" calcext:value-type="string">
            <text:p>sciabordare</text:p>
          </table:table-cell>
          <table:table-cell office:value-type="string" calcext:value-type="string">
            <text:p> [sovrapposizione di sciacquare e bordare (1); 1805]</text:p>
            <text:p>A v. tr. (io sciabordo)</text:p>
            <text:p> Agitare un liquido nel recipiente che lo contiene: sciabordare vino, olio  Agitare un oggetto immerso in un liquido: sciabordare i panni nell'acqua.</text:p>
            <text:p>B v. intr. (aus. avere)</text:p>
            <text:p> Frangersi contro la riva, la chiglia di una nave o sim., detto di piccole onde tranquille.</text:p>
          </table:table-cell>
          <table:table-cell table:number-columns-repeated="3"/>
          <table:table-cell table:style-name="ce15"/>
          <table:table-cell table:number-columns-repeated="1018"/>
        </table:table-row>
        <table:table-row table:style-name="ro4">
          <table:table-cell table:style-name="ce2" office:value-type="string" calcext:value-type="string">
            <text:p>scicofante</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1">
          <table:table-cell table:style-name="ce2" office:value-type="string" calcext:value-type="string">
            <text:p>sciorinare</text:p>
          </table:table-cell>
          <table:table-cell table:number-columns-repeated="4"/>
          <table:table-cell table:style-name="ce15"/>
          <table:table-cell table:number-columns-repeated="1018"/>
        </table:table-row>
        <table:table-row table:style-name="ro2">
          <table:table-cell table:style-name="ce2" office:value-type="string" calcext:value-type="string">
            <text:p>scipito</text:p>
          </table:table-cell>
          <table:table-cell office:value-type="string" calcext:value-type="string">
            <text:p>agg.</text:p>
            <text:p>1 Privo di sapore: carne scipita. SIN. Insipido. CONTR. Salato.</text:p>
            <text:p>2 (fig.) Insulso, privo di spirito: barzelletta scipita.</text:p>
          </table:table-cell>
          <table:table-cell office:value-type="string" calcext:value-type="string">
            <text:p>Osservazioni scipite</text:p>
          </table:table-cell>
          <table:table-cell/>
          <table:table-cell office:value-type="string" calcext:value-type="string">
            <text:p>L'isola del giorno prima</text:p>
          </table:table-cell>
          <table:table-cell table:style-name="ce15" office:value-type="float" office:value="182" calcext:value-type="float">
            <text:p>182</text:p>
          </table:table-cell>
          <table:table-cell table:number-columns-repeated="1018"/>
        </table:table-row>
        <table:table-row table:style-name="ro2">
          <table:table-cell table:style-name="ce2" office:value-type="string" calcext:value-type="string">
            <text:p>scombuiare</text:p>
          </table:table-cell>
          <table:table-cell office:value-type="string" calcext:value-type="string">
            <text:p>v. tr. (io scombuio)</text:p>
            <text:p> (raro) Disordinare, mettere sossopra  (lett.) Confondere, frastornare: comunicazioni che mi hanno scombuiato il cervello (FOGAZZARO).</text:p>
          </table:table-cell>
          <table:table-cell office:value-type="string" calcext:value-type="string">
            <text:p>Il nemico poteva andare a spasso tra un tiro e l'altro, ridendosela di tutto quello scombuiare.</text:p>
          </table:table-cell>
          <table:table-cell/>
          <table:table-cell office:value-type="string" calcext:value-type="string">
            <text:p>L'isola del giorno prima</text:p>
          </table:table-cell>
          <table:table-cell table:style-name="ce15" office:value-type="float" office:value="222" calcext:value-type="float">
            <text:p>222</text:p>
          </table:table-cell>
          <table:table-cell table:number-columns-repeated="1018"/>
        </table:table-row>
        <table:table-row table:style-name="ro4">
          <table:table-cell table:style-name="ce3" office:value-type="string" calcext:value-type="string">
            <text:p>scorato</text:p>
          </table:table-cell>
          <table:table-cell table:style-name="ce8" office:value-type="string" calcext:value-type="string">
            <text:p><text:s/>agg. Avvilito, disanimato, scoraggiato, come abbattuto o prostrato, ma meno forte. / Impauri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cranna</text:p>
          </table:table-cell>
          <table:table-cell office:value-type="string" calcext:value-type="string">
            <text:p>Sedia a braccioli e scheinale particolamente alti</text:p>
          </table:table-cell>
          <table:table-cell table:number-columns-repeated="3"/>
          <table:table-cell table:style-name="ce15"/>
          <table:table-cell table:number-columns-repeated="1018"/>
        </table:table-row>
        <table:table-row table:style-name="ro1">
          <table:table-cell table:style-name="ce2" office:value-type="string" calcext:value-type="string">
            <text:p>scudiscio</text:p>
          </table:table-cell>
          <table:table-cell table:number-columns-repeated="4"/>
          <table:table-cell table:style-name="ce15"/>
          <table:table-cell table:number-columns-repeated="1018"/>
        </table:table-row>
        <table:table-row table:style-name="ro2">
          <table:table-cell table:style-name="ce2" office:value-type="string" calcext:value-type="string">
            <text:p>sedizioso</text:p>
          </table:table-cell>
          <table:table-cell office:value-type="string" calcext:value-type="string">
            <text:p>1) che incita alla  ribellione contro il potere ufficiale, rivolta.</text:p>
            <text:p>2)2 Che provoca, favorisce, partecipa a una ribellione, detto di persona SIN. Ribelle, sovversivo.</text:p>
          </table:table-cell>
          <table:table-cell office:value-type="string" calcext:value-type="string">
            <text:p>Discorsi sediziosi che aveva ascoltato</text:p>
            <text:p><text:span text:style-name="T4">adunata sediziosa; un'aggressione, un atto sedizioso (MANZONI).</text:span></text:p>
          </table:table-cell>
          <table:table-cell/>
          <table:table-cell office:value-type="string" calcext:value-type="string">
            <text:p>L'isola del giorno prima</text:p>
          </table:table-cell>
          <table:table-cell table:style-name="ce15" office:value-type="float" office:value="83" calcext:value-type="float">
            <text:p>83</text:p>
          </table:table-cell>
          <table:table-cell office:value-type="string" calcext:value-type="string">
            <text:p>agg</text:p>
          </table:table-cell>
          <table:table-cell table:number-columns-repeated="1017"/>
        </table:table-row>
        <table:table-row table:style-name="ro4">
          <table:table-cell table:style-name="ce2" office:value-type="string" calcext:value-type="string">
            <text:p>segnacolo</text:p>
          </table:table-cell>
          <table:table-cell office:value-type="string" calcext:value-type="string">
            <text:p>(lett.) Segno, insegna, simbolo:</text:p>
          </table:table-cell>
          <table:table-cell office:value-type="string" calcext:value-type="string">
            <text:p><text:s/>poste ha pria le mani / sopra i santi segnacoli cristiani (CARDUCCI).</text:p>
          </table:table-cell>
          <table:table-cell table:number-columns-repeated="2"/>
          <table:table-cell table:style-name="ce15"/>
          <table:table-cell table:number-columns-repeated="1018"/>
        </table:table-row>
        <table:table-row table:style-name="ro1">
          <table:table-cell table:style-name="ce2" office:value-type="string" calcext:value-type="string">
            <text:p>selenico</text:p>
          </table:table-cell>
          <table:table-cell office:value-type="string" calcext:value-type="string">
            <text:p>lunare, della luna</text:p>
          </table:table-cell>
          <table:table-cell table:number-columns-repeated="3"/>
          <table:table-cell table:style-name="ce15"/>
          <table:table-cell table:number-columns-repeated="1018"/>
        </table:table-row>
        <table:table-row table:style-name="ro1">
          <table:table-cell table:style-name="ce2" office:value-type="string" calcext:value-type="string">
            <text:p>semeiotica</text:p>
          </table:table-cell>
          <table:table-cell office:value-type="string" calcext:value-type="string">
            <text:p><text:s/>studio dei segni e dei sintomi delle malattie e dei metodi per rilevarle.</text:p>
          </table:table-cell>
          <table:table-cell table:number-columns-repeated="3"/>
          <table:table-cell table:style-name="ce15"/>
          <table:table-cell table:number-columns-repeated="1018"/>
        </table:table-row>
        <table:table-row table:style-name="ro5">
          <table:table-cell table:style-name="ce2" office:value-type="string" calcext:value-type="string">
            <text:p>semiotica</text:p>
          </table:table-cell>
          <table:table-cell office:value-type="string" calcext:value-type="string">
            <text:p>Dottrina strettamente legata alla gnoseologia, che studia i segni e la conoscenza simbolica in generale / scienza che studia i sistemi di segni sia naturali sia artificiali attraverso i quali avviene la comunicazione, suddivisa in semantica, sintattica e pragmatica </text:p>
          </table:table-cell>
          <table:table-cell table:number-columns-repeated="3"/>
          <table:table-cell table:style-name="ce15"/>
          <table:table-cell table:number-columns-repeated="1018"/>
        </table:table-row>
        <table:table-row table:style-name="ro1">
          <table:table-cell table:style-name="ce2" office:value-type="string" calcext:value-type="string">
            <text:p>senapismo</text:p>
          </table:table-cell>
          <table:table-cell table:number-columns-repeated="4"/>
          <table:table-cell table:style-name="ce15"/>
          <table:table-cell table:number-columns-repeated="1018"/>
        </table:table-row>
        <table:table-row table:style-name="ro1">
          <table:table-cell table:style-name="ce2" office:value-type="string" calcext:value-type="string">
            <text:p>sentina</text:p>
          </table:table-cell>
          <table:table-cell office:value-type="string" calcext:value-type="string">
            <text:p><text:s/>Parte più bassa e interna di <text:s/>portare o recapitare qualcosa a qualcuno</text:p>
          </table:table-cell>
          <table:table-cell table:number-columns-repeated="3"/>
          <table:table-cell table:style-name="ce15"/>
          <table:table-cell table:number-columns-repeated="1018"/>
        </table:table-row>
        <table:table-row table:style-name="ro2">
          <table:table-cell table:style-name="ce3" office:value-type="string" calcext:value-type="string">
            <text:p>sequela</text:p>
          </table:table-cell>
          <table:table-cell table:style-name="ce8" office:value-type="string" calcext:value-type="string">
            <text:p><text:s/>sf. una sequenza di cose, per lo più moleste. (una sequela di guai) raro detto di persone. Ha un signiﬁcato negativo: vale infatti per una serie di cose o fatti spiacevoli che accadono uno di seguito all'altr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serafico</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1">
          <table:table-cell table:style-name="ce2" office:value-type="string" calcext:value-type="string">
            <text:p>sestante</text:p>
          </table:table-cell>
          <table:table-cell office:value-type="string" calcext:value-type="string">
            <text:p>strumento per misurare l'angolo tra due oggetti</text:p>
          </table:table-cell>
          <table:table-cell table:number-columns-repeated="3"/>
          <table:table-cell table:style-name="ce15"/>
          <table:table-cell table:number-columns-repeated="1018"/>
        </table:table-row>
        <table:table-row table:style-name="ro13">
          <table:table-cell table:style-name="ce3" office:value-type="string" calcext:value-type="string">
            <text:p>Sibilla</text:p>
          </table:table-cell>
          <table:table-cell table:style-name="ce8" office:value-type="string" calcext:value-type="string">
            <text:p>Nome di una (o più) profetesse nella mitologia mediterraneo orientale. La principale, in contatto , secondo la mitologia greca col dio Apollo, sarebbe l'Eritrea (di nome Eroﬁle ) e da questa sarebbero derivate numerose altre (la Troiana, la Frigia l'Efesia ). Venendo in Italia avrebbe assunto l'aspetto della sibilla Cumana o Demoﬁle, molto importante a causa dei libri sibillini, per tradizione religiosa roman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5">
          <table:table-cell table:style-name="ce2" office:value-type="string" calcext:value-type="string">
            <text:p>simonia</text:p>
          </table:table-cell>
          <table:table-cell office:value-type="string" calcext:value-type="string">
            <text:p>Nel diritto canonico, delitto consistente nel vendere o comprare, o anche nella sola intenzione di commerciare, cose sacre o spirituali <text:s/>Peccato corrispondente al delitto di simonia. Da Simone Mago Samaritano che cercò di comprare da S.Pietro il potere di trasmettere i doni dello Spirito Santo</text:p>
          </table:table-cell>
          <table:table-cell table:number-columns-repeated="3"/>
          <table:table-cell table:style-name="ce15"/>
          <table:table-cell table:number-columns-repeated="1018"/>
        </table:table-row>
        <table:table-row table:style-name="ro4">
          <table:table-cell table:style-name="ce2" office:value-type="string" calcext:value-type="string">
            <text:p>simulacro</text:p>
          </table:table-cell>
          <table:table-cell office:value-type="string" calcext:value-type="string">
            <text:p>Statua, ritratto, immagine, specie di personaggi illustri / Parvenza, immagine lontana dal vero.</text:p>
          </table:table-cell>
          <table:table-cell table:number-columns-repeated="3"/>
          <table:table-cell table:style-name="ce15"/>
          <table:table-cell table:number-columns-repeated="1018"/>
        </table:table-row>
        <table:table-row table:style-name="ro4">
          <table:table-cell table:style-name="ce2" office:value-type="string" calcext:value-type="string">
            <text:p>sincretismo</text:p>
          </table:table-cell>
          <table:table-cell office:value-type="string" calcext:value-type="string">
            <text:p>fusione di elementi mitologici, culturali e dottrinali di varie religioni anche in forme incoerenti.</text:p>
          </table:table-cell>
          <table:table-cell table:number-columns-repeated="3"/>
          <table:table-cell table:style-name="ce15"/>
          <table:table-cell table:number-columns-repeated="1018"/>
        </table:table-row>
        <table:table-row table:style-name="ro1">
          <table:table-cell table:style-name="ce2" office:value-type="string" calcext:value-type="string">
            <text:p>sinecura</text:p>
          </table:table-cell>
          <table:table-cell table:number-columns-repeated="4"/>
          <table:table-cell table:style-name="ce15"/>
          <table:table-cell table:number-columns-repeated="1018"/>
        </table:table-row>
        <table:table-row table:style-name="ro3">
          <table:table-cell table:style-name="ce2" office:value-type="string" calcext:value-type="string">
            <text:p>sineddoche </text:p>
          </table:table-cell>
          <table:table-cell office:value-type="string" calcext:value-type="string">
            <text:p>Figura retorica che consiste nell'esprimere un'idea con una parola adoperata normalmente per indicare un'idea diversa, ma avente con la prima un rapporto di qualità come quando si nomina il tutto per la parte o la parte per il tutto, il singolare per il plurale o viceversa, il genere per la specie l'oggetto con il nome della materia di cui è fatto.</text:p>
          </table:table-cell>
          <table:table-cell office:value-type="string" calcext:value-type="string">
            <text:p>Es: il Turco sollecitava l'armata che saria di 150 vele (Macchiavelli) Ciascuno diafana sineddoche di se stesso (Eco)</text:p>
          </table:table-cell>
          <table:table-cell table:number-columns-repeated="2"/>
          <table:table-cell table:style-name="ce15"/>
          <table:table-cell table:number-columns-repeated="1018"/>
        </table:table-row>
        <table:table-row table:style-name="ro4">
          <table:table-cell table:style-name="ce2" office:value-type="string" calcext:value-type="string">
            <text:p>Siniscalco</text:p>
          </table:table-cell>
          <table:table-cell office:value-type="string" calcext:value-type="string">
            <text:p>Nell’alto Medioevo, ufficiale <text:s/>di palazzo incaricato di sovraintendere al servizio di mensa del re / Alto grado militare e amministrativo nell’epoca carolingio</text:p>
          </table:table-cell>
          <table:table-cell table:number-columns-repeated="3"/>
          <table:table-cell table:style-name="ce15"/>
          <table:table-cell table:number-columns-repeated="1018"/>
        </table:table-row>
        <table:table-row table:style-name="ro1">
          <table:table-cell table:style-name="ce2" office:value-type="string" calcext:value-type="string">
            <text:p>sirte</text:p>
          </table:table-cell>
          <table:table-cell office:value-type="string" calcext:value-type="string">
            <text:p>bassofondo di sabbie mobili, pericoloso per la navigazione 2) Pericolo insidia</text:p>
          </table:table-cell>
          <table:table-cell table:number-columns-repeated="3"/>
          <table:table-cell table:style-name="ce15"/>
          <table:table-cell table:number-columns-repeated="1018"/>
        </table:table-row>
        <table:table-row table:style-name="ro2">
          <table:table-cell table:style-name="ce2" office:value-type="string" calcext:value-type="string">
            <text:p>slumacare</text:p>
          </table:table-cell>
          <table:table-cell office:value-type="string" calcext:value-type="string">
            <text:p>v. tr. (io slumaco, tu slumachi)</text:p>
            <text:p> Allumacare Macchiare con strisce di bava, come fa la lumaca  (est.) Insudiciare.</text:p>
          </table:table-cell>
          <table:table-cell table:style-name="ce7" office:value-type="string" calcext:value-type="string">
            <text:p>L'intruso stesse incollato alla chiglia sott'acqua come una sanguisuga e slumacasse a bordo nottetempo. </text:p>
          </table:table-cell>
          <table:table-cell table:style-name="ce7"/>
          <table:table-cell office:value-type="string" calcext:value-type="string">
            <text:p>L'isola del giorno prima</text:p>
          </table:table-cell>
          <table:table-cell table:style-name="ce15" office:value-type="float" office:value="221" calcext:value-type="float">
            <text:p>221</text:p>
          </table:table-cell>
          <table:table-cell table:number-columns-repeated="1018"/>
        </table:table-row>
        <table:table-row table:style-name="ro1">
          <table:table-cell table:style-name="ce2" office:value-type="string" calcext:value-type="string">
            <text:p>sodale</text:p>
          </table:table-cell>
          <table:table-cell office:value-type="string" calcext:value-type="string">
            <text:p><text:s/>Compagno amico / Nella Roma antica chi apparteneva ad un sodalizio</text:p>
          </table:table-cell>
          <table:table-cell table:style-name="ce7" table:number-columns-repeated="2"/>
          <table:table-cell/>
          <table:table-cell table:style-name="ce15"/>
          <table:table-cell table:number-columns-repeated="1018"/>
        </table:table-row>
        <table:table-row table:style-name="ro1">
          <table:table-cell table:style-name="ce3" office:value-type="string" calcext:value-type="string">
            <text:p>sodalizio</text:p>
          </table:table-cell>
          <table:table-cell table:style-name="ce8" office:value-type="string" calcext:value-type="string">
            <text:p><text:s/>sm. associazione, società, compagnia, congregazion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sordido</text:p>
          </table:table-cell>
          <table:table-cell office:value-type="string" calcext:value-type="string">
            <text:p>1) sporco, lordo 2) avaro spilorcio</text:p>
          </table:table-cell>
          <table:table-cell table:style-name="ce7" office:value-type="string" calcext:value-type="string">
            <text:p>1) veste sordida, ambiente sordido, un sordido vizio 2) sordido strozzino</text:p>
          </table:table-cell>
          <table:table-cell table:style-name="ce7"/>
          <table:table-cell/>
          <table:table-cell table:style-name="ce15"/>
          <table:table-cell table:number-columns-repeated="1018"/>
        </table:table-row>
        <table:table-row table:style-name="ro5">
          <table:table-cell table:style-name="ce3" office:value-type="string" calcext:value-type="string">
            <text:p>sordido</text:p>
          </table:table-cell>
          <table:table-cell table:style-name="ce8" office:value-type="string" calcext:value-type="string">
            <text:p><text:s/>agg. Sudicio, sozzo. / ﬁg. avarissimo, taccagno spilorcio. Ciò che e sordido richiama alla mente anche alla mente del sudiciume morale e materiale. Sordido e anche l'avaro sudicio sia fisicamente che moralmente Sordido è uno sporco rivoltante (aspetto sordido) (avarizia sordid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sorgivo</text:p>
          </table:table-cell>
          <table:table-cell table:style-name="ce8" office:value-type="string" calcext:value-type="string">
            <text:p><text:s/>agg. di, da sorgente (acqua sorgiv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oteriologia</text:p>
          </table:table-cell>
          <table:table-cell office:value-type="string" calcext:value-type="string">
            <text:p>Nelle religioni, dottrina che riguarda la salvezza.</text:p>
          </table:table-cell>
          <table:table-cell table:style-name="ce7" table:number-columns-repeated="2"/>
          <table:table-cell/>
          <table:table-cell table:style-name="ce15"/>
          <table:table-cell table:number-columns-repeated="1018"/>
        </table:table-row>
        <table:table-row table:style-name="ro4">
          <table:table-cell table:style-name="ce2" office:value-type="string" calcext:value-type="string">
            <text:p>soverchiare</text:p>
          </table:table-cell>
          <table:table-cell office:value-type="string" calcext:value-type="string">
            <text:p>1 lett. Andare oltre, superare qlco. 2 fig. Imporsi con la forza, sopraffare qlcu.: </text:p>
          </table:table-cell>
          <table:table-cell table:style-name="ce12" office:value-type="string" calcext:value-type="string">
            <text:p>soverchiare i deboli; vincere su qlco. per intensità: il rumore soverchia le voci</text:p>
          </table:table-cell>
          <table:table-cell table:style-name="ce12"/>
          <table:table-cell/>
          <table:table-cell table:style-name="ce15"/>
          <table:table-cell table:number-columns-repeated="1018"/>
        </table:table-row>
        <table:table-row table:style-name="ro1">
          <table:table-cell table:style-name="ce2" office:value-type="string" calcext:value-type="string">
            <text:p>soverchio</text:p>
          </table:table-cell>
          <table:table-cell office:value-type="string" calcext:value-type="string">
            <text:p>Eccessivo, esagerato:</text:p>
          </table:table-cell>
          <table:table-cell table:style-name="ce7" office:value-type="string" calcext:value-type="string">
            <text:p><text:s/>soverchio pessimismo</text:p>
          </table:table-cell>
          <table:table-cell table:style-name="ce7"/>
          <table:table-cell/>
          <table:table-cell table:style-name="ce15"/>
          <table:table-cell table:number-columns-repeated="1018"/>
        </table:table-row>
        <table:table-row table:style-name="ro4">
          <table:table-cell table:style-name="ce2" office:value-type="string" calcext:value-type="string">
            <text:p>spagirica</text:p>
          </table:table-cell>
          <table:table-cell office:value-type="string" calcext:value-type="string">
            <text:p>Secondo la terminologia di Paracelso, l'antica scienza chimica intesa come arte che si occupa della composizione e decomposizione delle sostanze.</text:p>
          </table:table-cell>
          <table:table-cell table:style-name="ce7" office:value-type="string" calcext:value-type="string">
            <text:p>Gli spagirici cristiani.</text:p>
          </table:table-cell>
          <table:table-cell table:style-name="ce7"/>
          <table:table-cell office:value-type="string" calcext:value-type="string">
            <text:p>L'isola del giorno prima</text:p>
          </table:table-cell>
          <table:table-cell table:style-name="ce15" office:value-type="float" office:value="23" calcext:value-type="float">
            <text:p>23</text:p>
          </table:table-cell>
          <table:table-cell office:value-type="string" calcext:value-type="string">
            <text:p>s.f.</text:p>
          </table:table-cell>
          <table:table-cell table:number-columns-repeated="1017"/>
        </table:table-row>
        <table:table-row table:style-name="ro7">
          <table:table-cell table:style-name="ce3" office:value-type="string" calcext:value-type="string">
            <text:p>sparuto</text:p>
          </table:table-cell>
          <table:table-cell table:style-name="ce8" office:value-type="string" calcext:value-type="string">
            <text:p>magro e pallido, smunto, emaciato (viso sparuto). Penosamente magro, spettrale, da far compassione / tig. Esiguo, poco numeroso (una spamta schiera di sostenitori)</text:p>
          </table:table-cell>
          <table:table-cell table:number-columns-repeated="3"/>
          <table:table-cell table:style-name="ce15"/>
          <table:table-cell office:value-type="string" calcext:value-type="string">
            <text:p><text:s/>agg. </text:p>
          </table:table-cell>
          <table:table-cell office:value-type="string" calcext:value-type="string">
            <text:p>DA_OCR</text:p>
          </table:table-cell>
          <table:table-cell table:number-columns-repeated="1016"/>
        </table:table-row>
        <table:table-row table:style-name="ro5">
          <table:table-cell table:style-name="ce2" office:value-type="string" calcext:value-type="string">
            <text:p>spingarda</text:p>
          </table:table-cell>
          <table:table-cell office:value-type="string" calcext:value-type="string">
            <text:p>s. f.1 Grosso fucile a canna lunga e di grande calibro, usato in passato per tiri a distanza su stormi di anatre posate.</text:p>
            <text:p>2 Antica macchina da guerra che lanciava grosse pietre  Grossa arma da fuoco da posta del XV sec.</text:p>
          </table:table-cell>
          <table:table-cell office:value-type="string" calcext:value-type="string">
            <text:p>Come se un colpo di spingarda potesse avere ragione di tali nemici. </text:p>
          </table:table-cell>
          <table:table-cell/>
          <table:table-cell office:value-type="string" calcext:value-type="string">
            <text:p>L'isola del giorno prima</text:p>
          </table:table-cell>
          <table:table-cell table:style-name="ce15" office:value-type="float" office:value="218" calcext:value-type="float">
            <text:p>218</text:p>
          </table:table-cell>
          <table:table-cell table:number-columns-repeated="1018"/>
        </table:table-row>
        <table:table-row table:style-name="ro1">
          <table:table-cell table:style-name="ce3" office:value-type="string" calcext:value-type="string">
            <text:p>spirante</text:p>
          </table:table-cell>
          <table:table-cell table:style-name="ce8" office:value-type="string" calcext:value-type="string">
            <text:p><text:s/>agg, consonante spirante lo stesso che consonante fricativ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purio</text:p>
          </table:table-cell>
          <table:table-cell office:value-type="string" calcext:value-type="string">
            <text:p>non legittimo; non autentico, falsificato</text:p>
          </table:table-cell>
          <table:table-cell table:number-columns-repeated="3"/>
          <table:table-cell table:style-name="ce15"/>
          <table:table-cell table:number-columns-repeated="1018"/>
        </table:table-row>
        <table:table-row table:style-name="ro2">
          <table:table-cell table:style-name="ce2" office:value-type="string" calcext:value-type="string">
            <text:p>stabbio</text:p>
          </table:table-cell>
          <table:table-cell office:value-type="string" calcext:value-type="string">
            <text:p>s. m. 1 Recinto ove sono raccolte di notte pecore o mandrie al pascolo. SIN. Addiaccio.</text:p>
            <text:p>2 Sterco degli animali di stalla misto a paglia. SIN. Letame, stallatico.</text:p>
          </table:table-cell>
          <table:table-cell office:value-type="string" calcext:value-type="string">
            <text:p>Come se egli stesse passando da un orto ad uno stabbio</text:p>
          </table:table-cell>
          <table:table-cell/>
          <table:table-cell office:value-type="string" calcext:value-type="string">
            <text:p>L'isola del giorno prima</text:p>
          </table:table-cell>
          <table:table-cell table:style-name="ce15" office:value-type="float" office:value="40" calcext:value-type="float">
            <text:p>40</text:p>
          </table:table-cell>
          <table:table-cell table:number-columns-repeated="1018"/>
        </table:table-row>
        <table:table-row table:style-name="ro2">
          <table:table-cell table:style-name="ce3" office:value-type="string" calcext:value-type="string">
            <text:p>stazzo</text:p>
          </table:table-cell>
          <table:table-cell table:style-name="ce8" office:value-type="string" calcext:value-type="string">
            <text:p><text:s/>sm. luogo all'aperto, limitato da un recinto, dove si raccogli il bestiame durante la notte mentre viene trasferito dalla montagna al prato o viceversa. / per antonomasia un luogo di sost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stigio</text:p>
          </table:table-cell>
          <table:table-cell table:number-columns-repeated="3"/>
          <table:table-cell office:value-type="string" calcext:value-type="string">
            <text:p>L'isola del giorno prima</text:p>
          </table:table-cell>
          <table:table-cell table:style-name="ce15"/>
          <table:table-cell table:number-columns-repeated="1018"/>
        </table:table-row>
        <table:table-row table:style-name="ro5">
          <table:table-cell table:style-name="ce2" office:value-type="string" calcext:value-type="string">
            <text:p>stilema</text:p>
          </table:table-cell>
          <table:table-cell office:value-type="string" calcext:value-type="string">
            <text:p>sm</text:p>
            <text:p>costrutto o procedimento stilistico caratteristico e ripetuto in un dato autore, in una scuola, in un periodo storico. Ciascun elemento che contribuisce a formare uno stile.</text:p>
          </table:table-cell>
          <table:table-cell table:number-columns-repeated="3"/>
          <table:table-cell table:style-name="ce15"/>
          <table:table-cell table:number-columns-repeated="1018"/>
        </table:table-row>
        <table:table-row table:style-name="ro2">
          <table:table-cell table:style-name="ce3" office:value-type="string" calcext:value-type="string">
            <text:p>stilla</text:p>
          </table:table-cell>
          <table:table-cell table:style-name="ce8" office:value-type="string" calcext:value-type="string">
            <text:p><text:s/>lett. Piccola goccia (una stilla d'acqua) è una gocciolina minuta che non sempre cade. (sulla pelle affiorano stille di sangue) (le stille di rugiada sull'erb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stillare</text:p>
          </table:table-cell>
          <table:table-cell table:style-name="ce8" office:value-type="string" calcext:value-type="string">
            <text:p><text:s/>v.tr. far uscire a piccole gocce, distillare anche figurato, arzigogolare (stillarsi il cervello) (che cosa state stilland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stillicidio</text:p>
          </table:table-cell>
          <table:table-cell office:value-type="string" calcext:value-type="string">
            <text:p>1) caduta dell'acqua a goccia a goccia 2) ripetizione continua e fastidiosa di qualcosa</text:p>
          </table:table-cell>
          <table:table-cell office:value-type="string" calcext:value-type="string">
            <text:p>uno stillicidio di richieste</text:p>
          </table:table-cell>
          <table:table-cell table:number-columns-repeated="2"/>
          <table:table-cell table:style-name="ce15"/>
          <table:table-cell table:number-columns-repeated="1018"/>
        </table:table-row>
        <table:table-row table:style-name="ro4">
          <table:table-cell table:style-name="ce3" office:value-type="string" calcext:value-type="string">
            <text:p>stolido</text:p>
          </table:table-cell>
          <table:table-cell table:style-name="ce8" office:value-type="string" calcext:value-type="string">
            <text:p><text:s/>agg. lett. insensato, stupido; anche come sostantivo (e uno dei tanti stolidi) Stolido signiﬁca quasi totale mancanza di senn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stormire</text:p>
          </table:table-cell>
          <table:table-cell table:style-name="ce8" office:value-type="string" calcext:value-type="string">
            <text:p><text:s/>v.intr. Agitarsi con rumore leggiero, con un fruscio di foglie e fronde agitate dal ven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stornello</text:p>
          </table:table-cell>
          <table:table-cell office:value-type="string" calcext:value-type="string">
            <text:p>canto popolare specie dell'italia centrale composto da due endecasillabi preceduti da un quinario. </text:p>
          </table:table-cell>
          <table:table-cell table:number-columns-repeated="3"/>
          <table:table-cell table:style-name="ce15"/>
          <table:table-cell table:number-columns-repeated="1018"/>
        </table:table-row>
        <table:table-row table:style-name="ro2">
          <table:table-cell table:style-name="ce3" office:value-type="string" calcext:value-type="string">
            <text:p>stornello</text:p>
          </table:table-cell>
          <table:table-cell table:style-name="ce8" office:value-type="string" calcext:value-type="string">
            <text:p><text:s/>sm. breve componimento poetico di carattere popolare, di origine toscana, per lo più di argomento amoroso od arguto; e composto generalmente da un quinario e da due endecasillabi di cui il secondo rima con il quinari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trame</text:p>
          </table:table-cell>
          <table:table-cell office:value-type="string" calcext:value-type="string">
            <text:p>Paglia, fieno e sim., usati per alimento o lettiera al bestiame <text:s/>Erbe secche.</text:p>
          </table:table-cell>
          <table:table-cell table:number-columns-repeated="3"/>
          <table:table-cell table:style-name="ce15"/>
          <table:table-cell table:number-columns-repeated="1018"/>
        </table:table-row>
        <table:table-row table:style-name="ro1">
          <table:table-cell table:style-name="ce2" office:value-type="string" calcext:value-type="string">
            <text:p>stramonio</text:p>
          </table:table-cell>
          <table:table-cell table:number-columns-repeated="4"/>
          <table:table-cell table:style-name="ce15"/>
          <table:table-cell table:number-columns-repeated="1018"/>
        </table:table-row>
        <table:table-row table:style-name="ro14">
          <table:table-cell table:style-name="ce2" office:value-type="string" calcext:value-type="string">
            <text:p>stranguglione</text:p>
          </table:table-cell>
          <table:table-cell office:value-type="string" calcext:value-type="string">
            <text:p>s. m. 1 (veter., pop.) Adenite equina.</text:p>
            <text:p>2 (spec. al pl.) Singhiozzo, senso di peso allo stomaco e di soffocamento per avere mangiato troppo: </text:p>
          </table:table-cell>
          <table:table-cell office:value-type="string" calcext:value-type="string">
            <text:p><text:span text:style-name="T9">L'interlocutore sia preso da uno stranguglione</text:span></text:p>
            <text:p><text:span text:style-name="T8">avere gli stranguglioni; farsi venire gli stranguglioni; uno stranguglione di risa.</text:span></text:p>
          </table:table-cell>
          <table:table-cell/>
          <table:table-cell office:value-type="string" calcext:value-type="string">
            <text:p>L'isola del giorno prima</text:p>
          </table:table-cell>
          <table:table-cell table:style-name="ce15" office:value-type="float" office:value="32" calcext:value-type="float">
            <text:p>32</text:p>
          </table:table-cell>
          <table:table-cell table:number-columns-repeated="1018"/>
        </table:table-row>
        <table:table-row table:style-name="ro1">
          <table:table-cell table:style-name="ce2" office:value-type="string" calcext:value-type="string">
            <text:p>strinato</text:p>
          </table:table-cell>
          <table:table-cell table:number-columns-repeated="4"/>
          <table:table-cell table:style-name="ce15"/>
          <table:table-cell table:number-columns-repeated="1018"/>
        </table:table-row>
        <table:table-row table:style-name="ro4">
          <table:table-cell table:style-name="ce2" office:value-type="string" calcext:value-type="string">
            <text:p>subbio</text:p>
          </table:table-cell>
          <table:table-cell office:value-type="string" calcext:value-type="string">
            <text:p>nel telaio per tessitura, cilindro di legno o metallo sul quale sono avvolti i fili dell’ordito o il tessuto fabbricato.</text:p>
          </table:table-cell>
          <table:table-cell table:number-columns-repeated="3"/>
          <table:table-cell table:style-name="ce15"/>
          <table:table-cell table:number-columns-repeated="1018"/>
        </table:table-row>
        <table:table-row table:style-name="ro1">
          <table:table-cell table:style-name="ce2" office:value-type="string" calcext:value-type="string">
            <text:p>suffumigo</text:p>
          </table:table-cell>
          <table:table-cell office:value-type="string" calcext:value-type="string">
            <text:p>Forma di somministrazione di medicamenti medianti fumi.</text:p>
          </table:table-cell>
          <table:table-cell table:number-columns-repeated="3"/>
          <table:table-cell table:style-name="ce15"/>
          <table:table-cell table:number-columns-repeated="1018"/>
        </table:table-row>
        <table:table-row table:style-name="ro4">
          <table:table-cell table:style-name="ce2" office:value-type="string" calcext:value-type="string">
            <text:p>surrettizio</text:p>
          </table:table-cell>
          <table:table-cell office:value-type="string" calcext:value-type="string">
            <text:p>Di concetto introdotto al di fuori della coerenza logica, in contrasto con i principi fondamentali di un'argomentazione</text:p>
          </table:table-cell>
          <table:table-cell table:number-columns-repeated="3"/>
          <table:table-cell table:style-name="ce15"/>
          <table:table-cell table:number-columns-repeated="1018"/>
        </table:table-row>
        <table:table-row table:style-name="ro4">
          <table:table-cell table:style-name="ce2" office:value-type="string" calcext:value-type="string">
            <text:p>sussiego</text:p>
          </table:table-cell>
          <table:table-cell office:value-type="string" calcext:value-type="string">
            <text:p><text:s text:c="2"/>Aspetto, contegno, dignitoso e sostenuto, non privo di una certa altezzosità:</text:p>
          </table:table-cell>
          <table:table-cell office:value-type="string" calcext:value-type="string">
            <text:p><text:s/>stare, mettersi, in sussiego; aria di sussiego; parlare con sussiego.</text:p>
          </table:table-cell>
          <table:table-cell table:number-columns-repeated="2"/>
          <table:table-cell table:style-name="ce15"/>
          <table:table-cell table:number-columns-repeated="1018"/>
        </table:table-row>
        <table:table-row table:style-name="ro1">
          <table:table-cell table:style-name="ce2" office:value-type="string" calcext:value-type="string">
            <text:p>talassocrazia</text:p>
          </table:table-cell>
          <table:table-cell office:value-type="string" calcext:value-type="string">
            <text:p><text:s/>il predominio del mare.</text:p>
          </table:table-cell>
          <table:table-cell table:number-columns-repeated="3"/>
          <table:table-cell table:style-name="ce15"/>
          <table:table-cell table:number-columns-repeated="1018"/>
        </table:table-row>
        <table:table-row table:style-name="ro4">
          <table:table-cell table:style-name="ce2" office:value-type="string" calcext:value-type="string">
            <text:p>teca</text:p>
          </table:table-cell>
          <table:table-cell office:value-type="string" calcext:value-type="string">
            <text:p>1) custodia, astuccio</text:p>
            <text:p>2) astuccio o scatola in cui si conservano le reliquie dei santi</text:p>
          </table:table-cell>
          <table:table-cell table:number-columns-repeated="3"/>
          <table:table-cell table:style-name="ce15"/>
          <table:table-cell table:number-columns-repeated="1018"/>
        </table:table-row>
        <table:table-row table:style-name="ro5">
          <table:table-cell table:style-name="ce2" office:value-type="string" calcext:value-type="string">
            <text:p>tedioso</text:p>
          </table:table-cell>
          <table:table-cell office:value-type="string" calcext:value-type="string">
            <text:p>molto noioso e fastidioso: </text:p>
          </table:table-cell>
          <table:table-cell office:value-type="string" calcext:value-type="string">
            <text:p>sostenere il peso d’una t. infermità; è sempre qui a seccarmi con le sue t. richieste, con i suoi t. discorsi; la bella mattinata, che prima mi piaceva, adesso m’era diventata repulsiva e tediosa </text:p>
          </table:table-cell>
          <table:table-cell table:number-columns-repeated="2"/>
          <table:table-cell table:style-name="ce15"/>
          <table:table-cell table:number-columns-repeated="1018"/>
        </table:table-row>
        <table:table-row table:style-name="ro4">
          <table:table-cell table:style-name="ce2" office:value-type="string" calcext:value-type="string">
            <text:p>teofania</text:p>
          </table:table-cell>
          <table:table-cell office:value-type="string" calcext:value-type="string">
            <text:p><text:s/>Apparizione o manifestazione della divinità, in forma personale o impersonale <text:s/>Oggetto o realtà in cui la manifestazione divina si realizza.</text:p>
          </table:table-cell>
          <table:table-cell table:number-columns-repeated="3"/>
          <table:table-cell table:style-name="ce15"/>
          <table:table-cell table:number-columns-repeated="1018"/>
        </table:table-row>
        <table:table-row table:style-name="ro1">
          <table:table-cell table:style-name="ce2" office:value-type="string" calcext:value-type="string">
            <text:p>terso</text:p>
          </table:table-cell>
          <table:table-cell office:value-type="string" calcext:value-type="string">
            <text:p>Agg: nitido, pulito</text:p>
          </table:table-cell>
          <table:table-cell table:number-columns-repeated="3"/>
          <table:table-cell table:style-name="ce15"/>
          <table:table-cell table:number-columns-repeated="1018"/>
        </table:table-row>
        <table:table-row table:style-name="ro2">
          <table:table-cell table:style-name="ce3" office:value-type="string" calcext:value-type="string">
            <text:p>terso</text:p>
          </table:table-cell>
          <table:table-cell table:style-name="ce8" office:value-type="string" calcext:value-type="string">
            <text:p><text:s/>agg. nitido. forbito, lucente, limpido chiaro (stelle terse) E' qualcosa di chiaro e luminoso pulitissimo (cielo, bicchiere tersi) (specchio terso) (acqua, aria trese) /ﬁg. Stile terso : chiaro appropriato e forbit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tetraggine</text:p>
          </table:table-cell>
          <table:table-cell office:value-type="string" calcext:value-type="string">
            <text:p>s. f.</text:p>
            <text:p> Condizione di chi (o di ciò che) è tetro (anche fig.): la tetraggine di una vecchia casa; la tetraggine di un discorso  Umore tetro.</text:p>
          </table:table-cell>
          <table:table-cell office:value-type="string" calcext:value-type="string">
            <text:p>Tetraggine ossidionale</text:p>
          </table:table-cell>
          <table:table-cell/>
          <table:table-cell office:value-type="string" calcext:value-type="string">
            <text:p>L'isola del giorno prima</text:p>
          </table:table-cell>
          <table:table-cell table:style-name="ce15" office:value-type="float" office:value="84" calcext:value-type="float">
            <text:p>84</text:p>
          </table:table-cell>
          <table:table-cell table:number-columns-repeated="1018"/>
        </table:table-row>
        <table:table-row table:style-name="ro4">
          <table:table-cell table:style-name="ce2" office:value-type="string" calcext:value-type="string">
            <text:p>teutonico</text:p>
          </table:table-cell>
          <table:table-cell office:value-type="string" calcext:value-type="string">
            <text:p>Dell'antica popolazione dei teutoni / Tedesco in senso spergiativo Esatezza tenacia tutonica</text:p>
          </table:table-cell>
          <table:table-cell table:number-columns-repeated="3"/>
          <table:table-cell table:style-name="ce15"/>
          <table:table-cell table:number-columns-repeated="1018"/>
        </table:table-row>
        <table:table-row table:style-name="ro3">
          <table:table-cell table:style-name="ce2" office:value-type="string" calcext:value-type="string">
            <text:p>tomaia</text:p>
          </table:table-cell>
          <table:table-cell office:value-type="string" calcext:value-type="string">
            <text:p><text:s/>La parte superiore della scarpa, che fascia il piede; se formata di più pezzi, il nome può indicare anche la sola parte anteriore: </text:p>
          </table:table-cell>
          <table:table-cell office:value-type="string" calcext:value-type="string">
            <text:p>mi andavo arrabattando con le dita intorpidite, e con certi pezzi di fil di ferro che avevo trovato per strada, per legare almeno provvisoriamente le suole alle t</text:p>
          </table:table-cell>
          <table:table-cell office:value-type="string" calcext:value-type="string">
            <text:p>[dal gr. mediev. τομάρι «pezzo di cuoio», pl. τομάρια, der. di τέμνω «tagliare»] (pl. le tomàie, e rispettivam. i tomài e anche le tomàia). –</text:p>
          </table:table-cell>
          <table:table-cell/>
          <table:table-cell table:style-name="ce15"/>
          <table:table-cell table:number-columns-repeated="1018"/>
        </table:table-row>
        <table:table-row table:style-name="ro1">
          <table:table-cell table:style-name="ce2" office:value-type="string" calcext:value-type="string">
            <text:p>topica</text:p>
          </table:table-cell>
          <table:table-cell office:value-type="string" calcext:value-type="string">
            <text:p>(fam) un'azione o una frase fatta o detta a sproposito, che porta a una figuraccia</text:p>
          </table:table-cell>
          <table:table-cell table:number-columns-repeated="3"/>
          <table:table-cell table:style-name="ce15"/>
          <table:table-cell table:number-columns-repeated="1018"/>
        </table:table-row>
        <table:table-row table:style-name="ro1">
          <table:table-cell table:style-name="ce2" office:value-type="string" calcext:value-type="string">
            <text:p>topico</text:p>
          </table:table-cell>
          <table:table-cell office:value-type="string" calcext:value-type="string">
            <text:p>1) attinente alla topica 2) cghe si riferisce al luogo 3) fondamentale decisivo </text:p>
          </table:table-cell>
          <table:table-cell office:value-type="string" calcext:value-type="string">
            <text:p>momento topico</text:p>
          </table:table-cell>
          <table:table-cell table:number-columns-repeated="2"/>
          <table:table-cell table:style-name="ce15"/>
          <table:table-cell table:number-columns-repeated="1018"/>
        </table:table-row>
        <table:table-row table:style-name="ro6">
          <table:table-cell table:style-name="ce2" office:value-type="string" calcext:value-type="string">
            <text:p>torma</text:p>
          </table:table-cell>
          <table:table-cell office:value-type="string" calcext:value-type="string">
            <text:p>1 (lett.) Schiera di soldati  (est.) Quantità di persone che vanno insieme e disordinatamente: una torma di dimostranti  (fig., lett.) Insieme, quantità, spec. di idee, pensieri, sentimenti:</text:p>
            <text:p>2 Branco di animali: una torma di bufali.</text:p>
            <text:p>3 Reparto di cavalleria dell'esercito romano corrispondente al moderno plotone.</text:p>
          </table:table-cell>
          <table:table-cell office:value-type="string" calcext:value-type="string">
            <text:p>A paventare quella torma di tarme senza bocca edaci</text:p>
            <text:p> A torme, in folla </text:p>
            <text:p><text:span text:style-name="T10"> dalla chimmeria valle uscian le torme / de' sogni negri con diverse forme (POLIZIANO).</text:span></text:p>
          </table:table-cell>
          <table:table-cell office:value-type="string" calcext:value-type="string">
            <text:p>s.f.</text:p>
          </table:table-cell>
          <table:table-cell office:value-type="string" calcext:value-type="string">
            <text:p>L'isola del giorno prima</text:p>
          </table:table-cell>
          <table:table-cell table:style-name="ce15" office:value-type="float" office:value="188" calcext:value-type="float">
            <text:p>188</text:p>
          </table:table-cell>
          <table:table-cell table:number-columns-repeated="1018"/>
        </table:table-row>
        <table:table-row table:style-name="ro1">
          <table:table-cell table:style-name="ce4" office:value-type="string" calcext:value-type="string">
            <text:p>torvo</text:p>
          </table:table-cell>
          <table:table-cell table:style-name="ce9" office:value-type="string" calcext:value-type="string">
            <text:p>bieco, feroce e minaccioso</text:p>
          </table:table-cell>
          <table:table-cell office:value-type="string" calcext:value-type="string">
            <text:p>occhio torvo</text:p>
          </table:table-cell>
          <table:table-cell table:style-name="ce5"/>
          <table:table-cell/>
          <table:table-cell table:style-name="ce15"/>
          <table:table-cell table:number-columns-repeated="1018"/>
        </table:table-row>
        <table:table-row table:style-name="ro4">
          <table:table-cell table:style-name="ce3" office:value-type="string" calcext:value-type="string">
            <text:p>torvo</text:p>
          </table:table-cell>
          <table:table-cell table:style-name="ce8" office:value-type="string" calcext:value-type="string">
            <text:p><text:s/>agg. di aspetto feroce. Torvo di dice lo sguardo, l'espressione, i] viso duro, minaccios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tossicoloso</text:p>
          </table:table-cell>
          <table:table-cell office:value-type="string" calcext:value-type="string">
            <text:p>Che (o Chi) tossisce spesso.</text:p>
          </table:table-cell>
          <table:table-cell office:value-type="string" calcext:value-type="string">
            <text:p>Gradatamente quel ticchettio è diventato una tossicolosa ninnananna</text:p>
          </table:table-cell>
          <table:table-cell office:value-type="string" calcext:value-type="string">
            <text:p>agg.; anche s. m. (f. -a)</text:p>
          </table:table-cell>
          <table:table-cell office:value-type="string" calcext:value-type="string">
            <text:p>L'isola del giorno prima</text:p>
          </table:table-cell>
          <table:table-cell table:style-name="ce15" office:value-type="float" office:value="188" calcext:value-type="float">
            <text:p>188</text:p>
          </table:table-cell>
          <table:table-cell table:number-columns-repeated="1018"/>
        </table:table-row>
        <table:table-row table:style-name="ro4">
          <table:table-cell table:style-name="ce3" office:value-type="string" calcext:value-type="string">
            <text:p>tracotante</text:p>
          </table:table-cell>
          <table:table-cell table:style-name="ce8" office:value-type="string" calcext:value-type="string">
            <text:p><text:s/>agg, che mostra superbia, presunzione, insolente, arrogante, prepotente, La tracotanza e la superbia unita alla prepotenz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transeunte</text:p>
          </table:table-cell>
          <table:table-cell office:value-type="string" calcext:value-type="string">
            <text:p>(lett.) Che passa, è transitorio. SIN. Caduco, effimero</text:p>
          </table:table-cell>
          <table:table-cell office:value-type="string" calcext:value-type="string">
            <text:p>La terra gli appariva vera nel suo occasionale e transeunte connubio della luce, dei venti e delle nubi. </text:p>
          </table:table-cell>
          <table:table-cell/>
          <table:table-cell office:value-type="string" calcext:value-type="string">
            <text:p>L'isola del giorno prima</text:p>
          </table:table-cell>
          <table:table-cell table:style-name="ce15" office:value-type="float" office:value="62" calcext:value-type="float">
            <text:p>62</text:p>
          </table:table-cell>
          <table:table-cell table:number-columns-repeated="1018"/>
        </table:table-row>
        <table:table-row table:style-name="ro4">
          <table:table-cell table:style-name="ce2" office:value-type="string" calcext:value-type="string">
            <text:p>tremebondo</text:p>
          </table:table-cell>
          <table:table-cell office:value-type="string" calcext:value-type="string">
            <text:p>(lett.) Che è tutto tremante e sbigottito (anche fig.).</text:p>
          </table:table-cell>
          <table:table-cell office:value-type="string" calcext:value-type="string">
            <text:p>Quello colmava tutte le sue più tremebonde attese</text:p>
          </table:table-cell>
          <table:table-cell/>
          <table:table-cell office:value-type="string" calcext:value-type="string">
            <text:p>L'isola del giorno prima</text:p>
          </table:table-cell>
          <table:table-cell table:style-name="ce15" office:value-type="float" office:value="214" calcext:value-type="float">
            <text:p>214</text:p>
          </table:table-cell>
          <table:table-cell table:number-columns-repeated="1018"/>
        </table:table-row>
        <table:table-row table:style-name="ro4">
          <table:table-cell table:style-name="ce2" office:value-type="string" calcext:value-type="string">
            <text:p>tropo</text:p>
          </table:table-cell>
          <table:table-cell office:value-type="string" calcext:value-type="string">
            <text:p>1 (ret.) qualsiasi uso linguistico che trasferisca una parola dal significato suo proprio a un altro figurato; traslato: la metafora, la metonimia, la.. </text:p>
          </table:table-cell>
          <table:table-cell office:value-type="string" calcext:value-type="string">
            <text:p>Avesse nominato per vari tropi quel che credeva di vedere.</text:p>
          </table:table-cell>
          <table:table-cell/>
          <table:table-cell office:value-type="string" calcext:value-type="string">
            <text:p>L'isola del giorno prima</text:p>
          </table:table-cell>
          <table:table-cell table:style-name="ce15" office:value-type="float" office:value="62" calcext:value-type="float">
            <text:p>62</text:p>
          </table:table-cell>
          <table:table-cell office:value-type="string" calcext:value-type="string">
            <text:p>s.m.</text:p>
          </table:table-cell>
          <table:table-cell table:number-columns-repeated="1017"/>
        </table:table-row>
        <table:table-row table:style-name="ro4">
          <table:table-cell table:style-name="ce3" office:value-type="string" calcext:value-type="string">
            <text:p>tugurio</text:p>
          </table:table-cell>
          <table:table-cell table:style-name="ce8" office:value-type="string" calcext:value-type="string">
            <text:p><text:s/>sm, casa povera, squallida, angusta. Indica una casa modesta, misera, ma anche sudicia trascurata e squallid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tumido</text:p>
          </table:table-cell>
          <table:table-cell office:value-type="string" calcext:value-type="string">
            <text:p>1 Gonfio</text:p>
            <text:p>2 [in senso figurato] ampolloso, ridondante</text:p>
          </table:table-cell>
          <table:table-cell office:value-type="string" calcext:value-type="string">
            <text:p>occhi tumidi di lacrime</text:p>
          </table:table-cell>
          <table:table-cell table:number-columns-repeated="2"/>
          <table:table-cell table:style-name="ce15"/>
          <table:table-cell table:number-columns-repeated="1018"/>
        </table:table-row>
        <table:table-row table:style-name="ro2">
          <table:table-cell table:style-name="ce3" office:value-type="string" calcext:value-type="string">
            <text:p>tumido</text:p>
          </table:table-cell>
          <table:table-cell table:style-name="ce8" office:value-type="string" calcext:value-type="string">
            <text:p><text:s/>agg. Gonﬁo, enﬁato per natura o per cause patologiche. / ﬁg. ampolloso (stile turnido) Turnido è come gonﬁo ma rare volte si usa nel senso proprio ed allora è quasi poetico: (Occhi tumidi di lacrim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turibolo</text:p>
          </table:table-cell>
          <table:table-cell office:value-type="string" calcext:value-type="string">
            <text:p>recipiente liturgico sospeso a tre catenelle nel qulae si pone l'incenso, incensiere</text:p>
          </table:table-cell>
          <table:table-cell table:number-columns-repeated="3"/>
          <table:table-cell table:style-name="ce15"/>
          <table:table-cell table:number-columns-repeated="1018"/>
        </table:table-row>
        <table:table-row table:style-name="ro4">
          <table:table-cell table:style-name="ce3" office:value-type="string" calcext:value-type="string">
            <text:p>turibolo</text:p>
          </table:table-cell>
          <table:table-cell table:style-name="ce8" office:value-type="string" calcext:value-type="string">
            <text:p><text:s/>sm lo stesso che incensiere Recipiente in metallo che si regge per mezzo di tre catenelle ed in cui si brucia l'incenso nelle cerimonie sacr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ubertoso</text:p>
          </table:table-cell>
          <table:table-cell office:value-type="string" calcext:value-type="string">
            <text:p>agg.</text:p>
            <text:p>1 (lett.) Fertile, grasso, fecondo: paese ubertoso; campagne ubertose. CONTR. Sterile.</text:p>
          </table:table-cell>
          <table:table-cell office:value-type="string" calcext:value-type="string">
            <text:p>Il tragitto ubertosamente deserto.</text:p>
          </table:table-cell>
          <table:table-cell/>
          <table:table-cell office:value-type="string" calcext:value-type="string">
            <text:p>L'isola del giorno prima</text:p>
          </table:table-cell>
          <table:table-cell table:style-name="ce15" office:value-type="float" office:value="29" calcext:value-type="float">
            <text:p>29</text:p>
          </table:table-cell>
          <table:table-cell table:number-columns-repeated="1018"/>
        </table:table-row>
        <table:table-row table:style-name="ro6">
          <table:table-cell table:style-name="ce2" office:value-type="string" calcext:value-type="string">
            <text:p>umbratile</text:p>
          </table:table-cell>
          <table:table-cell office:value-type="string" calcext:value-type="string">
            <text:p>agg.</text:p>
            <text:p>1 (lett.) Che è in ombra, che è pieno d'ombra:  CONTR. Solatio.</text:p>
            <text:p>2 (fig.) Che ama l'ombra, il silenzio, la riservatezza e sim.: SIN. Introverso, timido.</text:p>
            <text:p>3 (raro, fig.) Che nasce dal dubbio, dalla ambiguità, che è privo di chiarezza e sim.: </text:p>
          </table:table-cell>
          <table:table-cell table:style-name="ce7" office:value-type="string" calcext:value-type="string">
            <text:p><text:span text:style-name="T11">giardino umbratile; il grande atrio umbratile (PASCOLI).</text:span></text:p>
            <text:p><text:span text:style-name="T11">uomo, carattere umbratile. </text:span></text:p>
            <text:p><text:span text:style-name="T2">Umbratile egli riceveva a letto. </text:span></text:p>
            <text:p><text:span text:style-name="T11">moti umbratili dell'animo.</text:span></text:p>
          </table:table-cell>
          <table:table-cell table:style-name="ce7"/>
          <table:table-cell office:value-type="string" calcext:value-type="string">
            <text:p>L'isola del giorno prima</text:p>
          </table:table-cell>
          <table:table-cell table:style-name="ce15" office:value-type="float" office:value="147" calcext:value-type="float">
            <text:p>147</text:p>
          </table:table-cell>
          <table:table-cell table:number-columns-repeated="1018"/>
        </table:table-row>
        <table:table-row table:style-name="ro1">
          <table:table-cell table:style-name="ce3" office:value-type="string" calcext:value-type="string">
            <text:p>uosa</text:p>
          </table:table-cell>
          <table:table-cell table:style-name="ce8" office:value-type="string" calcext:value-type="string">
            <text:p><text:s/>sf. gettai sorta di stivale in uso nel Medioev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2">
          <table:table-cell table:style-name="ce3" office:value-type="string" calcext:value-type="string">
            <text:p>vacuo</text:p>
          </table:table-cell>
          <table:table-cell table:style-name="ce8" office:value-type="string" calcext:value-type="string">
            <text:p><text:s/>agg. vuoto, privo, mancante / ﬁg. Che manca di consistenza (pensieri vacui = futili, frivoli)/ sm . il vuoto, lo spazio vuoto. / Vacuo è come vuoto ma usato più in senso ﬁgurato, (Mente vacua, spirito vacuo, Uomo vacuo).</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vagellare</text:p>
          </table:table-cell>
          <table:table-cell office:value-type="string" calcext:value-type="string">
            <text:p>1 tosc. Delirare, vaneggiare per febbre alta o per alterazione mentale </text:p>
            <text:p>2 estens. Dire cose vane, sciocche, assurde SIN. farneticare, sragionare</text:p>
          </table:table-cell>
          <table:table-cell table:style-name="ce13" office:value-type="string" calcext:value-type="string">
            <text:p><text:s/>da un po' di tempo ha cominciato a v. </text:p>
          </table:table-cell>
          <table:table-cell table:number-columns-repeated="2"/>
          <table:table-cell table:style-name="ce15"/>
          <table:table-cell office:value-type="string" calcext:value-type="string">
            <text:p>v. intr. </text:p>
          </table:table-cell>
          <table:table-cell table:number-columns-repeated="1017"/>
        </table:table-row>
        <table:table-row table:style-name="ro4">
          <table:table-cell table:style-name="ce3" office:value-type="string" calcext:value-type="string">
            <text:p>valetudinario</text:p>
          </table:table-cell>
          <table:table-cell table:style-name="ce8" office:value-type="string" calcext:value-type="string">
            <text:p><text:s/>agg. cagionevole di salute, di salute malferma. Come cagionevole, malaticcio, che contrae facilmente malattie. </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4">
          <table:table-cell table:style-name="ce3" office:value-type="string" calcext:value-type="string">
            <text:p>vanesio</text:p>
          </table:table-cell>
          <table:table-cell table:style-name="ce8" office:value-type="string" calcext:value-type="string">
            <text:p><text:s/>agg. di persona che, volendo ostentare doti ﬁsiche o intellettuali, rivela invece stupidità, la propria vacuità; fatuo, vanitoso. (persona vanesia)</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vaticinio</text:p>
          </table:table-cell>
          <table:table-cell office:value-type="string" calcext:value-type="string">
            <text:p>Profezia, predizione solenne </text:p>
          </table:table-cell>
          <table:table-cell office:value-type="string" calcext:value-type="string">
            <text:p>Il vaticinio si è avverato</text:p>
          </table:table-cell>
          <table:table-cell table:number-columns-repeated="2"/>
          <table:table-cell table:style-name="ce15"/>
          <table:table-cell table:number-columns-repeated="1018"/>
        </table:table-row>
        <table:table-row table:style-name="ro4">
          <table:table-cell table:style-name="ce2" office:value-type="string" calcext:value-type="string">
            <text:p>venusto</text:p>
          </table:table-cell>
          <table:table-cell office:value-type="string" calcext:value-type="string">
            <text:p>Che è di una bellezza ideale, sia per la perfezione delle forme sia per la grazia e l'armonia dei movimenti: </text:p>
          </table:table-cell>
          <table:table-cell office:value-type="string" calcext:value-type="string">
            <text:p>donna venusta; forme venuste <text:s/>Stile venusto, pieno di dignità, decoro ed eleganza insieme, di una bellezza severa e dignitosa.</text:p>
          </table:table-cell>
          <table:table-cell table:number-columns-repeated="2"/>
          <table:table-cell table:style-name="ce15"/>
          <table:table-cell table:number-columns-repeated="1018"/>
        </table:table-row>
        <table:table-row table:style-name="ro2">
          <table:table-cell table:style-name="ce2" office:value-type="string" calcext:value-type="string">
            <text:p>verecondia</text:p>
          </table:table-cell>
          <table:table-cell office:value-type="string" calcext:value-type="string">
            <text:p>1. ant. Timore di fare cosa che possa venire rimproverata</text:p>
            <text:p>2. Disposizione d’animo di chi rifugge da ogni cosa che possa, anche lontanamente, offendere il pudore, la riservatezza e la modestia</text:p>
          </table:table-cell>
          <table:table-cell office:value-type="string" calcext:value-type="string">
            <text:p>la verecundia è una paura di disonoranza per fallo commesso (Dante). </text:p>
          </table:table-cell>
          <table:table-cell office:value-type="string" calcext:value-type="string">
            <text:p><text:s/>(ant. verecùndia) s. f. [dal lat. verecundia; cfr. vergogna]. –</text:p>
          </table:table-cell>
          <table:table-cell/>
          <table:table-cell table:style-name="ce15"/>
          <table:table-cell table:number-columns-repeated="1018"/>
        </table:table-row>
        <table:table-row table:style-name="ro4">
          <table:table-cell table:style-name="ce2" office:value-type="string" calcext:value-type="string">
            <text:p>versipelle</text:p>
          </table:table-cell>
          <table:table-cell office:value-type="string" calcext:value-type="string">
            <text:p>lett. Che, chi è doppio, simulatore, opportunista</text:p>
            <text:p>‖ estens. Che, chi muta parere per tornaconto personale</text:p>
          </table:table-cell>
          <table:table-cell table:number-columns-repeated="2"/>
          <table:table-cell office:value-type="string" calcext:value-type="string">
            <text:p>L'isola del giorno prima</text:p>
          </table:table-cell>
          <table:table-cell table:style-name="ce15"/>
          <table:table-cell office:value-type="string" calcext:value-type="string">
            <text:p>agg. , s.m. , s.f.</text:p>
          </table:table-cell>
          <table:table-cell table:number-columns-repeated="1017"/>
        </table:table-row>
        <table:table-row table:style-name="ro1">
          <table:table-cell table:style-name="ce3" office:value-type="string" calcext:value-type="string">
            <text:p>verziere</text:p>
          </table:table-cell>
          <table:table-cell table:style-name="ce8" office:value-type="string" calcext:value-type="string">
            <text:p><text:s/>sm. orto, giardino. Si dice di un luogo verdeggiante, brolo, prato con alberi.</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viatico</text:p>
          </table:table-cell>
          <table:table-cell table:number-columns-repeated="4"/>
          <table:table-cell table:style-name="ce15"/>
          <table:table-cell table:number-columns-repeated="1018"/>
        </table:table-row>
        <table:table-row table:style-name="ro2">
          <table:table-cell table:style-name="ce2" office:value-type="string" calcext:value-type="string">
            <text:p>viscerale</text:p>
          </table:table-cell>
          <table:table-cell office:value-type="string" calcext:value-type="string">
            <text:p>1 anat. Dei visceri: </text:p>
            <text:p>2 fig. Istintivo, intenso: </text:p>
            <text:p>• avv.  in modo profondo:</text:p>
          </table:table-cell>
          <table:table-cell office:value-type="string" calcext:value-type="string">
            <text:p>spasmo v.</text:p>
            <text:p><text:span text:style-name="T1">simpatia v.; un attaccamento v.</text:span></text:p>
            <text:p><text:span text:style-name="T1">Amare visceralmente qlcu.</text:span></text:p>
          </table:table-cell>
          <table:table-cell table:number-columns-repeated="2"/>
          <table:table-cell table:style-name="ce15"/>
          <table:table-cell table:number-columns-repeated="1018"/>
        </table:table-row>
        <table:table-row table:style-name="ro1">
          <table:table-cell table:style-name="ce3" office:value-type="string" calcext:value-type="string">
            <text:p>volizione</text:p>
          </table:table-cell>
          <table:table-cell table:style-name="ce8" office:value-type="string" calcext:value-type="string">
            <text:p><text:s/>sf. l' atto del volere.</text:p>
          </table:table-cell>
          <table:table-cell table:number-columns-repeated="3"/>
          <table:table-cell table:style-name="ce15"/>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zimarra</text:p>
          </table:table-cell>
          <table:table-cell office:value-type="string" calcext:value-type="string">
            <text:p>lunga veste usata un tempo come cappotto</text:p>
          </table:table-cell>
          <table:table-cell table:number-columns-repeated="3"/>
          <table:table-cell table:style-name="ce15"/>
          <table:table-cell table:number-columns-repeated="1018"/>
        </table:table-row>
        <table:table-row table:style-name="ro1" table:number-rows-repeated="51">
          <table:table-cell table:style-name="ce2"/>
          <table:table-cell table:number-columns-repeated="4"/>
          <table:table-cell table:style-name="ce15"/>
          <table:table-cell table:number-columns-repeated="1018"/>
        </table:table-row>
        <table:table-row table:style-name="ro1" table:number-rows-repeated="64868">
          <table:table-cell table:number-columns-repeated="5"/>
          <table:table-cell table:style-name="ce15"/>
          <table:table-cell table:number-columns-repeated="1018"/>
        </table:table-row>
        <table:table-row table:style-name="ro1" table:number-rows-repeated="983107">
          <table:table-cell table:number-columns-repeated="1024"/>
        </table:table-row>
        <table:table-row table:style-name="ro1">
          <table:table-cell table:number-columns-repeated="1024"/>
        </table:table-row>
        <calcext:conditional-formats>
          <calcext:conditional-format calcext:target-range-address="Data.A1:Data.A600">
            <calcext:condition calcext:apply-style-name="Evidenziato" calcext:value="duplicate" calcext:base-cell-address="Data.A1"/>
          </calcext:conditional-format>
        </calcext:conditional-formats>
      </table:table>
      <table:table table:name="quiz" table:style-name="ta1">
        <table:table-column table:style-name="co9" table:default-cell-style-name="Default"/>
        <table:table-column table:style-name="co10" table:default-cell-style-name="Default"/>
        <table:table-row table:style-name="ro15">
          <table:table-cell office:value-type="string" calcext:value-type="string">
            <text:p>question</text:p>
          </table:table-cell>
          <table:table-cell office:value-type="string" calcext:value-type="string">
            <text:p>correct_answer</text:p>
          </table:table-cell>
        </table:table-row>
        <table:table-row table:style-name="ro16">
          <table:table-cell table:formula="of:=[Data.A2]" office:value-type="string" office:string-value="ab imo pectore" calcext:value-type="string">
            <text:p>ab imo pectore</text:p>
          </table:table-cell>
          <table:table-cell table:formula="of:=[Data.B2]" office:value-type="string" office:string-value="Locuzione latina di uso colloquiale: «Dal profondo del cuore (o dell'anima)»." calcext:value-type="string">
            <text:p>Locuzione latina di uso colloquiale: «Dal profondo del cuore (o dell'anima)».</text:p>
          </table:table-cell>
        </table:table-row>
        <table:table-row table:style-name="ro16">
          <table:table-cell table:formula="of:=[Data.A3]" office:value-type="string" office:string-value="aberrante" calcext:value-type="string">
            <text:p>aberrante</text:p>
          </table:table-cell>
          <table:table-cell table:formula="of:=[Data.B3]" office:value-type="string" office:string-value="Che si allontana da ciò che è ritenuto giusto normale retto" calcext:value-type="string">
            <text:p>Che si allontana da ciò che è ritenuto giusto normale retto</text:p>
          </table:table-cell>
        </table:table-row>
        <table:table-row table:style-name="ro17">
          <table:table-cell table:formula="of:=[Data.A4]" office:value-type="string" office:string-value="aberrante" calcext:value-type="string">
            <text:p>aberrante</text:p>
          </table:table-cell>
          <table:table-cell table:formula="of:=[Data.B4]" office:value-type="string" office:string-value=" agg anormale, irregolare, singolare, alienante" calcext:value-type="string">
            <text:p><text:s/>agg anormale, irregolare, singolare, alienante</text:p>
          </table:table-cell>
        </table:table-row>
        <table:table-row table:style-name="ro16">
          <table:table-cell table:formula="of:=[Data.A5]" office:value-type="string" office:string-value="aberrazione" calcext:value-type="string">
            <text:p>aberrazione</text:p>
          </table:table-cell>
          <table:table-cell table:formula="of:=[Data.B5]" office:value-type="string" office:string-value=" sf. deviazione, spostamento, sviamento // errore di giudizio" calcext:value-type="string">
            <text:p><text:s/>sf. deviazione, spostamento, sviamento // errore di giudizio</text:p>
          </table:table-cell>
        </table:table-row>
        <table:table-row table:style-name="ro16">
          <table:table-cell table:formula="of:=[Data.A6]" office:value-type="string" office:string-value="abiezione" calcext:value-type="string">
            <text:p>abiezione</text:p>
          </table:table-cell>
          <table:table-cell table:formula="of:=[Data.B6]" office:value-type="string" office:string-value="1 sf l'essere abietto&#10;2 sf bassezza d'animo&#10;3 sf condizione di avvilimento" calcext:value-type="string">
            <text:p>1 sf l'essere abietto</text:p>
            <text:p>2 sf bassezza d'animo</text:p>
            <text:p>3 sf condizione di avvilimento</text:p>
          </table:table-cell>
        </table:table-row>
        <table:table-row table:style-name="ro16">
          <table:table-cell table:formula="of:=[Data.A7]" office:value-type="string" office:string-value="abiezione" calcext:value-type="string">
            <text:p>abiezione</text:p>
          </table:table-cell>
          <table:table-cell table:formula="of:=[Data.B7]" office:value-type="string" office:string-value=" sf. lo stato di chi si trova nella condizione di massimo avvilimento proprio di un uomo oppresso dall'ingiustizia. Accasciamento, dispregio di se. / Vilta, bassezza." calcext:value-type="string">
            <text:p><text:s/>sf. lo stato di chi si trova nella condizione di massimo avvilimento proprio di un uomo oppresso dall'ingiustizia. Accasciamento, dispregio di se. / Vilta, bassezza.</text:p>
          </table:table-cell>
        </table:table-row>
        <table:table-row table:style-name="ro16">
          <table:table-cell table:formula="of:=[Data.A8]" office:value-type="string" office:string-value="abiosi" calcext:value-type="string">
            <text:p>abiosi</text:p>
          </table:table-cell>
          <table:table-cell table:formula="of:=[Data.B8]" office:value-type="string" office:string-value="Sospensione apparente della vita" calcext:value-type="string">
            <text:p>Sospensione apparente della vita</text:p>
          </table:table-cell>
        </table:table-row>
        <table:table-row table:style-name="ro16">
          <table:table-cell table:formula="of:=[Data.A9]" office:value-type="string" office:string-value="abiosi" calcext:value-type="string">
            <text:p>abiosi</text:p>
          </table:table-cell>
          <table:table-cell table:formula="of:=[Data.B9]" office:value-type="string" office:string-value=" sf'. sospensione apparente della vita." calcext:value-type="string">
            <text:p><text:s/>sf'. sospensione apparente della vita.</text:p>
          </table:table-cell>
        </table:table-row>
        <table:table-row table:style-name="ro16">
          <table:table-cell table:formula="of:=[Data.A10]" office:value-type="string" office:string-value="ablazione" calcext:value-type="string">
            <text:p>ablazione</text:p>
          </table:table-cell>
          <table:table-cell table:formula="of:=[Data.B10]" office:value-type="string" office:string-value="erosione di un corpo ad opera del vento" calcext:value-type="string">
            <text:p>erosione di un corpo ad opera del vento</text:p>
          </table:table-cell>
        </table:table-row>
        <table:table-row table:style-name="ro16">
          <table:table-cell table:formula="of:=[Data.A11]" office:value-type="string" office:string-value="ablazione" calcext:value-type="string">
            <text:p>ablazione</text:p>
          </table:table-cell>
          <table:table-cell table:formula="of:=[Data.B11]" office:value-type="string" office:string-value=" sf. asportazione chirurgica di un organo ammalato o di una parte di esso. / azione di asporto e di trasporto di terreno disgregato da acqua o vento / assottigliamento di un ghiacciaio per la fusione del giaccio in superﬁcie," calcext:value-type="string">
            <text:p><text:s/>sf. asportazione chirurgica di un organo ammalato o di una parte di esso. / azione di asporto e di trasporto di terreno disgregato da acqua o vento / assottigliamento di un ghiacciaio per la fusione del giaccio in superﬁcie,</text:p>
          </table:table-cell>
        </table:table-row>
        <table:table-row table:style-name="ro18">
          <table:table-cell table:formula="of:=[Data.A12]" office:value-type="string" office:string-value="abluzione" calcext:value-type="string">
            <text:p>abluzione</text:p>
          </table:table-cell>
          <table:table-cell table:formula="of:=[Data.B12]" office:value-type="string" office:string-value="Lavaggio del coprp o di una parte di esso" calcext:value-type="string">
            <text:p>Lavaggio del coprp o di una parte di esso</text:p>
          </table:table-cell>
        </table:table-row>
        <table:table-row table:style-name="ro16">
          <table:table-cell table:formula="of:=[Data.A13]" office:value-type="string" office:string-value="abluzione" calcext:value-type="string">
            <text:p>abluzione</text:p>
          </table:table-cell>
          <table:table-cell table:formula="of:=[Data.B13]" office:value-type="string" office:string-value=" lavatura del corpo o di una parte di esso per eliminare ciò che e impuro o sporco. / lavacro rituale usato in quasi tutte le religioni. E' il bagnarsi anche una sola parte del corpo per compiere un rito 0 anche con scopo salutifero (il sacerdote fa le sacre abluzioni) (l'atleta fa delle abl'uzioni con acqua gelida per tonificare i muscoli)" calcext:value-type="string">
            <text:p><text:s/>lavatura del corpo o di una parte di esso per eliminare ciò che e impuro o sporco. / lavacro rituale usato in quasi tutte le religioni. E' il bagnarsi anche una sola parte del corpo per compiere un rito 0 anche con scopo salutifero (il sacerdote fa le sacre abluzioni) (l'atleta fa delle abl'uzioni con acqua gelida per tonificare i muscoli)</text:p>
          </table:table-cell>
        </table:table-row>
        <table:table-row table:style-name="ro16">
          <table:table-cell table:formula="of:=[Data.A14]" office:value-type="string" office:string-value="abominare " calcext:value-type="string">
            <text:p>abominare </text:p>
          </table:table-cell>
          <table:table-cell table:formula="of:=[Data.B14]" office:value-type="string" office:string-value="Avere in orrore, detestare" calcext:value-type="string">
            <text:p>Avere in orrore, detestare</text:p>
          </table:table-cell>
        </table:table-row>
        <table:table-row table:style-name="ro16">
          <table:table-cell table:formula="of:=[Data.A15]" office:value-type="string" office:string-value="abominio " calcext:value-type="string">
            <text:p>abominio </text:p>
          </table:table-cell>
          <table:table-cell table:formula="of:=[Data.B15]" office:value-type="string" office:string-value="1) Avversione disprezzo 2) condizione di vergonga o disprezzo" calcext:value-type="string">
            <text:p>1) Avversione disprezzo 2) condizione di vergonga o disprezzo</text:p>
          </table:table-cell>
        </table:table-row>
        <table:table-row table:style-name="ro16">
          <table:table-cell table:formula="of:=[Data.A16]" office:value-type="string" office:string-value="accapigliarsi" calcext:value-type="string">
            <text:p>accapigliarsi</text:p>
          </table:table-cell>
          <table:table-cell table:formula="of:=[Data.B16]" office:value-type="string" office:string-value="Detto di due o più persone, litigare prendendosi reciprocamente per i capelli" calcext:value-type="string">
            <text:p>Detto di due o più persone, litigare prendendosi reciprocamente per i capelli</text:p>
          </table:table-cell>
        </table:table-row>
        <table:table-row table:style-name="ro16">
          <table:table-cell table:formula="of:=[Data.A17]" office:value-type="string" office:string-value="accorare" calcext:value-type="string">
            <text:p>accorare</text:p>
          </table:table-cell>
          <table:table-cell table:formula="of:=[Data.B17]" office:value-type="string" office:string-value="(lett.) Affliggere, contristare:  SIN. Addolorare." calcext:value-type="string">
            <text:p>(lett.) Affliggere, contristare: <text:s/>SIN. Addolorare.</text:p>
          </table:table-cell>
        </table:table-row>
        <table:table-row table:style-name="ro16">
          <table:table-cell table:formula="of:=[Data.A18]" office:value-type="string" office:string-value="acervo" calcext:value-type="string">
            <text:p>acervo</text:p>
          </table:table-cell>
          <table:table-cell table:formula="of:=[Data.B18]" office:value-type="string" office:string-value="1 (lett.) Mucchio di cose adunate insieme.&#10;2 (filos.) , ragionamento costituito da una serie di sillogismi concatenati. SIN. Polisillogismo, sorite." calcext:value-type="string">
            <text:p>1 (lett.) Mucchio di cose adunate insieme.</text:p>
            <text:p>2 (filos.) , ragionamento costituito da una serie di sillogismi concatenati. SIN. Polisillogismo, sorite.</text:p>
          </table:table-cell>
        </table:table-row>
        <table:table-row table:style-name="ro16">
          <table:table-cell table:formula="of:=[Data.A19]" office:value-type="string" office:string-value="acredine" calcext:value-type="string">
            <text:p>acredine</text:p>
          </table:table-cell>
          <table:table-cell table:formula="of:=[Data.B19]" office:value-type="string" office:string-value="Acrimonia, astio" calcext:value-type="string">
            <text:p>Acrimonia, astio</text:p>
          </table:table-cell>
        </table:table-row>
        <table:table-row table:style-name="ro16">
          <table:table-cell table:formula="of:=[Data.A20]" office:value-type="string" office:string-value="acredine" calcext:value-type="string">
            <text:p>acredine</text:p>
          </table:table-cell>
          <table:table-cell table:formula="of:=[Data.B20]" office:value-type="string" office:string-value=" sf. qualità di ciò che è acre / ﬁg. astio, malevolenza, asprezza. Come astio ma più meschino." calcext:value-type="string">
            <text:p><text:s/>sf. qualità di ciò che è acre / ﬁg. astio, malevolenza, asprezza. Come astio ma più meschino.</text:p>
          </table:table-cell>
        </table:table-row>
        <table:table-row table:style-name="ro16">
          <table:table-cell table:formula="of:=[Data.A21]" office:value-type="string" office:string-value="acrimonia" calcext:value-type="string">
            <text:p>acrimonia</text:p>
          </table:table-cell>
          <table:table-cell table:formula="of:=[Data.B21]" office:value-type="string" office:string-value="Acredine, asprezza livore" calcext:value-type="string">
            <text:p>Acredine, asprezza livore</text:p>
          </table:table-cell>
        </table:table-row>
        <table:table-row table:style-name="ro18">
          <table:table-cell table:formula="of:=[Data.A22]" office:value-type="string" office:string-value="acrmonia" calcext:value-type="string">
            <text:p>acrmonia</text:p>
          </table:table-cell>
          <table:table-cell table:formula="of:=[Data.B22]" office:value-type="string" office:string-value=" sf. qualità di acre. / Astio, acredine, ostilità Come astio ma più meschino." calcext:value-type="string">
            <text:p><text:s/>sf. qualità di acre. / Astio, acredine, ostilità Come astio ma più meschino.</text:p>
          </table:table-cell>
        </table:table-row>
        <table:table-row table:style-name="ro16">
          <table:table-cell table:formula="of:=[Data.A23]" office:value-type="string" office:string-value="acrostico" calcext:value-type="string">
            <text:p>acrostico</text:p>
          </table:table-cell>
          <table:table-cell table:formula="of:=[Data.B23]" office:value-type="string" office:string-value="Componimento poetico che forma un nome od una parola determinata con le lettere iniziali dei versi lette una di seguito all'altra in senso verticale" calcext:value-type="string">
            <text:p>Componimento poetico che forma un nome od una parola determinata con le lettere iniziali dei versi lette una di seguito all'altra in senso verticale</text:p>
          </table:table-cell>
        </table:table-row>
        <table:table-row table:style-name="ro18">
          <table:table-cell table:formula="of:=[Data.A24]" office:value-type="string" office:string-value="ad usum delphini" calcext:value-type="string">
            <text:p>ad usum delphini</text:p>
          </table:table-cell>
          <table:table-cell table:formula="of:=[Data.B24]" office:value-type="string" office:string-value="Detto di ogni libro espurgato secondo gli interessi di parte. Deriva da “Ad uso Delfino” cioè del primogenito del re di Francia i cui libri scolastici erano espurgati ed adattati. " calcext:value-type="string">
            <text:p>Detto di ogni libro espurgato secondo gli interessi di parte. Deriva da “Ad uso Delfino” cioè del primogenito del re di Francia i cui libri scolastici erano espurgati ed adattati. </text:p>
          </table:table-cell>
        </table:table-row>
        <table:table-row table:style-name="ro16">
          <table:table-cell table:formula="of:=[Data.A25]" office:value-type="string" office:string-value="adamantino" calcext:value-type="string">
            <text:p>adamantino</text:p>
          </table:table-cell>
          <table:table-cell table:formula="of:=[Data.B25]" office:value-type="string" office:string-value=" agg di diamante, che ha le qualità del diamante. Duro, saldo, puro, brillante, inalterabile specie al ﬁgurato. (coscienza adamantina) (onestà adamantina)" calcext:value-type="string">
            <text:p><text:s/>agg di diamante, che ha le qualità del diamante. Duro, saldo, puro, brillante, inalterabile specie al ﬁgurato. (coscienza adamantina) (onestà adamantina)</text:p>
          </table:table-cell>
        </table:table-row>
        <table:table-row table:style-name="ro18">
          <table:table-cell table:formula="of:=[Data.A26]" office:value-type="string" office:string-value="adonio" calcext:value-type="string">
            <text:p>adonio</text:p>
          </table:table-cell>
          <table:table-cell table:formula="of:=[Data.B26]" office:value-type="string" office:string-value="Verso greco e latino di 5 sillabe" calcext:value-type="string">
            <text:p>Verso greco e latino di 5 sillabe</text:p>
          </table:table-cell>
        </table:table-row>
        <table:table-row table:style-name="ro18">
          <table:table-cell table:formula="of:=[Data.A27]" office:value-type="string" office:string-value="adontare" calcext:value-type="string">
            <text:p>adontare</text:p>
          </table:table-cell>
          <table:table-cell table:formula="of:=[Data.B27]" office:value-type="string" office:string-value="1) Recare onta, offendere &#10;2) Sdegnarsi" calcext:value-type="string">
            <text:p>1) Recare onta, offendere </text:p>
            <text:p>2) Sdegnarsi</text:p>
          </table:table-cell>
        </table:table-row>
        <table:table-row table:style-name="ro16">
          <table:table-cell table:formula="of:=[Data.A28]" office:value-type="string" office:string-value="adynaton" calcext:value-type="string">
            <text:p>adynaton</text:p>
          </table:table-cell>
          <table:table-cell table:formula="of:=[Data.B28]" office:value-type="float" office:value="0" calcext:value-type="float">
            <text:p>0</text:p>
          </table:table-cell>
        </table:table-row>
        <table:table-row table:style-name="ro16">
          <table:table-cell table:formula="of:=[Data.A29]" office:value-type="string" office:string-value="afrore" calcext:value-type="string">
            <text:p>afrore</text:p>
          </table:table-cell>
          <table:table-cell table:formula="of:=[Data.B29]" office:value-type="string" office:string-value="Odore sgradevole che emana l'uva in fermentazione, del sudore o altro" calcext:value-type="string">
            <text:p>Odore sgradevole che emana l'uva in fermentazione, del sudore o altro</text:p>
          </table:table-cell>
        </table:table-row>
        <table:table-row table:style-name="ro16">
          <table:table-cell table:formula="of:=[Data.A29]" office:value-type="string" office:string-value="afrore" calcext:value-type="string">
            <text:p>afrore</text:p>
          </table:table-cell>
          <table:table-cell table:formula="of:=[Data.B29]" office:value-type="string" office:string-value="Odore sgradevole che emana l'uva in fermentazione, del sudore o altro" calcext:value-type="string">
            <text:p>Odore sgradevole che emana l'uva in fermentazione, del sudore o altro</text:p>
          </table:table-cell>
        </table:table-row>
        <table:table-row table:style-name="ro16">
          <table:table-cell table:formula="of:=[Data.A30]" office:value-type="string" office:string-value="aggettare" calcext:value-type="string">
            <text:p>aggettare</text:p>
          </table:table-cell>
          <table:table-cell table:formula="of:=[Data.B30]" office:value-type="string" office:string-value="(aus. essere) sporgere in fuori detto di corpi architettonici." calcext:value-type="string">
            <text:p>(aus. essere) sporgere in fuori detto di corpi architettonici.</text:p>
          </table:table-cell>
        </table:table-row>
        <table:table-row table:style-name="ro16">
          <table:table-cell table:formula="of:=[Data.A31]" office:value-type="string" office:string-value="aggetti" calcext:value-type="string">
            <text:p>aggetti</text:p>
          </table:table-cell>
          <table:table-cell table:formula="of:=[Data.B31]" office:value-type="float" office:value="0" calcext:value-type="float">
            <text:p>0</text:p>
          </table:table-cell>
        </table:table-row>
        <table:table-row table:style-name="ro16">
          <table:table-cell table:formula="of:=[Data.A32]" office:value-type="string" office:string-value="alamaro" calcext:value-type="string">
            <text:p>alamaro</text:p>
          </table:table-cell>
          <table:table-cell table:formula="of:=[Data.B32]" office:value-type="string" office:string-value="coppia di cordini per allacciare indumenti, dei quali uno forma un cappio e l'altro reca un bottone a botticella; è tipica di giacche e uniformi ufficiali" calcext:value-type="string">
            <text:p>coppia di cordini per allacciare indumenti, dei quali uno forma un cappio e l'altro reca un bottone a botticella; è tipica di giacche e uniformi ufficiali</text:p>
          </table:table-cell>
        </table:table-row>
        <table:table-row table:style-name="ro17">
          <table:table-cell table:formula="of:=[Data.A32]" office:value-type="string" office:string-value="alamaro" calcext:value-type="string">
            <text:p>alamaro</text:p>
          </table:table-cell>
          <table:table-cell table:formula="of:=[Data.B32]" office:value-type="string" office:string-value="coppia di cordini per allacciare indumenti, dei quali uno forma un cappio e l'altro reca un bottone a botticella; è tipica di giacche e uniformi ufficiali" calcext:value-type="string">
            <text:p>coppia di cordini per allacciare indumenti, dei quali uno forma un cappio e l'altro reca un bottone a botticella; è tipica di giacche e uniformi ufficiali</text:p>
          </table:table-cell>
        </table:table-row>
        <table:table-row table:style-name="ro16">
          <table:table-cell table:formula="of:=[Data.A33]" office:value-type="string" office:string-value="alamaro" calcext:value-type="string">
            <text:p>alamaro</text:p>
          </table:table-cell>
          <table:table-cell table:formula="of:=[Data.B33]" office:value-type="string" office:string-value=" sm. allacciatura costituita da due cordoncini, uno terminante in un occhiello, l'altro in un bottone. / Ornamento di cordoncini d'oro o d'argento su uniformi militari." calcext:value-type="string">
            <text:p><text:s/>sm. allacciatura costituita da due cordoncini, uno terminante in un occhiello, l'altro in un bottone. / Ornamento di cordoncini d'oro o d'argento su uniformi militari.</text:p>
          </table:table-cell>
        </table:table-row>
        <table:table-row table:style-name="ro16">
          <table:table-cell table:formula="of:=[Data.A34]" office:value-type="string" office:string-value="albagia" calcext:value-type="string">
            <text:p>albagia</text:p>
          </table:table-cell>
          <table:table-cell table:formula="of:=[Data.B34]" office:value-type="string" office:string-value="(lett) Boria, vanità pomposa" calcext:value-type="string">
            <text:p>(lett) Boria, vanità pomposa</text:p>
          </table:table-cell>
        </table:table-row>
        <table:table-row table:style-name="ro18">
          <table:table-cell table:formula="of:=[Data.A35]" office:value-type="string" office:string-value="albo" calcext:value-type="string">
            <text:p>albo</text:p>
          </table:table-cell>
          <table:table-cell table:formula="of:=[Data.B35]" office:value-type="string" office:string-value="1 lett. Bianco, candido&#10;2 bot. Di fiore, foglia, frutto tendente al bianco" calcext:value-type="string">
            <text:p>1 lett. Bianco, candido</text:p>
            <text:p>2 bot. Di fiore, foglia, frutto tendente al bianco</text:p>
          </table:table-cell>
        </table:table-row>
        <table:table-row table:style-name="ro16">
          <table:table-cell table:formula="of:=[Data.A36]" office:value-type="string" office:string-value="alcova" calcext:value-type="string">
            <text:p>alcova</text:p>
          </table:table-cell>
          <table:table-cell table:formula="of:=[Data.B36]" office:value-type="string" office:string-value="1) Parte di una camera in cui si trovava il letto 2) Camera da letto, intesa come luogo di intimità amorosa" calcext:value-type="string">
            <text:p>1) Parte di una camera in cui si trovava il letto 2) Camera da letto, intesa come luogo di intimità amorosa</text:p>
          </table:table-cell>
        </table:table-row>
        <table:table-row table:style-name="ro16">
          <table:table-cell table:formula="of:=[Data.A37]" office:value-type="string" office:string-value="allocuzione" calcext:value-type="string">
            <text:p>allocuzione</text:p>
          </table:table-cell>
          <table:table-cell table:formula="of:=[Data.B37]" office:value-type="float" office:value="0" calcext:value-type="float">
            <text:p>0</text:p>
          </table:table-cell>
        </table:table-row>
        <table:table-row table:style-name="ro16">
          <table:table-cell table:formula="of:=[Data.A38]" office:value-type="string" office:string-value="almanaccare" calcext:value-type="string">
            <text:p>almanaccare</text:p>
          </table:table-cell>
          <table:table-cell table:formula="of:=[Data.B38]" office:value-type="string" office:string-value="vintr&#10;fare castelli in aria, fantasticare" calcext:value-type="string">
            <text:p>vintr</text:p>
            <text:p>fare castelli in aria, fantasticare</text:p>
          </table:table-cell>
        </table:table-row>
        <table:table-row table:style-name="ro16">
          <table:table-cell table:formula="of:=[Data.A39]" office:value-type="string" office:string-value="alveo" calcext:value-type="string">
            <text:p>alveo</text:p>
          </table:table-cell>
          <table:table-cell table:formula="of:=[Data.B39]" office:value-type="string" office:string-value=" sm. letto di un ﬁume, di un torrente o di un canale. / lett. Cavità" calcext:value-type="string">
            <text:p><text:s/>sm. letto di un ﬁume, di un torrente o di un canale. / lett. Cavità</text:p>
          </table:table-cell>
        </table:table-row>
        <table:table-row table:style-name="ro16">
          <table:table-cell table:formula="of:=[Data.A40]" office:value-type="string" office:string-value="ambage" calcext:value-type="string">
            <text:p>ambage</text:p>
          </table:table-cell>
          <table:table-cell table:formula="of:=[Data.B40]" office:value-type="string" office:string-value="1) cammino tortuoso 2) (spec. al plurale) Discorso involuto ambiguo confuso" calcext:value-type="string">
            <text:p>1) cammino tortuoso 2) (spec. al plurale) Discorso involuto ambiguo confuso</text:p>
          </table:table-cell>
        </table:table-row>
        <table:table-row table:style-name="ro16">
          <table:table-cell table:formula="of:=[Data.A41]" office:value-type="string" office:string-value="Ambio" calcext:value-type="string">
            <text:p>Ambio</text:p>
          </table:table-cell>
          <table:table-cell table:formula="of:=[Data.B41]" office:value-type="string" office:string-value="Andatura dei quadrupedi naturale del cammello, dromedario, giraffa … acquisita nel cavallo, per cui si portano avanti contemporaneamente le due gambe dello stesso lato, alternativamente a quelle del lato opposto" calcext:value-type="string">
            <text:p>Andatura dei quadrupedi naturale del cammello, dromedario, giraffa … acquisita nel cavallo, per cui si portano avanti contemporaneamente le due gambe dello stesso lato, alternativamente a quelle del lato opposto</text:p>
          </table:table-cell>
        </table:table-row>
        <table:table-row table:style-name="ro16">
          <table:table-cell table:formula="of:=[Data.A42]" office:value-type="string" office:string-value="ambulacro" calcext:value-type="string">
            <text:p>ambulacro</text:p>
          </table:table-cell>
          <table:table-cell table:formula="of:=[Data.B42]" office:value-type="string" office:string-value="1 (arch.) Deambulatorio.&#10;2 (zool.) Ognuno dei cinque settori in cui è divisibile un echinoderma, dal quale sporgono i pedicelli ambulacrali." calcext:value-type="string">
            <text:p>1 (arch.) Deambulatorio.</text:p>
            <text:p>2 (zool.) Ognuno dei cinque settori in cui è divisibile un echinoderma, dal quale sporgono i pedicelli ambulacrali.</text:p>
          </table:table-cell>
        </table:table-row>
        <table:table-row table:style-name="ro16">
          <table:table-cell table:formula="of:=[Data.A43]" office:value-type="string" office:string-value="anacoreta" calcext:value-type="string">
            <text:p>anacoreta</text:p>
          </table:table-cell>
          <table:table-cell table:formula="of:=[Data.B43]" office:value-type="string" office:string-value="1 chi si ritirava a vivere nel deserto per pregare e far penitenza&#10;2 [in senso figurato] chi vive appartato, solo" calcext:value-type="string">
            <text:p>1 chi si ritirava a vivere nel deserto per pregare e far penitenza</text:p>
            <text:p>2 [in senso figurato] chi vive appartato, solo</text:p>
          </table:table-cell>
        </table:table-row>
        <table:table-row table:style-name="ro16">
          <table:table-cell table:formula="of:=[Data.A44]" office:value-type="string" office:string-value="anagogia" calcext:value-type="string">
            <text:p>anagogia</text:p>
          </table:table-cell>
          <table:table-cell table:formula="of:=[Data.B44]" office:value-type="string" office:string-value="1) Rapimento dell'anima nella contemplazione delle cose divine&#10;2) Una delle quatro forme di interpretazione delle Sacre Scritture nella quale i fatti descritti vengono spiegati come simbolo delle realtà sovranaturali cui l'anima deve elevarsi " calcext:value-type="string">
            <text:p>1) Rapimento dell'anima nella contemplazione delle cose divine</text:p>
            <text:p>2) Una delle quatro forme di interpretazione delle Sacre Scritture nella quale i fatti descritti vengono spiegati come simbolo delle realtà sovranaturali cui l'anima deve elevarsi </text:p>
          </table:table-cell>
        </table:table-row>
        <table:table-row table:style-name="ro16">
          <table:table-cell table:formula="of:=[Data.A45]" office:value-type="string" office:string-value="ancestrale" calcext:value-type="string">
            <text:p>ancestrale</text:p>
          </table:table-cell>
          <table:table-cell table:formula="of:=[Data.B45]" office:value-type="string" office:string-value=" agg. dicesi di organo o struttura che si suppone trasmessa dagli antenati lontani, Alcuni organi rudimentali dell'uomo come il coccige e la caruncola lacrimale, si considerano caratteri ancestrali." calcext:value-type="string">
            <text:p><text:s/>agg. dicesi di organo o struttura che si suppone trasmessa dagli antenati lontani, Alcuni organi rudimentali dell'uomo come il coccige e la caruncola lacrimale, si considerano caratteri ancestrali.</text:p>
          </table:table-cell>
        </table:table-row>
        <table:table-row table:style-name="ro17">
          <table:table-cell table:formula="of:=[Data.A46]" office:value-type="string" office:string-value="ancipite" calcext:value-type="string">
            <text:p>ancipite</text:p>
          </table:table-cell>
          <table:table-cell table:formula="of:=[Data.B46]" office:value-type="float" office:value="0" calcext:value-type="float">
            <text:p>0</text:p>
          </table:table-cell>
        </table:table-row>
        <table:table-row table:style-name="ro16">
          <table:table-cell table:formula="of:=[Data.A47]" office:value-type="string" office:string-value="ancona" calcext:value-type="string">
            <text:p>ancona</text:p>
          </table:table-cell>
          <table:table-cell table:formula="of:=[Data.B47]" office:value-type="string" office:string-value="Tavola posta sull'altare dipinta o scoplita. Per estensione Nicchia o cornice in cui è posta tale tavola" calcext:value-type="string">
            <text:p>Tavola posta sull'altare dipinta o scoplita. Per estensione Nicchia o cornice in cui è posta tale tavola</text:p>
          </table:table-cell>
        </table:table-row>
        <table:table-row table:style-name="ro16">
          <table:table-cell table:formula="of:=[Data.A48]" office:value-type="string" office:string-value="ancona" calcext:value-type="string">
            <text:p>ancona</text:p>
          </table:table-cell>
          <table:table-cell table:formula="of:=[Data.B48]" office:value-type="string" office:string-value=" st. Figurazione dipinta o scolpita, di soggetto sacro e di grandi proporzioni, destinata a far sfondo all'altare; e racchiusa in nicchia o cornice architettonica che, se ricca di motivi decorativi, può assumere essa stessa il nome di Ancona. Tavola dipinta o scultura, scompartita da un'incorniciatura architettonica a pilastri di marmo, stucco o pietra; generalmente sovrapposta ad un'altare." calcext:value-type="string">
            <text:p><text:s/>st. Figurazione dipinta o scolpita, di soggetto sacro e di grandi proporzioni, destinata a far sfondo all'altare; e racchiusa in nicchia o cornice architettonica che, se ricca di motivi decorativi, può assumere essa stessa il nome di Ancona. Tavola dipinta o scultura, scompartita da un'incorniciatura architettonica a pilastri di marmo, stucco o pietra; generalmente sovrapposta ad un'altare.</text:p>
          </table:table-cell>
        </table:table-row>
        <table:table-row table:style-name="ro16">
          <table:table-cell table:formula="of:=[Data.A49]" office:value-type="string" office:string-value="androgino" calcext:value-type="string">
            <text:p>androgino</text:p>
          </table:table-cell>
          <table:table-cell table:formula="of:=[Data.B49]" office:value-type="string" office:string-value="1) Ermafrodito 2) che ha aspetto sessualmente ambiguo" calcext:value-type="string">
            <text:p>1) Ermafrodito 2) che ha aspetto sessualmente ambiguo</text:p>
          </table:table-cell>
        </table:table-row>
        <table:table-row table:style-name="ro16">
          <table:table-cell table:formula="of:=[Data.A50]" office:value-type="string" office:string-value="anfibolo" calcext:value-type="string">
            <text:p>anfibolo</text:p>
          </table:table-cell>
          <table:table-cell table:formula="of:=[Data.B50]" office:value-type="string" office:string-value="ambiguo, incerto" calcext:value-type="string">
            <text:p>ambiguo, incerto</text:p>
          </table:table-cell>
        </table:table-row>
        <table:table-row table:style-name="ro16">
          <table:table-cell table:formula="of:=[Data.A51]" office:value-type="string" office:string-value="anfitrione" calcext:value-type="string">
            <text:p>anfitrione</text:p>
          </table:table-cell>
          <table:table-cell table:formula="of:=[Data.B51]" office:value-type="string" office:string-value=" Mitico re di Trinto discendente di Perseo Mentre era in guerra Zeus ne assunse le sembianze e si uni con prima moglie Alcmena, rendendola madre di Eracle." calcext:value-type="string">
            <text:p><text:s/>Mitico re di Trinto discendente di Perseo Mentre era in guerra Zeus ne assunse le sembianze e si uni con prima moglie Alcmena, rendendola madre di Eracle.</text:p>
          </table:table-cell>
        </table:table-row>
        <table:table-row table:style-name="ro18">
          <table:table-cell table:formula="of:=[Data.A52]" office:value-type="string" office:string-value="anisotropo" calcext:value-type="string">
            <text:p>anisotropo</text:p>
          </table:table-cell>
          <table:table-cell table:formula="of:=[Data.B52]" office:value-type="string" office:string-value=" agg si dice di corpo ﬁsico che non presenta le stesse caratteristiche in tutte le direzioni. Tipico dei cristalli, che rispondono in diverso modo, nelle diverse direzioni, alle sollecitazioni ﬁsiche: resistenza alla rottura, conducibilità elettrica, termica . ." calcext:value-type="string">
            <text:p><text:s/>agg si dice di corpo ﬁsico che non presenta le stesse caratteristiche in tutte le direzioni. Tipico dei cristalli, che rispondono in diverso modo, nelle diverse direzioni, alle sollecitazioni ﬁsiche: resistenza alla rottura, conducibilità elettrica, termica . .</text:p>
          </table:table-cell>
        </table:table-row>
        <table:table-row table:style-name="ro16">
          <table:table-cell table:formula="of:=[Data.A53]" office:value-type="string" office:string-value="anitgrafo" calcext:value-type="string">
            <text:p>anitgrafo</text:p>
          </table:table-cell>
          <table:table-cell table:formula="of:=[Data.B53]" office:value-type="string" office:string-value=" il codice da cui derivano un altro o più altri codici" calcext:value-type="string">
            <text:p><text:s/>il codice da cui derivano un altro o più altri codici</text:p>
          </table:table-cell>
        </table:table-row>
        <table:table-row table:style-name="ro16">
          <table:table-cell table:formula="of:=[Data.A54]" office:value-type="string" office:string-value="annona" calcext:value-type="string">
            <text:p>annona</text:p>
          </table:table-cell>
          <table:table-cell table:formula="of:=[Data.B54]" office:value-type="string" office:string-value="Nell'antica Roma insieme delle derrate distribuite periodicamente al popolo / Complesso di norme per cui un governo provvede al fabbisogno della popolazione" calcext:value-type="string">
            <text:p>Nell'antica Roma insieme delle derrate distribuite periodicamente al popolo / Complesso di norme per cui un governo provvede al fabbisogno della popolazione</text:p>
          </table:table-cell>
        </table:table-row>
        <table:table-row table:style-name="ro19">
          <table:table-cell table:formula="of:=[Data.A55]" office:value-type="string" office:string-value="anodino" calcext:value-type="string">
            <text:p>anodino</text:p>
          </table:table-cell>
          <table:table-cell table:formula="of:=[Data.B55]" office:value-type="string" office:string-value="1 {medicina} che toglie il dolore, calmante&#10;2 [in senso figurato] palliativo&#10;3 [in senso figurato] debole, senza carattere" calcext:value-type="string">
            <text:p>1 {medicina} che toglie il dolore, calmante</text:p>
            <text:p>2 [in senso figurato] palliativo</text:p>
            <text:p>3 [in senso figurato] debole, senza carattere</text:p>
          </table:table-cell>
        </table:table-row>
        <table:table-row table:style-name="ro16">
          <table:table-cell table:formula="of:=[Data.A56]" office:value-type="string" office:string-value="anseatico" calcext:value-type="string">
            <text:p>anseatico</text:p>
          </table:table-cell>
          <table:table-cell table:formula="of:=[Data.B56]" office:value-type="string" office:string-value="Relativo alle città marinare tedesche unite dal XII al XVIII secolo per la protezione dei loro interessi commerciali" calcext:value-type="string">
            <text:p>Relativo alle città marinare tedesche unite dal XII al XVIII secolo per la protezione dei loro interessi commerciali</text:p>
          </table:table-cell>
        </table:table-row>
        <table:table-row table:style-name="ro16">
          <table:table-cell table:formula="of:=[Data.A57]" office:value-type="string" office:string-value="anseatico" calcext:value-type="string">
            <text:p>anseatico</text:p>
          </table:table-cell>
          <table:table-cell table:formula="of:=[Data.B57]" office:value-type="string" office:string-value=" agg. della Hansa relativo alla Hansa" calcext:value-type="string">
            <text:p><text:s/>agg. della Hansa relativo alla Hansa</text:p>
          </table:table-cell>
        </table:table-row>
        <table:table-row table:style-name="ro16">
          <table:table-cell table:formula="of:=[Data.A58]" office:value-type="string" office:string-value="antimetabole" calcext:value-type="string">
            <text:p>antimetabole</text:p>
          </table:table-cell>
          <table:table-cell table:formula="of:=[Data.B58]" office:value-type="float" office:value="0" calcext:value-type="float">
            <text:p>0</text:p>
          </table:table-cell>
        </table:table-row>
        <table:table-row table:style-name="ro16">
          <table:table-cell table:formula="of:=[Data.A59]" office:value-type="string" office:string-value="aporia" calcext:value-type="string">
            <text:p>aporia</text:p>
          </table:table-cell>
          <table:table-cell table:formula="of:=[Data.B59]" office:value-type="string" office:string-value="Difficoltà insolubile in cui si imbatte il ragionamento" calcext:value-type="string">
            <text:p>Difficoltà insolubile in cui si imbatte il ragionamento</text:p>
          </table:table-cell>
        </table:table-row>
        <table:table-row table:style-name="ro16">
          <table:table-cell table:formula="of:=[Data.A60]" office:value-type="string" office:string-value="apostasia" calcext:value-type="string">
            <text:p>apostasia</text:p>
          </table:table-cell>
          <table:table-cell table:formula="of:=[Data.B60]" office:value-type="string" office:string-value="1) Abiura della propria religione in favore di un'altra&#10;2) estens. Abbandono, ripudio, di una dottrina o di un partito politico SIN rinnegamento" calcext:value-type="string">
            <text:p>1) Abiura della propria religione in favore di un'altra</text:p>
            <text:p>2) estens. Abbandono, ripudio, di una dottrina o di un partito politico SIN rinnegamento</text:p>
          </table:table-cell>
        </table:table-row>
        <table:table-row table:style-name="ro17">
          <table:table-cell table:formula="of:=[Data.A61]" office:value-type="string" office:string-value="apotropaico" calcext:value-type="string">
            <text:p>apotropaico</text:p>
          </table:table-cell>
          <table:table-cell table:formula="of:=[Data.B61]" office:value-type="string" office:string-value="detto di oggetti, atti, iscrizioni e formule orali, che per la loro particolare carica magica, sono ritenuti capaci di allontanare o distruggere gli influssi malefici provenienti da persone, cose, animali o avvenimenti." calcext:value-type="string">
            <text:p>detto di oggetti, atti, iscrizioni e formule orali, che per la loro particolare carica magica, sono ritenuti capaci di allontanare o distruggere gli influssi malefici provenienti da persone, cose, animali o avvenimenti.</text:p>
          </table:table-cell>
        </table:table-row>
        <table:table-row table:style-name="ro16">
          <table:table-cell table:formula="of:=[Data.A62]" office:value-type="string" office:string-value="apposizione" calcext:value-type="string">
            <text:p>apposizione</text:p>
          </table:table-cell>
          <table:table-cell table:formula="of:=[Data.B62]" office:value-type="string" office:string-value="l'apporre" calcext:value-type="string">
            <text:p>l'apporre</text:p>
          </table:table-cell>
        </table:table-row>
        <table:table-row table:style-name="ro17">
          <table:table-cell table:formula="of:=[Data.A63]" office:value-type="string" office:string-value="aprico" calcext:value-type="string">
            <text:p>aprico</text:p>
          </table:table-cell>
          <table:table-cell table:formula="of:=[Data.B63]" office:value-type="string" office:string-value="Aperto e solatio; limpido, sereno, luminoso" calcext:value-type="string">
            <text:p>Aperto e solatio; limpido, sereno, luminoso</text:p>
          </table:table-cell>
        </table:table-row>
        <table:table-row table:style-name="ro16">
          <table:table-cell table:formula="of:=[Data.A64]" office:value-type="string" office:string-value="archetipo" calcext:value-type="string">
            <text:p>archetipo</text:p>
          </table:table-cell>
          <table:table-cell table:formula="of:=[Data.B64]" office:value-type="string" office:string-value=" sm tipo originario, primo esemplare, modello Archetipo è il tipo principale, il tipo per eccellenza. " calcext:value-type="string">
            <text:p><text:s/>sm tipo originario, primo esemplare, modello Archetipo è il tipo principale, il tipo per eccellenza. </text:p>
          </table:table-cell>
        </table:table-row>
        <table:table-row table:style-name="ro16">
          <table:table-cell table:formula="of:=[Data.A65]" office:value-type="string" office:string-value="archivolto" calcext:value-type="string">
            <text:p>archivolto</text:p>
          </table:table-cell>
          <table:table-cell table:formula="of:=[Data.B65]" office:value-type="string" office:string-value="Elemento di decorazione architettonica costituito da una fascia variamente lavorata che si svolge sulla fronte di un arco" calcext:value-type="string">
            <text:p>Elemento di decorazione architettonica costituito da una fascia variamente lavorata che si svolge sulla fronte di un arco</text:p>
          </table:table-cell>
        </table:table-row>
        <table:table-row table:style-name="ro16">
          <table:table-cell table:formula="of:=[Data.A66]" office:value-type="string" office:string-value="archivolto" calcext:value-type="string">
            <text:p>archivolto</text:p>
          </table:table-cell>
          <table:table-cell table:formula="of:=[Data.B66]" office:value-type="string" office:string-value=" 5m, fascia decorativa che incornicia la curva dell'arco." calcext:value-type="string">
            <text:p><text:s/>5m, fascia decorativa che incornicia la curva dell'arco.</text:p>
          </table:table-cell>
        </table:table-row>
        <table:table-row table:style-name="ro17">
          <table:table-cell table:formula="of:=[Data.A67]" office:value-type="string" office:string-value="arcigno" calcext:value-type="string">
            <text:p>arcigno</text:p>
          </table:table-cell>
          <table:table-cell table:formula="of:=[Data.B67]" office:value-type="float" office:value="0" calcext:value-type="float">
            <text:p>0</text:p>
          </table:table-cell>
        </table:table-row>
        <table:table-row table:style-name="ro16">
          <table:table-cell table:formula="of:=[Data.A68]" office:value-type="string" office:string-value="armillare" calcext:value-type="string">
            <text:p>armillare</text:p>
          </table:table-cell>
          <table:table-cell table:formula="of:=[Data.B68]" office:value-type="string" office:string-value="antico strumento astronomico costituito da un insieme di anelli, corrispondenti ai principali cerchi della sfera celeste, con il quale era possibile rappresentare il moto dei pianeti." calcext:value-type="string">
            <text:p>antico strumento astronomico costituito da un insieme di anelli, corrispondenti ai principali cerchi della sfera celeste, con il quale era possibile rappresentare il moto dei pianeti.</text:p>
          </table:table-cell>
        </table:table-row>
        <table:table-row table:style-name="ro17">
          <table:table-cell table:formula="of:=[Data.A69]" office:value-type="string" office:string-value="aruspicina" calcext:value-type="string">
            <text:p>aruspicina</text:p>
          </table:table-cell>
          <table:table-cell table:formula="of:=[Data.B69]" office:value-type="string" office:string-value="tecnica di divinazione per mezzo delle viscere degli animali" calcext:value-type="string">
            <text:p>tecnica di divinazione per mezzo delle viscere degli animali</text:p>
          </table:table-cell>
        </table:table-row>
        <table:table-row table:style-name="ro19">
          <table:table-cell table:formula="of:=[Data.A70]" office:value-type="string" office:string-value="asfittico" calcext:value-type="string">
            <text:p>asfittico</text:p>
          </table:table-cell>
          <table:table-cell table:formula="of:=[Data.B70]" office:value-type="float" office:value="0" calcext:value-type="float">
            <text:p>0</text:p>
          </table:table-cell>
        </table:table-row>
        <table:table-row table:style-name="ro16">
          <table:table-cell table:formula="of:=[Data.A71]" office:value-type="string" office:string-value="astenia" calcext:value-type="string">
            <text:p>astenia</text:p>
          </table:table-cell>
          <table:table-cell table:formula="of:=[Data.B71]" office:value-type="string" office:string-value="diminuzione della capacità al lavoro muscolare, senso di debolezza" calcext:value-type="string">
            <text:p>diminuzione della capacità al lavoro muscolare, senso di debolezza</text:p>
          </table:table-cell>
        </table:table-row>
        <table:table-row table:style-name="ro16">
          <table:table-cell table:formula="of:=[Data.A72]" office:value-type="string" office:string-value="astenia" calcext:value-type="string">
            <text:p>astenia</text:p>
          </table:table-cell>
          <table:table-cell table:formula="of:=[Data.B72]" office:value-type="string" office:string-value=" sf. Sensazione soggettiva di debolezza generale. Può essere più o meno spiccata e può costituire un sintomo prodromico o associarsi a malattia." calcext:value-type="string">
            <text:p><text:s/>sf. Sensazione soggettiva di debolezza generale. Può essere più o meno spiccata e può costituire un sintomo prodromico o associarsi a malattia.</text:p>
          </table:table-cell>
        </table:table-row>
        <table:table-row table:style-name="ro16">
          <table:table-cell table:formula="of:=[Data.A73]" office:value-type="string" office:string-value="astenopia" calcext:value-type="string">
            <text:p>astenopia</text:p>
          </table:table-cell>
          <table:table-cell table:formula="of:=[Data.B73]" office:value-type="string" office:string-value="senso di stanchezza agli occhi per sforzo di accomodazione o per eccesso di lavoro dei muscoli oculari." calcext:value-type="string">
            <text:p>senso di stanchezza agli occhi per sforzo di accomodazione o per eccesso di lavoro dei muscoli oculari.</text:p>
          </table:table-cell>
        </table:table-row>
        <table:table-row table:style-name="ro16">
          <table:table-cell table:formula="of:=[Data.A74]" office:value-type="string" office:string-value="astenopia" calcext:value-type="string">
            <text:p>astenopia</text:p>
          </table:table-cell>
          <table:table-cell table:formula="of:=[Data.B74]" office:value-type="string" office:string-value=" sf. stanchezza visiva con lacrimazione, bruciore, fotofobia, cefalea." calcext:value-type="string">
            <text:p><text:s/>sf. stanchezza visiva con lacrimazione, bruciore, fotofobia, cefalea.</text:p>
          </table:table-cell>
        </table:table-row>
        <table:table-row table:style-name="ro17">
          <table:table-cell table:formula="of:=[Data.A75]" office:value-type="string" office:string-value="astrolabio" calcext:value-type="string">
            <text:p>astrolabio</text:p>
          </table:table-cell>
          <table:table-cell table:formula="of:=[Data.B75]" office:value-type="string" office:string-value="antico strumento usato dai marinai per determinare la posizione delle stelle," calcext:value-type="string">
            <text:p>antico strumento usato dai marinai per determinare la posizione delle stelle,</text:p>
          </table:table-cell>
        </table:table-row>
        <table:table-row table:style-name="ro18">
          <table:table-cell table:formula="of:=[Data.A76]" office:value-type="string" office:string-value="Atarassia" calcext:value-type="string">
            <text:p>Atarassia</text:p>
          </table:table-cell>
          <table:table-cell table:formula="of:=[Data.B76]" office:value-type="string" office:string-value="termine filosofico, già usato da Democrito, ma adottato principalmente dalle scuole post-aristoteliche stoica, epicurea e scettica per designare «la perfetta pace dell’anima che nasce dalla liberazione delle passioni» nel più ampio contesto della filosofia etica legata alla ricerca della felicità." calcext:value-type="string">
            <text:p>termine filosofico, già usato da Democrito, ma adottato principalmente dalle scuole post-aristoteliche stoica, epicurea e scettica per designare «la perfetta pace dell’anima che nasce dalla liberazione delle passioni» nel più ampio contesto della filosofia etica legata alla ricerca della felicità.</text:p>
          </table:table-cell>
        </table:table-row>
        <table:table-row table:style-name="ro16">
          <table:table-cell table:formula="of:=[Data.A77]" office:value-type="string" office:string-value="atrabiliare" calcext:value-type="string">
            <text:p>atrabiliare</text:p>
          </table:table-cell>
          <table:table-cell table:formula="of:=[Data.B77]" office:value-type="float" office:value="0" calcext:value-type="float">
            <text:p>0</text:p>
          </table:table-cell>
        </table:table-row>
        <table:table-row table:style-name="ro18">
          <table:table-cell table:formula="of:=[Data.A78]" office:value-type="string" office:string-value="atrofia" calcext:value-type="string">
            <text:p>atrofia</text:p>
          </table:table-cell>
          <table:table-cell table:formula="of:=[Data.B78]" office:value-type="string" office:string-value="1) Diminuzione di un volume di un organo 2) Sviluppo totalmente o parzialmente incompleto di un organo vegetale 3) ridotta funzionalità" calcext:value-type="string">
            <text:p>1) Diminuzione di un volume di un organo 2) Sviluppo totalmente o parzialmente incompleto di un organo vegetale 3) ridotta funzionalità</text:p>
          </table:table-cell>
        </table:table-row>
        <table:table-row table:style-name="ro16">
          <table:table-cell table:formula="of:=[Data.A79]" office:value-type="string" office:string-value="autarchia" calcext:value-type="string">
            <text:p>autarchia</text:p>
          </table:table-cell>
          <table:table-cell table:formula="of:=[Data.B79]" office:value-type="string" office:string-value=" (1)  s. f.&#10;1 Nella filosofia cinica, condizione di autosufficienza del saggio il quale raggiunge la felicità liberandosi dalle passioni che lo legano al mondo degli altri.&#10;2 Autosufficienza economica tale che un Paese possa produrre all'interno tutto ciò di cui ha bisogno rinunciando agli scambi economici con l'estero." calcext:value-type="string">
            <text:p> (1)  s. f.</text:p>
            <text:p>1 Nella filosofia cinica, condizione di autosufficienza del saggio il quale raggiunge la felicità liberandosi dalle passioni che lo legano al mondo degli altri.</text:p>
            <text:p>2 Autosufficienza economica tale che un Paese possa produrre all'interno tutto ciò di cui ha bisogno rinunciando agli scambi economici con l'estero.</text:p>
          </table:table-cell>
        </table:table-row>
        <table:table-row table:style-name="ro17">
          <table:table-cell table:formula="of:=[Data.A79]" office:value-type="string" office:string-value="autarchia" calcext:value-type="string">
            <text:p>autarchia</text:p>
          </table:table-cell>
          <table:table-cell table:formula="of:=[Data.B79]" office:value-type="string" office:string-value=" (1)  s. f.&#10;1 Nella filosofia cinica, condizione di autosufficienza del saggio il quale raggiunge la felicità liberandosi dalle passioni che lo legano al mondo degli altri.&#10;2 Autosufficienza economica tale che un Paese possa produrre all'interno tutto ciò di cui ha bisogno rinunciando agli scambi economici con l'estero." calcext:value-type="string">
            <text:p> (1)  s. f.</text:p>
            <text:p>1 Nella filosofia cinica, condizione di autosufficienza del saggio il quale raggiunge la felicità liberandosi dalle passioni che lo legano al mondo degli altri.</text:p>
            <text:p>2 Autosufficienza economica tale che un Paese possa produrre all'interno tutto ciò di cui ha bisogno rinunciando agli scambi economici con l'estero.</text:p>
          </table:table-cell>
        </table:table-row>
        <table:table-row table:style-name="ro18">
          <table:table-cell table:formula="of:=[Data.A80]" office:value-type="string" office:string-value="autoctono" calcext:value-type="string">
            <text:p>autoctono</text:p>
          </table:table-cell>
          <table:table-cell table:formula="of:=[Data.B80]" office:value-type="string" office:string-value=" agg sm. Nativo del 'luogo. Originario, aborigeno Nome dato alle popolazioni stanziate da tempi remoti in un territorio," calcext:value-type="string">
            <text:p><text:s/>agg sm. Nativo del 'luogo. Originario, aborigeno Nome dato alle popolazioni stanziate da tempi remoti in un territorio,</text:p>
          </table:table-cell>
        </table:table-row>
        <table:table-row table:style-name="ro17">
          <table:table-cell table:formula="of:=[Data.A81]" office:value-type="string" office:string-value="autodiegetico" calcext:value-type="string">
            <text:p>autodiegetico</text:p>
          </table:table-cell>
          <table:table-cell table:formula="of:=[Data.B81]" office:value-type="string" office:string-value="caso particolare di narratore omodigetico in cui il narratore è anche il protagonista" calcext:value-type="string">
            <text:p>caso particolare di narratore omodigetico in cui il narratore è anche il protagonista</text:p>
          </table:table-cell>
        </table:table-row>
        <table:table-row table:style-name="ro16">
          <table:table-cell table:formula="of:=[Data.A82]" office:value-type="string" office:string-value="avidya o avijjā" calcext:value-type="string">
            <text:p>avidya o avijjā</text:p>
          </table:table-cell>
          <table:table-cell table:formula="of:=[Data.B82]" office:value-type="string" office:string-value="Termine Buddistico per ignoranza" calcext:value-type="string">
            <text:p>Termine Buddistico per ignoranza</text:p>
          </table:table-cell>
        </table:table-row>
        <table:table-row table:style-name="ro16">
          <table:table-cell table:formula="of:=[Data.A83]" office:value-type="string" office:string-value="babbio" calcext:value-type="string">
            <text:p>babbio</text:p>
          </table:table-cell>
          <table:table-cell table:formula="of:=[Data.B83]" office:value-type="string" office:string-value="Stolto, sciocco." calcext:value-type="string">
            <text:p>Stolto, sciocco.</text:p>
          </table:table-cell>
        </table:table-row>
        <table:table-row table:style-name="ro16">
          <table:table-cell table:formula="of:=[Data.A84]" office:value-type="string" office:string-value="bacchico" calcext:value-type="string">
            <text:p>bacchico</text:p>
          </table:table-cell>
          <table:table-cell table:formula="of:=[Data.B84]" office:value-type="string" office:string-value=" agg. di Bacco; fatto in onore di Bacco." calcext:value-type="string">
            <text:p><text:s/>agg. di Bacco; fatto in onore di Bacco.</text:p>
          </table:table-cell>
        </table:table-row>
        <table:table-row table:style-name="ro18">
          <table:table-cell table:formula="of:=[Data.A85]" office:value-type="string" office:string-value="badia" calcext:value-type="string">
            <text:p>badia</text:p>
          </table:table-cell>
          <table:table-cell table:formula="of:=[Data.B85]" office:value-type="string" office:string-value="abbazia" calcext:value-type="string">
            <text:p>abbazia</text:p>
          </table:table-cell>
        </table:table-row>
        <table:table-row table:style-name="ro17">
          <table:table-cell table:formula="of:=[Data.A86]" office:value-type="string" office:string-value="bagatelle" calcext:value-type="string">
            <text:p>bagatelle</text:p>
          </table:table-cell>
          <table:table-cell table:formula="of:=[Data.B86]" office:value-type="float" office:value="0" calcext:value-type="float">
            <text:p>0</text:p>
          </table:table-cell>
        </table:table-row>
        <table:table-row table:style-name="ro16">
          <table:table-cell table:formula="of:=[Data.A87]" office:value-type="string" office:string-value="balestriglia" calcext:value-type="string">
            <text:p>balestriglia</text:p>
          </table:table-cell>
          <table:table-cell table:formula="of:=[Data.B87]" office:value-type="string" office:string-value="s. f.  Antico strumento usato per misurare gli angoli." calcext:value-type="string">
            <text:p>s. f. <text:s/>Antico strumento usato per misurare gli angoli.</text:p>
          </table:table-cell>
        </table:table-row>
        <table:table-row table:style-name="ro16">
          <table:table-cell table:formula="of:=[Data.A88]" office:value-type="string" office:string-value="baluginare" calcext:value-type="string">
            <text:p>baluginare</text:p>
          </table:table-cell>
          <table:table-cell table:formula="of:=[Data.B88]" office:value-type="string" office:string-value=" v.intr. Apparire e sparire velocemente e in modo indistinto // Presentarsi alla mente ad un tratto ed in modo conﬁiso (mi balugina un'idea)." calcext:value-type="string">
            <text:p><text:s/>v.intr. Apparire e sparire velocemente e in modo indistinto // Presentarsi alla mente ad un tratto ed in modo conﬁiso (mi balugina un'idea).</text:p>
          </table:table-cell>
        </table:table-row>
        <table:table-row table:style-name="ro16">
          <table:table-cell table:formula="of:=[Data.A89]" office:value-type="string" office:string-value="barbaglio" calcext:value-type="string">
            <text:p>barbaglio</text:p>
          </table:table-cell>
          <table:table-cell table:formula="of:=[Data.B89]" office:value-type="string" office:string-value="s. m.&#10; Abbagliamento prodotto da luce intensa  Lampo improvviso di luce." calcext:value-type="string">
            <text:p>s. m.</text:p>
            <text:p> Abbagliamento prodotto da luce intensa  Lampo improvviso di luce.</text:p>
          </table:table-cell>
        </table:table-row>
        <table:table-row table:style-name="ro16">
          <table:table-cell table:formula="of:=[Data.A90]" office:value-type="string" office:string-value="basalto" calcext:value-type="string">
            <text:p>basalto</text:p>
          </table:table-cell>
          <table:table-cell table:formula="of:=[Data.B90]" office:value-type="string" office:string-value="roccia ignea eﬁiisiva, neo-vulcanica corrispondente al gabbro, di colore nero o grigio cupo, a struttura prevalentemente porfirica. I basalti alcalini sono usati per la pavimentazione delle strade." calcext:value-type="string">
            <text:p>roccia ignea eﬁiisiva, neo-vulcanica corrispondente al gabbro, di colore nero o grigio cupo, a struttura prevalentemente porfirica. I basalti alcalini sono usati per la pavimentazione delle strade.</text:p>
          </table:table-cell>
        </table:table-row>
        <table:table-row table:style-name="ro16">
          <table:table-cell table:formula="of:=[Data.A91]" office:value-type="string" office:string-value="beccaccia" calcext:value-type="string">
            <text:p>beccaccia</text:p>
          </table:table-cell>
          <table:table-cell table:formula="of:=[Data.B91]" office:value-type="string" office:string-value=" sf. uccello dell'ordine Caradriformi, dotato di un lungo becco lungo, di corte zampe e di un piumaggio bruno giallastro che lo mimetizza facilmente con il terreno. Vive nei boschi umidi di montagna e di pianura e si nutre di insetti che estrae dal fango con il lungo becco. Le sue carni sono pregiate. E' molto comune in Italia." calcext:value-type="string">
            <text:p><text:s/>sf. uccello dell'ordine Caradriformi, dotato di un lungo becco lungo, di corte zampe e di un piumaggio bruno giallastro che lo mimetizza facilmente con il terreno. Vive nei boschi umidi di montagna e di pianura e si nutre di insetti che estrae dal fango con il lungo becco. Le sue carni sono pregiate. E' molto comune in Italia.</text:p>
          </table:table-cell>
        </table:table-row>
        <table:table-row table:style-name="ro16">
          <table:table-cell table:formula="of:=[Data.A92]" office:value-type="string" office:string-value="biascicare" calcext:value-type="string">
            <text:p>biascicare</text:p>
          </table:table-cell>
          <table:table-cell table:formula="of:=[Data.B92]" office:value-type="string" office:string-value=" v.tr. rivoltare lentamente il cibo in bocca senza masticarlo e con molta saliva, come chi non ha denti, mangiare con malavoglia // ﬁg. pronunciare in modo imperfetto a stento." calcext:value-type="string">
            <text:p><text:s/>v.tr. rivoltare lentamente il cibo in bocca senza masticarlo e con molta saliva, come chi non ha denti, mangiare con malavoglia // ﬁg. pronunciare in modo imperfetto a stento.</text:p>
          </table:table-cell>
        </table:table-row>
        <table:table-row table:style-name="ro16">
          <table:table-cell table:formula="of:=[Data.A93]" office:value-type="string" office:string-value="bieco" calcext:value-type="string">
            <text:p>bieco</text:p>
          </table:table-cell>
          <table:table-cell table:formula="of:=[Data.B93]" office:value-type="string" office:string-value="1) Obliquo, torvo 2) sinistro, minaccioso, turpe" calcext:value-type="string">
            <text:p>1) Obliquo, torvo 2) sinistro, minaccioso, turpe</text:p>
          </table:table-cell>
        </table:table-row>
        <table:table-row table:style-name="ro16">
          <table:table-cell table:formula="of:=[Data.A94]" office:value-type="string" office:string-value="bieco" calcext:value-type="string">
            <text:p>bieco</text:p>
          </table:table-cell>
          <table:table-cell table:formula="of:=[Data.B94]" office:value-type="string" office:string-value=" agg. storto, ton/o (sguardo bieco) (azione bieca : malvagia) / è alﬁne a torvo ma implica anche odio e malvagità." calcext:value-type="string">
            <text:p><text:s/>agg. storto, ton/o (sguardo bieco) (azione bieca : malvagia) / è alﬁne a torvo ma implica anche odio e malvagità.</text:p>
          </table:table-cell>
        </table:table-row>
        <table:table-row table:style-name="ro16">
          <table:table-cell table:formula="of:=[Data.A95]" office:value-type="string" office:string-value="bilioso" calcext:value-type="string">
            <text:p>bilioso</text:p>
          </table:table-cell>
          <table:table-cell table:formula="of:=[Data.B95]" office:value-type="string" office:string-value="irritabile, collerio" calcext:value-type="string">
            <text:p>irritabile, collerio</text:p>
          </table:table-cell>
        </table:table-row>
        <table:table-row table:style-name="ro16">
          <table:table-cell table:formula="of:=[Data.A96]" office:value-type="string" office:string-value="bioccolo" calcext:value-type="string">
            <text:p>bioccolo</text:p>
          </table:table-cell>
          <table:table-cell table:formula="of:=[Data.B96]" office:value-type="string" office:string-value="s. m.&#10;1 Ciuffo di cotone o di lana non ancora filati: lana in bioccoli.&#10;2 (est.) Batuffolo di qualsiasi materiale soffice: bioccolo di schiuma, di neve  Colaticcio della candela.&#10;3 (raro) Grumo, groppo." calcext:value-type="string">
            <text:p>s. m.</text:p>
            <text:p>1 Ciuffo di cotone o di lana non ancora filati: lana in bioccoli.</text:p>
            <text:p>2 (est.) Batuffolo di qualsiasi materiale soffice: bioccolo di schiuma, di neve  Colaticcio della candela.</text:p>
            <text:p>3 (raro) Grumo, groppo.</text:p>
          </table:table-cell>
        </table:table-row>
        <table:table-row table:style-name="ro16">
          <table:table-cell table:formula="of:=[Data.A96]" office:value-type="string" office:string-value="bioccolo" calcext:value-type="string">
            <text:p>bioccolo</text:p>
          </table:table-cell>
          <table:table-cell table:formula="of:=[Data.B96]" office:value-type="string" office:string-value="s. m.&#10;1 Ciuffo di cotone o di lana non ancora filati: lana in bioccoli.&#10;2 (est.) Batuffolo di qualsiasi materiale soffice: bioccolo di schiuma, di neve  Colaticcio della candela.&#10;3 (raro) Grumo, groppo." calcext:value-type="string">
            <text:p>s. m.</text:p>
            <text:p>1 Ciuffo di cotone o di lana non ancora filati: lana in bioccoli.</text:p>
            <text:p>2 (est.) Batuffolo di qualsiasi materiale soffice: bioccolo di schiuma, di neve  Colaticcio della candela.</text:p>
            <text:p>3 (raro) Grumo, groppo.</text:p>
          </table:table-cell>
        </table:table-row>
        <table:table-row table:style-name="ro16">
          <table:table-cell table:formula="of:=[Data.A97]" office:value-type="string" office:string-value="bistro" calcext:value-type="string">
            <text:p>bistro</text:p>
          </table:table-cell>
          <table:table-cell table:formula="of:=[Data.B97]" office:value-type="string" office:string-value="Sm colore bruno di varia natura, usato in pittura e come cosmetico" calcext:value-type="string">
            <text:p>Sm colore bruno di varia natura, usato in pittura e come cosmetico</text:p>
          </table:table-cell>
        </table:table-row>
        <table:table-row table:style-name="ro16">
          <table:table-cell table:formula="of:=[Data.A98]" office:value-type="string" office:string-value="bistro" calcext:value-type="string">
            <text:p>bistro</text:p>
          </table:table-cell>
          <table:table-cell table:formula="of:=[Data.B98]" office:value-type="string" office:string-value=" sm. colore blu nero preparato con nerofumo o con idrossido di magnese, usato in pittura e soprattutto dalle donne per ombreggiarsi le palerebbe." calcext:value-type="string">
            <text:p><text:s/>sm. colore blu nero preparato con nerofumo o con idrossido di magnese, usato in pittura e soprattutto dalle donne per ombreggiarsi le palerebbe.</text:p>
          </table:table-cell>
        </table:table-row>
        <table:table-row table:style-name="ro16">
          <table:table-cell table:formula="of:=[Data.A99]" office:value-type="string" office:string-value="blandizia" calcext:value-type="string">
            <text:p>blandizia</text:p>
          </table:table-cell>
          <table:table-cell table:formula="of:=[Data.B99]" office:value-type="string" office:string-value="Lusinga, adulazione, usato spec. al pl.: " calcext:value-type="string">
            <text:p>Lusinga, adulazione, usato spec. al pl.: </text:p>
          </table:table-cell>
        </table:table-row>
        <table:table-row table:style-name="ro16">
          <table:table-cell table:formula="of:=[Data.A100]" office:value-type="string" office:string-value="blandizia" calcext:value-type="string">
            <text:p>blandizia</text:p>
          </table:table-cell>
          <table:table-cell table:formula="of:=[Data.B100]" office:value-type="string" office:string-value="Carezza, lusinga, allettamento" calcext:value-type="string">
            <text:p>Carezza, lusinga, allettamento</text:p>
          </table:table-cell>
        </table:table-row>
        <table:table-row table:style-name="ro16">
          <table:table-cell table:formula="of:=[Data.A101]" office:value-type="string" office:string-value="bordone" calcext:value-type="string">
            <text:p>bordone</text:p>
          </table:table-cell>
          <table:table-cell table:formula="of:=[Data.B101]" office:value-type="string" office:string-value="Basso persistente di un solo suono usato come accompagnamento" calcext:value-type="string">
            <text:p>Basso persistente di un solo suono usato come accompagnamento</text:p>
          </table:table-cell>
        </table:table-row>
        <table:table-row table:style-name="ro18">
          <table:table-cell table:formula="of:=[Data.A102]" office:value-type="string" office:string-value="brolo" calcext:value-type="string">
            <text:p>brolo</text:p>
          </table:table-cell>
          <table:table-cell table:formula="of:=[Data.B102]" office:value-type="string" office:string-value=" E' il giardino dove si coltivano anche alberi da frutto." calcext:value-type="string">
            <text:p><text:s/>E' il giardino dove si coltivano anche alberi da frutto.</text:p>
          </table:table-cell>
        </table:table-row>
        <table:table-row table:style-name="ro16">
          <table:table-cell table:formula="of:=[Data.A103]" office:value-type="string" office:string-value="bruma" calcext:value-type="string">
            <text:p>bruma</text:p>
          </table:table-cell>
          <table:table-cell table:formula="of:=[Data.B103]" office:value-type="string" office:string-value=" Foschia, nebbia (anche fig.):" calcext:value-type="string">
            <text:p><text:s/>Foschia, nebbia (anche fig.):</text:p>
          </table:table-cell>
        </table:table-row>
        <table:table-row table:style-name="ro16">
          <table:table-cell table:formula="of:=[Data.A104]" office:value-type="string" office:string-value="bugliolo" calcext:value-type="string">
            <text:p>bugliolo</text:p>
          </table:table-cell>
          <table:table-cell table:formula="of:=[Data.B104]" office:value-type="string" office:string-value=" Secchio di cuoio, legno o tela con manico di corda per attingere acqua dal mare e lavare i ponti" calcext:value-type="string">
            <text:p><text:s/>Secchio di cuoio, legno o tela con manico di corda per attingere acqua dal mare e lavare i ponti</text:p>
          </table:table-cell>
        </table:table-row>
        <table:table-row table:style-name="ro19">
          <table:table-cell table:formula="of:=[Data.A105]" office:value-type="string" office:string-value="cachinno" calcext:value-type="string">
            <text:p>cachinno</text:p>
          </table:table-cell>
          <table:table-cell table:formula="of:=[Data.B105]" office:value-type="string" office:string-value="ghignazzata sonora e beffarda" calcext:value-type="string">
            <text:p>ghignazzata sonora e beffarda</text:p>
          </table:table-cell>
        </table:table-row>
        <table:table-row table:style-name="ro16">
          <table:table-cell table:formula="of:=[Data.A106]" office:value-type="string" office:string-value="cagnara" calcext:value-type="string">
            <text:p>cagnara</text:p>
          </table:table-cell>
          <table:table-cell table:formula="of:=[Data.B106]" office:value-type="string" office:string-value="Chiasso, frastuono: " calcext:value-type="string">
            <text:p>Chiasso, frastuono: </text:p>
          </table:table-cell>
        </table:table-row>
        <table:table-row table:style-name="ro16">
          <table:table-cell table:formula="of:=[Data.A107]" office:value-type="string" office:string-value="cala" calcext:value-type="string">
            <text:p>cala</text:p>
          </table:table-cell>
          <table:table-cell table:formula="of:=[Data.B107]" office:value-type="string" office:string-value="s. f.&#10;1 Insenatura marina, molto piccola e poco profonda, in costa alta. SIN. Calanca.&#10;2 Intaglio che si pratica alla base di un blocco di marmo per staccarlo dalla fronte della cava. SIN. Sottoscavo." calcext:value-type="string">
            <text:p>s. f.</text:p>
            <text:p>1 Insenatura marina, molto piccola e poco profonda, in costa alta. SIN. Calanca.</text:p>
            <text:p>2 Intaglio che si pratica alla base di un blocco di marmo per staccarlo dalla fronte della cava. SIN. Sottoscavo.</text:p>
          </table:table-cell>
        </table:table-row>
        <table:table-row table:style-name="ro16">
          <table:table-cell table:formula="of:=[Data.A108]" office:value-type="string" office:string-value="calafatare" calcext:value-type="string">
            <text:p>calafatare</text:p>
          </table:table-cell>
          <table:table-cell table:formula="of:=[Data.B108]" office:value-type="string" office:string-value="stoppare e ricatramare le fessure del fasciame di un imbarcazione di legno per renderlo impermeabile" calcext:value-type="string">
            <text:p>stoppare e ricatramare le fessure del fasciame di un imbarcazione di legno per renderlo impermeabile</text:p>
          </table:table-cell>
        </table:table-row>
        <table:table-row table:style-name="ro16">
          <table:table-cell table:formula="of:=[Data.A109]" office:value-type="string" office:string-value="calappio" calcext:value-type="string">
            <text:p>calappio</text:p>
          </table:table-cell>
          <table:table-cell table:formula="of:=[Data.B109]" office:value-type="string" office:string-value="1 Laccio, per prendere o tenere ferma la selvaggina.&#10;2 (fig.) Agguato, insidia  Inganno." calcext:value-type="string">
            <text:p>1 Laccio, per prendere o tenere ferma la selvaggina.</text:p>
            <text:p>2 (fig.) Agguato, insidia  Inganno.</text:p>
          </table:table-cell>
        </table:table-row>
        <table:table-row table:style-name="ro16">
          <table:table-cell table:formula="of:=[Data.A110]" office:value-type="string" office:string-value="calcedonio" calcext:value-type="string">
            <text:p>calcedonio</text:p>
          </table:table-cell>
          <table:table-cell table:formula="of:=[Data.B110]" office:value-type="string" office:string-value="1 (miner.) Varietà di quarzo microcristallino a struttura fibroso-raggiata. 2 Tipo di vetro più o meno venato fatto a imitazione di pietre dure." calcext:value-type="string">
            <text:p>1 (miner.) Varietà di quarzo microcristallino a struttura fibroso-raggiata. 2 Tipo di vetro più o meno venato fatto a imitazione di pietre dure.</text:p>
          </table:table-cell>
        </table:table-row>
        <table:table-row table:style-name="ro16">
          <table:table-cell table:formula="of:=[Data.A111]" office:value-type="string" office:string-value="calefaciente" calcext:value-type="string">
            <text:p>calefaciente</text:p>
          </table:table-cell>
          <table:table-cell table:formula="of:=[Data.B111]" office:value-type="string" office:string-value="detto di ciò che produce calore" calcext:value-type="string">
            <text:p>detto di ciò che produce calore</text:p>
          </table:table-cell>
        </table:table-row>
        <table:table-row table:style-name="ro16">
          <table:table-cell table:formula="of:=[Data.A112]" office:value-type="string" office:string-value="calugine" calcext:value-type="string">
            <text:p>calugine</text:p>
          </table:table-cell>
          <table:table-cell table:formula="of:=[Data.B112]" office:value-type="string" office:string-value="1 La prima peluria degli uccelli e (est.) degli adolescenti.&#10;2 Lanugine che riveste foglie e frutti." calcext:value-type="string">
            <text:p>1 La prima peluria degli uccelli e (est.) degli adolescenti.</text:p>
            <text:p>2 Lanugine che riveste foglie e frutti.</text:p>
          </table:table-cell>
        </table:table-row>
        <table:table-row table:style-name="ro16">
          <table:table-cell table:formula="of:=[Data.A113]" office:value-type="string" office:string-value="camelia" calcext:value-type="string">
            <text:p>camelia</text:p>
          </table:table-cell>
          <table:table-cell table:formula="of:=[Data.B113]" office:value-type="string" office:string-value="albero delle teacee con foglie lucide e coriacee" calcext:value-type="string">
            <text:p>albero delle teacee con foglie lucide e coriacee</text:p>
          </table:table-cell>
        </table:table-row>
        <table:table-row table:style-name="ro16">
          <table:table-cell table:formula="of:=[Data.A114]" office:value-type="string" office:string-value="capzioso" calcext:value-type="string">
            <text:p>capzioso</text:p>
          </table:table-cell>
          <table:table-cell table:formula="of:=[Data.B114]" office:value-type="string" office:string-value=" agg. insidioso, fallace. (argomento capzioso = insidioso per l'avversario)." calcext:value-type="string">
            <text:p><text:s/>agg. insidioso, fallace. (argomento capzioso = insidioso per l'avversario).</text:p>
          </table:table-cell>
        </table:table-row>
        <table:table-row table:style-name="ro16">
          <table:table-cell table:formula="of:=[Data.A115]" office:value-type="string" office:string-value="caracollare" calcext:value-type="string">
            <text:p>caracollare</text:p>
          </table:table-cell>
          <table:table-cell table:formula="of:=[Data.B115]" office:value-type="string" office:string-value="v. intr. (io caracollo; aus. avere)&#10;1 Nell'equitazione, volteggiare a destra e a sinistra, a piccoli salti, cambiando di mano (detto del cavallo o del cavaliere).&#10;3 (fam.) Trotterellare: " calcext:value-type="string">
            <text:p>v. intr. (io caracollo; aus. avere)</text:p>
            <text:p>1 Nell'equitazione, volteggiare a destra e a sinistra, a piccoli salti, cambiando di mano (detto del cavallo o del cavaliere).</text:p>
            <text:p>3 (fam.) Trotterellare: </text:p>
          </table:table-cell>
        </table:table-row>
        <table:table-row table:style-name="ro16">
          <table:table-cell table:formula="of:=[Data.A116]" office:value-type="string" office:string-value="carmelitano" calcext:value-type="string">
            <text:p>carmelitano</text:p>
          </table:table-cell>
          <table:table-cell table:formula="of:=[Data.B116]" office:value-type="string" office:string-value=" Che appartiene all'ordine eremitico fondato nel XII sec. sul Monte Carmelo.&#10;B s. m. (f. -a)  Religioso di tale ordine  Carmelitani scalzi, carmelitane scalze, della famiglia carmelitana riformata da S. Teresa d'Avila (1515-1582)." calcext:value-type="string">
            <text:p> Che appartiene all'ordine eremitico fondato nel XII sec. sul Monte Carmelo.</text:p>
            <text:p>B s. m. (f. -a)  Religioso di tale ordine  Carmelitani scalzi, carmelitane scalze, della famiglia carmelitana riformata da S. Teresa d'Avila (1515-1582).</text:p>
          </table:table-cell>
        </table:table-row>
        <table:table-row table:style-name="ro16">
          <table:table-cell table:formula="of:=[Data.A117]" office:value-type="string" office:string-value="cartiglio" calcext:value-type="string">
            <text:p>cartiglio</text:p>
          </table:table-cell>
          <table:table-cell table:formula="of:=[Data.B117]" office:value-type="string" office:string-value="1) Motivo ornamentale raffigurante un rotolo di carta in parte svolto, spesso sorretto da una figura e contenente il più delle volte un'iscrizione sacra, dedicatoria, esplicativa  &#10;2) Nelle iscrizioni egiziane, figura di forma ovale recante i nomi dei faraoni. " calcext:value-type="string">
            <text:p>1) Motivo ornamentale raffigurante un rotolo di carta in parte svolto, spesso sorretto da una figura e contenente il più delle volte un'iscrizione sacra, dedicatoria, esplicativa  </text:p>
            <text:p>2) Nelle iscrizioni egiziane, figura di forma ovale recante i nomi dei faraoni. </text:p>
          </table:table-cell>
        </table:table-row>
        <table:table-row table:style-name="ro16">
          <table:table-cell table:formula="of:=[Data.A118]" office:value-type="string" office:string-value="catafratto" calcext:value-type="string">
            <text:p>catafratto</text:p>
          </table:table-cell>
          <table:table-cell table:formula="of:=[Data.B118]" office:value-type="string" office:string-value="1) Difeso da armatura pesante e completa &#10;2) protetto e ben difeso" calcext:value-type="string">
            <text:p>1) Difeso da armatura pesante e completa </text:p>
            <text:p>2) protetto e ben difeso</text:p>
          </table:table-cell>
        </table:table-row>
        <table:table-row table:style-name="ro16">
          <table:table-cell table:formula="of:=[Data.A119]" office:value-type="string" office:string-value="caustico" calcext:value-type="string">
            <text:p>caustico</text:p>
          </table:table-cell>
          <table:table-cell table:formula="of:=[Data.B119]" office:value-type="string" office:string-value="1) detto di composto spec di idrossido alcalino altamente corrosivo per i tessuti organici &#10;2) aspro e mordace" calcext:value-type="string">
            <text:p>1) detto di composto spec di idrossido alcalino altamente corrosivo per i tessuti organici </text:p>
            <text:p>2) aspro e mordace</text:p>
          </table:table-cell>
        </table:table-row>
        <table:table-row table:style-name="ro16">
          <table:table-cell table:formula="of:=[Data.A120]" office:value-type="string" office:string-value="cavezza" calcext:value-type="string">
            <text:p>cavezza</text:p>
          </table:table-cell>
          <table:table-cell table:formula="of:=[Data.B120]" office:value-type="string" office:string-value="Finimento di corda o cuoio per la testa degli equini e dei bovini, per condurli a mano o tenerli legati alla greppia" calcext:value-type="string">
            <text:p>Finimento di corda o cuoio per la testa degli equini e dei bovini, per condurli a mano o tenerli legati alla greppia</text:p>
          </table:table-cell>
        </table:table-row>
        <table:table-row table:style-name="ro16">
          <table:table-cell table:formula="of:=[Data.A121]" office:value-type="string" office:string-value="celiare" calcext:value-type="string">
            <text:p>celiare</text:p>
          </table:table-cell>
          <table:table-cell table:formula="of:=[Data.B121]" office:value-type="string" office:string-value=" (lett. o tosc.) Scherzare, spec. con parole" calcext:value-type="string">
            <text:p><text:s/>(lett. o tosc.) Scherzare, spec. con parole</text:p>
          </table:table-cell>
        </table:table-row>
        <table:table-row table:style-name="ro16">
          <table:table-cell table:formula="of:=[Data.A122]" office:value-type="string" office:string-value="cerusico" calcext:value-type="string">
            <text:p>cerusico</text:p>
          </table:table-cell>
          <table:table-cell table:formula="of:=[Data.B122]" office:value-type="string" office:string-value="1 †Chirurgo  Flebotomo, dentista.&#10;2 (spreg.) Chirurgo da poco." calcext:value-type="string">
            <text:p>1 †Chirurgo  Flebotomo, dentista.</text:p>
            <text:p>2 (spreg.) Chirurgo da poco.</text:p>
          </table:table-cell>
        </table:table-row>
        <table:table-row table:style-name="ro18">
          <table:table-cell table:formula="of:=[Data.A123]" office:value-type="string" office:string-value="cervogia" calcext:value-type="string">
            <text:p>cervogia</text:p>
          </table:table-cell>
          <table:table-cell table:formula="of:=[Data.B123]" office:value-type="string" office:string-value=" (raro) Specie di birra  (lett.) Birra." calcext:value-type="string">
            <text:p><text:s/>(raro) Specie di birra <text:s/>(lett.) Birra.</text:p>
          </table:table-cell>
        </table:table-row>
        <table:table-row table:style-name="ro16">
          <table:table-cell table:formula="of:=[Data.A124]" office:value-type="string" office:string-value="chiasmo" calcext:value-type="string">
            <text:p>chiasmo</text:p>
          </table:table-cell>
          <table:table-cell table:formula="of:=[Data.B124]" office:value-type="float" office:value="0" calcext:value-type="float">
            <text:p>0</text:p>
          </table:table-cell>
        </table:table-row>
        <table:table-row table:style-name="ro20">
          <table:table-cell table:formula="of:=[Data.A125]" office:value-type="string" office:string-value="ciangottio" calcext:value-type="string">
            <text:p>ciangottio</text:p>
          </table:table-cell>
          <table:table-cell table:formula="of:=[Data.B125]" office:value-type="string" office:string-value="1) chiccericcio confuso &#10;2) sommesso canto di uccelli &#10;3) mormorio lieve di acque" calcext:value-type="string">
            <text:p>1) chiccericcio confuso </text:p>
            <text:p>2) sommesso canto di uccelli </text:p>
            <text:p>3) mormorio lieve di acque</text:p>
          </table:table-cell>
        </table:table-row>
        <table:table-row table:style-name="ro16">
          <table:table-cell table:formula="of:=[Data.A125]" office:value-type="string" office:string-value="ciangottio" calcext:value-type="string">
            <text:p>ciangottio</text:p>
          </table:table-cell>
          <table:table-cell table:formula="of:=[Data.B125]" office:value-type="string" office:string-value="1) chiccericcio confuso &#10;2) sommesso canto di uccelli &#10;3) mormorio lieve di acque" calcext:value-type="string">
            <text:p>1) chiccericcio confuso </text:p>
            <text:p>2) sommesso canto di uccelli </text:p>
            <text:p>3) mormorio lieve di acque</text:p>
          </table:table-cell>
        </table:table-row>
        <table:table-row table:style-name="ro16">
          <table:table-cell table:formula="of:=[Data.A126]" office:value-type="string" office:string-value="cilestrino" calcext:value-type="string">
            <text:p>cilestrino</text:p>
          </table:table-cell>
          <table:table-cell table:formula="of:=[Data.B126]" office:value-type="string" office:string-value="(lett.) Di colore celeste pallido: " calcext:value-type="string">
            <text:p>(lett.) Di colore celeste pallido: </text:p>
          </table:table-cell>
        </table:table-row>
        <table:table-row table:style-name="ro20">
          <table:table-cell table:formula="of:=[Data.A127]" office:value-type="string" office:string-value="cinereo" calcext:value-type="string">
            <text:p>cinereo</text:p>
          </table:table-cell>
          <table:table-cell table:formula="of:=[Data.B127]" office:value-type="string" office:string-value=" agg. che ha il colore della cenere / pallido, livido (viso cinereo) / luce cinerea: la debole luminosità che appare nel disco lunare non illuminato direttamente dal sole, poco prima e poco dopo il novilunio. / lo stesso di funereo ma con qualcosa di triste." calcext:value-type="string">
            <text:p><text:s/>agg. che ha il colore della cenere / pallido, livido (viso cinereo) / luce cinerea: la debole luminosità che appare nel disco lunare non illuminato direttamente dal sole, poco prima e poco dopo il novilunio. / lo stesso di funereo ma con qualcosa di triste.</text:p>
          </table:table-cell>
        </table:table-row>
        <table:table-row table:style-name="ro19">
          <table:table-cell table:formula="of:=[Data.A128]" office:value-type="string" office:string-value="coartare" calcext:value-type="string">
            <text:p>coartare</text:p>
          </table:table-cell>
          <table:table-cell table:formula="of:=[Data.B128]" office:value-type="string" office:string-value="Forzare qualcuno a operare contro la propria volontà" calcext:value-type="string">
            <text:p>Forzare qualcuno a operare contro la propria volontà</text:p>
          </table:table-cell>
        </table:table-row>
        <table:table-row table:style-name="ro17">
          <table:table-cell table:formula="of:=[Data.A129]" office:value-type="string" office:string-value="coartare" calcext:value-type="string">
            <text:p>coartare</text:p>
          </table:table-cell>
          <table:table-cell table:formula="of:=[Data.B129]" office:value-type="string" office:string-value=" v.tr. costringere qualcuno ad operare contro la sua volontà; obbligare, forzare. coartare è più raro che costringere, e riferito alla volontà costretta a piegarsi" calcext:value-type="string">
            <text:p><text:s/>v.tr. costringere qualcuno ad operare contro la sua volontà; obbligare, forzare. coartare è più raro che costringere, e riferito alla volontà costretta a piegarsi</text:p>
          </table:table-cell>
        </table:table-row>
        <table:table-row table:style-name="ro18">
          <table:table-cell table:formula="of:=[Data.A130]" office:value-type="string" office:string-value="collidere" calcext:value-type="string">
            <text:p>collidere</text:p>
          </table:table-cell>
          <table:table-cell table:formula="of:=[Data.B130]" office:value-type="string" office:string-value=" v intr (aus. avere) (p. reni: collisi, collidesti, collise, .. ) (pp. colliso) urtare contro qualcosa. Termine poco usato se non nel sostantivo derivato &quot;collisione&quot; che designa l'urtarsi di mezzi in movimento, in special modo di navi." calcext:value-type="string">
            <text:p><text:s/>v intr (aus. avere) (p. reni: collisi, collidesti, collise, .. ) (pp. colliso) urtare contro qualcosa. Termine poco usato se non nel sostantivo derivato "collisione" che designa l'urtarsi di mezzi in movimento, in special modo di navi.</text:p>
          </table:table-cell>
        </table:table-row>
        <table:table-row table:style-name="ro16">
          <table:table-cell table:formula="of:=[Data.A131]" office:value-type="string" office:string-value="colluttare" calcext:value-type="string">
            <text:p>colluttare</text:p>
          </table:table-cell>
          <table:table-cell table:formula="of:=[Data.B131]" office:value-type="string" office:string-value=" vintr, (aus. avere) lottare con un avversario Scontrarsi tra persone disarmate, in una lotta a colpi liberi di pugni e calci, quindi meno grave di una rissa, in cui si usano colteli e simili" calcext:value-type="string">
            <text:p><text:s/>vintr, (aus. avere) lottare con un avversario Scontrarsi tra persone disarmate, in una lotta a colpi liberi di pugni e calci, quindi meno grave di una rissa, in cui si usano colteli e simili</text:p>
          </table:table-cell>
        </table:table-row>
        <table:table-row table:style-name="ro16">
          <table:table-cell table:formula="of:=[Data.A132]" office:value-type="string" office:string-value="colubro" calcext:value-type="string">
            <text:p>colubro</text:p>
          </table:table-cell>
          <table:table-cell table:formula="of:=[Data.B132]" office:value-type="string" office:string-value="1 (lett.) Serpente.&#10;2 Colubro di Esculapio, grande serpente dei Colubridi, inoffensivo, un tempo allevato nei santuari di Esculapio, dio della medicina (Elaphe longissima). SIN. Saettone." calcext:value-type="string">
            <text:p>1 (lett.) Serpente.</text:p>
            <text:p>2 Colubro di Esculapio, grande serpente dei Colubridi, inoffensivo, un tempo allevato nei santuari di Esculapio, dio della medicina (Elaphe longissima). SIN. Saettone.</text:p>
          </table:table-cell>
        </table:table-row>
        <table:table-row table:style-name="ro16">
          <table:table-cell table:formula="of:=[Data.A133]" office:value-type="string" office:string-value="concettoso" calcext:value-type="string">
            <text:p>concettoso</text:p>
          </table:table-cell>
          <table:table-cell table:formula="of:=[Data.B133]" office:value-type="string" office:string-value="agg.&#10; Pieno, denso di concetti: discorso concettoso  (est.) Involuto, ricercato, difficile da comprendere: stile concettoso." calcext:value-type="string">
            <text:p>agg.</text:p>
            <text:p> Pieno, denso di concetti: discorso concettoso  (est.) Involuto, ricercato, difficile da comprendere: stile concettoso.</text:p>
          </table:table-cell>
        </table:table-row>
        <table:table-row table:style-name="ro18">
          <table:table-cell table:formula="of:=[Data.A134]" office:value-type="string" office:string-value="conciliabolo" calcext:value-type="string">
            <text:p>conciliabolo</text:p>
          </table:table-cell>
          <table:table-cell table:formula="of:=[Data.B134]" office:value-type="string" office:string-value="s. m.&#10;1 Riunione o conversazione segreta o appartata, spec. per fini illeciti o misteriosi: un conciliabolo di congiurati.&#10;2 (st.) Nell'Italia ai tempi di Roma, luogo di adunanza." calcext:value-type="string">
            <text:p>s. m.</text:p>
            <text:p>1 Riunione o conversazione segreta o appartata, spec. per fini illeciti o misteriosi: un conciliabolo di congiurati.</text:p>
            <text:p>2 (st.) Nell'Italia ai tempi di Roma, luogo di adunanza.</text:p>
          </table:table-cell>
        </table:table-row>
        <table:table-row table:style-name="ro16">
          <table:table-cell table:formula="of:=[Data.A135]" office:value-type="string" office:string-value="concione" calcext:value-type="string">
            <text:p>concione</text:p>
          </table:table-cell>
          <table:table-cell table:formula="of:=[Data.B135]" office:value-type="float" office:value="0" calcext:value-type="float">
            <text:p>0</text:p>
          </table:table-cell>
        </table:table-row>
        <table:table-row table:style-name="ro16">
          <table:table-cell table:formula="of:=[Data.A136]" office:value-type="string" office:string-value="conflagrare" calcext:value-type="string">
            <text:p>conflagrare</text:p>
          </table:table-cell>
          <table:table-cell table:formula="of:=[Data.B136]" office:value-type="string" office:string-value="Prendere fuoco all’improvviso, divampare" calcext:value-type="string">
            <text:p>Prendere fuoco all’improvviso, divampare</text:p>
          </table:table-cell>
        </table:table-row>
        <table:table-row table:style-name="ro16">
          <table:table-cell table:formula="of:=[Data.A136]" office:value-type="string" office:string-value="conflagrare" calcext:value-type="string">
            <text:p>conflagrare</text:p>
          </table:table-cell>
          <table:table-cell table:formula="of:=[Data.B136]" office:value-type="string" office:string-value="Prendere fuoco all’improvviso, divampare" calcext:value-type="string">
            <text:p>Prendere fuoco all’improvviso, divampare</text:p>
          </table:table-cell>
        </table:table-row>
        <table:table-row table:style-name="ro16">
          <table:table-cell table:formula="of:=[Data.A137]" office:value-type="string" office:string-value="corifeo" calcext:value-type="string">
            <text:p>corifeo</text:p>
          </table:table-cell>
          <table:table-cell table:formula="of:=[Data.B137]" office:value-type="string" office:string-value="1) capo dell'antico coro greco 2) Capo, promotore di un partito, di una corrente culturale, artistica" calcext:value-type="string">
            <text:p>1) capo dell'antico coro greco 2) Capo, promotore di un partito, di una corrente culturale, artistica</text:p>
          </table:table-cell>
        </table:table-row>
        <table:table-row table:style-name="ro16">
          <table:table-cell table:formula="of:=[Data.A138]" office:value-type="string" office:string-value="corsetto" calcext:value-type="string">
            <text:p>corsetto</text:p>
          </table:table-cell>
          <table:table-cell table:formula="of:=[Data.B138]" office:value-type="string" office:string-value=" sm. nell'abbigliamento intimo femminile, busto in tessuto elastico o munito di stecche, che sale dalla vita ﬁn sotto il seno. Con voce francese oggi si chiama anche guèpière." calcext:value-type="string">
            <text:p><text:s/>sm. nell'abbigliamento intimo femminile, busto in tessuto elastico o munito di stecche, che sale dalla vita ﬁn sotto il seno. Con voce francese oggi si chiama anche guèpière.</text:p>
          </table:table-cell>
        </table:table-row>
        <table:table-row table:style-name="ro17">
          <table:table-cell table:formula="of:=[Data.A139]" office:value-type="string" office:string-value="crisoelefantino o criselefantino" calcext:value-type="string">
            <text:p>crisoelefantino o criselefantino</text:p>
          </table:table-cell>
          <table:table-cell table:formula="of:=[Data.B139]" office:value-type="string" office:string-value=" agg. di oro ed avorio." calcext:value-type="string">
            <text:p><text:s/>agg. di oro ed avorio.</text:p>
          </table:table-cell>
        </table:table-row>
        <table:table-row table:style-name="ro16">
          <table:table-cell table:formula="of:=[Data.A140]" office:value-type="string" office:string-value="crisoprasio" calcext:value-type="string">
            <text:p>crisoprasio</text:p>
          </table:table-cell>
          <table:table-cell table:formula="of:=[Data.B140]" office:value-type="string" office:string-value="(miner.) o crisopazio: Varietà di calcedonio di color verde mela" calcext:value-type="string">
            <text:p>(miner.) o crisopazio: Varietà di calcedonio di color verde mela</text:p>
          </table:table-cell>
        </table:table-row>
        <table:table-row table:style-name="ro19">
          <table:table-cell table:formula="of:=[Data.A141]" office:value-type="string" office:string-value="croceo" calcext:value-type="string">
            <text:p>croceo</text:p>
          </table:table-cell>
          <table:table-cell table:formula="of:=[Data.B141]" office:value-type="string" office:string-value="agg.&#10; (lett.) Che ha il colore giallo aranciato caratteristico dello zafferano:" calcext:value-type="string">
            <text:p>agg.</text:p>
            <text:p> (lett.) Che ha il colore giallo aranciato caratteristico dello zafferano:</text:p>
          </table:table-cell>
        </table:table-row>
        <table:table-row table:style-name="ro16">
          <table:table-cell table:formula="of:=[Data.A142]" office:value-type="string" office:string-value="cuna" calcext:value-type="string">
            <text:p>cuna</text:p>
          </table:table-cell>
          <table:table-cell table:formula="of:=[Data.B142]" office:value-type="string" office:string-value="s. f.&#10;1 (lett.) Culla: nasce al bosco in rozza cuna / un felice pastorello (METASTASIO)  (est., fig.) Luogo natale:&#10;2 (raro) Cunetta, canaletto." calcext:value-type="string">
            <text:p>s. f.</text:p>
            <text:p>1 (lett.) Culla: nasce al bosco in rozza cuna / un felice pastorello (METASTASIO)  (est., fig.) Luogo natale:</text:p>
            <text:p>2 (raro) Cunetta, canaletto.</text:p>
          </table:table-cell>
        </table:table-row>
        <table:table-row table:style-name="ro16">
          <table:table-cell table:formula="of:=[Data.A143]" office:value-type="string" office:string-value="Cuspide" calcext:value-type="string">
            <text:p>Cuspide</text:p>
          </table:table-cell>
          <table:table-cell table:formula="of:=[Data.B143]" office:value-type="string" office:string-value="Vertice, punta specie di una lancia o di una freccia e simili. / Coronomaneo a forma triangolare di un edificio o parte di esso" calcext:value-type="string">
            <text:p>Vertice, punta specie di una lancia o di una freccia e simili. / Coronomaneo a forma triangolare di un edificio o parte di esso</text:p>
          </table:table-cell>
        </table:table-row>
        <table:table-row table:style-name="ro17">
          <table:table-cell table:formula="of:=[Data.A144]" office:value-type="string" office:string-value="dagherrotipo" calcext:value-type="string">
            <text:p>dagherrotipo</text:p>
          </table:table-cell>
          <table:table-cell table:formula="of:=[Data.B144]" office:value-type="string" office:string-value="piastra metallica d'argento o argentata che porta un immagine impressa alla luce e rivelata dall'azione dei sali di mercurio. Antenato della fotografia" calcext:value-type="string">
            <text:p>piastra metallica d'argento o argentata che porta un immagine impressa alla luce e rivelata dall'azione dei sali di mercurio. Antenato della fotografia</text:p>
          </table:table-cell>
        </table:table-row>
        <table:table-row table:style-name="ro16">
          <table:table-cell table:formula="of:=[Data.A145]" office:value-type="string" office:string-value="deferente" calcext:value-type="string">
            <text:p>deferente</text:p>
          </table:table-cell>
          <table:table-cell table:formula="of:=[Data.B145]" office:value-type="string" office:string-value="Pieno di rispetto, di ossequio, di riguardo Chi è conforme o ci conforma per ossequio al giudizio, all'autorità, alla volontà altrui." calcext:value-type="string">
            <text:p>Pieno di rispetto, di ossequio, di riguardo Chi è conforme o ci conforma per ossequio al giudizio, all'autorità, alla volontà altrui.</text:p>
          </table:table-cell>
        </table:table-row>
        <table:table-row table:style-name="ro17">
          <table:table-cell table:formula="of:=[Data.A146]" office:value-type="string" office:string-value="deferire" calcext:value-type="string">
            <text:p>deferire</text:p>
          </table:table-cell>
          <table:table-cell table:formula="of:=[Data.B146]" office:value-type="string" office:string-value="1) rimettere all'esame e al giudizio di altri. " calcext:value-type="string">
            <text:p>1) rimettere all'esame e al giudizio di altri. </text:p>
          </table:table-cell>
        </table:table-row>
        <table:table-row table:style-name="ro16">
          <table:table-cell table:formula="of:=[Data.A147]" office:value-type="string" office:string-value="delazione" calcext:value-type="string">
            <text:p>delazione</text:p>
          </table:table-cell>
          <table:table-cell table:formula="of:=[Data.B147]" office:value-type="string" office:string-value="Accusa denuncia segreta, soffiata, spiata" calcext:value-type="string">
            <text:p>Accusa denuncia segreta, soffiata, spiata</text:p>
          </table:table-cell>
        </table:table-row>
        <table:table-row table:style-name="ro16">
          <table:table-cell table:formula="of:=[Data.A148]" office:value-type="string" office:string-value="diadema" calcext:value-type="string">
            <text:p>diadema</text:p>
          </table:table-cell>
          <table:table-cell table:formula="of:=[Data.B148]" office:value-type="string" office:string-value="1) anticamente benda avvolta attorno al capo di divinità sacerdotali 2) Ricco ornamento del capo in oro argento e pietre preziose" calcext:value-type="string">
            <text:p>1) anticamente benda avvolta attorno al capo di divinità sacerdotali 2) Ricco ornamento del capo in oro argento e pietre preziose</text:p>
          </table:table-cell>
        </table:table-row>
        <table:table-row table:style-name="ro18">
          <table:table-cell table:formula="of:=[Data.A149]" office:value-type="string" office:string-value="diarchia" calcext:value-type="string">
            <text:p>diarchia</text:p>
          </table:table-cell>
          <table:table-cell table:formula="of:=[Data.B149]" office:value-type="string" office:string-value="Sistema di governo caratterizzato dalla divisione del potere tra due persone od organi politici. Es i due re di Sparta, i due consoli romani" calcext:value-type="string">
            <text:p>Sistema di governo caratterizzato dalla divisione del potere tra due persone od organi politici. Es i due re di Sparta, i due consoli romani</text:p>
          </table:table-cell>
        </table:table-row>
        <table:table-row table:style-name="ro16">
          <table:table-cell table:formula="of:=[Data.A150]" office:value-type="string" office:string-value="diaspro" calcext:value-type="string">
            <text:p>diaspro</text:p>
          </table:table-cell>
          <table:table-cell table:formula="of:=[Data.B150]" office:value-type="string" office:string-value="roccia silicia ricca in calcedonio a colori molto vivaci usata come pietra dura" calcext:value-type="string">
            <text:p>roccia silicia ricca in calcedonio a colori molto vivaci usata come pietra dura</text:p>
          </table:table-cell>
        </table:table-row>
        <table:table-row table:style-name="ro16">
          <table:table-cell table:formula="of:=[Data.A151]" office:value-type="string" office:string-value="dicotomia" calcext:value-type="string">
            <text:p>dicotomia</text:p>
          </table:table-cell>
          <table:table-cell table:formula="of:=[Data.B151]" office:value-type="string" office:string-value="s. f. [dal gr. διχοτομία «divisione in due parti»,  – In genere, divisione o suddivisione in due parti (anche in senso fig., per es. la scissione o frattura o una forte divergenza di opinioni in un organo direttivo, in un partito o sindacato, ecc.); bipartizione, separazione netta tra due elementi:" calcext:value-type="string">
            <text:p>s. f. [dal gr. διχοτομία «divisione in due parti», <text:s/>– In genere, divisione o suddivisione in due parti (anche in senso fig., per es. la scissione o frattura o una forte divergenza di opinioni in un organo direttivo, in un partito o sindacato, ecc.); bipartizione, separazione netta tra due elementi:</text:p>
          </table:table-cell>
        </table:table-row>
        <table:table-row table:style-name="ro16">
          <table:table-cell table:formula="of:=[Data.A152]" office:value-type="string" office:string-value="didascalico" calcext:value-type="string">
            <text:p>didascalico</text:p>
          </table:table-cell>
          <table:table-cell table:formula="of:=[Data.B152]" office:value-type="string" office:string-value="Fatto per ammaestrare, che mira ad istruire." calcext:value-type="string">
            <text:p>Fatto per ammaestrare, che mira ad istruire.</text:p>
          </table:table-cell>
        </table:table-row>
        <table:table-row table:style-name="ro16">
          <table:table-cell table:formula="of:=[Data.A153]" office:value-type="string" office:string-value="difforme" calcext:value-type="string">
            <text:p>difforme</text:p>
          </table:table-cell>
          <table:table-cell table:formula="of:=[Data.B153]" office:value-type="string" office:string-value=" agg. non conforme, differente Che non entra in nessuna delle forme comuni" calcext:value-type="string">
            <text:p><text:s/>agg. non conforme, differente Che non entra in nessuna delle forme comuni</text:p>
          </table:table-cell>
        </table:table-row>
        <table:table-row table:style-name="ro18">
          <table:table-cell table:formula="of:=[Data.A154]" office:value-type="string" office:string-value="dileggio" calcext:value-type="string">
            <text:p>dileggio</text:p>
          </table:table-cell>
          <table:table-cell table:formula="of:=[Data.B154]" office:value-type="string" office:string-value="Derisione, scherno" calcext:value-type="string">
            <text:p>Derisione, scherno</text:p>
          </table:table-cell>
        </table:table-row>
        <table:table-row table:style-name="ro16">
          <table:table-cell table:formula="of:=[Data.A155]" office:value-type="string" office:string-value="dimidiare" calcext:value-type="string">
            <text:p>dimidiare</text:p>
          </table:table-cell>
          <table:table-cell table:formula="of:=[Data.B155]" office:value-type="string" office:string-value="dimezzare" calcext:value-type="string">
            <text:p>dimezzare</text:p>
          </table:table-cell>
        </table:table-row>
        <table:table-row table:style-name="ro16">
          <table:table-cell table:formula="of:=[Data.A156]" office:value-type="string" office:string-value="disdoro" calcext:value-type="string">
            <text:p>disdoro</text:p>
          </table:table-cell>
          <table:table-cell table:formula="of:=[Data.B156]" office:value-type="string" office:string-value="s. m. (lett.) Disonore, vergogna: quelle parole furono pronunciate a suo disdoro; egli era, anche se innocente, il disdoro del reggimento (BACCHELLI)." calcext:value-type="string">
            <text:p>s. m. (lett.) Disonore, vergogna: quelle parole furono pronunciate a suo disdoro; egli era, anche se innocente, il disdoro del reggimento (BACCHELLI).</text:p>
          </table:table-cell>
        </table:table-row>
        <table:table-row table:style-name="ro16">
          <table:table-cell table:formula="of:=[Data.A157]" office:value-type="string" office:string-value="dissertazione" calcext:value-type="string">
            <text:p>dissertazione</text:p>
          </table:table-cell>
          <table:table-cell table:formula="of:=[Data.B157]" office:value-type="string" office:string-value=" sf. Trattazione scritta od orale su di un argomento di cultura. E' un argomentazione lunga e particolareggiata non priva di eleganza stilistica. Anche un discorso colto e profondo su di un argomento d'arte di scienza o di cultura." calcext:value-type="string">
            <text:p><text:s/>sf. Trattazione scritta od orale su di un argomento di cultura. E' un argomentazione lunga e particolareggiata non priva di eleganza stilistica. Anche un discorso colto e profondo su di un argomento d'arte di scienza o di cultura.</text:p>
          </table:table-cell>
        </table:table-row>
        <table:table-row table:style-name="ro16">
          <table:table-cell table:formula="of:=[Data.A158]" office:value-type="string" office:string-value="distico" calcext:value-type="string">
            <text:p>distico</text:p>
          </table:table-cell>
          <table:table-cell table:formula="of:=[Data.B158]" office:value-type="string" office:string-value="Sequenza di due versi legati da rima, assonanza o altro " calcext:value-type="string">
            <text:p>Sequenza di due versi legati da rima, assonanza o altro </text:p>
          </table:table-cell>
        </table:table-row>
        <table:table-row table:style-name="ro16">
          <table:table-cell table:formula="of:=[Data.A159]" office:value-type="string" office:string-value="distico" calcext:value-type="string">
            <text:p>distico</text:p>
          </table:table-cell>
          <table:table-cell table:formula="of:=[Data.B159]" office:value-type="string" office:string-value=" sm Coppia di versi, la forma più elementare di strofa Nella lirica greca prese il nome di distico elegiaco, composto di un esametro e di un pentametro" calcext:value-type="string">
            <text:p><text:s/>sm Coppia di versi, la forma più elementare di strofa Nella lirica greca prese il nome di distico elegiaco, composto di un esametro e di un pentametro</text:p>
          </table:table-cell>
        </table:table-row>
        <table:table-row table:style-name="ro16">
          <table:table-cell table:formula="of:=[Data.A160]" office:value-type="string" office:string-value="distopia" calcext:value-type="string">
            <text:p>distopia</text:p>
          </table:table-cell>
          <table:table-cell table:formula="of:=[Data.B160]" office:value-type="string" office:string-value="forma di società caratterizzata da aspetti negativi ed indesiderati dovuti a fattori come lo sviluppo tecnocratico o l'eccessivo controllo statale" calcext:value-type="string">
            <text:p>forma di società caratterizzata da aspetti negativi ed indesiderati dovuti a fattori come lo sviluppo tecnocratico o l'eccessivo controllo statale</text:p>
          </table:table-cell>
        </table:table-row>
        <table:table-row table:style-name="ro16">
          <table:table-cell table:formula="of:=[Data.A161]" office:value-type="string" office:string-value="dovizioso" calcext:value-type="string">
            <text:p>dovizioso</text:p>
          </table:table-cell>
          <table:table-cell table:formula="of:=[Data.B161]" office:value-type="string" office:string-value="ricco, abbondante" calcext:value-type="string">
            <text:p>ricco, abbondante</text:p>
          </table:table-cell>
        </table:table-row>
        <table:table-row table:style-name="ro18">
          <table:table-cell table:formula="of:=[Data.A162]" office:value-type="string" office:string-value="dulcamara" calcext:value-type="string">
            <text:p>dulcamara</text:p>
          </table:table-cell>
          <table:table-cell table:formula="of:=[Data.B162]" office:value-type="float" office:value="0" calcext:value-type="float">
            <text:p>0</text:p>
          </table:table-cell>
        </table:table-row>
        <table:table-row table:style-name="ro16">
          <table:table-cell table:formula="of:=[Data.A163]" office:value-type="string" office:string-value="eburneo" calcext:value-type="string">
            <text:p>eburneo</text:p>
          </table:table-cell>
          <table:table-cell table:formula="of:=[Data.B163]" office:value-type="float" office:value="0" calcext:value-type="float">
            <text:p>0</text:p>
          </table:table-cell>
        </table:table-row>
        <table:table-row table:style-name="ro16">
          <table:table-cell table:formula="of:=[Data.A164]" office:value-type="string" office:string-value="ecpirosi" calcext:value-type="string">
            <text:p>ecpirosi</text:p>
          </table:table-cell>
          <table:table-cell table:formula="of:=[Data.B164]" office:value-type="string" office:string-value="nella filosofia stoica conflagrazione universale che dovrebbe avvenire alla fine di ogni anno cosmico" calcext:value-type="string">
            <text:p>nella filosofia stoica conflagrazione universale che dovrebbe avvenire alla fine di ogni anno cosmico</text:p>
          </table:table-cell>
        </table:table-row>
        <table:table-row table:style-name="ro16">
          <table:table-cell table:formula="of:=[Data.A165]" office:value-type="string" office:string-value="ecumene" calcext:value-type="string">
            <text:p>ecumene</text:p>
          </table:table-cell>
          <table:table-cell table:formula="of:=[Data.B165]" office:value-type="string" office:string-value=" Parte emersa della Terra su cui l'uomo trova le condizioni minime essenziali d'esistenza / La comunità universale dei seguaci di una fede religiosa. Specie quella cattolica" calcext:value-type="string">
            <text:p><text:s/>Parte emersa della Terra su cui l'uomo trova le condizioni minime essenziali d'esistenza / La comunità universale dei seguaci di una fede religiosa. Specie quella cattolica</text:p>
          </table:table-cell>
        </table:table-row>
        <table:table-row table:style-name="ro16">
          <table:table-cell table:formula="of:=[Data.A166]" office:value-type="string" office:string-value="edace" calcext:value-type="string">
            <text:p>edace</text:p>
          </table:table-cell>
          <table:table-cell table:formula="of:=[Data.B166]" office:value-type="string" office:string-value="(lett.) Che divora, consuma." calcext:value-type="string">
            <text:p>(lett.) Che divora, consuma.</text:p>
          </table:table-cell>
        </table:table-row>
        <table:table-row table:style-name="ro16">
          <table:table-cell table:formula="of:=[Data.A167]" office:value-type="string" office:string-value="edema " calcext:value-type="string">
            <text:p>edema </text:p>
          </table:table-cell>
          <table:table-cell table:formula="of:=[Data.B167]" office:value-type="string" office:string-value="(med.) Accumulo di liquido nello spazio interstiziale dei tessuti che, perciò, si presentano tumefatti." calcext:value-type="string">
            <text:p>(med.) Accumulo di liquido nello spazio interstiziale dei tessuti che, perciò, si presentano tumefatti.</text:p>
          </table:table-cell>
        </table:table-row>
        <table:table-row table:style-name="ro16">
          <table:table-cell table:formula="of:=[Data.A168]" office:value-type="string" office:string-value="edonismo," calcext:value-type="string">
            <text:p>edonismo,</text:p>
          </table:table-cell>
          <table:table-cell table:formula="of:=[Data.B168]" office:value-type="string" office:string-value=" sm Dottrina morale che fa coincidere il bene con il piacere, L'edonismo e la tendenza a considerare il piacere materiale alla stessa stregua del bene morale." calcext:value-type="string">
            <text:p><text:s/>sm Dottrina morale che fa coincidere il bene con il piacere, L'edonismo e la tendenza a considerare il piacere materiale alla stessa stregua del bene morale.</text:p>
          </table:table-cell>
        </table:table-row>
        <table:table-row table:style-name="ro17">
          <table:table-cell table:formula="of:=[Data.A169]" office:value-type="string" office:string-value="efebo" calcext:value-type="string">
            <text:p>efebo</text:p>
          </table:table-cell>
          <table:table-cell table:formula="of:=[Data.B169]" office:value-type="string" office:string-value=" sm. giovinetto, adolescente, uscito dalla fanciullezza nell'antica Grecia, quando veniva iscritto tra i cittadini, dopo l'esame detto docimasia. / giovinetto effeminato. Efebo oggi indica un adolescente molto bello di corpo e viso; ma può stare ad indicare anche un'evidente mancanza di mascolinità." calcext:value-type="string">
            <text:p><text:s/>sm. giovinetto, adolescente, uscito dalla fanciullezza nell'antica Grecia, quando veniva iscritto tra i cittadini, dopo l'esame detto docimasia. / giovinetto effeminato. Efebo oggi indica un adolescente molto bello di corpo e viso; ma può stare ad indicare anche un'evidente mancanza di mascolinità.</text:p>
          </table:table-cell>
        </table:table-row>
        <table:table-row table:style-name="ro19">
          <table:table-cell table:formula="of:=[Data.A170]" office:value-type="string" office:string-value="efelide" calcext:value-type="string">
            <text:p>efelide</text:p>
          </table:table-cell>
          <table:table-cell table:formula="of:=[Data.B170]" office:value-type="string" office:string-value="Ognuna delle piccole macchie cutanee giallo-brune, causate da eccessiva produzione di melanina, che subiscono variazioni con l'esposizione ai raggi solari; presenti sulle zone scoperte della pelle spec. di soggetti giovani con pelle poco pigmentata. CFR. Lentiggine." calcext:value-type="string">
            <text:p>Ognuna delle piccole macchie cutanee giallo-brune, causate da eccessiva produzione di melanina, che subiscono variazioni con l'esposizione ai raggi solari; presenti sulle zone scoperte della pelle spec. di soggetti giovani con pelle poco pigmentata. CFR. Lentiggine.</text:p>
          </table:table-cell>
        </table:table-row>
        <table:table-row table:style-name="ro16">
          <table:table-cell table:formula="of:=[Data.A171]" office:value-type="string" office:string-value="Egotismo" calcext:value-type="string">
            <text:p>Egotismo</text:p>
          </table:table-cell>
          <table:table-cell table:formula="of:=[Data.B171]" office:value-type="string" office:string-value="l'atteggiamento di chi ripone eccessiva importanza a se stessi ed alle proprie esperienze di vita. Si tratta dunque della tendenza al parlare in modo eccessivo di sé." calcext:value-type="string">
            <text:p>l'atteggiamento di chi ripone eccessiva importanza a se stessi ed alle proprie esperienze di vita. Si tratta dunque della tendenza al parlare in modo eccessivo di sé.</text:p>
          </table:table-cell>
        </table:table-row>
        <table:table-row table:style-name="ro18">
          <table:table-cell table:formula="of:=[Data.A172]" office:value-type="string" office:string-value="eidetico" calcext:value-type="string">
            <text:p>eidetico</text:p>
          </table:table-cell>
          <table:table-cell table:formula="of:=[Data.B172]" office:value-type="string" office:string-value="1) nella filosofia di E. Husserl (1859-1938), che concerne l'essenza, che è relativo all'essenza   &#10;2) in psicologia, di percezione di natura mentale che riproduce gli effetti sensoriali di precedenti impressioni" calcext:value-type="string">
            <text:p>1) nella filosofia di E. Husserl (1859-1938), che concerne l'essenza, che è relativo all'essenza   </text:p>
            <text:p>2) in psicologia, di percezione di natura mentale che riproduce gli effetti sensoriali di precedenti impressioni</text:p>
          </table:table-cell>
        </table:table-row>
        <table:table-row table:style-name="ro16">
          <table:table-cell table:formula="of:=[Data.A173]" office:value-type="string" office:string-value="elce" calcext:value-type="string">
            <text:p>elce</text:p>
          </table:table-cell>
          <table:table-cell table:formula="of:=[Data.B173]" office:value-type="string" office:string-value=" sm. o sf. altro nome dei leccio." calcext:value-type="string">
            <text:p><text:s/>sm. o sf. altro nome dei leccio.</text:p>
          </table:table-cell>
        </table:table-row>
        <table:table-row table:style-name="ro16">
          <table:table-cell table:formula="of:=[Data.A174]" office:value-type="string" office:string-value="elisio o eliso" calcext:value-type="string">
            <text:p>elisio o eliso</text:p>
          </table:table-cell>
          <table:table-cell table:formula="of:=[Data.B174]" office:value-type="string" office:string-value="Giardino di delizie assegnato secondo la mitologia classica alle anime dei virtuoi" calcext:value-type="string">
            <text:p>Giardino di delizie assegnato secondo la mitologia classica alle anime dei virtuoi</text:p>
          </table:table-cell>
        </table:table-row>
        <table:table-row table:style-name="ro16">
          <table:table-cell table:formula="of:=[Data.A175]" office:value-type="string" office:string-value="elucubrare" calcext:value-type="string">
            <text:p>elucubrare</text:p>
          </table:table-cell>
          <table:table-cell table:formula="of:=[Data.B175]" office:value-type="string" office:string-value="pensare impegnando seriamente l'intelletto, lavorare assiduamente ad un opera, dedicarsi con zelo a un'attività intellettuale [specialmente ironico]" calcext:value-type="string">
            <text:p>pensare impegnando seriamente l'intelletto, lavorare assiduamente ad un opera, dedicarsi con zelo a un'attività intellettuale [specialmente ironico]</text:p>
          </table:table-cell>
        </table:table-row>
        <table:table-row table:style-name="ro16">
          <table:table-cell table:formula="of:=[Data.A176]" office:value-type="string" office:string-value="elucubrare" calcext:value-type="string">
            <text:p>elucubrare</text:p>
          </table:table-cell>
          <table:table-cell table:formula="of:=[Data.B176]" office:value-type="string" office:string-value=" v.tr Attendere con molta diligenza e assiduità ad uno studio o ad un attività intellettuale Pensare con insistenza ad una cosa specialmente ad opera dell'ingegno. Il termine è più spesso usato in senso ironico." calcext:value-type="string">
            <text:p><text:s/>v.tr Attendere con molta diligenza e assiduità ad uno studio o ad un attività intellettuale Pensare con insistenza ad una cosa specialmente ad opera dell'ingegno. Il termine è più spesso usato in senso ironico.</text:p>
          </table:table-cell>
        </table:table-row>
        <table:table-row table:style-name="ro16">
          <table:table-cell table:formula="of:=[Data.A177]" office:value-type="string" office:string-value="elucubrazione" calcext:value-type="string">
            <text:p>elucubrazione</text:p>
          </table:table-cell>
          <table:table-cell table:formula="of:=[Data.B177]" office:value-type="string" office:string-value="meditazione lunga e minuziosa" calcext:value-type="string">
            <text:p>meditazione lunga e minuziosa</text:p>
          </table:table-cell>
        </table:table-row>
        <table:table-row table:style-name="ro16">
          <table:table-cell table:formula="of:=[Data.A178]" office:value-type="string" office:string-value="elucubrazione" calcext:value-type="string">
            <text:p>elucubrazione</text:p>
          </table:table-cell>
          <table:table-cell table:formula="of:=[Data.B178]" office:value-type="string" office:string-value=" sf atto e effetto dell'elucubrare; lavoro intellettuale compiuto con diligenza e ponderazione / ironicamente disquisizione minuziosa che non approda a nulla." calcext:value-type="string">
            <text:p><text:s/>sf atto e effetto dell'elucubrare; lavoro intellettuale compiuto con diligenza e ponderazione / ironicamente disquisizione minuziosa che non approda a nulla.</text:p>
          </table:table-cell>
        </table:table-row>
        <table:table-row table:style-name="ro16">
          <table:table-cell table:formula="of:=[Data.A179]" office:value-type="string" office:string-value="emaciare" calcext:value-type="string">
            <text:p>emaciare</text:p>
          </table:table-cell>
          <table:table-cell table:formula="of:=[Data.B179]" office:value-type="string" office:string-value=" v.tr, far diventare molto magro, debole (la malattia lo ha emaciato) Generalmente a causa di una malattia o per una causa morbosa." calcext:value-type="string">
            <text:p><text:s/>v.tr, far diventare molto magro, debole (la malattia lo ha emaciato) Generalmente a causa di una malattia o per una causa morbosa.</text:p>
          </table:table-cell>
        </table:table-row>
        <table:table-row table:style-name="ro16">
          <table:table-cell table:formula="of:=[Data.A180]" office:value-type="string" office:string-value="emaciato" calcext:value-type="string">
            <text:p>emaciato</text:p>
          </table:table-cell>
          <table:table-cell table:formula="of:=[Data.B180]" office:value-type="string" office:string-value=" agg. magro, macilento, smunto. (volto emaciato)" calcext:value-type="string">
            <text:p><text:s/>agg. magro, macilento, smunto. (volto emaciato)</text:p>
          </table:table-cell>
        </table:table-row>
        <table:table-row table:style-name="ro16">
          <table:table-cell table:formula="of:=[Data.A181]" office:value-type="string" office:string-value="empio" calcext:value-type="string">
            <text:p>empio</text:p>
          </table:table-cell>
          <table:table-cell table:formula="of:=[Data.B181]" office:value-type="string" office:string-value=" agg. non pio, che non ha pietà religiosa / Spietato, crudele, malvagio. Empio e il contrario di pio, propriamente che non ha religione e quindi non ne sente i beneﬁci inﬂussi." calcext:value-type="string">
            <text:p><text:s/>agg. non pio, che non ha pietà religiosa / Spietato, crudele, malvagio. Empio e il contrario di pio, propriamente che non ha religione e quindi non ne sente i beneﬁci inﬂussi.</text:p>
          </table:table-cell>
        </table:table-row>
        <table:table-row table:style-name="ro18">
          <table:table-cell table:formula="of:=[Data.A182]" office:value-type="string" office:string-value="empire" calcext:value-type="string">
            <text:p>empire</text:p>
          </table:table-cell>
          <table:table-cell table:formula="of:=[Data.B182]" office:value-type="string" office:string-value=" v.tr far pieno, riempire, colmare / saziare, rimpinzare / rif. saziarsi / e il mettere tanta roba in un recipiente, o in qualsiasi cosa atta a contenere, quanta ne può contenere. (empire la botte di vino)(la cassa di libri)( il cervello di nozioni). " calcext:value-type="string">
            <text:p><text:s/>v.tr far pieno, riempire, colmare / saziare, rimpinzare / rif. saziarsi / e il mettere tanta roba in un recipiente, o in qualsiasi cosa atta a contenere, quanta ne può contenere. (empire la botte di vino)(la cassa di libri)( il cervello di nozioni). </text:p>
          </table:table-cell>
        </table:table-row>
        <table:table-row table:style-name="ro18">
          <table:table-cell table:formula="of:=[Data.A183]" office:value-type="string" office:string-value="encomio" calcext:value-type="string">
            <text:p>encomio</text:p>
          </table:table-cell>
          <table:table-cell table:formula="of:=[Data.B183]" office:value-type="string" office:string-value=" sm. canto corale dei greci, durante il banchetto in onore di chi si era segnalato negli agonali od in altra occasione. / Elogio pubblico e solenne. L’encomio è una lode solenne rivolta ad una persona di fronte ad altre." calcext:value-type="string">
            <text:p><text:s/>sm. canto corale dei greci, durante il banchetto in onore di chi si era segnalato negli agonali od in altra occasione. / Elogio pubblico e solenne. L’encomio è una lode solenne rivolta ad una persona di fronte ad altre.</text:p>
          </table:table-cell>
        </table:table-row>
        <table:table-row table:style-name="ro16">
          <table:table-cell table:formula="of:=[Data.A184]" office:value-type="string" office:string-value="endocramco" calcext:value-type="string">
            <text:p>endocramco</text:p>
          </table:table-cell>
          <table:table-cell table:formula="of:=[Data.B184]" office:value-type="string" office:string-value=" agg. relativo alla cavità cranica." calcext:value-type="string">
            <text:p><text:s/>agg. relativo alla cavità cranica.</text:p>
          </table:table-cell>
        </table:table-row>
        <table:table-row table:style-name="ro16">
          <table:table-cell table:formula="of:=[Data.A185]" office:value-type="string" office:string-value="entimema" calcext:value-type="string">
            <text:p>entimema</text:p>
          </table:table-cell>
          <table:table-cell table:formula="of:=[Data.B185]" office:value-type="string" office:string-value="(filos.) Ragionamento in forma sillogistico-deduttiva in cui è taciuta una delle due premesse." calcext:value-type="string">
            <text:p>(filos.) Ragionamento in forma sillogistico-deduttiva in cui è taciuta una delle due premesse.</text:p>
          </table:table-cell>
        </table:table-row>
        <table:table-row table:style-name="ro18">
          <table:table-cell table:formula="of:=[Data.A186]" office:value-type="string" office:string-value="epigramma" calcext:value-type="string">
            <text:p>epigramma</text:p>
          </table:table-cell>
          <table:table-cell table:formula="of:=[Data.B186]" office:value-type="string" office:string-value="breve componimento poetico di contentuo pungente e satririco fiorito specialmente nella letteratura latina" calcext:value-type="string">
            <text:p>breve componimento poetico di contentuo pungente e satririco fiorito specialmente nella letteratura latina</text:p>
          </table:table-cell>
        </table:table-row>
        <table:table-row table:style-name="ro16">
          <table:table-cell table:formula="of:=[Data.A187]" office:value-type="string" office:string-value="epistemologia" calcext:value-type="string">
            <text:p>epistemologia</text:p>
          </table:table-cell>
          <table:table-cell table:formula="of:=[Data.B187]" office:value-type="string" office:string-value="Teoria della conoscenza / Filosofia della scienz, riflessione attorno ai principi ed al metodo della conoscenza scientifica. " calcext:value-type="string">
            <text:p>Teoria della conoscenza / Filosofia della scienz, riflessione attorno ai principi ed al metodo della conoscenza scientifica. </text:p>
          </table:table-cell>
        </table:table-row>
        <table:table-row table:style-name="ro21">
          <table:table-cell table:formula="of:=[Data.A188]" office:value-type="string" office:string-value="epitome" calcext:value-type="string">
            <text:p>epitome</text:p>
          </table:table-cell>
          <table:table-cell table:formula="of:=[Data.B188]" office:value-type="string" office:string-value="compendio di un opera di notevole vastità" calcext:value-type="string">
            <text:p>compendio di un opera di notevole vastità</text:p>
          </table:table-cell>
        </table:table-row>
        <table:table-row table:style-name="ro16">
          <table:table-cell table:formula="of:=[Data.A189]" office:value-type="string" office:string-value="eponimo" calcext:value-type="string">
            <text:p>eponimo</text:p>
          </table:table-cell>
          <table:table-cell table:formula="of:=[Data.B189]" office:value-type="string" office:string-value="che da il nome ad una città , una famiglia, ad un popolo" calcext:value-type="string">
            <text:p>che da il nome ad una città , una famiglia, ad un popolo</text:p>
          </table:table-cell>
        </table:table-row>
        <table:table-row table:style-name="ro16">
          <table:table-cell table:formula="of:=[Data.A190]" office:value-type="string" office:string-value="erario" calcext:value-type="string">
            <text:p>erario</text:p>
          </table:table-cell>
          <table:table-cell table:formula="of:=[Data.B190]" office:value-type="string" office:string-value="1) nell'antica Roma il denaro pubblico ; il luogo dove lo si conservava&#10;2) L'amministrazione finanziaria dello stato; " calcext:value-type="string">
            <text:p>1) nell'antica Roma il denaro pubblico ; il luogo dove lo si conservava</text:p>
            <text:p>2) L'amministrazione finanziaria dello stato; </text:p>
          </table:table-cell>
        </table:table-row>
        <table:table-row table:style-name="ro16">
          <table:table-cell table:formula="of:=[Data.A191]" office:value-type="string" office:string-value="eresiarca" calcext:value-type="string">
            <text:p>eresiarca</text:p>
          </table:table-cell>
          <table:table-cell table:formula="of:=[Data.B191]" office:value-type="string" office:string-value="il capo o fondatore di un movimento eretico" calcext:value-type="string">
            <text:p>il capo o fondatore di un movimento eretico</text:p>
          </table:table-cell>
        </table:table-row>
        <table:table-row table:style-name="ro16">
          <table:table-cell table:formula="of:=[Data.A192]" office:value-type="string" office:string-value="erga omnes" calcext:value-type="string">
            <text:p>erga omnes</text:p>
          </table:table-cell>
          <table:table-cell table:formula="of:=[Data.B192]" office:value-type="string" office:string-value="nei confronti di tutti i cittadini" calcext:value-type="string">
            <text:p>nei confronti di tutti i cittadini</text:p>
          </table:table-cell>
        </table:table-row>
        <table:table-row table:style-name="ro17">
          <table:table-cell table:formula="of:=[Data.A193]" office:value-type="string" office:string-value="eristica" calcext:value-type="string">
            <text:p>eristica</text:p>
          </table:table-cell>
          <table:table-cell table:formula="of:=[Data.B193]" office:value-type="string" office:string-value="tecnica di confutare con sottile dialettica argomenti o proposizioni senza tenere conto della loro verità o falsità" calcext:value-type="string">
            <text:p>tecnica di confutare con sottile dialettica argomenti o proposizioni senza tenere conto della loro verità o falsità</text:p>
          </table:table-cell>
        </table:table-row>
        <table:table-row table:style-name="ro16">
          <table:table-cell table:formula="of:=[Data.A194]" office:value-type="string" office:string-value="ermeneutica" calcext:value-type="string">
            <text:p>ermeneutica</text:p>
          </table:table-cell>
          <table:table-cell table:formula="of:=[Data.B194]" office:value-type="string" office:string-value="arte di intendere o interpretare i monumenti, i libri e i documenti antichi " calcext:value-type="string">
            <text:p>arte di intendere o interpretare i monumenti, i libri e i documenti antichi </text:p>
          </table:table-cell>
        </table:table-row>
        <table:table-row table:style-name="ro18">
          <table:table-cell table:formula="of:=[Data.A195]" office:value-type="string" office:string-value="ermeneutica" calcext:value-type="string">
            <text:p>ermeneutica</text:p>
          </table:table-cell>
          <table:table-cell table:formula="of:=[Data.B195]" office:value-type="string" office:string-value=" sf, Teoria dell'interpretazione, in particolare di documenti e testi antichi. Procedimento di analisi critica e spiegazione di testi riferito più speciﬁcamente a testi antichi. ." calcext:value-type="string">
            <text:p><text:s/>sf, Teoria dell'interpretazione, in particolare di documenti e testi antichi. Procedimento di analisi critica e spiegazione di testi riferito più speciﬁcamente a testi antichi. .</text:p>
          </table:table-cell>
        </table:table-row>
        <table:table-row table:style-name="ro16">
          <table:table-cell table:formula="of:=[Data.A196]" office:value-type="string" office:string-value="erompere" calcext:value-type="string">
            <text:p>erompere</text:p>
          </table:table-cell>
          <table:table-cell table:formula="of:=[Data.B196]" office:value-type="string" office:string-value=" vintr. mancano i tempi composti, composto di rompere. Uscir ﬁlOl’l impetuosamente, prorompere, irrompere." calcext:value-type="string">
            <text:p><text:s/>vintr. mancano i tempi composti, composto di rompere. Uscir ﬁlOl’l impetuosamente, prorompere, irrompere.</text:p>
          </table:table-cell>
        </table:table-row>
        <table:table-row table:style-name="ro18">
          <table:table-cell table:formula="of:=[Data.A197]" office:value-type="string" office:string-value="esacerbare" calcext:value-type="string">
            <text:p>esacerbare</text:p>
          </table:table-cell>
          <table:table-cell table:formula="of:=[Data.B197]" office:value-type="string" office:string-value=" v.tr. rendere più acerbo, inasprire (esacerbare un male, un dolore) Fare una sensazione già acerba più spiacevole / esasperare." calcext:value-type="string">
            <text:p><text:s/>v.tr. rendere più acerbo, inasprire (esacerbare un male, un dolore) Fare una sensazione già acerba più spiacevole / esasperare.</text:p>
          </table:table-cell>
        </table:table-row>
        <table:table-row table:style-name="ro16">
          <table:table-cell table:formula="of:=[Data.A198]" office:value-type="string" office:string-value="esecrare" calcext:value-type="string">
            <text:p>esecrare</text:p>
          </table:table-cell>
          <table:table-cell table:formula="of:=[Data.B198]" office:value-type="string" office:string-value="aborrire, detestare, odiare" calcext:value-type="string">
            <text:p>aborrire, detestare, odiare</text:p>
          </table:table-cell>
        </table:table-row>
        <table:table-row table:style-name="ro16">
          <table:table-cell table:formula="of:=[Data.A199]" office:value-type="string" office:string-value="esegesi" calcext:value-type="string">
            <text:p>esegesi</text:p>
          </table:table-cell>
          <table:table-cell table:formula="of:=[Data.B199]" office:value-type="string" office:string-value=" sf. Spiegazione critica di un testo. Aﬁine ad ermeneutica, è il procedimento di analisi critica e spiegazione di testi. il secondo termine si riferisce però a testi antichi." calcext:value-type="string">
            <text:p><text:s/>sf. Spiegazione critica di un testo. Aﬁine ad ermeneutica, è il procedimento di analisi critica e spiegazione di testi. il secondo termine si riferisce però a testi antichi.</text:p>
          </table:table-cell>
        </table:table-row>
        <table:table-row table:style-name="ro16">
          <table:table-cell table:formula="of:=[Data.A200]" office:value-type="string" office:string-value="esinare" calcext:value-type="string">
            <text:p>esinare</text:p>
          </table:table-cell>
          <table:table-cell table:formula="of:=[Data.B200]" office:value-type="float" office:value="0" calcext:value-type="float">
            <text:p>0</text:p>
          </table:table-cell>
        </table:table-row>
        <table:table-row table:style-name="ro16">
          <table:table-cell table:formula="of:=[Data.A201]" office:value-type="string" office:string-value="eterodiegetico" calcext:value-type="string">
            <text:p>eterodiegetico</text:p>
          </table:table-cell>
          <table:table-cell table:formula="of:=[Data.B201]" office:value-type="string" office:string-value="detto di testo in cui il narratore è esterno alle vicende narrate. " calcext:value-type="string">
            <text:p>detto di testo in cui il narratore è esterno alle vicende narrate. </text:p>
          </table:table-cell>
        </table:table-row>
        <table:table-row table:style-name="ro16">
          <table:table-cell table:formula="of:=[Data.A202]" office:value-type="string" office:string-value="euritmia" calcext:value-type="string">
            <text:p>euritmia</text:p>
          </table:table-cell>
          <table:table-cell table:formula="of:=[Data.B202]" office:value-type="string" office:string-value="Forma d'arte del movimento, il cui scopo è rendere visibili le leggi della parola o della musica" calcext:value-type="string">
            <text:p>Forma d'arte del movimento, il cui scopo è rendere visibili le leggi della parola o della musica</text:p>
          </table:table-cell>
        </table:table-row>
        <table:table-row table:style-name="ro16">
          <table:table-cell table:formula="of:=[Data.A203]" office:value-type="string" office:string-value="ex abrupto" calcext:value-type="string">
            <text:p>ex abrupto</text:p>
          </table:table-cell>
          <table:table-cell table:formula="of:=[Data.B203]" office:value-type="string" office:string-value=" All'improvviso, detto spec. di discorsi che iniziano senza introduzione." calcext:value-type="string">
            <text:p><text:s/>All'improvviso, detto spec. di discorsi che iniziano senza introduzione.</text:p>
          </table:table-cell>
        </table:table-row>
        <table:table-row table:style-name="ro16">
          <table:table-cell table:formula="of:=[Data.A204]" office:value-type="string" office:string-value="face" calcext:value-type="string">
            <text:p>face</text:p>
          </table:table-cell>
          <table:table-cell table:formula="of:=[Data.B204]" office:value-type="string" office:string-value="s. f. (lett.) Fiaccola  (est.) Splendore, luce." calcext:value-type="string">
            <text:p>s. f. (lett.) Fiaccola <text:s/>(est.) Splendore, luce.</text:p>
          </table:table-cell>
        </table:table-row>
        <table:table-row table:style-name="ro16">
          <table:table-cell table:formula="of:=[Data.A205]" office:value-type="string" office:string-value="facezia" calcext:value-type="string">
            <text:p>facezia</text:p>
          </table:table-cell>
          <table:table-cell table:formula="of:=[Data.B205]" office:value-type="string" office:string-value="motto arguto e piacevole" calcext:value-type="string">
            <text:p>motto arguto e piacevole</text:p>
          </table:table-cell>
        </table:table-row>
        <table:table-row table:style-name="ro16">
          <table:table-cell table:formula="of:=[Data.A205]" office:value-type="string" office:string-value="facezia" calcext:value-type="string">
            <text:p>facezia</text:p>
          </table:table-cell>
          <table:table-cell table:formula="of:=[Data.B205]" office:value-type="string" office:string-value="motto arguto e piacevole" calcext:value-type="string">
            <text:p>motto arguto e piacevole</text:p>
          </table:table-cell>
        </table:table-row>
        <table:table-row table:style-name="ro16">
          <table:table-cell table:formula="of:=[Data.A206]" office:value-type="string" office:string-value="facezia" calcext:value-type="string">
            <text:p>facezia</text:p>
          </table:table-cell>
          <table:table-cell table:formula="of:=[Data.B206]" office:value-type="string" office:string-value=" sf. è un detto breve e spiritoso, per lo più non volgare anche se non molto sottile, e sempre piacevole." calcext:value-type="string">
            <text:p><text:s/>sf. è un detto breve e spiritoso, per lo più non volgare anche se non molto sottile, e sempre piacevole.</text:p>
          </table:table-cell>
        </table:table-row>
        <table:table-row table:style-name="ro16">
          <table:table-cell table:formula="of:=[Data.A207]" office:value-type="string" office:string-value="falcidia" calcext:value-type="string">
            <text:p>falcidia</text:p>
          </table:table-cell>
          <table:table-cell table:formula="of:=[Data.B207]" office:value-type="string" office:string-value=" &#10;1 Nel diritto romano, legge limitatrice dei legati che riserva all'erede un quarto dell'eredità.&#10;2 (fig.) Detrazione, tara: i debiti hanno operato una vera falcidia sulle sue sostanze &#10;3 (est.) Strage, sterminio (anche fig.):" calcext:value-type="string">
            <text:p> </text:p>
            <text:p>1 Nel diritto romano, legge limitatrice dei legati che riserva all'erede un quarto dell'eredità.</text:p>
            <text:p>2 (fig.) Detrazione, tara: i debiti hanno operato una vera falcidia sulle sue sostanze </text:p>
            <text:p>3 (est.) Strage, sterminio (anche fig.):</text:p>
          </table:table-cell>
        </table:table-row>
        <table:table-row table:style-name="ro18">
          <table:table-cell table:formula="of:=[Data.A208]" office:value-type="string" office:string-value="falesia" calcext:value-type="string">
            <text:p>falesia</text:p>
          </table:table-cell>
          <table:table-cell table:formula="of:=[Data.B208]" office:value-type="float" office:value="0" calcext:value-type="float">
            <text:p>0</text:p>
          </table:table-cell>
        </table:table-row>
        <table:table-row table:style-name="ro16">
          <table:table-cell table:formula="of:=[Data.A209]" office:value-type="string" office:string-value="fardello" calcext:value-type="string">
            <text:p>fardello</text:p>
          </table:table-cell>
          <table:table-cell table:formula="of:=[Data.B209]" office:value-type="string" office:string-value=" sm. grosso e pesante involto; fagotto / ﬁgurato grosso peso morale. (il fardello delle preoccupazioni), E' un bagaglio tenuto insieme alla meglio con carta o tela e legati con cordicelle o cinghie." calcext:value-type="string">
            <text:p><text:s/>sm. grosso e pesante involto; fagotto / ﬁgurato grosso peso morale. (il fardello delle preoccupazioni), E' un bagaglio tenuto insieme alla meglio con carta o tela e legati con cordicelle o cinghie.</text:p>
          </table:table-cell>
        </table:table-row>
        <table:table-row table:style-name="ro16">
          <table:table-cell table:formula="of:=[Data.A210]" office:value-type="string" office:string-value="fatiscente" calcext:value-type="string">
            <text:p>fatiscente</text:p>
          </table:table-cell>
          <table:table-cell table:formula="of:=[Data.B210]" office:value-type="string" office:string-value=" agg. che si screpola, che si sciupa, di costruzione cadente. Si dice di cose (una casa, delle istituzioni fatiscenti) e indica un senso di rovina." calcext:value-type="string">
            <text:p><text:s/>agg. che si screpola, che si sciupa, di costruzione cadente. Si dice di cose (una casa, delle istituzioni fatiscenti) e indica un senso di rovina.</text:p>
          </table:table-cell>
        </table:table-row>
        <table:table-row table:style-name="ro16">
          <table:table-cell table:formula="of:=[Data.A211]" office:value-type="string" office:string-value="fatuo" calcext:value-type="string">
            <text:p>fatuo</text:p>
          </table:table-cell>
          <table:table-cell table:formula="of:=[Data.B211]" office:value-type="string" office:string-value="vuoto, vano, frivolo, leggero &#10;2) Fuoco ___  = fiammella che appare nei cimiteri prodotta dal'accensione spontanea di sostanze gassose emananti dalla decomposizione dei cadaveri" calcext:value-type="string">
            <text:p>vuoto, vano, frivolo, leggero </text:p>
            <text:p>2) Fuoco ___  = fiammella che appare nei cimiteri prodotta dal'accensione spontanea di sostanze gassose emananti dalla decomposizione dei cadaveri</text:p>
          </table:table-cell>
        </table:table-row>
        <table:table-row table:style-name="ro16">
          <table:table-cell table:formula="of:=[Data.A212]" office:value-type="string" office:string-value="fauno" calcext:value-type="string">
            <text:p>fauno</text:p>
          </table:table-cell>
          <table:table-cell table:formula="of:=[Data.B212]" office:value-type="string" office:string-value="Antica divinità ittica protettrice dei campi e delle freggi raffigurato con orecchie appuntite, corna e piedi caprini, analogamente al dio Pan con il quale venne ad identificarsi. " calcext:value-type="string">
            <text:p>Antica divinità ittica protettrice dei campi e delle freggi raffigurato con orecchie appuntite, corna e piedi caprini, analogamente al dio Pan con il quale venne ad identificarsi. </text:p>
          </table:table-cell>
        </table:table-row>
        <table:table-row table:style-name="ro16">
          <table:table-cell table:formula="of:=[Data.A213]" office:value-type="string" office:string-value="ferula" calcext:value-type="string">
            <text:p>ferula</text:p>
          </table:table-cell>
          <table:table-cell table:formula="of:=[Data.B213]" office:value-type="float" office:value="0" calcext:value-type="float">
            <text:p>0</text:p>
          </table:table-cell>
        </table:table-row>
        <table:table-row table:style-name="ro16">
          <table:table-cell table:formula="of:=[Data.A214]" office:value-type="string" office:string-value="fervore" calcext:value-type="string">
            <text:p>fervore</text:p>
          </table:table-cell>
          <table:table-cell table:formula="of:=[Data.B214]" office:value-type="string" office:string-value="1 Ardore di un sentimento, di una passione:   Intensità di partecipazione:  SIN. Ardore, entusiasmo.&#10;2 Impeto di un'azione, di un movimento:   Momento culminante:" calcext:value-type="string">
            <text:p>1 Ardore di un sentimento, di una passione:   Intensità di partecipazione:  SIN. Ardore, entusiasmo.</text:p>
            <text:p>2 Impeto di un'azione, di un movimento:   Momento culminante:</text:p>
          </table:table-cell>
        </table:table-row>
        <table:table-row table:style-name="ro18">
          <table:table-cell table:formula="of:=[Data.A215]" office:value-type="string" office:string-value="feticismo" calcext:value-type="string">
            <text:p>feticismo</text:p>
          </table:table-cell>
          <table:table-cell table:formula="of:=[Data.B215]" office:value-type="string" office:string-value="1) forma di religiosità primitiva consistente nel culto dei feticci&#10;2) (fig.) adorazione cieca, ammirazione eccessiva di persona o cosa" calcext:value-type="string">
            <text:p>1) forma di religiosità primitiva consistente nel culto dei feticci</text:p>
            <text:p>2) (fig.) adorazione cieca, ammirazione eccessiva di persona o cosa</text:p>
          </table:table-cell>
        </table:table-row>
        <table:table-row table:style-name="ro16">
          <table:table-cell table:formula="of:=[Data.A216]" office:value-type="string" office:string-value="feticismo" calcext:value-type="string">
            <text:p>feticismo</text:p>
          </table:table-cell>
          <table:table-cell table:formula="of:=[Data.B216]" office:value-type="string" office:string-value=" sm. stima ed adorazione eccessiva e ridicola." calcext:value-type="string">
            <text:p><text:s/>sm. stima ed adorazione eccessiva e ridicola.</text:p>
          </table:table-cell>
        </table:table-row>
        <table:table-row table:style-name="ro16">
          <table:table-cell table:formula="of:=[Data.A217]" office:value-type="string" office:string-value="fiotto" calcext:value-type="string">
            <text:p>fiotto</text:p>
          </table:table-cell>
          <table:table-cell table:formula="of:=[Data.B217]" office:value-type="string" office:string-value=" sm. tlutto, onda. // getto abbondante (ﬁotto d'acqua) (ﬁotto di sangue). Movimento delle onde del mare; il rumore che esse producono quando battono contro la riva, // per estensione, quantità di liquido che sgorghi improvvisamente." calcext:value-type="string">
            <text:p><text:s/>sm. tlutto, onda. // getto abbondante (ﬁotto d'acqua) (ﬁotto di sangue). Movimento delle onde del mare; il rumore che esse producono quando battono contro la riva, // per estensione, quantità di liquido che sgorghi improvvisamente.</text:p>
          </table:table-cell>
        </table:table-row>
        <table:table-row table:style-name="ro16">
          <table:table-cell table:formula="of:=[Data.A218]" office:value-type="string" office:string-value="flemmatico" calcext:value-type="string">
            <text:p>flemmatico</text:p>
          </table:table-cell>
          <table:table-cell table:formula="of:=[Data.B218]" office:value-type="string" office:string-value="1 (med.) Caratterizzato da flemma. &#10; 2 Che agisce con calma e lentezza, senza mai scomporsi: &#10; SIN. Lento, placido. &#10; CONTR. Impetuoso." calcext:value-type="string">
            <text:p>1 (med.) Caratterizzato da flemma. </text:p>
            <text:p> 2 Che agisce con calma e lentezza, senza mai scomporsi: </text:p>
            <text:p> SIN. Lento, placido. </text:p>
            <text:p> CONTR. Impetuoso.</text:p>
          </table:table-cell>
        </table:table-row>
        <table:table-row table:style-name="ro16">
          <table:table-cell table:formula="of:=[Data.A219]" office:value-type="string" office:string-value="flemmatico" calcext:value-type="string">
            <text:p>flemmatico</text:p>
          </table:table-cell>
          <table:table-cell table:formula="of:=[Data.B219]" office:value-type="string" office:string-value=" agg. che ha la flemma, che non si scompone, calmo. Che fa le cose con calma senza affannarsi." calcext:value-type="string">
            <text:p><text:s/>agg. che ha la flemma, che non si scompone, calmo. Che fa le cose con calma senza affannarsi.</text:p>
          </table:table-cell>
        </table:table-row>
        <table:table-row table:style-name="ro19">
          <table:table-cell table:formula="of:=[Data.A220]" office:value-type="string" office:string-value="floriegio" calcext:value-type="string">
            <text:p>floriegio</text:p>
          </table:table-cell>
          <table:table-cell table:formula="of:=[Data.B220]" office:value-type="float" office:value="0" calcext:value-type="float">
            <text:p>0</text:p>
          </table:table-cell>
        </table:table-row>
        <table:table-row table:style-name="ro16">
          <table:table-cell table:formula="of:=[Data.A221]" office:value-type="string" office:string-value="foia" calcext:value-type="string">
            <text:p>foia</text:p>
          </table:table-cell>
          <table:table-cell table:formula="of:=[Data.B221]" office:value-type="string" office:string-value=" 1 Stato di intensa eccitazione sessuale, spec. degli animali. &#10; 2 (est., fig.) Desiderio smodato. &#10; SIN. Brama, frenesia." calcext:value-type="string">
            <text:p> 1 Stato di intensa eccitazione sessuale, spec. degli animali. </text:p>
            <text:p> 2 (est., fig.) Desiderio smodato. </text:p>
            <text:p> SIN. Brama, frenesia.</text:p>
          </table:table-cell>
        </table:table-row>
        <table:table-row table:style-name="ro16">
          <table:table-cell table:formula="of:=[Data.A222]" office:value-type="string" office:string-value="fola" calcext:value-type="string">
            <text:p>fola</text:p>
          </table:table-cell>
          <table:table-cell table:formula="of:=[Data.B222]" office:value-type="string" office:string-value="1 (lett.) Favola, fiaba: raccontare le fole ai bambini;&#10;2 (est.) Cosa non vera, frottola." calcext:value-type="string">
            <text:p>1 (lett.) Favola, fiaba: raccontare le fole ai bambini;</text:p>
            <text:p>2 (est.) Cosa non vera, frottola.</text:p>
          </table:table-cell>
        </table:table-row>
        <table:table-row table:style-name="ro16">
          <table:table-cell table:formula="of:=[Data.A223]" office:value-type="string" office:string-value="fomite" calcext:value-type="string">
            <text:p>fomite</text:p>
          </table:table-cell>
          <table:table-cell table:formula="of:=[Data.B223]" office:value-type="string" office:string-value="(fig., lett.) Istigazione, stimolo, incentivo: il fomite delle ribellioni  Causa attiva: essere fomite di malattie." calcext:value-type="string">
            <text:p>(fig., lett.) Istigazione, stimolo, incentivo: il fomite delle ribellioni <text:s/>Causa attiva: essere fomite di malattie.</text:p>
          </table:table-cell>
        </table:table-row>
        <table:table-row table:style-name="ro18">
          <table:table-cell table:formula="of:=[Data.A224]" office:value-type="string" office:string-value="forcipe" calcext:value-type="string">
            <text:p>forcipe</text:p>
          </table:table-cell>
          <table:table-cell table:formula="of:=[Data.B224]" office:value-type="string" office:string-value=" sm. ferro ostetrico a guisa di pinza, con due valvole a cucchiaio aperto, utilizzato per estrarre il feto dal canale genitale, afferrandolo per la testa quando non venga espulso naturalmente al momento del parto." calcext:value-type="string">
            <text:p><text:s/>sm. ferro ostetrico a guisa di pinza, con due valvole a cucchiaio aperto, utilizzato per estrarre il feto dal canale genitale, afferrandolo per la testa quando non venga espulso naturalmente al momento del parto.</text:p>
          </table:table-cell>
        </table:table-row>
        <table:table-row table:style-name="ro16">
          <table:table-cell table:formula="of:=[Data.A225]" office:value-type="string" office:string-value="foriero" calcext:value-type="string">
            <text:p>foriero</text:p>
          </table:table-cell>
          <table:table-cell table:formula="of:=[Data.B225]" office:value-type="string" office:string-value="che precede, annunzia" calcext:value-type="string">
            <text:p>che precede, annunzia</text:p>
          </table:table-cell>
        </table:table-row>
        <table:table-row table:style-name="ro18">
          <table:table-cell table:formula="of:=[Data.A226]" office:value-type="string" office:string-value="foriero" calcext:value-type="string">
            <text:p>foriero</text:p>
          </table:table-cell>
          <table:table-cell table:formula="of:=[Data.B226]" office:value-type="string" office:string-value=" agg. che precede, che annuncia (nuvole foriere di tempesta) (avvenimenti forieri di sventura)" calcext:value-type="string">
            <text:p><text:s/>agg. che precede, che annuncia (nuvole foriere di tempesta) (avvenimenti forieri di sventura)</text:p>
          </table:table-cell>
        </table:table-row>
        <table:table-row table:style-name="ro16">
          <table:table-cell table:formula="of:=[Data.A227]" office:value-type="string" office:string-value="formidato" calcext:value-type="string">
            <text:p>formidato</text:p>
          </table:table-cell>
          <table:table-cell table:formula="of:=[Data.B227]" office:value-type="string" office:string-value="temuto. " calcext:value-type="string">
            <text:p>temuto. </text:p>
          </table:table-cell>
        </table:table-row>
        <table:table-row table:style-name="ro16">
          <table:table-cell table:formula="of:=[Data.A228]" office:value-type="string" office:string-value="forra" calcext:value-type="string">
            <text:p>forra</text:p>
          </table:table-cell>
          <table:table-cell table:formula="of:=[Data.B228]" office:value-type="string" office:string-value=" sf. gola stretta e profonda tra pareti di roccia, prodotta dall'erosione di acque correnti. Forra si dice di un vallone disseminato di grosse pietre e di vegetazione selvaggia." calcext:value-type="string">
            <text:p><text:s/>sf. gola stretta e profonda tra pareti di roccia, prodotta dall'erosione di acque correnti. Forra si dice di un vallone disseminato di grosse pietre e di vegetazione selvaggia.</text:p>
          </table:table-cell>
        </table:table-row>
        <table:table-row table:style-name="ro16">
          <table:table-cell table:formula="of:=[Data.A229]" office:value-type="string" office:string-value="fricativo" calcext:value-type="string">
            <text:p>fricativo</text:p>
          </table:table-cell>
          <table:table-cell table:formula="of:=[Data.B229]" office:value-type="string" office:string-value=" agg. in fonetica si dice consonante fricativa, ciascuna delle consonanti che si ottengono mediante il restringimento del canale vocale, cosi l'aria passandovi da luogo ad una specie di fruscio, di sofﬁo. In italiano vi sono cinque consonanti fricative o spiranti: f, v, s sorda, s sonora, sc." calcext:value-type="string">
            <text:p><text:s/>agg. in fonetica si dice consonante fricativa, ciascuna delle consonanti che si ottengono mediante il restringimento del canale vocale, cosi l'aria passandovi da luogo ad una specie di fruscio, di sofﬁo. In italiano vi sono cinque consonanti fricative o spiranti: f, v, s sorda, s sonora, sc.</text:p>
          </table:table-cell>
        </table:table-row>
        <table:table-row table:style-name="ro16">
          <table:table-cell table:formula="of:=[Data.A230]" office:value-type="string" office:string-value="Frombola" calcext:value-type="string">
            <text:p>Frombola</text:p>
          </table:table-cell>
          <table:table-cell table:formula="of:=[Data.B230]" office:value-type="string" office:string-value="fionda" calcext:value-type="string">
            <text:p>fionda</text:p>
          </table:table-cell>
        </table:table-row>
        <table:table-row table:style-name="ro16">
          <table:table-cell table:formula="of:=[Data.A231]" office:value-type="string" office:string-value="fulgido" calcext:value-type="string">
            <text:p>fulgido</text:p>
          </table:table-cell>
          <table:table-cell table:formula="of:=[Data.B231]" office:value-type="string" office:string-value="agg&#10;che emana fulgore, risplendente luminoso" calcext:value-type="string">
            <text:p>agg</text:p>
            <text:p>che emana fulgore, risplendente luminoso</text:p>
          </table:table-cell>
        </table:table-row>
        <table:table-row table:style-name="ro16">
          <table:table-cell table:formula="of:=[Data.A232]" office:value-type="string" office:string-value="fulgido" calcext:value-type="string">
            <text:p>fulgido</text:p>
          </table:table-cell>
          <table:table-cell table:formula="of:=[Data.B232]" office:value-type="string" office:string-value=" agg. risplendente, luminoso (una ﬁllgida gemma) anche in senso figurato (ﬁilgido esempio) che da luce vivissima, abbagliante." calcext:value-type="string">
            <text:p><text:s/>agg. risplendente, luminoso (una ﬁllgida gemma) anche in senso figurato (ﬁilgido esempio) che da luce vivissima, abbagliante.</text:p>
          </table:table-cell>
        </table:table-row>
        <table:table-row table:style-name="ro16">
          <table:table-cell table:formula="of:=[Data.A233]" office:value-type="string" office:string-value="fulvo" calcext:value-type="string">
            <text:p>fulvo</text:p>
          </table:table-cell>
          <table:table-cell table:formula="of:=[Data.B233]" office:value-type="string" office:string-value="Giallo rossiccio" calcext:value-type="string">
            <text:p>Giallo rossiccio</text:p>
          </table:table-cell>
        </table:table-row>
        <table:table-row table:style-name="ro16">
          <table:table-cell table:formula="of:=[Data.A234]" office:value-type="string" office:string-value="fulvo" calcext:value-type="string">
            <text:p>fulvo</text:p>
          </table:table-cell>
          <table:table-cell table:formula="of:=[Data.B234]" office:value-type="string" office:string-value=" agg. di color giallo rossiccio. Biondo con riﬂessi rossicci. Tipico della criniera del leone. Proprio del pelame e dei capelli." calcext:value-type="string">
            <text:p><text:s/>agg. di color giallo rossiccio. Biondo con riﬂessi rossicci. Tipico della criniera del leone. Proprio del pelame e dei capelli.</text:p>
          </table:table-cell>
        </table:table-row>
        <table:table-row table:style-name="ro17">
          <table:table-cell table:formula="of:=[Data.A235]" office:value-type="string" office:string-value="fumigare" calcext:value-type="string">
            <text:p>fumigare</text:p>
          </table:table-cell>
          <table:table-cell table:formula="of:=[Data.B235]" office:value-type="string" office:string-value=" vintr. mandare fumo o vapore simile a fumo, fumare lievemente. (la biancheria fumigava al sole)" calcext:value-type="string">
            <text:p><text:s/>vintr. mandare fumo o vapore simile a fumo, fumare lievemente. (la biancheria fumigava al sole)</text:p>
          </table:table-cell>
        </table:table-row>
        <table:table-row table:style-name="ro16">
          <table:table-cell table:formula="of:=[Data.A236]" office:value-type="string" office:string-value="fusciacca" calcext:value-type="string">
            <text:p>fusciacca</text:p>
          </table:table-cell>
          <table:table-cell table:formula="of:=[Data.B236]" office:value-type="float" office:value="0" calcext:value-type="float">
            <text:p>0</text:p>
          </table:table-cell>
        </table:table-row>
        <table:table-row table:style-name="ro16">
          <table:table-cell table:formula="of:=[Data.A237]" office:value-type="string" office:string-value="gagnolare" calcext:value-type="string">
            <text:p>gagnolare</text:p>
          </table:table-cell>
          <table:table-cell table:formula="of:=[Data.B237]" office:value-type="string" office:string-value="Lamentarsi, mugolare, piangere del cane e della volpe  (est.) Dolersi, rammaricarsi" calcext:value-type="string">
            <text:p>Lamentarsi, mugolare, piangere del cane e della volpe <text:s/>(est.) Dolersi, rammaricarsi</text:p>
          </table:table-cell>
        </table:table-row>
        <table:table-row table:style-name="ro16">
          <table:table-cell table:formula="of:=[Data.A238]" office:value-type="string" office:string-value="garrire" calcext:value-type="string">
            <text:p>garrire</text:p>
          </table:table-cell>
          <table:table-cell table:formula="of:=[Data.B238]" office:value-type="string" office:string-value=" vintr. Emettere un verso stridulo tipico di alcuni uccelli. (le rondini e i pappagalli garriscono) / fig. Agitarsi, fremere al vento, di bandiere, vele e simili. Il gridare conﬁiso e allegro di passeri numerosi. Anche le bandiere garriscono al vento." calcext:value-type="string">
            <text:p><text:s/>vintr. Emettere un verso stridulo tipico di alcuni uccelli. (le rondini e i pappagalli garriscono) / fig. Agitarsi, fremere al vento, di bandiere, vele e simili. Il gridare conﬁiso e allegro di passeri numerosi. Anche le bandiere garriscono al vento.</text:p>
          </table:table-cell>
        </table:table-row>
        <table:table-row table:style-name="ro16">
          <table:table-cell table:formula="of:=[Data.A238]" office:value-type="string" office:string-value="garrire" calcext:value-type="string">
            <text:p>garrire</text:p>
          </table:table-cell>
          <table:table-cell table:formula="of:=[Data.B238]" office:value-type="string" office:string-value=" vintr. Emettere un verso stridulo tipico di alcuni uccelli. (le rondini e i pappagalli garriscono) / fig. Agitarsi, fremere al vento, di bandiere, vele e simili. Il gridare conﬁiso e allegro di passeri numerosi. Anche le bandiere garriscono al vento." calcext:value-type="string">
            <text:p><text:s/>vintr. Emettere un verso stridulo tipico di alcuni uccelli. (le rondini e i pappagalli garriscono) / fig. Agitarsi, fremere al vento, di bandiere, vele e simili. Il gridare conﬁiso e allegro di passeri numerosi. Anche le bandiere garriscono al vento.</text:p>
          </table:table-cell>
        </table:table-row>
        <table:table-row table:style-name="ro16">
          <table:table-cell table:formula="of:=[Data.A239]" office:value-type="string" office:string-value="garrulo" calcext:value-type="string">
            <text:p>garrulo</text:p>
          </table:table-cell>
          <table:table-cell table:formula="of:=[Data.B239]" office:value-type="string" office:string-value=" Che garrisce / loquace pedante / Festoso rumoroso" calcext:value-type="string">
            <text:p><text:s/>Che garrisce / loquace pedante / Festoso rumoroso</text:p>
          </table:table-cell>
        </table:table-row>
        <table:table-row table:style-name="ro16">
          <table:table-cell table:formula="of:=[Data.A240]" office:value-type="string" office:string-value="gattomammone" calcext:value-type="string">
            <text:p>gattomammone</text:p>
          </table:table-cell>
          <table:table-cell table:formula="of:=[Data.B240]" office:value-type="string" office:string-value="Mostro immaginario delle fiabe spesso evocato per spaventare i bambini." calcext:value-type="string">
            <text:p>Mostro immaginario delle fiabe spesso evocato per spaventare i bambini.</text:p>
          </table:table-cell>
        </table:table-row>
        <table:table-row table:style-name="ro16">
          <table:table-cell table:formula="of:=[Data.A241]" office:value-type="string" office:string-value="gavotta" calcext:value-type="string">
            <text:p>gavotta</text:p>
          </table:table-cell>
          <table:table-cell table:formula="of:=[Data.B241]" office:value-type="string" office:string-value="{musica} danza francese in tempo binario, in voga nei secoli XVII e XVIII" calcext:value-type="string">
            <text:p>{musica} danza francese in tempo binario, in voga nei secoli XVII e XVIII</text:p>
          </table:table-cell>
        </table:table-row>
        <table:table-row table:style-name="ro16">
          <table:table-cell table:formula="of:=[Data.A242]" office:value-type="string" office:string-value="ginnetto" calcext:value-type="string">
            <text:p>ginnetto</text:p>
          </table:table-cell>
          <table:table-cell table:formula="of:=[Data.B242]" office:value-type="string" office:string-value="Cavallo di razza spagnola agile e svelto" calcext:value-type="string">
            <text:p>Cavallo di razza spagnola agile e svelto</text:p>
          </table:table-cell>
        </table:table-row>
        <table:table-row table:style-name="ro16">
          <table:table-cell table:formula="of:=[Data.A243]" office:value-type="string" office:string-value="giulebbe" calcext:value-type="string">
            <text:p>giulebbe</text:p>
          </table:table-cell>
          <table:table-cell table:formula="of:=[Data.B243]" office:value-type="string" office:string-value="1 Sciroppo denso di zucchero condito con aromi, sughi di frutta, infusione di fiori.&#10;2 (raro, fig.) Cosa troppo dolce  Persona sdolcinata.&#10;3 (raro, fig.) Stato di illusoria contentezza: essere nel giulebbe." calcext:value-type="string">
            <text:p>1 Sciroppo denso di zucchero condito con aromi, sughi di frutta, infusione di fiori.</text:p>
            <text:p>2 (raro, fig.) Cosa troppo dolce  Persona sdolcinata.</text:p>
            <text:p>3 (raro, fig.) Stato di illusoria contentezza: essere nel giulebbe.</text:p>
          </table:table-cell>
        </table:table-row>
        <table:table-row table:style-name="ro16">
          <table:table-cell table:formula="of:=[Data.A244]" office:value-type="string" office:string-value="glauco" calcext:value-type="string">
            <text:p>glauco</text:p>
          </table:table-cell>
          <table:table-cell table:formula="of:=[Data.B244]" office:value-type="string" office:string-value="di colore azzurro chiaro tra il verde ed il celeste" calcext:value-type="string">
            <text:p>di colore azzurro chiaro tra il verde ed il celeste</text:p>
          </table:table-cell>
        </table:table-row>
        <table:table-row table:style-name="ro16">
          <table:table-cell table:formula="of:=[Data.A244]" office:value-type="string" office:string-value="glauco" calcext:value-type="string">
            <text:p>glauco</text:p>
          </table:table-cell>
          <table:table-cell table:formula="of:=[Data.B244]" office:value-type="string" office:string-value="di colore azzurro chiaro tra il verde ed il celeste" calcext:value-type="string">
            <text:p>di colore azzurro chiaro tra il verde ed il celeste</text:p>
          </table:table-cell>
        </table:table-row>
        <table:table-row table:style-name="ro16">
          <table:table-cell table:formula="of:=[Data.A245]" office:value-type="string" office:string-value="glauco" calcext:value-type="string">
            <text:p>glauco</text:p>
          </table:table-cell>
          <table:table-cell table:formula="of:=[Data.B245]" office:value-type="string" office:string-value=" agglett Ceruleo di colore non ben deﬁnito tra l'azzurro ed il verde ed anche tra il verde ed il grigio (occhi glauchi). Glauco e il verde tendente al celeste," calcext:value-type="string">
            <text:p><text:s/>agglett Ceruleo di colore non ben deﬁnito tra l'azzurro ed il verde ed anche tra il verde ed il grigio (occhi glauchi). Glauco e il verde tendente al celeste,</text:p>
          </table:table-cell>
        </table:table-row>
        <table:table-row table:style-name="ro16">
          <table:table-cell table:formula="of:=[Data.A246]" office:value-type="string" office:string-value="glossa" calcext:value-type="string">
            <text:p>glossa</text:p>
          </table:table-cell>
          <table:table-cell table:formula="of:=[Data.B246]" office:value-type="string" office:string-value=" 1 Presso gli antichi Greci, espressione oscura o difficile di un testo da esplicare  (est.) Parola o locuzione non usuale.&#10; 2 Annotazione marginale o interlineare a testi biblici, letterari, o giuridici, tipica dell'esegesi medievale: glosse a margine; &#10; SIN. Chiosa, postilla  (per anton.) Nota esplicativa apposta ai testi giuridici della compilazione giustinianea dai giuristi della scuola di Bologna  (est.) Raccolta delle annotazioni di un glossatore. &#10; 3 (est.) Nota esplicativa in genere, commento." calcext:value-type="string">
            <text:p> 1 Presso gli antichi Greci, espressione oscura o difficile di un testo da esplicare  (est.) Parola o locuzione non usuale.</text:p>
            <text:p> 2 Annotazione marginale o interlineare a testi biblici, letterari, o giuridici, tipica dell'esegesi medievale: glosse a margine; </text:p>
            <text:p> SIN. Chiosa, postilla  (per anton.) Nota esplicativa apposta ai testi giuridici della compilazione giustinianea dai giuristi della scuola di Bologna  (est.) Raccolta delle annotazioni di un glossatore. </text:p>
            <text:p> 3 (est.) Nota esplicativa in genere, commento.</text:p>
          </table:table-cell>
        </table:table-row>
        <table:table-row table:style-name="ro16">
          <table:table-cell table:formula="of:=[Data.A247]" office:value-type="string" office:string-value="gnosi" calcext:value-type="string">
            <text:p>gnosi</text:p>
          </table:table-cell>
          <table:table-cell table:formula="of:=[Data.B247]" office:value-type="string" office:string-value="conoscenza perfetta delle supreme verità religiose e filosofiche, raggiungibile solo attraverso la rivelazione " calcext:value-type="string">
            <text:p>conoscenza perfetta delle supreme verità religiose e filosofiche, raggiungibile solo attraverso la rivelazione </text:p>
          </table:table-cell>
        </table:table-row>
        <table:table-row table:style-name="ro16">
          <table:table-cell table:formula="of:=[Data.A248]" office:value-type="string" office:string-value="gnosticismo" calcext:value-type="string">
            <text:p>gnosticismo</text:p>
          </table:table-cell>
          <table:table-cell table:formula="of:=[Data.B248]" office:value-type="string" office:string-value="  Indirizzo filosofico religioso diffusosi nel II secolo d.C. che considerava la salvezza spirituale e la beatitudine dipendenti dalla gnosi, intesa come non deducibile dall’esperienza, ma come conoscenza rivelata dei misteri divini e della grandezza di Dio." calcext:value-type="string">
            <text:p><text:s text:c="2"/>Indirizzo filosofico religioso diffusosi nel II secolo d.C. che considerava la salvezza spirituale e la beatitudine dipendenti dalla gnosi, intesa come non deducibile dall’esperienza, ma come conoscenza rivelata dei misteri divini e della grandezza di Dio.</text:p>
          </table:table-cell>
        </table:table-row>
        <table:table-row table:style-name="ro22">
          <table:table-cell table:formula="of:=[Data.A249]" office:value-type="string" office:string-value="grifo" calcext:value-type="string">
            <text:p>grifo</text:p>
          </table:table-cell>
          <table:table-cell table:formula="of:=[Data.B249]" office:value-type="string" office:string-value="1 (lett.) Grugno.&#10;2 (spreg., spec. lett.) Viso umano  " calcext:value-type="string">
            <text:p>1 (lett.) Grugno.</text:p>
            <text:p>2 (spreg., spec. lett.) Viso umano  </text:p>
          </table:table-cell>
        </table:table-row>
        <table:table-row table:style-name="ro16">
          <table:table-cell table:formula="of:=[Data.A250]" office:value-type="string" office:string-value="gualcire" calcext:value-type="string">
            <text:p>gualcire</text:p>
          </table:table-cell>
          <table:table-cell table:formula="of:=[Data.B250]" office:value-type="string" office:string-value=" v.tr. sinonimo di sgualcire. Far prendere brutte pieghe, strapazzare, specialmente riferito a carta o tessuti." calcext:value-type="string">
            <text:p><text:s/>v.tr. sinonimo di sgualcire. Far prendere brutte pieghe, strapazzare, specialmente riferito a carta o tessuti.</text:p>
          </table:table-cell>
        </table:table-row>
        <table:table-row table:style-name="ro18">
          <table:table-cell table:formula="of:=[Data.A251]" office:value-type="string" office:string-value="guatare" calcext:value-type="string">
            <text:p>guatare</text:p>
          </table:table-cell>
          <table:table-cell table:formula="of:=[Data.B251]" office:value-type="string" office:string-value="1) guardare a lungo e in modo minaccioso o mostrando interesse stupore disprezzo o paura" calcext:value-type="string">
            <text:p>1) guardare a lungo e in modo minaccioso o mostrando interesse stupore disprezzo o paura</text:p>
          </table:table-cell>
        </table:table-row>
        <table:table-row table:style-name="ro16">
          <table:table-cell table:formula="of:=[Data.A252]" office:value-type="string" office:string-value="guiderdone" calcext:value-type="string">
            <text:p>guiderdone</text:p>
          </table:table-cell>
          <table:table-cell table:formula="of:=[Data.B252]" office:value-type="string" office:string-value="1 (lett.) Ricompensa, rimunerazione: preceda a i servigi il guiderdone (TASSO)  (iron.) Cattiva ricompensa: per tutta ricompensa ricevette un guiderdone di improperi.&#10;2 †Interesse, frutto del capitale." calcext:value-type="string">
            <text:p>1 (lett.) Ricompensa, rimunerazione: preceda a i servigi il guiderdone (TASSO)  (iron.) Cattiva ricompensa: per tutta ricompensa ricevette un guiderdone di improperi.</text:p>
            <text:p>2 †Interesse, frutto del capitale.</text:p>
          </table:table-cell>
        </table:table-row>
        <table:table-row table:style-name="ro16">
          <table:table-cell table:formula="of:=[Data.A253]" office:value-type="string" office:string-value="Hansa" calcext:value-type="string">
            <text:p>Hansa</text:p>
          </table:table-cell>
          <table:table-cell table:formula="of:=[Data.B253]" office:value-type="string" office:string-value=" st'. in origine designava l'unione di mercanti tedeschi all'estero In seguito indicò la lega a ﬁni commerciali di città rivierasche e non dell'Europa centro-settentrionale." calcext:value-type="string">
            <text:p><text:s/>st'. in origine designava l'unione di mercanti tedeschi all'estero In seguito indicò la lega a ﬁni commerciali di città rivierasche e non dell'Europa centro-settentrionale.</text:p>
          </table:table-cell>
        </table:table-row>
        <table:table-row table:style-name="ro16">
          <table:table-cell table:formula="of:=[Data.A254]" office:value-type="string" office:string-value="ialino" calcext:value-type="string">
            <text:p>ialino</text:p>
          </table:table-cell>
          <table:table-cell table:formula="of:=[Data.B254]" office:value-type="string" office:string-value="che ha l'aspetto e la trasparenza del vetro" calcext:value-type="string">
            <text:p>che ha l'aspetto e la trasparenza del vetro</text:p>
          </table:table-cell>
        </table:table-row>
        <table:table-row table:style-name="ro16">
          <table:table-cell table:formula="of:=[Data.A255]" office:value-type="string" office:string-value="ialino" calcext:value-type="string">
            <text:p>ialino</text:p>
          </table:table-cell>
          <table:table-cell table:formula="of:=[Data.B255]" office:value-type="string" office:string-value=" agg trasparente come il vetro, diafano; come il vetro. (minerali ialini) in riferimento alla trasparenza del vetro." calcext:value-type="string">
            <text:p><text:s/>agg trasparente come il vetro, diafano; come il vetro. (minerali ialini) in riferimento alla trasparenza del vetro.</text:p>
          </table:table-cell>
        </table:table-row>
        <table:table-row table:style-name="ro16">
          <table:table-cell table:formula="of:=[Data.A256]" office:value-type="string" office:string-value="iamatologia" calcext:value-type="string">
            <text:p>iamatologia</text:p>
          </table:table-cell>
          <table:table-cell table:formula="of:=[Data.B256]" office:value-type="string" office:string-value="Disciplina che studia la civiltà e la cultura giapponese" calcext:value-type="string">
            <text:p>Disciplina che studia la civiltà e la cultura giapponese</text:p>
          </table:table-cell>
        </table:table-row>
        <table:table-row table:style-name="ro16">
          <table:table-cell table:formula="of:=[Data.A257]" office:value-type="string" office:string-value="iato" calcext:value-type="string">
            <text:p>iato</text:p>
          </table:table-cell>
          <table:table-cell table:formula="of:=[Data.B257]" office:value-type="string" office:string-value=" srn. incontro di due vocali che non formano un dittongo, ma si pronunciano in due distinte emissioni di fiato, dando luogo a due sillabe. te-a-tro, vi-a." calcext:value-type="string">
            <text:p><text:s/>srn. incontro di due vocali che non formano un dittongo, ma si pronunciano in due distinte emissioni di fiato, dando luogo a due sillabe. te-a-tro, vi-a.</text:p>
          </table:table-cell>
        </table:table-row>
        <table:table-row table:style-name="ro16">
          <table:table-cell table:formula="of:=[Data.A258]" office:value-type="string" office:string-value="iattanza" calcext:value-type="string">
            <text:p>iattanza</text:p>
          </table:table-cell>
          <table:table-cell table:formula="of:=[Data.B258]" office:value-type="float" office:value="0" calcext:value-type="float">
            <text:p>0</text:p>
          </table:table-cell>
        </table:table-row>
        <table:table-row table:style-name="ro16">
          <table:table-cell table:formula="of:=[Data.A259]" office:value-type="string" office:string-value="icastico" calcext:value-type="string">
            <text:p>icastico</text:p>
          </table:table-cell>
          <table:table-cell table:formula="of:=[Data.B259]" office:value-type="string" office:string-value=" agg. espressivo, che si esprime per immagini eﬁìcaci e vivaci. rappresenta cose e fatti come una realtà evidente. (frase icastica, termini icastici)" calcext:value-type="string">
            <text:p><text:s/>agg. espressivo, che si esprime per immagini eﬁìcaci e vivaci. rappresenta cose e fatti come una realtà evidente. (frase icastica, termini icastici)</text:p>
          </table:table-cell>
        </table:table-row>
        <table:table-row table:style-name="ro16">
          <table:table-cell table:formula="of:=[Data.A260]" office:value-type="string" office:string-value="iemale" calcext:value-type="string">
            <text:p>iemale</text:p>
          </table:table-cell>
          <table:table-cell table:formula="of:=[Data.B260]" office:value-type="string" office:string-value="1 (lett.) Invernale:&#10;2 (bot.) Detto di pianta sempreverde." calcext:value-type="string">
            <text:p>1 (lett.) Invernale:</text:p>
            <text:p>2 (bot.) Detto di pianta sempreverde.</text:p>
          </table:table-cell>
        </table:table-row>
        <table:table-row table:style-name="ro16">
          <table:table-cell table:formula="of:=[Data.A261]" office:value-type="string" office:string-value="igneo" calcext:value-type="string">
            <text:p>igneo</text:p>
          </table:table-cell>
          <table:table-cell table:formula="of:=[Data.B261]" office:value-type="string" office:string-value=" agg. di fuoco, infuocato. (rocce ignee)" calcext:value-type="string">
            <text:p><text:s/>agg. di fuoco, infuocato. (rocce ignee)</text:p>
          </table:table-cell>
        </table:table-row>
        <table:table-row table:style-name="ro16">
          <table:table-cell table:formula="of:=[Data.A262]" office:value-type="string" office:string-value="illazione" calcext:value-type="string">
            <text:p>illazione</text:p>
          </table:table-cell>
          <table:table-cell table:formula="of:=[Data.B262]" office:value-type="string" office:string-value="supposizione arbitraria priva di fondamento" calcext:value-type="string">
            <text:p>supposizione arbitraria priva di fondamento</text:p>
          </table:table-cell>
        </table:table-row>
        <table:table-row table:style-name="ro18">
          <table:table-cell table:formula="of:=[Data.A262]" office:value-type="string" office:string-value="illazione" calcext:value-type="string">
            <text:p>illazione</text:p>
          </table:table-cell>
          <table:table-cell table:formula="of:=[Data.B262]" office:value-type="string" office:string-value="supposizione arbitraria priva di fondamento" calcext:value-type="string">
            <text:p>supposizione arbitraria priva di fondamento</text:p>
          </table:table-cell>
        </table:table-row>
        <table:table-row table:style-name="ro16">
          <table:table-cell table:formula="of:=[Data.A263]" office:value-type="string" office:string-value="immanentismo" calcext:value-type="string">
            <text:p>immanentismo</text:p>
          </table:table-cell>
          <table:table-cell table:formula="of:=[Data.B263]" office:value-type="string" office:string-value="  1 Dottrina filosofica che risolve tutta la realtà nella coscienza e rifiuta pertanto ogni principio di trascendenza. 2 Indirizzo cattolico modernistico che fonda la verità religiosa sulle aspirazioni ed esigenze dell'anima umana e dell'esperienza individuale." calcext:value-type="string">
            <text:p><text:s text:c="2"/>1 Dottrina filosofica che risolve tutta la realtà nella coscienza e rifiuta pertanto ogni principio di trascendenza. 2 Indirizzo cattolico modernistico che fonda la verità religiosa sulle aspirazioni ed esigenze dell'anima umana e dell'esperienza individuale.</text:p>
          </table:table-cell>
        </table:table-row>
        <table:table-row table:style-name="ro20">
          <table:table-cell table:formula="of:=[Data.A264]" office:value-type="string" office:string-value="immantinente" calcext:value-type="string">
            <text:p>immantinente</text:p>
          </table:table-cell>
          <table:table-cell table:formula="of:=[Data.B264]" office:value-type="string" office:string-value="(lett.) Subito, senza indugio, nel momento stesso: " calcext:value-type="string">
            <text:p>(lett.) Subito, senza indugio, nel momento stesso: </text:p>
          </table:table-cell>
        </table:table-row>
        <table:table-row table:style-name="ro17">
          <table:table-cell table:formula="of:=[Data.A265]" office:value-type="string" office:string-value="imo" calcext:value-type="string">
            <text:p>imo</text:p>
          </table:table-cell>
          <table:table-cell table:formula="of:=[Data.B265]" office:value-type="string" office:string-value="che si trova nel punto più basso più interno o profondo" calcext:value-type="string">
            <text:p>che si trova nel punto più basso più interno o profondo</text:p>
          </table:table-cell>
        </table:table-row>
        <table:table-row table:style-name="ro18">
          <table:table-cell table:formula="of:=[Data.A266]" office:value-type="string" office:string-value="imo" calcext:value-type="string">
            <text:p>imo</text:p>
          </table:table-cell>
          <table:table-cell table:formula="of:=[Data.B266]" office:value-type="string" office:string-value=" agg. Che si trova nella parte più bassa, più profonda, più interna, che e in fondo / ﬁg. di bassa condizione sociale, moralmente inﬁmo E’ la voce poetica che corrisponde alla parte più bassa." calcext:value-type="string">
            <text:p><text:s/>agg. Che si trova nella parte più bassa, più profonda, più interna, che e in fondo / ﬁg. di bassa condizione sociale, moralmente inﬁmo E’ la voce poetica che corrisponde alla parte più bassa.</text:p>
          </table:table-cell>
        </table:table-row>
        <table:table-row table:style-name="ro16">
          <table:table-cell table:formula="of:=[Data.A267]" office:value-type="string" office:string-value="impenitente" calcext:value-type="string">
            <text:p>impenitente</text:p>
          </table:table-cell>
          <table:table-cell table:formula="of:=[Data.B267]" office:value-type="string" office:string-value="Agg. 1 Che non è disposto a pentirsi: peccatore impenitente.&#10;2 (est.) Che persiste nelle sue idee e nei suoi propositi: scapolo impenitente  (scherz.) Incorreggibile, ostinato, incallito: bevitore impenitente." calcext:value-type="string">
            <text:p>Agg. 1 Che non è disposto a pentirsi: peccatore impenitente.</text:p>
            <text:p>2 (est.) Che persiste nelle sue idee e nei suoi propositi: scapolo impenitente  (scherz.) Incorreggibile, ostinato, incallito: bevitore impenitente.</text:p>
          </table:table-cell>
        </table:table-row>
        <table:table-row table:style-name="ro17">
          <table:table-cell table:formula="of:=[Data.A268]" office:value-type="string" office:string-value="impudenza" calcext:value-type="string">
            <text:p>impudenza</text:p>
          </table:table-cell>
          <table:table-cell table:formula="of:=[Data.B268]" office:value-type="string" office:string-value="s. f. Mancanza di pudore  Sfacciataggine, sfrontatezza: ha l'impudenza di un vero ciarlatano." calcext:value-type="string">
            <text:p>s. f. Mancanza di pudore <text:s/>Sfacciataggine, sfrontatezza: ha l'impudenza di un vero ciarlatano.</text:p>
          </table:table-cell>
        </table:table-row>
        <table:table-row table:style-name="ro16">
          <table:table-cell table:formula="of:=[Data.A269]" office:value-type="string" office:string-value="incesso" calcext:value-type="string">
            <text:p>incesso</text:p>
          </table:table-cell>
          <table:table-cell table:formula="of:=[Data.B269]" office:value-type="string" office:string-value="modo di camminare con passo maestoso e solenne" calcext:value-type="string">
            <text:p>modo di camminare con passo maestoso e solenne</text:p>
          </table:table-cell>
        </table:table-row>
        <table:table-row table:style-name="ro16">
          <table:table-cell table:formula="of:=[Data.A270]" office:value-type="string" office:string-value="incinerazione" calcext:value-type="string">
            <text:p>incinerazione</text:p>
          </table:table-cell>
          <table:table-cell table:formula="of:=[Data.B270]" office:value-type="string" office:string-value="ridurre in cenere sostanze organiche , cremare" calcext:value-type="string">
            <text:p>ridurre in cenere sostanze organiche , cremare</text:p>
          </table:table-cell>
        </table:table-row>
        <table:table-row table:style-name="ro16">
          <table:table-cell table:formula="of:=[Data.A271]" office:value-type="string" office:string-value="incipiente" calcext:value-type="string">
            <text:p>incipiente</text:p>
          </table:table-cell>
          <table:table-cell table:formula="of:=[Data.B271]" office:value-type="string" office:string-value="Che sta iniziando, che comincia a manifestarsi" calcext:value-type="string">
            <text:p>Che sta iniziando, che comincia a manifestarsi</text:p>
          </table:table-cell>
        </table:table-row>
        <table:table-row table:style-name="ro16">
          <table:table-cell table:formula="of:=[Data.A272]" office:value-type="string" office:string-value="inclito" calcext:value-type="string">
            <text:p>inclito</text:p>
          </table:table-cell>
          <table:table-cell table:formula="of:=[Data.B272]" office:value-type="string" office:string-value="Nobile, illustre, glorioso" calcext:value-type="string">
            <text:p>Nobile, illustre, glorioso</text:p>
          </table:table-cell>
        </table:table-row>
        <table:table-row table:style-name="ro16">
          <table:table-cell table:formula="of:=[Data.A273]" office:value-type="string" office:string-value="induzione" calcext:value-type="string">
            <text:p>induzione</text:p>
          </table:table-cell>
          <table:table-cell table:formula="of:=[Data.B273]" office:value-type="string" office:string-value=" sf l'atto di indurre, di spingere a compiere determinati atti. / procedimento logico contrario a quello della deduzione per cui dall'osservazione di casi particolari si giunge a principi generali . / Congettura l Azione esercitata a distanza da determinati corpi su altri." calcext:value-type="string">
            <text:p><text:s/>sf l'atto di indurre, di spingere a compiere determinati atti. / procedimento logico contrario a quello della deduzione per cui dall'osservazione di casi particolari si giunge a principi generali . / Congettura l Azione esercitata a distanza da determinati corpi su altri.</text:p>
          </table:table-cell>
        </table:table-row>
        <table:table-row table:style-name="ro16">
          <table:table-cell table:formula="of:=[Data.A274]" office:value-type="string" office:string-value="ineluttabile" calcext:value-type="string">
            <text:p>ineluttabile</text:p>
          </table:table-cell>
          <table:table-cell table:formula="of:=[Data.B274]" office:value-type="string" office:string-value="di ciò contro cui non si può lottare," calcext:value-type="string">
            <text:p>di ciò contro cui non si può lottare,</text:p>
          </table:table-cell>
        </table:table-row>
        <table:table-row table:style-name="ro16">
          <table:table-cell table:formula="of:=[Data.A275]" office:value-type="string" office:string-value="inficiare" calcext:value-type="string">
            <text:p>inficiare</text:p>
          </table:table-cell>
          <table:table-cell table:formula="of:=[Data.B275]" office:value-type="string" office:string-value=" v tr. negare la validità, dichiarare falso anche di una cosa vera, / raro per estensione Sminuire, svalutare." calcext:value-type="string">
            <text:p><text:s/>v tr. negare la validità, dichiarare falso anche di una cosa vera, / raro per estensione Sminuire, svalutare.</text:p>
          </table:table-cell>
        </table:table-row>
        <table:table-row table:style-name="ro16">
          <table:table-cell table:formula="of:=[Data.A276]" office:value-type="string" office:string-value="infingardo" calcext:value-type="string">
            <text:p>infingardo</text:p>
          </table:table-cell>
          <table:table-cell table:formula="of:=[Data.B276]" office:value-type="string" office:string-value=" Di persona che fugge ogni fatica per pigrizia, svogliatezza e sim.: ragazzo infingardo. SIN. Neghittoso, poltrone." calcext:value-type="string">
            <text:p><text:s/>Di persona che fugge ogni fatica per pigrizia, svogliatezza e sim.: ragazzo infingardo. SIN. Neghittoso, poltrone.</text:p>
          </table:table-cell>
        </table:table-row>
        <table:table-row table:style-name="ro16">
          <table:table-cell table:formula="of:=[Data.A277]" office:value-type="string" office:string-value="innervare" calcext:value-type="string">
            <text:p>innervare</text:p>
          </table:table-cell>
          <table:table-cell table:formula="of:=[Data.B277]" office:value-type="string" office:string-value="(anat.) Dare connessione nervosa a un organo o tessuto." calcext:value-type="string">
            <text:p>(anat.) Dare connessione nervosa a un organo o tessuto.</text:p>
          </table:table-cell>
        </table:table-row>
        <table:table-row table:style-name="ro16">
          <table:table-cell table:formula="of:=[Data.A278]" office:value-type="string" office:string-value="inopinato" calcext:value-type="string">
            <text:p>inopinato</text:p>
          </table:table-cell>
          <table:table-cell table:formula="of:=[Data.B278]" office:value-type="string" office:string-value="Agg.  Che avviene in modo improvviso e inatteso: accidente, caso inopinato.&#10; inopinatamente, avv. Inaspettatamente." calcext:value-type="string">
            <text:p>Agg.  Che avviene in modo improvviso e inatteso: accidente, caso inopinato.</text:p>
            <text:p> inopinatamente, avv. Inaspettatamente.</text:p>
          </table:table-cell>
        </table:table-row>
        <table:table-row table:style-name="ro16">
          <table:table-cell table:formula="of:=[Data.A279]" office:value-type="string" office:string-value="inospite" calcext:value-type="string">
            <text:p>inospite</text:p>
          </table:table-cell>
          <table:table-cell table:formula="of:=[Data.B279]" office:value-type="string" office:string-value="inospitale, selvaggio" calcext:value-type="string">
            <text:p>inospitale, selvaggio</text:p>
          </table:table-cell>
        </table:table-row>
        <table:table-row table:style-name="ro18">
          <table:table-cell table:formula="of:=[Data.A280]" office:value-type="string" office:string-value="insanire" calcext:value-type="string">
            <text:p>insanire</text:p>
          </table:table-cell>
          <table:table-cell table:formula="of:=[Data.B280]" office:value-type="string" office:string-value=" (lett.) Diventare insano, folle: insanire per il terribile spavento." calcext:value-type="string">
            <text:p><text:s/>(lett.) Diventare insano, folle: insanire per il terribile spavento.</text:p>
          </table:table-cell>
        </table:table-row>
        <table:table-row table:style-name="ro16">
          <table:table-cell table:formula="of:=[Data.A281]" office:value-type="string" office:string-value="insipiente" calcext:value-type="string">
            <text:p>insipiente</text:p>
          </table:table-cell>
          <table:table-cell table:formula="of:=[Data.B281]" office:value-type="string" office:string-value="di persona ignorante e sciocca, ma che presume di sapere. " calcext:value-type="string">
            <text:p>di persona ignorante e sciocca, ma che presume di sapere. </text:p>
          </table:table-cell>
        </table:table-row>
        <table:table-row table:style-name="ro16">
          <table:table-cell table:formula="of:=[Data.A282]" office:value-type="string" office:string-value="invalso" calcext:value-type="string">
            <text:p>invalso</text:p>
          </table:table-cell>
          <table:table-cell table:formula="of:=[Data.B282]" office:value-type="float" office:value="0" calcext:value-type="float">
            <text:p>0</text:p>
          </table:table-cell>
        </table:table-row>
        <table:table-row table:style-name="ro16">
          <table:table-cell table:formula="of:=[Data.A283]" office:value-type="string" office:string-value="inviso" calcext:value-type="string">
            <text:p>inviso</text:p>
          </table:table-cell>
          <table:table-cell table:formula="of:=[Data.B283]" office:value-type="string" office:string-value=" agg. malvisto, guardato con avversione, odiato." calcext:value-type="string">
            <text:p><text:s/>agg. malvisto, guardato con avversione, odiato.</text:p>
          </table:table-cell>
        </table:table-row>
        <table:table-row table:style-name="ro16">
          <table:table-cell table:formula="of:=[Data.A284]" office:value-type="string" office:string-value="invitto" calcext:value-type="string">
            <text:p>invitto</text:p>
          </table:table-cell>
          <table:table-cell table:formula="of:=[Data.B284]" office:value-type="string" office:string-value="che non conosce la sconfitta" calcext:value-type="string">
            <text:p>che non conosce la sconfitta</text:p>
          </table:table-cell>
        </table:table-row>
        <table:table-row table:style-name="ro16">
          <table:table-cell table:formula="of:=[Data.A285]" office:value-type="string" office:string-value="ipotiposi" calcext:value-type="string">
            <text:p>ipotiposi</text:p>
          </table:table-cell>
          <table:table-cell table:formula="of:=[Data.B285]" office:value-type="string" office:string-value="(ling.) Figura retorica che consiste nel rappresentare in modo vivo, immediato ed efficace un oggetto, una persona, una situazione e sim., quasi da offrirne l'immagine visiva: ed el s'ergea col petto e con la fronte / com'avesse l'inferno a gran dispitto (DANTE Inf. X, 35-36)." calcext:value-type="string">
            <text:p>(ling.) Figura retorica che consiste nel rappresentare in modo vivo, immediato ed efficace un oggetto, una persona, una situazione e sim., quasi da offrirne l'immagine visiva: ed el s'ergea col petto e con la fronte / com'avesse l'inferno a gran dispitto (DANTE Inf. X, 35-36).</text:p>
          </table:table-cell>
        </table:table-row>
        <table:table-row table:style-name="ro16">
          <table:table-cell table:formula="of:=[Data.A286]" office:value-type="string" office:string-value="ircocervo" calcext:value-type="string">
            <text:p>ircocervo</text:p>
          </table:table-cell>
          <table:table-cell table:formula="of:=[Data.B286]" office:value-type="string" office:string-value="mostro favoloso tra il capro e il cervo" calcext:value-type="string">
            <text:p>mostro favoloso tra il capro e il cervo</text:p>
          </table:table-cell>
        </table:table-row>
        <table:table-row table:style-name="ro18">
          <table:table-cell table:formula="of:=[Data.A287]" office:value-type="string" office:string-value="irrefutabile" calcext:value-type="string">
            <text:p>irrefutabile</text:p>
          </table:table-cell>
          <table:table-cell table:formula="of:=[Data.B287]" office:value-type="string" office:string-value=" agg. che non si può confutare, che e pienamente valido, indiscutibile" calcext:value-type="string">
            <text:p><text:s/>agg. che non si può confutare, che e pienamente valido, indiscutibile</text:p>
          </table:table-cell>
        </table:table-row>
        <table:table-row table:style-name="ro16">
          <table:table-cell table:formula="of:=[Data.A288]" office:value-type="string" office:string-value="isotropo" calcext:value-type="string">
            <text:p>isotropo</text:p>
          </table:table-cell>
          <table:table-cell table:formula="of:=[Data.B288]" office:value-type="string" office:string-value=" agg. si dice di corpo fisico che presenta le stesse caratteristiche in tutte le direzioni." calcext:value-type="string">
            <text:p><text:s/>agg. si dice di corpo fisico che presenta le stesse caratteristiche in tutte le direzioni.</text:p>
          </table:table-cell>
        </table:table-row>
        <table:table-row table:style-name="ro18">
          <table:table-cell table:formula="of:=[Data.A288]" office:value-type="string" office:string-value="isotropo" calcext:value-type="string">
            <text:p>isotropo</text:p>
          </table:table-cell>
          <table:table-cell table:formula="of:=[Data.B288]" office:value-type="string" office:string-value=" agg. si dice di corpo fisico che presenta le stesse caratteristiche in tutte le direzioni." calcext:value-type="string">
            <text:p><text:s/>agg. si dice di corpo fisico che presenta le stesse caratteristiche in tutte le direzioni.</text:p>
          </table:table-cell>
        </table:table-row>
        <table:table-row table:style-name="ro18">
          <table:table-cell table:formula="of:=[Data.A289]" office:value-type="string" office:string-value="laconico" calcext:value-type="string">
            <text:p>laconico</text:p>
          </table:table-cell>
          <table:table-cell table:formula="of:=[Data.B289]" office:value-type="float" office:value="0" calcext:value-type="float">
            <text:p>0</text:p>
          </table:table-cell>
        </table:table-row>
        <table:table-row table:style-name="ro16">
          <table:table-cell table:formula="of:=[Data.A290]" office:value-type="string" office:string-value="latebra" calcext:value-type="string">
            <text:p>latebra</text:p>
          </table:table-cell>
          <table:table-cell table:formula="of:=[Data.B290]" office:value-type="string" office:string-value=" sf. lett. luogo oscuro, celato e nascosto, nascondiglio, Termine più usato in senso ﬁgurato. (le latebre del cuore, dell'inconscio : l'intimo del cuore, dell'inconscio)" calcext:value-type="string">
            <text:p><text:s/>sf. lett. luogo oscuro, celato e nascosto, nascondiglio, Termine più usato in senso ﬁgurato. (le latebre del cuore, dell'inconscio : l'intimo del cuore, dell'inconscio)</text:p>
          </table:table-cell>
        </table:table-row>
        <table:table-row table:style-name="ro16">
          <table:table-cell table:formula="of:=[Data.A291]" office:value-type="string" office:string-value="latore" calcext:value-type="string">
            <text:p>latore</text:p>
          </table:table-cell>
          <table:table-cell table:formula="of:=[Data.B291]" office:value-type="string" office:string-value=" Chi adempie al'incarico di portare qualcosa a qualcuno." calcext:value-type="string">
            <text:p><text:s/>Chi adempie al'incarico di portare qualcosa a qualcuno.</text:p>
          </table:table-cell>
        </table:table-row>
        <table:table-row table:style-name="ro16">
          <table:table-cell table:formula="of:=[Data.A292]" office:value-type="string" office:string-value="lattato" calcext:value-type="string">
            <text:p>lattato</text:p>
          </table:table-cell>
          <table:table-cell table:formula="of:=[Data.B292]" office:value-type="string" office:string-value="1 Bianco come il latte&#10;2 †Che contiene o è fatto con latte  Uova lattate, sbattute e mischiate con latte caldo  Minestra lattata, zuppa con brodetto di uova e latte." calcext:value-type="string">
            <text:p>1 Bianco come il latte</text:p>
            <text:p>2 †Che contiene o è fatto con latte  Uova lattate, sbattute e mischiate con latte caldo  Minestra lattata, zuppa con brodetto di uova e latte.</text:p>
          </table:table-cell>
        </table:table-row>
        <table:table-row table:style-name="ro18">
          <table:table-cell table:formula="of:=[Data.A293]" office:value-type="string" office:string-value="lavacro" calcext:value-type="string">
            <text:p>lavacro</text:p>
          </table:table-cell>
          <table:table-cell table:formula="of:=[Data.B293]" office:value-type="string" office:string-value=" 1 (lett.) Bagno, lavaggio  Lavacro di sangue, martirio. &#10; 2 (lett., fig.) Purificazione: il lavacro delle colpe. &#10; 3 (lett.) Recipiente per lavarsi  Santo lavacro, il fonte battesimale o il Battesimo stesso. &#10; 4 (lett.) Corso d'acqua: " calcext:value-type="string">
            <text:p> 1 (lett.) Bagno, lavaggio  Lavacro di sangue, martirio. </text:p>
            <text:p> 2 (lett., fig.) Purificazione: il lavacro delle colpe. </text:p>
            <text:p> 3 (lett.) Recipiente per lavarsi  Santo lavacro, il fonte battesimale o il Battesimo stesso. </text:p>
            <text:p> 4 (lett.) Corso d'acqua: </text:p>
          </table:table-cell>
        </table:table-row>
        <table:table-row table:style-name="ro16">
          <table:table-cell table:formula="of:=[Data.A294]" office:value-type="string" office:string-value="leccio" calcext:value-type="string">
            <text:p>leccio</text:p>
          </table:table-cell>
          <table:table-cell table:formula="of:=[Data.B294]" office:value-type="string" office:string-value=" sni. albero sempreverde della famiglia Fagacee detto anche elce o elice caratteristico della regione mediterranea, foglie coriacee, ovate o lanceolate, intere; ghiandole allungate con cupola a squame appressate." calcext:value-type="string">
            <text:p><text:s/>sni. albero sempreverde della famiglia Fagacee detto anche elce o elice caratteristico della regione mediterranea, foglie coriacee, ovate o lanceolate, intere; ghiandole allungate con cupola a squame appressate.</text:p>
          </table:table-cell>
        </table:table-row>
        <table:table-row table:style-name="ro16">
          <table:table-cell table:formula="of:=[Data.A295]" office:value-type="string" office:string-value="lemure" calcext:value-type="string">
            <text:p>lemure</text:p>
          </table:table-cell>
          <table:table-cell table:formula="of:=[Data.B295]" office:value-type="string" office:string-value=" Nelle credenze religiose dell'antica Roma, anima o spettro vagante di defunto che tornava sulla terra per molestare i vivi" calcext:value-type="string">
            <text:p><text:s/>Nelle credenze religiose dell'antica Roma, anima o spettro vagante di defunto che tornava sulla terra per molestare i vivi</text:p>
          </table:table-cell>
        </table:table-row>
        <table:table-row table:style-name="ro16">
          <table:table-cell table:formula="of:=[Data.A296]" office:value-type="string" office:string-value="lenire" calcext:value-type="string">
            <text:p>lenire</text:p>
          </table:table-cell>
          <table:table-cell table:formula="of:=[Data.B296]" office:value-type="string" office:string-value="vtr&#10;calmare, mitigare, raddolcire" calcext:value-type="string">
            <text:p>vtr</text:p>
            <text:p>calmare, mitigare, raddolcire</text:p>
          </table:table-cell>
        </table:table-row>
        <table:table-row table:style-name="ro16">
          <table:table-cell table:formula="of:=[Data.A297]" office:value-type="string" office:string-value="lenire" calcext:value-type="string">
            <text:p>lenire</text:p>
          </table:table-cell>
          <table:table-cell table:formula="of:=[Data.B297]" office:value-type="string" office:string-value=" v tr Sedare, alleviare, temprare (Lenire un dolore) Lenire è proprio del dolore ﬁsico e morale. (La cura dei .anghi ha molto lenito i miei dolori artritici) (Il suo perdono ha lenito il mio dolore)" calcext:value-type="string">
            <text:p><text:s/>v tr Sedare, alleviare, temprare (Lenire un dolore) Lenire è proprio del dolore ﬁsico e morale. (La cura dei .anghi ha molto lenito i miei dolori artritici) (Il suo perdono ha lenito il mio dolore)</text:p>
          </table:table-cell>
        </table:table-row>
        <table:table-row table:style-name="ro16">
          <table:table-cell table:formula="of:=[Data.A298]" office:value-type="string" office:string-value="lenone" calcext:value-type="string">
            <text:p>lenone</text:p>
          </table:table-cell>
          <table:table-cell table:formula="of:=[Data.B298]" office:value-type="string" office:string-value="nell'antica roma mercante di schiave" calcext:value-type="string">
            <text:p>nell'antica roma mercante di schiave</text:p>
          </table:table-cell>
        </table:table-row>
        <table:table-row table:style-name="ro16">
          <table:table-cell table:formula="of:=[Data.A299]" office:value-type="string" office:string-value="lettisternio" calcext:value-type="string">
            <text:p>lettisternio</text:p>
          </table:table-cell>
          <table:table-cell table:formula="of:=[Data.B299]" office:value-type="string" office:string-value="nella Roma antica, banchetto sacrificale offerto agli dei, le cui statue si ponevano attorno ad una tavola imbandita." calcext:value-type="string">
            <text:p>nella Roma antica, banchetto sacrificale offerto agli dei, le cui statue si ponevano attorno ad una tavola imbandita.</text:p>
          </table:table-cell>
        </table:table-row>
        <table:table-row table:style-name="ro16">
          <table:table-cell table:formula="of:=[Data.A300]" office:value-type="string" office:string-value="locupletare" calcext:value-type="string">
            <text:p>locupletare</text:p>
          </table:table-cell>
          <table:table-cell table:formula="of:=[Data.B300]" office:value-type="string" office:string-value="Arricchire, spesso senza causa" calcext:value-type="string">
            <text:p>Arricchire, spesso senza causa</text:p>
          </table:table-cell>
        </table:table-row>
        <table:table-row table:style-name="ro18">
          <table:table-cell table:formula="of:=[Data.A301]" office:value-type="string" office:string-value="logogrifo" calcext:value-type="string">
            <text:p>logogrifo</text:p>
          </table:table-cell>
          <table:table-cell table:formula="of:=[Data.B301]" office:value-type="string" office:string-value="s. m.  Gioco enigmistico consistente nello scomporre una parola per formare con le sue lettere o le sue sillabe una serie di altre parole di lunghezza inferiore (ad es. da canestro: contesa, strano, antro, oste, ora, ecc.)." calcext:value-type="string">
            <text:p>s. m. <text:s/>Gioco enigmistico consistente nello scomporre una parola per formare con le sue lettere o le sue sillabe una serie di altre parole di lunghezza inferiore (ad es. da canestro: contesa, strano, antro, oste, ora, ecc.).</text:p>
          </table:table-cell>
        </table:table-row>
        <table:table-row table:style-name="ro18">
          <table:table-cell table:formula="of:=[Data.A302]" office:value-type="string" office:string-value="longanime" calcext:value-type="string">
            <text:p>longanime</text:p>
          </table:table-cell>
          <table:table-cell table:formula="of:=[Data.B302]" office:value-type="string" office:string-value="Agg. (lett.) Che usa grande indulgenza e clemenza  (raro) Che sa avere pazienza e sopportazione. SIN. Indulgente, tollerante." calcext:value-type="string">
            <text:p>Agg. (lett.) Che usa grande indulgenza e clemenza <text:s/>(raro) Che sa avere pazienza e sopportazione. SIN. Indulgente, tollerante.</text:p>
          </table:table-cell>
        </table:table-row>
        <table:table-row table:style-name="ro16">
          <table:table-cell table:formula="of:=[Data.A303]" office:value-type="string" office:string-value="lorica" calcext:value-type="string">
            <text:p>lorica</text:p>
          </table:table-cell>
          <table:table-cell table:formula="of:=[Data.B303]" office:value-type="string" office:string-value=" Corazza leggera dei soldati romani" calcext:value-type="string">
            <text:p><text:s/>Corazza leggera dei soldati romani</text:p>
          </table:table-cell>
        </table:table-row>
        <table:table-row table:style-name="ro16">
          <table:table-cell table:formula="of:=[Data.A304]" office:value-type="string" office:string-value="lubrico" calcext:value-type="string">
            <text:p>lubrico</text:p>
          </table:table-cell>
          <table:table-cell table:formula="of:=[Data.B304]" office:value-type="string" office:string-value="1 (lett.) Che è così liscio da far scivolare. SIN. Sdrucciolevole. &#10;2 (fig.) Indecente, impudico: SIN. Osceno." calcext:value-type="string">
            <text:p>1 (lett.) Che è così liscio da far scivolare. SIN. Sdrucciolevole. </text:p>
            <text:p>2 (fig.) Indecente, impudico: SIN. Osceno.</text:p>
          </table:table-cell>
        </table:table-row>
        <table:table-row table:style-name="ro16">
          <table:table-cell table:formula="of:=[Data.A305]" office:value-type="string" office:string-value="lucumone" calcext:value-type="string">
            <text:p>lucumone</text:p>
          </table:table-cell>
          <table:table-cell table:formula="of:=[Data.B305]" office:value-type="string" office:string-value="Supremo magistrato degli Etruschi che deteneva oltre al potere politico e militare anche quello religioso / scherz. Persona molto autorevole" calcext:value-type="string">
            <text:p>Supremo magistrato degli Etruschi che deteneva oltre al potere politico e militare anche quello religioso / scherz. Persona molto autorevole</text:p>
          </table:table-cell>
        </table:table-row>
        <table:table-row table:style-name="ro16">
          <table:table-cell table:formula="of:=[Data.A306]" office:value-type="string" office:string-value="ludibrio" calcext:value-type="string">
            <text:p>ludibrio</text:p>
          </table:table-cell>
          <table:table-cell table:formula="of:=[Data.B306]" office:value-type="float" office:value="0" calcext:value-type="float">
            <text:p>0</text:p>
          </table:table-cell>
        </table:table-row>
        <table:table-row table:style-name="ro19">
          <table:table-cell table:formula="of:=[Data.A307]" office:value-type="string" office:string-value="macairodo" calcext:value-type="string">
            <text:p>macairodo</text:p>
          </table:table-cell>
          <table:table-cell table:formula="of:=[Data.B307]" office:value-type="string" office:string-value=" sm. tigre dai denti a sciabola." calcext:value-type="string">
            <text:p><text:s/>sm. tigre dai denti a sciabola.</text:p>
          </table:table-cell>
        </table:table-row>
        <table:table-row table:style-name="ro16">
          <table:table-cell table:formula="of:=[Data.A308]" office:value-type="string" office:string-value="madore" calcext:value-type="string">
            <text:p>madore</text:p>
          </table:table-cell>
          <table:table-cell table:formula="of:=[Data.B308]" office:value-type="string" office:string-value="umidità leggera che precede il sudore" calcext:value-type="string">
            <text:p>umidità leggera che precede il sudore</text:p>
          </table:table-cell>
        </table:table-row>
        <table:table-row table:style-name="ro18">
          <table:table-cell table:formula="of:=[Data.A309]" office:value-type="string" office:string-value="maieutica" calcext:value-type="string">
            <text:p>maieutica</text:p>
          </table:table-cell>
          <table:table-cell table:formula="of:=[Data.B309]" office:value-type="string" office:string-value=" sf. secondo l'etimologia greca, l’arte della levatrice; storicamente il metodo usato da Socrate per stimolare i discepoli a cercare la verità che avevano nel fondo dell’animo, coperta da opinioni false e che le domande del maestro aiutavano a far venire alla luce." calcext:value-type="string">
            <text:p><text:s/>sf. secondo l'etimologia greca, l’arte della levatrice; storicamente il metodo usato da Socrate per stimolare i discepoli a cercare la verità che avevano nel fondo dell’animo, coperta da opinioni false e che le domande del maestro aiutavano a far venire alla luce.</text:p>
          </table:table-cell>
        </table:table-row>
        <table:table-row table:style-name="ro18">
          <table:table-cell table:formula="of:=[Data.A310]" office:value-type="string" office:string-value="manchevolezze" calcext:value-type="string">
            <text:p>manchevolezze</text:p>
          </table:table-cell>
          <table:table-cell table:formula="of:=[Data.B310]" office:value-type="string" office:string-value="1 Imperfezione, insufficienza, inadeguatezza: &#10;2 Scortesia: " calcext:value-type="string">
            <text:p>1 Imperfezione, insufficienza, inadeguatezza: </text:p>
            <text:p>2 Scortesia: </text:p>
          </table:table-cell>
        </table:table-row>
        <table:table-row table:style-name="ro18">
          <table:table-cell table:formula="of:=[Data.A311]" office:value-type="string" office:string-value="mantico" calcext:value-type="string">
            <text:p>mantico</text:p>
          </table:table-cell>
          <table:table-cell table:formula="of:=[Data.B311]" office:value-type="string" office:string-value="1 Apparecchio a otre, che aspira e manda fuori l'aria, usato un tempo per attivare il fuoco della fucina, per dar fiato a certi strumenti musicali e sim.: alzare e abbassare il mantice; il mantice dell'organo  Soffiare come un mantice, (fig.) ansimare, sbuffare.&#10;2 Nelle carrozze e nelle vecchie automobili, copertura a soffietto in pelle o altro materiale  Parte dell'intercomunicante a forma di soffietto, a protezione del passaggio fra due carrozze ferroviarie." calcext:value-type="string">
            <text:p>1 Apparecchio a otre, che aspira e manda fuori l'aria, usato un tempo per attivare il fuoco della fucina, per dar fiato a certi strumenti musicali e sim.: alzare e abbassare il mantice; il mantice dell'organo  Soffiare come un mantice, (fig.) ansimare, sbuffare.</text:p>
            <text:p>2 Nelle carrozze e nelle vecchie automobili, copertura a soffietto in pelle o altro materiale  Parte dell'intercomunicante a forma di soffietto, a protezione del passaggio fra due carrozze ferroviarie.</text:p>
          </table:table-cell>
        </table:table-row>
        <table:table-row table:style-name="ro18">
          <table:table-cell table:formula="of:=[Data.A312]" office:value-type="string" office:string-value="marsina" calcext:value-type="string">
            <text:p>marsina</text:p>
          </table:table-cell>
          <table:table-cell table:formula="of:=[Data.B312]" office:value-type="string" office:string-value="frac" calcext:value-type="string">
            <text:p>frac</text:p>
          </table:table-cell>
        </table:table-row>
        <table:table-row table:style-name="ro19">
          <table:table-cell table:formula="of:=[Data.A313]" office:value-type="string" office:string-value="masnada" calcext:value-type="string">
            <text:p>masnada</text:p>
          </table:table-cell>
          <table:table-cell table:formula="of:=[Data.B313]" office:value-type="string" office:string-value=" sf. accozzaglia di furfanti" calcext:value-type="string">
            <text:p><text:s/>sf. accozzaglia di furfanti</text:p>
          </table:table-cell>
        </table:table-row>
        <table:table-row table:style-name="ro16">
          <table:table-cell table:formula="of:=[Data.A314]" office:value-type="string" office:string-value="mattana" calcext:value-type="string">
            <text:p>mattana</text:p>
          </table:table-cell>
          <table:table-cell table:formula="of:=[Data.B314]" office:value-type="float" office:value="0" calcext:value-type="float">
            <text:p>0</text:p>
          </table:table-cell>
        </table:table-row>
        <table:table-row table:style-name="ro18">
          <table:table-cell table:formula="of:=[Data.A315]" office:value-type="string" office:string-value="meato" calcext:value-type="string">
            <text:p>meato</text:p>
          </table:table-cell>
          <table:table-cell table:formula="of:=[Data.B315]" office:value-type="string" office:string-value="passaggio apertura specialmente stretta " calcext:value-type="string">
            <text:p>passaggio apertura specialmente stretta </text:p>
          </table:table-cell>
        </table:table-row>
        <table:table-row table:style-name="ro19">
          <table:table-cell table:formula="of:=[Data.A316]" office:value-type="string" office:string-value="mendace" calcext:value-type="string">
            <text:p>mendace</text:p>
          </table:table-cell>
          <table:table-cell table:formula="of:=[Data.B316]" office:value-type="string" office:string-value="agg. (lett.) Bugiardo, menzognero: , fallace, ingannevole. SIN. Falso.&#10;" calcext:value-type="string">
            <text:p>agg. (lett.) Bugiardo, menzognero: , fallace, ingannevole. SIN. Falso.</text:p>
            <text:p/>
          </table:table-cell>
        </table:table-row>
        <table:table-row table:style-name="ro16">
          <table:table-cell table:formula="of:=[Data.A317]" office:value-type="string" office:string-value="mendico" calcext:value-type="string">
            <text:p>mendico</text:p>
          </table:table-cell>
          <table:table-cell table:formula="of:=[Data.B317]" office:value-type="string" office:string-value="Mendicante" calcext:value-type="string">
            <text:p>Mendicante</text:p>
          </table:table-cell>
        </table:table-row>
        <table:table-row table:style-name="ro16">
          <table:table-cell table:formula="of:=[Data.A318]" office:value-type="string" office:string-value="menippeo" calcext:value-type="string">
            <text:p>menippeo</text:p>
          </table:table-cell>
          <table:table-cell table:formula="of:=[Data.B318]" office:value-type="string" office:string-value="che è proprio dello scrittore e filosofo greco Menippo di Gadara. " calcext:value-type="string">
            <text:p>che è proprio dello scrittore e filosofo greco Menippo di Gadara. </text:p>
          </table:table-cell>
        </table:table-row>
        <table:table-row table:style-name="ro16">
          <table:table-cell table:formula="of:=[Data.A319]" office:value-type="string" office:string-value="mescere" calcext:value-type="string">
            <text:p>mescere</text:p>
          </table:table-cell>
          <table:table-cell table:formula="of:=[Data.B319]" office:value-type="string" office:string-value=" v.tr. versare da bere (mescere il vino, la birra) / lett. mescolare. / Mescere è propriamente mescolare, ma anche versare un liquido da una bottiglia ad un bicchiere." calcext:value-type="string">
            <text:p><text:s/>v.tr. versare da bere (mescere il vino, la birra) / lett. mescolare. / Mescere è propriamente mescolare, ma anche versare un liquido da una bottiglia ad un bicchiere.</text:p>
          </table:table-cell>
        </table:table-row>
        <table:table-row table:style-name="ro18">
          <table:table-cell table:formula="of:=[Data.A320]" office:value-type="string" office:string-value="messianico" calcext:value-type="string">
            <text:p>messianico</text:p>
          </table:table-cell>
          <table:table-cell table:formula="of:=[Data.B320]" office:value-type="string" office:string-value=" agg, di, del Messia (attesa messianica) / per estensione che si riferisce ad una viva attesa di avvenimenti politici o sociali che migliorino il mondo" calcext:value-type="string">
            <text:p><text:s/>agg, di, del Messia (attesa messianica) / per estensione che si riferisce ad una viva attesa di avvenimenti politici o sociali che migliorino il mondo</text:p>
          </table:table-cell>
        </table:table-row>
        <table:table-row table:style-name="ro1">
          <table:table-cell table:formula="of:=[Data.A321]" office:value-type="string" office:string-value="metastasi" calcext:value-type="string">
            <text:p>metastasi</text:p>
          </table:table-cell>
          <table:table-cell table:formula="of:=[Data.B321]" office:value-type="float" office:value="0" calcext:value-type="float">
            <text:p>0</text:p>
          </table:table-cell>
        </table:table-row>
        <table:table-row table:style-name="ro20">
          <table:table-cell table:formula="of:=[Data.A322]" office:value-type="string" office:string-value="mignatta" calcext:value-type="string">
            <text:p>mignatta</text:p>
          </table:table-cell>
          <table:table-cell table:formula="of:=[Data.B322]" office:value-type="string" office:string-value="s. f.&#10;1 (zool.) Sanguisuga&#10;2 (fig.) Persona noiosa e importuna che non si leva mai di torno.&#10;3 (fig., spreg.) Usuraio.&#10;4 (est.) Congegno esplosivo che veniva fissato da sommozzatori sotto la carena della nave nemica, usato durante la prima e la seconda guerra mondiale." calcext:value-type="string">
            <text:p>s. f.</text:p>
            <text:p>1 (zool.) Sanguisuga</text:p>
            <text:p>2 (fig.) Persona noiosa e importuna che non si leva mai di torno.</text:p>
            <text:p>3 (fig., spreg.) Usuraio.</text:p>
            <text:p>4 (est.) Congegno esplosivo che veniva fissato da sommozzatori sotto la carena della nave nemica, usato durante la prima e la seconda guerra mondiale.</text:p>
          </table:table-cell>
        </table:table-row>
        <table:table-row table:style-name="ro1">
          <table:table-cell table:formula="of:=[Data.A323]" office:value-type="string" office:string-value="mirmidone" calcext:value-type="string">
            <text:p>mirmidone</text:p>
          </table:table-cell>
          <table:table-cell table:formula="of:=[Data.B323]" office:value-type="string" office:string-value="s. m. e f.  Appartenente al popolo di leggendarie origini stanziato nell'antica Tessaglia: " calcext:value-type="string">
            <text:p>s. m. e f. <text:s/>Appartenente al popolo di leggendarie origini stanziato nell'antica Tessaglia: </text:p>
          </table:table-cell>
        </table:table-row>
        <table:table-row table:style-name="ro1">
          <table:table-cell table:formula="of:=[Data.A324]" office:value-type="string" office:string-value="misogino" calcext:value-type="string">
            <text:p>misogino</text:p>
          </table:table-cell>
          <table:table-cell table:formula="of:=[Data.B324]" office:value-type="string" office:string-value=" agg. e sm. che e chi nutre avversione verso le donne (comportamento misogino')" calcext:value-type="string">
            <text:p><text:s/>agg. e sm. che e chi nutre avversione verso le donne (comportamento misogino')</text:p>
          </table:table-cell>
        </table:table-row>
        <table:table-row table:style-name="ro17">
          <table:table-cell table:formula="of:=[Data.A325]" office:value-type="string" office:string-value="mitra" calcext:value-type="string">
            <text:p>mitra</text:p>
          </table:table-cell>
          <table:table-cell table:formula="of:=[Data.B325]" office:value-type="string" office:string-value=" Copricapo alto e diviso nella sommità in due punte con nastri o strisce cadennti sulla nuca portato da vescovi e prelati nelle cerimonie come insegna di autorità e dignità" calcext:value-type="string">
            <text:p><text:s/>Copricapo alto e diviso nella sommità in due punte con nastri o strisce cadennti sulla nuca portato da vescovi e prelati nelle cerimonie come insegna di autorità e dignità</text:p>
          </table:table-cell>
        </table:table-row>
        <table:table-row table:style-name="ro18">
          <table:table-cell table:formula="of:=[Data.A326]" office:value-type="string" office:string-value="morfematica" calcext:value-type="string">
            <text:p>morfematica</text:p>
          </table:table-cell>
          <table:table-cell table:formula="of:=[Data.B326]" office:value-type="float" office:value="0" calcext:value-type="float">
            <text:p>0</text:p>
          </table:table-cell>
        </table:table-row>
        <table:table-row table:style-name="ro1">
          <table:table-cell table:formula="of:=[Data.A327]" office:value-type="string" office:string-value="morigerare" calcext:value-type="string">
            <text:p>morigerare</text:p>
          </table:table-cell>
          <table:table-cell table:formula="of:=[Data.B327]" office:value-type="string" office:string-value=" v.tr. Moderare gli eccessi, ridun'e ai buoni costumi," calcext:value-type="string">
            <text:p><text:s/>v.tr. Moderare gli eccessi, ridun'e ai buoni costumi,</text:p>
          </table:table-cell>
        </table:table-row>
        <table:table-row table:style-name="ro1">
          <table:table-cell table:formula="of:=[Data.A328]" office:value-type="string" office:string-value="murmure" calcext:value-type="string">
            <text:p>murmure</text:p>
          </table:table-cell>
          <table:table-cell table:formula="of:=[Data.B328]" office:value-type="string" office:string-value=" sm.lett. mormorio." calcext:value-type="string">
            <text:p><text:s/>sm.lett. mormorio.</text:p>
          </table:table-cell>
        </table:table-row>
        <table:table-row table:style-name="ro18">
          <table:table-cell table:formula="of:=[Data.A329]" office:value-type="string" office:string-value="nadir" calcext:value-type="string">
            <text:p>nadir</text:p>
          </table:table-cell>
          <table:table-cell table:formula="of:=[Data.B329]" office:value-type="string" office:string-value="Intersezione della sfera celeste della semiretta verticale condotta per un punto della terra e orientata verso il basso." calcext:value-type="string">
            <text:p>Intersezione della sfera celeste della semiretta verticale condotta per un punto della terra e orientata verso il basso.</text:p>
          </table:table-cell>
        </table:table-row>
        <table:table-row table:style-name="ro1">
          <table:table-cell table:formula="of:=[Data.A330]" office:value-type="string" office:string-value="nartece" calcext:value-type="string">
            <text:p>nartece</text:p>
          </table:table-cell>
          <table:table-cell table:formula="of:=[Data.B330]" office:value-type="string" office:string-value="Specie di vestibolo esterno o interno delle chiese, dove si trattenevano i catecumeni, durante la parte sacrificale della messa." calcext:value-type="string">
            <text:p>Specie di vestibolo esterno o interno delle chiese, dove si trattenevano i catecumeni, durante la parte sacrificale della messa.</text:p>
          </table:table-cell>
        </table:table-row>
        <table:table-row table:style-name="ro1">
          <table:table-cell table:formula="of:=[Data.A331]" office:value-type="string" office:string-value="nasturzio" calcext:value-type="string">
            <text:p>nasturzio</text:p>
          </table:table-cell>
          <table:table-cell table:formula="of:=[Data.B331]" office:value-type="string" office:string-value="Crocifera perenne molto comune nei luoghi umidi, con foglie profondamente divise e fiori gialli." calcext:value-type="string">
            <text:p>Crocifera perenne molto comune nei luoghi umidi, con foglie profondamente divise e fiori gialli.</text:p>
          </table:table-cell>
        </table:table-row>
        <table:table-row table:style-name="ro1">
          <table:table-cell table:formula="of:=[Data.A332]" office:value-type="string" office:string-value="neghittosi" calcext:value-type="string">
            <text:p>neghittosi</text:p>
          </table:table-cell>
          <table:table-cell table:formula="of:=[Data.B332]" office:value-type="float" office:value="0" calcext:value-type="float">
            <text:p>0</text:p>
          </table:table-cell>
        </table:table-row>
        <table:table-row table:style-name="ro1">
          <table:table-cell table:formula="of:=[Data.A333]" office:value-type="string" office:string-value="neghittoso" calcext:value-type="string">
            <text:p>neghittoso</text:p>
          </table:table-cell>
          <table:table-cell table:formula="of:=[Data.B333]" office:value-type="string" office:string-value="A agg.&#10;1 (lett.) Pigro, lento, infingardo: indole neghittosa.&#10;2 †Oscuro, incerto, vago." calcext:value-type="string">
            <text:p>A agg.</text:p>
            <text:p>1 (lett.) Pigro, lento, infingardo: indole neghittosa.</text:p>
            <text:p>2 †Oscuro, incerto, vago.</text:p>
          </table:table-cell>
        </table:table-row>
        <table:table-row table:style-name="ro1">
          <table:table-cell table:formula="of:=[Data.A334]" office:value-type="string" office:string-value="nembo" calcext:value-type="string">
            <text:p>nembo</text:p>
          </table:table-cell>
          <table:table-cell table:formula="of:=[Data.B334]" office:value-type="string" office:string-value=" 1 (meteor.) Nube bassa oscura generalmente apportatrice di pioggia o anche grandine. 2 (poet.) Pioggia: largo nembo / di ... rugiada preziosa e pura (Tasso). 3 (fig., lett.) Grossa schiera di persone, denso sciame di animali spec. in movimento: un nembo di armati." calcext:value-type="string">
            <text:p><text:s/>1 (meteor.) Nube bassa oscura generalmente apportatrice di pioggia o anche grandine. 2 (poet.) Pioggia: largo nembo / di ... rugiada preziosa e pura (Tasso). 3 (fig., lett.) Grossa schiera di persone, denso sciame di animali spec. in movimento: un nembo di armati.</text:p>
          </table:table-cell>
        </table:table-row>
        <table:table-row table:style-name="ro1">
          <table:table-cell table:formula="of:=[Data.A335]" office:value-type="string" office:string-value="nepente" calcext:value-type="string">
            <text:p>nepente</text:p>
          </table:table-cell>
          <table:table-cell table:formula="of:=[Data.B335]" office:value-type="string" office:string-value="s. f. 1 Pianta carnivora delle Nepentacee, indo-malese, lianosa, con ascidi a secrezione zuccherina e foglie a sacchetto (Nepenthes): O roride nepenti! (BOITO).&#10;2 Bevanda cui gli antichi Greci attribuivano il potere di togliere il dolore o dare l'oblio." calcext:value-type="string">
            <text:p>s. f. 1 Pianta carnivora delle Nepentacee, indo-malese, lianosa, con ascidi a secrezione zuccherina e foglie a sacchetto (Nepenthes): O roride nepenti! (BOITO).</text:p>
            <text:p>2 Bevanda cui gli antichi Greci attribuivano il potere di togliere il dolore o dare l'oblio.</text:p>
          </table:table-cell>
        </table:table-row>
        <table:table-row table:style-name="ro1">
          <table:table-cell table:formula="of:=[Data.A336]" office:value-type="string" office:string-value="nequizia" calcext:value-type="string">
            <text:p>nequizia</text:p>
          </table:table-cell>
          <table:table-cell table:formula="of:=[Data.B336]" office:value-type="string" office:string-value="Cattiveria, malvagità Si consumava di nequizia" calcext:value-type="string">
            <text:p>Cattiveria, malvagità Si consumava di nequizia</text:p>
          </table:table-cell>
        </table:table-row>
        <table:table-row table:style-name="ro1">
          <table:table-cell table:formula="of:=[Data.A337]" office:value-type="string" office:string-value="nitore" calcext:value-type="string">
            <text:p>nitore</text:p>
          </table:table-cell>
          <table:table-cell table:formula="of:=[Data.B337]" office:value-type="string" office:string-value="1 Nitidezza e splendore: &#10;2 (fig.) Chiarezza elegante:" calcext:value-type="string">
            <text:p>1 Nitidezza e splendore: </text:p>
            <text:p>2 (fig.) Chiarezza elegante:</text:p>
          </table:table-cell>
        </table:table-row>
        <table:table-row table:style-name="ro1">
          <table:table-cell table:formula="of:=[Data.A338]" office:value-type="string" office:string-value="nivale" calcext:value-type="string">
            <text:p>nivale</text:p>
          </table:table-cell>
          <table:table-cell table:formula="of:=[Data.B338]" office:value-type="string" office:string-value="Lett. Proprio, tipico della neve" calcext:value-type="string">
            <text:p>Lett. Proprio, tipico della neve</text:p>
          </table:table-cell>
        </table:table-row>
        <table:table-row table:style-name="ro1">
          <table:table-cell table:formula="of:=[Data.A339]" office:value-type="string" office:string-value="notturlabio" calcext:value-type="string">
            <text:p>notturlabio</text:p>
          </table:table-cell>
          <table:table-cell table:formula="of:=[Data.B339]" office:value-type="string" office:string-value="s. m.  Antico strumento navale che permette la rilevazione della latitudine mediante la rilevazione della distanza angolare esistente tra la stella polare e lo zenit della nave." calcext:value-type="string">
            <text:p>s. m. <text:s/>Antico strumento navale che permette la rilevazione della latitudine mediante la rilevazione della distanza angolare esistente tra la stella polare e lo zenit della nave.</text:p>
          </table:table-cell>
        </table:table-row>
        <table:table-row table:style-name="ro1">
          <table:table-cell table:formula="of:=[Data.A340]" office:value-type="string" office:string-value="oblazione" calcext:value-type="string">
            <text:p>oblazione</text:p>
          </table:table-cell>
          <table:table-cell table:formula="of:=[Data.B340]" office:value-type="float" office:value="0" calcext:value-type="float">
            <text:p>0</text:p>
          </table:table-cell>
        </table:table-row>
        <table:table-row table:style-name="ro1">
          <table:table-cell table:formula="of:=[Data.A341]" office:value-type="string" office:string-value="obnubilare" calcext:value-type="string">
            <text:p>obnubilare</text:p>
          </table:table-cell>
          <table:table-cell table:formula="of:=[Data.B341]" office:value-type="string" office:string-value="(lett.) Annebbiare, offuscare" calcext:value-type="string">
            <text:p>(lett.) Annebbiare, offuscare</text:p>
          </table:table-cell>
        </table:table-row>
        <table:table-row table:style-name="ro1">
          <table:table-cell table:formula="of:=[Data.A342]" office:value-type="string" office:string-value="olire" calcext:value-type="string">
            <text:p>olire</text:p>
          </table:table-cell>
          <table:table-cell table:formula="of:=[Data.B342]" office:value-type="string" office:string-value="odorare, olezzare" calcext:value-type="string">
            <text:p>odorare, olezzare</text:p>
          </table:table-cell>
        </table:table-row>
        <table:table-row table:style-name="ro1">
          <table:table-cell table:formula="of:=[Data.A343]" office:value-type="string" office:string-value="omodiegetico" calcext:value-type="string">
            <text:p>omodiegetico</text:p>
          </table:table-cell>
          <table:table-cell table:formula="of:=[Data.B343]" office:value-type="string" office:string-value="detto di testo in cui il narratore è interno alla fabula; personaggio che fa parte delle vicende narrate. " calcext:value-type="string">
            <text:p>detto di testo in cui il narratore è interno alla fabula; personaggio che fa parte delle vicende narrate. </text:p>
          </table:table-cell>
        </table:table-row>
        <table:table-row table:style-name="ro1">
          <table:table-cell table:formula="of:=[Data.A344]" office:value-type="string" office:string-value="ontologia" calcext:value-type="string">
            <text:p>ontologia</text:p>
          </table:table-cell>
          <table:table-cell table:formula="of:=[Data.B344]" office:value-type="string" office:string-value="Branca della filosofia che studia le modalità fondamentali dell'essere in quanto tale al di là delle sue determinazioni particolari o fenomeniche." calcext:value-type="string">
            <text:p>Branca della filosofia che studia le modalità fondamentali dell'essere in quanto tale al di là delle sue determinazioni particolari o fenomeniche.</text:p>
          </table:table-cell>
        </table:table-row>
        <table:table-row table:style-name="ro18">
          <table:table-cell table:formula="of:=[Data.A345]" office:value-type="string" office:string-value="orbare" calcext:value-type="string">
            <text:p>orbare</text:p>
          </table:table-cell>
          <table:table-cell table:formula="of:=[Data.B345]" office:value-type="string" office:string-value="Rendere per sempre privo di qlcu. o di qlco." calcext:value-type="string">
            <text:p>Rendere per sempre privo di qlcu. o di qlco.</text:p>
          </table:table-cell>
        </table:table-row>
        <table:table-row table:style-name="ro1">
          <table:table-cell table:formula="of:=[Data.A346]" office:value-type="string" office:string-value="orcio" calcext:value-type="string">
            <text:p>orcio</text:p>
          </table:table-cell>
          <table:table-cell table:formula="of:=[Data.B346]" office:value-type="string" office:string-value="Vaso di terracotta, talvolta anche smaltata e decorata, con corpo panciuto, generalmente a due manici e bocca ristretta." calcext:value-type="string">
            <text:p>Vaso di terracotta, talvolta anche smaltata e decorata, con corpo panciuto, generalmente a due manici e bocca ristretta.</text:p>
          </table:table-cell>
        </table:table-row>
        <table:table-row table:style-name="ro1">
          <table:table-cell table:formula="of:=[Data.A347]" office:value-type="string" office:string-value="oriolo" calcext:value-type="string">
            <text:p>oriolo</text:p>
          </table:table-cell>
          <table:table-cell table:formula="of:=[Data.B347]" office:value-type="string" office:string-value="s. m. (tosc.) Orologio." calcext:value-type="string">
            <text:p>s. m. (tosc.) Orologio.</text:p>
          </table:table-cell>
        </table:table-row>
        <table:table-row table:style-name="ro1">
          <table:table-cell table:formula="of:=[Data.A348]" office:value-type="string" office:string-value="ossidiana" calcext:value-type="string">
            <text:p>ossidiana</text:p>
          </table:table-cell>
          <table:table-cell table:formula="of:=[Data.B348]" office:value-type="string" office:string-value="  vetro vulcanico effusivo di colore nero con cui gli uomini primitivi fabbricavano armi taglientissime" calcext:value-type="string">
            <text:p><text:s text:c="2"/>vetro vulcanico effusivo di colore nero con cui gli uomini primitivi fabbricavano armi taglientissime</text:p>
          </table:table-cell>
        </table:table-row>
        <table:table-row table:style-name="ro1">
          <table:table-cell table:formula="of:=[Data.A349]" office:value-type="string" office:string-value="ossidionale " calcext:value-type="string">
            <text:p>ossidionale </text:p>
          </table:table-cell>
          <table:table-cell table:formula="of:=[Data.B349]" office:value-type="string" office:string-value="agg.  (lett.) Relativo ad assedio " calcext:value-type="string">
            <text:p>agg. <text:s/>(lett.) Relativo ad assedio </text:p>
          </table:table-cell>
        </table:table-row>
        <table:table-row table:style-name="ro1">
          <table:table-cell table:formula="of:=[Data.A350]" office:value-type="string" office:string-value="ostensorio" calcext:value-type="string">
            <text:p>ostensorio</text:p>
          </table:table-cell>
          <table:table-cell table:formula="of:=[Data.B350]" office:value-type="string" office:string-value="arredo sacro che serve a esporre l'Eucaristia all'adorazione dei fedeli" calcext:value-type="string">
            <text:p>arredo sacro che serve a esporre l'Eucaristia all'adorazione dei fedeli</text:p>
          </table:table-cell>
        </table:table-row>
        <table:table-row table:style-name="ro1">
          <table:table-cell table:formula="of:=[Data.A351]" office:value-type="string" office:string-value="paiolo" calcext:value-type="string">
            <text:p>paiolo</text:p>
          </table:table-cell>
          <table:table-cell table:formula="of:=[Data.B351]" office:value-type="string" office:string-value=" Recipiente da cucina in rame a forma di vaso tondo e tondo, con manico arcuato e mobile che si appende al gancio della catena del camino." calcext:value-type="string">
            <text:p><text:s/>Recipiente da cucina in rame a forma di vaso tondo e tondo, con manico arcuato e mobile che si appende al gancio della catena del camino.</text:p>
          </table:table-cell>
        </table:table-row>
        <table:table-row table:style-name="ro18">
          <table:table-cell table:formula="of:=[Data.A352]" office:value-type="string" office:string-value="Palafreno" calcext:value-type="string">
            <text:p>Palafreno</text:p>
          </table:table-cell>
          <table:table-cell table:formula="of:=[Data.B352]" office:value-type="string" office:string-value="Cavallo usato dai cavalieri medioevali per viaggi e non per guerra o corsa." calcext:value-type="string">
            <text:p>Cavallo usato dai cavalieri medioevali per viaggi e non per guerra o corsa.</text:p>
          </table:table-cell>
        </table:table-row>
        <table:table-row table:style-name="ro1">
          <table:table-cell table:formula="of:=[Data.A353]" office:value-type="string" office:string-value="palinesto" calcext:value-type="string">
            <text:p>palinesto</text:p>
          </table:table-cell>
          <table:table-cell table:formula="of:=[Data.B353]" office:value-type="float" office:value="0" calcext:value-type="float">
            <text:p>0</text:p>
          </table:table-cell>
        </table:table-row>
        <table:table-row table:style-name="ro18">
          <table:table-cell table:formula="of:=[Data.A354]" office:value-type="string" office:string-value="paliotto" calcext:value-type="string">
            <text:p>paliotto</text:p>
          </table:table-cell>
          <table:table-cell table:formula="of:=[Data.B354]" office:value-type="string" office:string-value="Paramento che copre la parte anteriore dell'altare cristiano, in stoffa, legno, marmo, avorio o materiali preziosi variamente ornati." calcext:value-type="string">
            <text:p>Paramento che copre la parte anteriore dell'altare cristiano, in stoffa, legno, marmo, avorio o materiali preziosi variamente ornati.</text:p>
          </table:table-cell>
        </table:table-row>
        <table:table-row table:style-name="ro1">
          <table:table-cell table:formula="of:=[Data.A355]" office:value-type="string" office:string-value="palliativo" calcext:value-type="string">
            <text:p>palliativo</text:p>
          </table:table-cell>
          <table:table-cell table:formula="of:=[Data.B355]" office:value-type="string" office:string-value=" agg. e sm di medicamento che mitiga gli effetti di un male ma non li guarisce. / fig. rimedio prowisorio. Si dice di un rimedio provvisorio che attenua un male ma non lo guarisce." calcext:value-type="string">
            <text:p><text:s/>agg. e sm di medicamento che mitiga gli effetti di un male ma non li guarisce. / fig. rimedio prowisorio. Si dice di un rimedio provvisorio che attenua un male ma non lo guarisce.</text:p>
          </table:table-cell>
        </table:table-row>
        <table:table-row table:style-name="ro18">
          <table:table-cell table:formula="of:=[Data.A356]" office:value-type="string" office:string-value="palpitante" calcext:value-type="string">
            <text:p>palpitante</text:p>
          </table:table-cell>
          <table:table-cell table:formula="of:=[Data.B356]" office:value-type="string" office:string-value="Che freme per un sentimento, per una forte emozione" calcext:value-type="string">
            <text:p>Che freme per un sentimento, per una forte emozione</text:p>
          </table:table-cell>
        </table:table-row>
        <table:table-row table:style-name="ro1">
          <table:table-cell table:formula="of:=[Data.A357]" office:value-type="string" office:string-value="palta" calcext:value-type="string">
            <text:p>palta</text:p>
          </table:table-cell>
          <table:table-cell table:formula="of:=[Data.B357]" office:value-type="string" office:string-value="s. f.  (sett.) Fanghiglia, melma, pantano." calcext:value-type="string">
            <text:p>s. f. <text:s/>(sett.) Fanghiglia, melma, pantano.</text:p>
          </table:table-cell>
        </table:table-row>
        <table:table-row table:style-name="ro1">
          <table:table-cell table:formula="of:=[Data.A358]" office:value-type="string" office:string-value="paludamento" calcext:value-type="string">
            <text:p>paludamento</text:p>
          </table:table-cell>
          <table:table-cell table:formula="of:=[Data.B358]" office:value-type="string" office:string-value=" sm, mantello purpureo di parata dei generali romani / per estensione mantello particolarmente solenne, sontuoso. / figurato ampollosita retoriche o stilistiche. (che prosa ricca di inutili paludamenti)" calcext:value-type="string">
            <text:p><text:s/>sm, mantello purpureo di parata dei generali romani / per estensione mantello particolarmente solenne, sontuoso. / figurato ampollosita retoriche o stilistiche. (che prosa ricca di inutili paludamenti)</text:p>
          </table:table-cell>
        </table:table-row>
        <table:table-row table:style-name="ro1">
          <table:table-cell table:formula="of:=[Data.A359]" office:value-type="string" office:string-value="paludare" calcext:value-type="string">
            <text:p>paludare</text:p>
          </table:table-cell>
          <table:table-cell table:formula="of:=[Data.B359]" office:value-type="string" office:string-value=" v.tr. Coprire di un paludamento sontuoso, in senso proprio e ﬁgurato." calcext:value-type="string">
            <text:p><text:s/>v.tr. Coprire di un paludamento sontuoso, in senso proprio e ﬁgurato.</text:p>
          </table:table-cell>
        </table:table-row>
        <table:table-row table:style-name="ro1">
          <table:table-cell table:formula="of:=[Data.A360]" office:value-type="string" office:string-value="paludismo" calcext:value-type="string">
            <text:p>paludismo</text:p>
          </table:table-cell>
          <table:table-cell table:formula="of:=[Data.B360]" office:value-type="string" office:string-value="malaria" calcext:value-type="string">
            <text:p>malaria</text:p>
          </table:table-cell>
        </table:table-row>
        <table:table-row table:style-name="ro18">
          <table:table-cell table:formula="of:=[Data.A361]" office:value-type="string" office:string-value="panegirico" calcext:value-type="string">
            <text:p>panegirico</text:p>
          </table:table-cell>
          <table:table-cell table:formula="of:=[Data.B361]" office:value-type="string" office:string-value=" 1 Opera in prosa o in poesia di tono oratorio e con fini celebrativi: i panegirici di Claudiano, del Marino, di Bossuet. 2 Scritto o discorso in lode di qlcu., spec. della Madonna o di un Santo, o sui misteri cristiani, con intenti glorificatori. 3 (fig.) Eccessiva esaltazione: ha intessuto un panegirico attorno alla sua opera." calcext:value-type="string">
            <text:p><text:s/>1 Opera in prosa o in poesia di tono oratorio e con fini celebrativi: i panegirici di Claudiano, del Marino, di Bossuet. 2 Scritto o discorso in lode di qlcu., spec. della Madonna o di un Santo, o sui misteri cristiani, con intenti glorificatori. 3 (fig.) Eccessiva esaltazione: ha intessuto un panegirico attorno alla sua opera.</text:p>
          </table:table-cell>
        </table:table-row>
        <table:table-row table:style-name="ro1">
          <table:table-cell table:formula="of:=[Data.A362]" office:value-type="string" office:string-value="pantelsmo" calcext:value-type="string">
            <text:p>pantelsmo</text:p>
          </table:table-cell>
          <table:table-cell table:formula="of:=[Data.B362]" office:value-type="string" office:string-value=" sm. Termine ﬁlosoﬁco religioso che designa quelle concezioni che ritengono divino ogni aspetto della realtà oppure, per altro verso, che identiﬁcano Dio con il mondo." calcext:value-type="string">
            <text:p><text:s/>sm. Termine ﬁlosoﬁco religioso che designa quelle concezioni che ritengono divino ogni aspetto della realtà oppure, per altro verso, che identiﬁcano Dio con il mondo.</text:p>
          </table:table-cell>
        </table:table-row>
        <table:table-row table:style-name="ro1">
          <table:table-cell table:formula="of:=[Data.A363]" office:value-type="string" office:string-value="paralipomeni" calcext:value-type="string">
            <text:p>paralipomeni</text:p>
          </table:table-cell>
          <table:table-cell table:formula="of:=[Data.B363]" office:value-type="string" office:string-value=" sm. usato solo al plurale. Propriamente cose tralasciate, Titolo di due libri dell'antico testamento detti anche cronache. Nella letteratura il termine è usato quando un opera è presentata come una continuazione di una precedente. (paralipomeni alla batracomiomachia)" calcext:value-type="string">
            <text:p><text:s/>sm. usato solo al plurale. Propriamente cose tralasciate, Titolo di due libri dell'antico testamento detti anche cronache. Nella letteratura il termine è usato quando un opera è presentata come una continuazione di una precedente. (paralipomeni alla batracomiomachia)</text:p>
          </table:table-cell>
        </table:table-row>
        <table:table-row table:style-name="ro1">
          <table:table-cell table:formula="of:=[Data.A364]" office:value-type="string" office:string-value="paramento" calcext:value-type="string">
            <text:p>paramento</text:p>
          </table:table-cell>
          <table:table-cell table:formula="of:=[Data.B364]" office:value-type="string" office:string-value=" che serve per ornare ed addobbare." calcext:value-type="string">
            <text:p><text:s/>che serve per ornare ed addobbare.</text:p>
          </table:table-cell>
        </table:table-row>
        <table:table-row table:style-name="ro1">
          <table:table-cell table:formula="of:=[Data.A365]" office:value-type="string" office:string-value="paronomasia" calcext:value-type="string">
            <text:p>paronomasia</text:p>
          </table:table-cell>
          <table:table-cell table:formula="of:=[Data.B365]" office:value-type="string" office:string-value="s. f.  (ling.) Figura retorica che consiste nell'accostare parole che presentano una somiglianza fonica e a volte anche una parentela etimologica o formale: Trema un ricordo nel ricolmo secchio (MONTALE). SIN. Annominazione, bisticcio." calcext:value-type="string">
            <text:p>s. f. <text:s/>(ling.) Figura retorica che consiste nell'accostare parole che presentano una somiglianza fonica e a volte anche una parentela etimologica o formale: Trema un ricordo nel ricolmo secchio (MONTALE). SIN. Annominazione, bisticcio.</text:p>
          </table:table-cell>
        </table:table-row>
        <table:table-row table:style-name="ro1">
          <table:table-cell table:formula="of:=[Data.A366]" office:value-type="string" office:string-value="parusia" calcext:value-type="string">
            <text:p>parusia</text:p>
          </table:table-cell>
          <table:table-cell table:formula="of:=[Data.B366]" office:value-type="string" office:string-value="Ritorno del Cristo sulla terra, atteso dai fedeli, sopratutto nei primi secoli cristiani, come prossimo, secondo la promessa dei Vangeli. / Nella filosofia di Platone principio in base al quale le idee sono presenti nelle cose sensibili. " calcext:value-type="string">
            <text:p>Ritorno del Cristo sulla terra, atteso dai fedeli, sopratutto nei primi secoli cristiani, come prossimo, secondo la promessa dei Vangeli. / Nella filosofia di Platone principio in base al quale le idee sono presenti nelle cose sensibili. </text:p>
          </table:table-cell>
        </table:table-row>
        <table:table-row table:style-name="ro1">
          <table:table-cell table:formula="of:=[Data.A367]" office:value-type="string" office:string-value="pascere" calcext:value-type="string">
            <text:p>pascere</text:p>
          </table:table-cell>
          <table:table-cell table:formula="of:=[Data.B367]" office:value-type="string" office:string-value=" v.tr. Mangiare, detto soprattutto di animali al pascolo, (pascere l'erba) / ﬁg: Nutrire (Pascere la mente di buone letture)." calcext:value-type="string">
            <text:p><text:s/>v.tr. Mangiare, detto soprattutto di animali al pascolo, (pascere l'erba) / ﬁg: Nutrire (Pascere la mente di buone letture).</text:p>
          </table:table-cell>
        </table:table-row>
        <table:table-row table:style-name="ro18">
          <table:table-cell table:formula="of:=[Data.A368]" office:value-type="string" office:string-value="patena" calcext:value-type="string">
            <text:p>patena</text:p>
          </table:table-cell>
          <table:table-cell table:formula="of:=[Data.B368]" office:value-type="string" office:string-value=" Piccolo disco d'oro o di argento con il quale il celebrante cattolico copre il calice e sul quale deposita le particole dell'ostia consacrata." calcext:value-type="string">
            <text:p><text:s/>Piccolo disco d'oro o di argento con il quale il celebrante cattolico copre il calice e sul quale deposita le particole dell'ostia consacrata.</text:p>
          </table:table-cell>
        </table:table-row>
        <table:table-row table:style-name="ro1">
          <table:table-cell table:formula="of:=[Data.A369]" office:value-type="string" office:string-value="patio" calcext:value-type="string">
            <text:p>patio</text:p>
          </table:table-cell>
          <table:table-cell table:formula="of:=[Data.B369]" office:value-type="string" office:string-value="cortile interno di case spagnole" calcext:value-type="string">
            <text:p>cortile interno di case spagnole</text:p>
          </table:table-cell>
        </table:table-row>
        <table:table-row table:style-name="ro1">
          <table:table-cell table:formula="of:=[Data.A370]" office:value-type="string" office:string-value="pauperismo" calcext:value-type="string">
            <text:p>pauperismo</text:p>
          </table:table-cell>
          <table:table-cell table:formula="of:=[Data.B370]" office:value-type="string" office:string-value=" sm. fenomeno per cui mancando le risorse principali, economiche, spirito di iniziativa o per causa di una guerra si ha una diffusione della miseria negli strati sociali più abbietti. 1’ larga ditîusione della povertà / miseria." calcext:value-type="string">
            <text:p><text:s/>sm. fenomeno per cui mancando le risorse principali, economiche, spirito di iniziativa o per causa di una guerra si ha una diffusione della miseria negli strati sociali più abbietti. 1’ larga ditîusione della povertà / miseria.</text:p>
          </table:table-cell>
        </table:table-row>
        <table:table-row table:style-name="ro1">
          <table:table-cell table:formula="of:=[Data.A371]" office:value-type="string" office:string-value="pavana" calcext:value-type="string">
            <text:p>pavana</text:p>
          </table:table-cell>
          <table:table-cell table:formula="of:=[Data.B371]" office:value-type="string" office:string-value="s. f. Danza italiana nobile e cerimoniosa, in quattro tempi, tipica dell'età barocca, poi stilizzata in forma strumentale." calcext:value-type="string">
            <text:p>s. f. Danza italiana nobile e cerimoniosa, in quattro tempi, tipica dell'età barocca, poi stilizzata in forma strumentale.</text:p>
          </table:table-cell>
        </table:table-row>
        <table:table-row table:style-name="ro18">
          <table:table-cell table:formula="of:=[Data.A372]" office:value-type="string" office:string-value="pedissequo" calcext:value-type="string">
            <text:p>pedissequo</text:p>
          </table:table-cell>
          <table:table-cell table:formula="of:=[Data.B372]" office:value-type="string" office:string-value="che, chi si adegua passivamente e senza alcun contributo personale od originale alle idee, metodi o stile di qualcuno" calcext:value-type="string">
            <text:p>che, chi si adegua passivamente e senza alcun contributo personale od originale alle idee, metodi o stile di qualcuno</text:p>
          </table:table-cell>
        </table:table-row>
        <table:table-row table:style-name="ro1">
          <table:table-cell table:formula="of:=[Data.A373]" office:value-type="string" office:string-value="pelago" calcext:value-type="string">
            <text:p>pelago</text:p>
          </table:table-cell>
          <table:table-cell table:formula="of:=[Data.B373]" office:value-type="string" office:string-value="s. m. (pl. -ghi)&#10;1 (lett.) Alto mare:   Vasta distesa d'acqua.&#10;2 (fig.) †Passione, spec. amorosa, in cui l'animo si perde.&#10;3 (fig.) Insieme di cose fastidiose e spiacevoli in cui si resta intricati: si è invischiato in un pelago di guai. SIN. Ginepraio." calcext:value-type="string">
            <text:p>s. m. (pl. -ghi)</text:p>
            <text:p>1 (lett.) Alto mare:   Vasta distesa d'acqua.</text:p>
            <text:p>2 (fig.) †Passione, spec. amorosa, in cui l'animo si perde.</text:p>
            <text:p>3 (fig.) Insieme di cose fastidiose e spiacevoli in cui si resta intricati: si è invischiato in un pelago di guai. SIN. Ginepraio.</text:p>
          </table:table-cell>
        </table:table-row>
        <table:table-row table:style-name="ro1">
          <table:table-cell table:formula="of:=[Data.A374]" office:value-type="string" office:string-value="pelago" calcext:value-type="string">
            <text:p>pelago</text:p>
          </table:table-cell>
          <table:table-cell table:formula="of:=[Data.B374]" office:value-type="string" office:string-value=" Alto mare Uscito fuor del pe/ago a la riva si volge a l 'acqua pertg/iosa e guata. (Dante) Vasta distesa d'acqua. / Insieme di cose fastidiose e spiacevoli in cui si resta intricati. " calcext:value-type="string">
            <text:p><text:s/>Alto mare Uscito fuor del pe/ago a la riva si volge a l 'acqua pertg/iosa e guata. (Dante) Vasta distesa d'acqua. / Insieme di cose fastidiose e spiacevoli in cui si resta intricati. </text:p>
          </table:table-cell>
        </table:table-row>
        <table:table-row table:style-name="ro1">
          <table:table-cell table:formula="of:=[Data.A375]" office:value-type="string" office:string-value="penetrale" calcext:value-type="string">
            <text:p>penetrale</text:p>
          </table:table-cell>
          <table:table-cell table:formula="of:=[Data.B375]" office:value-type="string" office:string-value="1 (spec. al pl.) Nell'antica Roma, la parte più interna e nascosta della casa o del tempio in cui si conservavano i simulacri dei penati o degli dei. &#10;2 (fig., lett., spec. al pl.) La parte più intima, più riposta: i penetrali dell'animo, della coscienza; " calcext:value-type="string">
            <text:p>1 (spec. al pl.) Nell'antica Roma, la parte più interna e nascosta della casa o del tempio in cui si conservavano i simulacri dei penati o degli dei. </text:p>
            <text:p>2 (fig., lett., spec. al pl.) La parte più intima, più riposta: i penetrali dell'animo, della coscienza; </text:p>
          </table:table-cell>
        </table:table-row>
        <table:table-row table:style-name="ro1">
          <table:table-cell table:formula="of:=[Data.A376]" office:value-type="string" office:string-value="percolare" calcext:value-type="string">
            <text:p>percolare</text:p>
          </table:table-cell>
          <table:table-cell table:formula="of:=[Data.B376]" office:value-type="string" office:string-value=" v.tr. Far colare attraverso un ﬁltro. / v.intr filtrare, detto di liquidi." calcext:value-type="string">
            <text:p><text:s/>v.tr. Far colare attraverso un ﬁltro. / v.intr filtrare, detto di liquidi.</text:p>
          </table:table-cell>
        </table:table-row>
        <table:table-row table:style-name="ro17">
          <table:table-cell table:formula="of:=[Data.A377]" office:value-type="string" office:string-value="peregrinazione" calcext:value-type="string">
            <text:p>peregrinazione</text:p>
          </table:table-cell>
          <table:table-cell table:formula="of:=[Data.B377]" office:value-type="string" office:string-value="vagabondaggio" calcext:value-type="string">
            <text:p>vagabondaggio</text:p>
          </table:table-cell>
        </table:table-row>
        <table:table-row table:style-name="ro1">
          <table:table-cell table:formula="of:=[Data.A378]" office:value-type="string" office:string-value="perentorio" calcext:value-type="string">
            <text:p>perentorio</text:p>
          </table:table-cell>
          <table:table-cell table:formula="of:=[Data.B378]" office:value-type="string" office:string-value="che non ammette discussioni, obiezioni 2) che non ammette dilazioni" calcext:value-type="string">
            <text:p>che non ammette discussioni, obiezioni 2) che non ammette dilazioni</text:p>
          </table:table-cell>
        </table:table-row>
        <table:table-row table:style-name="ro1">
          <table:table-cell table:formula="of:=[Data.A379]" office:value-type="string" office:string-value="perineo" calcext:value-type="string">
            <text:p>perineo</text:p>
          </table:table-cell>
          <table:table-cell table:formula="of:=[Data.B379]" office:value-type="string" office:string-value=" [dal gr. períneos, attraverso il fr. Perinée; 1712] s. m.&#10; (anat.) Insieme delle parti molli, fibromuscolari, che chiudono in basso il bacino e quindi l'addome." calcext:value-type="string">
            <text:p> [dal gr. períneos, attraverso il fr. Perinée; 1712] s. m.</text:p>
            <text:p> (anat.) Insieme delle parti molli, fibromuscolari, che chiudono in basso il bacino e quindi l'addome.</text:p>
          </table:table-cell>
        </table:table-row>
        <table:table-row table:style-name="ro1">
          <table:table-cell table:formula="of:=[Data.A380]" office:value-type="string" office:string-value="perorare" calcext:value-type="string">
            <text:p>perorare</text:p>
          </table:table-cell>
          <table:table-cell table:formula="of:=[Data.B380]" office:value-type="string" office:string-value=" v.tr. e intr. Difendere, sostenere parlando con calore e convinzione." calcext:value-type="string">
            <text:p><text:s/>v.tr. e intr. Difendere, sostenere parlando con calore e convinzione.</text:p>
          </table:table-cell>
        </table:table-row>
        <table:table-row table:style-name="ro1">
          <table:table-cell table:formula="of:=[Data.A381]" office:value-type="string" office:string-value="perspiquo" calcext:value-type="string">
            <text:p>perspiquo</text:p>
          </table:table-cell>
          <table:table-cell table:formula="of:=[Data.B381]" office:value-type="string" office:string-value="Chiaro trasparente anche figurato. Evidente, aperto Ragionamento " calcext:value-type="string">
            <text:p>Chiaro trasparente anche figurato. Evidente, aperto Ragionamento </text:p>
          </table:table-cell>
        </table:table-row>
        <table:table-row table:style-name="ro1">
          <table:table-cell table:formula="of:=[Data.A382]" office:value-type="string" office:string-value="pertinace" calcext:value-type="string">
            <text:p>pertinace</text:p>
          </table:table-cell>
          <table:table-cell table:formula="of:=[Data.B382]" office:value-type="string" office:string-value="1 Molto tenace e costante: &#10; CONTR. Incostante. 2 (raro) Ostinato," calcext:value-type="string">
            <text:p>1 Molto tenace e costante: </text:p>
            <text:p> CONTR. Incostante. 2 (raro) Ostinato,</text:p>
          </table:table-cell>
        </table:table-row>
        <table:table-row table:style-name="ro18">
          <table:table-cell table:formula="of:=[Data.A383]" office:value-type="string" office:string-value="pervicace" calcext:value-type="string">
            <text:p>pervicace</text:p>
          </table:table-cell>
          <table:table-cell table:formula="of:=[Data.B383]" office:value-type="float" office:value="0" calcext:value-type="float">
            <text:p>0</text:p>
          </table:table-cell>
        </table:table-row>
        <table:table-row table:style-name="ro1">
          <table:table-cell table:formula="of:=[Data.A384]" office:value-type="string" office:string-value="pianeta" calcext:value-type="string">
            <text:p>pianeta</text:p>
          </table:table-cell>
          <table:table-cell table:formula="of:=[Data.B384]" office:value-type="string" office:string-value=" Paramento che il celebrante cattolico indossa durante la messa e durante le processioni, al di sopra del camice, aperto ai fianchi di colore variabile in rapporto alla dedicazione del giorno o alla natura della cerimonia nella liturgia." calcext:value-type="string">
            <text:p><text:s/>Paramento che il celebrante cattolico indossa durante la messa e durante le processioni, al di sopra del camice, aperto ai fianchi di colore variabile in rapporto alla dedicazione del giorno o alla natura della cerimonia nella liturgia.</text:p>
          </table:table-cell>
        </table:table-row>
        <table:table-row table:style-name="ro18">
          <table:table-cell table:formula="of:=[Data.A385]" office:value-type="string" office:string-value="plaga" calcext:value-type="string">
            <text:p>plaga</text:p>
          </table:table-cell>
          <table:table-cell table:formula="of:=[Data.B385]" office:value-type="string" office:string-value=" Regione della Terra. " calcext:value-type="string">
            <text:p><text:s/>Regione della Terra. </text:p>
          </table:table-cell>
        </table:table-row>
        <table:table-row table:style-name="ro19">
          <table:table-cell table:formula="of:=[Data.A386]" office:value-type="string" office:string-value="plutocrate" calcext:value-type="string">
            <text:p>plutocrate</text:p>
          </table:table-cell>
          <table:table-cell table:formula="of:=[Data.B386]" office:value-type="string" office:string-value=" nella società capitalistica, persona che grazie alla propria ampia disponibilità di capitale influisce in modo determinante sulla vita politica e sociale." calcext:value-type="string">
            <text:p><text:s/>nella società capitalistica, persona che grazie alla propria ampia disponibilità di capitale influisce in modo determinante sulla vita politica e sociale.</text:p>
          </table:table-cell>
        </table:table-row>
        <table:table-row table:style-name="ro18">
          <table:table-cell table:formula="of:=[Data.A387]" office:value-type="string" office:string-value="podice" calcext:value-type="string">
            <text:p>podice</text:p>
          </table:table-cell>
          <table:table-cell table:formula="of:=[Data.B387]" office:value-type="string" office:string-value=" Sedere, parte finale del tronco." calcext:value-type="string">
            <text:p><text:s/>Sedere, parte finale del tronco.</text:p>
          </table:table-cell>
        </table:table-row>
        <table:table-row table:style-name="ro1">
          <table:table-cell table:formula="of:=[Data.A388]" office:value-type="string" office:string-value="polito" calcext:value-type="string">
            <text:p>polito</text:p>
          </table:table-cell>
          <table:table-cell table:formula="of:=[Data.B388]" office:value-type="string" office:string-value="1) liscio levigato &#10;2) bello leggiadro &#10;3) elegante" calcext:value-type="string">
            <text:p>1) liscio levigato </text:p>
            <text:p>2) bello leggiadro </text:p>
            <text:p>3) elegante</text:p>
          </table:table-cell>
        </table:table-row>
        <table:table-row table:style-name="ro1">
          <table:table-cell table:formula="of:=[Data.A389]" office:value-type="string" office:string-value="polito" calcext:value-type="string">
            <text:p>polito</text:p>
          </table:table-cell>
          <table:table-cell table:formula="of:=[Data.B389]" office:value-type="string" office:string-value=" agg levigato, terso. Polito si dice di qualcosa di liscio, ben pulito e riﬁnito." calcext:value-type="string">
            <text:p><text:s/>agg levigato, terso. Polito si dice di qualcosa di liscio, ben pulito e riﬁnito.</text:p>
          </table:table-cell>
        </table:table-row>
        <table:table-row table:style-name="ro18">
          <table:table-cell table:formula="of:=[Data.A390]" office:value-type="string" office:string-value="polla" calcext:value-type="string">
            <text:p>polla</text:p>
          </table:table-cell>
          <table:table-cell table:formula="of:=[Data.B390]" office:value-type="string" office:string-value="Fessura del suolo da cui sgorga una vena d’acqua; più comunemente, la vena stessa nel punto di sorgenza" calcext:value-type="string">
            <text:p>Fessura del suolo da cui sgorga una vena d’acqua; più comunemente, la vena stessa nel punto di sorgenza</text:p>
          </table:table-cell>
        </table:table-row>
        <table:table-row table:style-name="ro18">
          <table:table-cell table:formula="of:=[Data.A391]" office:value-type="string" office:string-value="ponzare" calcext:value-type="string">
            <text:p>ponzare</text:p>
          </table:table-cell>
          <table:table-cell table:formula="of:=[Data.B391]" office:value-type="float" office:value="0" calcext:value-type="float">
            <text:p>0</text:p>
          </table:table-cell>
        </table:table-row>
        <table:table-row table:style-name="ro1">
          <table:table-cell table:formula="of:=[Data.A392]" office:value-type="string" office:string-value="postiglione" calcext:value-type="string">
            <text:p>postiglione</text:p>
          </table:table-cell>
          <table:table-cell table:formula="of:=[Data.B392]" office:value-type="float" office:value="0" calcext:value-type="float">
            <text:p>0</text:p>
          </table:table-cell>
        </table:table-row>
        <table:table-row table:style-name="ro17">
          <table:table-cell table:formula="of:=[Data.A393]" office:value-type="string" office:string-value="pravo" calcext:value-type="string">
            <text:p>pravo</text:p>
          </table:table-cell>
          <table:table-cell table:formula="of:=[Data.B393]" office:value-type="string" office:string-value="(lett.) Malvagio, perverso: " calcext:value-type="string">
            <text:p>(lett.) Malvagio, perverso: </text:p>
          </table:table-cell>
        </table:table-row>
        <table:table-row table:style-name="ro1">
          <table:table-cell table:formula="of:=[Data.A394]" office:value-type="string" office:string-value="prebenda" calcext:value-type="string">
            <text:p>prebenda</text:p>
          </table:table-cell>
          <table:table-cell table:formula="of:=[Data.B394]" office:value-type="string" office:string-value="1 Rendita stabile di un beneficio ecclesiastico  (est.) Il beneficio stesso. &#10;2 (est.) Guadagno, lucro." calcext:value-type="string">
            <text:p>1 Rendita stabile di un beneficio ecclesiastico  (est.) Il beneficio stesso. </text:p>
            <text:p>2 (est.) Guadagno, lucro.</text:p>
          </table:table-cell>
        </table:table-row>
        <table:table-row table:style-name="ro1">
          <table:table-cell table:formula="of:=[Data.A395]" office:value-type="string" office:string-value="precordio" calcext:value-type="string">
            <text:p>precordio</text:p>
          </table:table-cell>
          <table:table-cell table:formula="of:=[Data.B395]" office:value-type="string" office:string-value="1) la regione anteriore del torace in corrispondenza del cuore;&#10;2) [plurale letterario] membrana che avvolge il cuore e gli altri organi interni del torace, anticamente ritenuta sede dei sentimenti e degli affetti;&#10;3) la parte più intima dell'animo: " calcext:value-type="string">
            <text:p>1) la regione anteriore del torace in corrispondenza del cuore;</text:p>
            <text:p>2) [plurale letterario] membrana che avvolge il cuore e gli altri organi interni del torace, anticamente ritenuta sede dei sentimenti e degli affetti;</text:p>
            <text:p>3) la parte più intima dell'animo: </text:p>
          </table:table-cell>
        </table:table-row>
        <table:table-row table:style-name="ro1">
          <table:table-cell table:formula="of:=[Data.A396]" office:value-type="string" office:string-value="prectpuo" calcext:value-type="string">
            <text:p>prectpuo</text:p>
          </table:table-cell>
          <table:table-cell table:formula="of:=[Data.B396]" office:value-type="string" office:string-value=" agg. Principale, particolare, speciale (Facoltà precipua) Della massima importanza (Scopo , Interesse precipuo)" calcext:value-type="string">
            <text:p><text:s/>agg. Principale, particolare, speciale (Facoltà precipua) Della massima importanza (Scopo , Interesse precipuo)</text:p>
          </table:table-cell>
        </table:table-row>
        <table:table-row table:style-name="ro1">
          <table:table-cell table:formula="of:=[Data.A397]" office:value-type="string" office:string-value="prervicacia" calcext:value-type="string">
            <text:p>prervicacia</text:p>
          </table:table-cell>
          <table:table-cell table:formula="of:=[Data.B397]" office:value-type="float" office:value="0" calcext:value-type="float">
            <text:p>0</text:p>
          </table:table-cell>
        </table:table-row>
        <table:table-row table:style-name="ro1">
          <table:table-cell table:formula="of:=[Data.A398]" office:value-type="string" office:string-value="prevaricare" calcext:value-type="string">
            <text:p>prevaricare</text:p>
          </table:table-cell>
          <table:table-cell table:formula="of:=[Data.B398]" office:value-type="string" office:string-value="1. (lett.) Agire contrariamente all'onestà, all'onore, eccedere i limiti del lecito. SIN. Trasgredire  (lett.) Peccare.&#10;2 Abusare del potere e sim., per trarne vantaggi personali." calcext:value-type="string">
            <text:p>1. (lett.) Agire contrariamente all'onestà, all'onore, eccedere i limiti del lecito. SIN. Trasgredire  (lett.) Peccare.</text:p>
            <text:p>2 Abusare del potere e sim., per trarne vantaggi personali.</text:p>
          </table:table-cell>
        </table:table-row>
        <table:table-row table:style-name="ro1">
          <table:table-cell table:formula="of:=[Data.A399]" office:value-type="string" office:string-value="priapo" calcext:value-type="string">
            <text:p>priapo</text:p>
          </table:table-cell>
          <table:table-cell table:formula="of:=[Data.B399]" office:value-type="string" office:string-value="nella religione greca il dio della forza sessuale maschile e anche della fertitlità" calcext:value-type="string">
            <text:p>nella religione greca il dio della forza sessuale maschile e anche della fertitlità</text:p>
          </table:table-cell>
        </table:table-row>
        <table:table-row table:style-name="ro1">
          <table:table-cell table:formula="of:=[Data.A400]" office:value-type="string" office:string-value="princisbecco" calcext:value-type="string">
            <text:p>princisbecco</text:p>
          </table:table-cell>
          <table:table-cell table:formula="of:=[Data.B400]" office:value-type="string" office:string-value="Lega di rame, zinco e stagno che d'aspetto è simile all'oro. In senso figurato qualcosa di pretenzioso e di poco valore" calcext:value-type="string">
            <text:p>Lega di rame, zinco e stagno che d'aspetto è simile all'oro. In senso figurato qualcosa di pretenzioso e di poco valore</text:p>
          </table:table-cell>
        </table:table-row>
        <table:table-row table:style-name="ro1">
          <table:table-cell table:formula="of:=[Data.A401]" office:value-type="string" office:string-value="priometeico" calcext:value-type="string">
            <text:p>priometeico</text:p>
          </table:table-cell>
          <table:table-cell table:formula="of:=[Data.B401]" office:value-type="string" office:string-value="Che si caratterizza per un eroico e disperato spirito di sfida" calcext:value-type="string">
            <text:p>Che si caratterizza per un eroico e disperato spirito di sfida</text:p>
          </table:table-cell>
        </table:table-row>
        <table:table-row table:style-name="ro1">
          <table:table-cell table:formula="of:=[Data.A402]" office:value-type="string" office:string-value="procelloso" calcext:value-type="string">
            <text:p>procelloso</text:p>
          </table:table-cell>
          <table:table-cell table:formula="of:=[Data.B402]" office:value-type="string" office:string-value="burrascoso, tempestoso, che pone tempesta / tig. tumultuoso, agitato" calcext:value-type="string">
            <text:p>burrascoso, tempestoso, che pone tempesta / tig. tumultuoso, agitato</text:p>
          </table:table-cell>
        </table:table-row>
        <table:table-row table:style-name="ro1">
          <table:table-cell table:formula="of:=[Data.A403]" office:value-type="string" office:string-value="prodromo" calcext:value-type="string">
            <text:p>prodromo</text:p>
          </table:table-cell>
          <table:table-cell table:formula="of:=[Data.B403]" office:value-type="string" office:string-value="1) specie al pl. segno promonitore &#10;2) specie al pl. Sintomo che precede una malattia" calcext:value-type="string">
            <text:p>1) specie al pl. segno promonitore </text:p>
            <text:p>2) specie al pl. Sintomo che precede una malattia</text:p>
          </table:table-cell>
        </table:table-row>
        <table:table-row table:style-name="ro1">
          <table:table-cell table:formula="of:=[Data.A404]" office:value-type="string" office:string-value="prodromo" calcext:value-type="string">
            <text:p>prodromo</text:p>
          </table:table-cell>
          <table:table-cell table:formula="of:=[Data.B404]" office:value-type="string" office:string-value=" sm. segno premonitore di qualche avvenimento o manifestazione per lo più spiacevole (quasi sempre plurale). " calcext:value-type="string">
            <text:p><text:s/>sm. segno premonitore di qualche avvenimento o manifestazione per lo più spiacevole (quasi sempre plurale). </text:p>
          </table:table-cell>
        </table:table-row>
        <table:table-row table:style-name="ro1">
          <table:table-cell table:formula="of:=[Data.A405]" office:value-type="string" office:string-value="proferire" calcext:value-type="string">
            <text:p>proferire</text:p>
          </table:table-cell>
          <table:table-cell table:formula="of:=[Data.B405]" office:value-type="string" office:string-value=" v.tr. pronunziare, dire. (preferì poche parole) (preferire un giuramento). Parlare pronunziando chiaramente le parole, per lo più chiaramente." calcext:value-type="string">
            <text:p><text:s/>v.tr. pronunziare, dire. (preferì poche parole) (preferire un giuramento). Parlare pronunziando chiaramente le parole, per lo più chiaramente.</text:p>
          </table:table-cell>
        </table:table-row>
        <table:table-row table:style-name="ro1">
          <table:table-cell table:formula="of:=[Data.A406]" office:value-type="string" office:string-value="prosapia" calcext:value-type="string">
            <text:p>prosapia</text:p>
          </table:table-cell>
          <table:table-cell table:formula="of:=[Data.B406]" office:value-type="float" office:value="0" calcext:value-type="float">
            <text:p>0</text:p>
          </table:table-cell>
        </table:table-row>
        <table:table-row table:style-name="ro1">
          <table:table-cell table:formula="of:=[Data.A407]" office:value-type="string" office:string-value="prospicente" calcext:value-type="string">
            <text:p>prospicente</text:p>
          </table:table-cell>
          <table:table-cell table:formula="of:=[Data.B407]" office:value-type="string" office:string-value="Che dà, guarda, è volto verso un luogo:" calcext:value-type="string">
            <text:p>Che dà, guarda, è volto verso un luogo:</text:p>
          </table:table-cell>
        </table:table-row>
        <table:table-row table:style-name="ro1">
          <table:table-cell table:formula="of:=[Data.A408]" office:value-type="string" office:string-value="prospiciente" calcext:value-type="string">
            <text:p>prospiciente</text:p>
          </table:table-cell>
          <table:table-cell table:formula="of:=[Data.B408]" office:value-type="string" office:string-value=" Che dà. guarda è volto verso un luogo. Una casa prospiciente i/ giardino, i balconi sono prospicienti al giardino. l balconi sono prospicienti la montagna." calcext:value-type="string">
            <text:p><text:s/>Che dà. guarda è volto verso un luogo. Una casa prospiciente i/ giardino, i balconi sono prospicienti al giardino. l balconi sono prospicienti la montagna.</text:p>
          </table:table-cell>
        </table:table-row>
        <table:table-row table:style-name="ro1">
          <table:table-cell table:formula="of:=[Data.A409]" office:value-type="string" office:string-value="protasi" calcext:value-type="string">
            <text:p>protasi</text:p>
          </table:table-cell>
          <table:table-cell table:formula="of:=[Data.B409]" office:value-type="string" office:string-value="1) proposizione che esprime la condizione in un periodo ipotetico , la premessa del sillogismo 2) parte introduttiva dei poemi classici" calcext:value-type="string">
            <text:p>1) proposizione che esprime la condizione in un periodo ipotetico , la premessa del sillogismo 2) parte introduttiva dei poemi classici</text:p>
          </table:table-cell>
        </table:table-row>
        <table:table-row table:style-name="ro1">
          <table:table-cell table:formula="of:=[Data.A410]" office:value-type="string" office:string-value="protervia" calcext:value-type="string">
            <text:p>protervia</text:p>
          </table:table-cell>
          <table:table-cell table:formula="of:=[Data.B410]" office:value-type="string" office:string-value="Ostinazione piena di arroganza e superbia." calcext:value-type="string">
            <text:p>Ostinazione piena di arroganza e superbia.</text:p>
          </table:table-cell>
        </table:table-row>
        <table:table-row table:style-name="ro1">
          <table:table-cell table:formula="of:=[Data.A411]" office:value-type="string" office:string-value="pudende" calcext:value-type="string">
            <text:p>pudende</text:p>
          </table:table-cell>
          <table:table-cell table:formula="of:=[Data.B411]" office:value-type="string" office:string-value="Genitali esterni." calcext:value-type="string">
            <text:p>Genitali esterni.</text:p>
          </table:table-cell>
        </table:table-row>
        <table:table-row table:style-name="ro1">
          <table:table-cell table:formula="of:=[Data.A412]" office:value-type="string" office:string-value="putativo" calcext:value-type="string">
            <text:p>putativo</text:p>
          </table:table-cell>
          <table:table-cell table:formula="of:=[Data.B412]" office:value-type="string" office:string-value=" agg. apparente, ritenuto tale. (padre putativo) Detto di persona che per ﬁnzione accettata da tutti si reputa qualcosa che non e. (S.Gluseppe è il padre putativo di Gesù)" calcext:value-type="string">
            <text:p><text:s/>agg. apparente, ritenuto tale. (padre putativo) Detto di persona che per ﬁnzione accettata da tutti si reputa qualcosa che non e. (S.Gluseppe è il padre putativo di Gesù)</text:p>
          </table:table-cell>
        </table:table-row>
        <table:table-row table:style-name="ro1">
          <table:table-cell table:formula="of:=[Data.A413]" office:value-type="string" office:string-value="querulo" calcext:value-type="string">
            <text:p>querulo</text:p>
          </table:table-cell>
          <table:table-cell table:formula="of:=[Data.B413]" office:value-type="string" office:string-value="agg. lett.  Lamentoso, di persona che si lamenta spesso // di voce che sembri un lamento" calcext:value-type="string">
            <text:p>agg. lett. <text:s/>Lamentoso, di persona che si lamenta spesso // di voce che sembri un lamento</text:p>
          </table:table-cell>
        </table:table-row>
        <table:table-row table:style-name="ro1">
          <table:table-cell table:formula="of:=[Data.A414]" office:value-type="string" office:string-value="quiddità" calcext:value-type="string">
            <text:p>quiddità</text:p>
          </table:table-cell>
          <table:table-cell table:formula="of:=[Data.B414]" office:value-type="string" office:string-value="(filos.) Nella filosofia medievale, l'essere, la sostanza." calcext:value-type="string">
            <text:p>(filos.) Nella filosofia medievale, l'essere, la sostanza.</text:p>
          </table:table-cell>
        </table:table-row>
        <table:table-row table:style-name="ro1">
          <table:table-cell table:formula="of:=[Data.A415]" office:value-type="string" office:string-value="quietismo" calcext:value-type="string">
            <text:p>quietismo</text:p>
          </table:table-cell>
          <table:table-cell table:formula="of:=[Data.B415]" office:value-type="string" office:string-value="1) nella spiritualità cattolica rapporto religioso che riteneva la contemplazione mistica premintete sul culto esteriore &#10;2) apatia, amore del quieto vivere" calcext:value-type="string">
            <text:p>1) nella spiritualità cattolica rapporto religioso che riteneva la contemplazione mistica premintete sul culto esteriore </text:p>
            <text:p>2) apatia, amore del quieto vivere</text:p>
          </table:table-cell>
        </table:table-row>
        <table:table-row table:style-name="ro1">
          <table:table-cell table:formula="of:=[Data.A416]" office:value-type="string" office:string-value="quietismo" calcext:value-type="string">
            <text:p>quietismo</text:p>
          </table:table-cell>
          <table:table-cell table:formula="of:=[Data.B416]" office:value-type="string" office:string-value=" sm dottrina o complesso di dottrine mistiche sviluppatesi nel XVII secolo che sostengono la necessita di un atteggiamento puramente contemplativo diﬁonte a Dio e negano ogni valore all'azione e alla speculazione razionale, / Tendenza ad accettare passivamente la realtà, amore della quiete" calcext:value-type="string">
            <text:p><text:s/>sm dottrina o complesso di dottrine mistiche sviluppatesi nel XVII secolo che sostengono la necessita di un atteggiamento puramente contemplativo diﬁonte a Dio e negano ogni valore all'azione e alla speculazione razionale, / Tendenza ad accettare passivamente la realtà, amore della quiete</text:p>
          </table:table-cell>
        </table:table-row>
        <table:table-row table:style-name="ro1">
          <table:table-cell table:formula="of:=[Data.A417]" office:value-type="string" office:string-value="ratificare" calcext:value-type="string">
            <text:p>ratificare</text:p>
          </table:table-cell>
          <table:table-cell table:formula="of:=[Data.B417]" office:value-type="string" office:string-value="confermare, riconoscere come stabilito" calcext:value-type="string">
            <text:p>confermare, riconoscere come stabilito</text:p>
          </table:table-cell>
        </table:table-row>
        <table:table-row table:style-name="ro1">
          <table:table-cell table:formula="of:=[Data.A418]" office:value-type="string" office:string-value="rebbio" calcext:value-type="string">
            <text:p>rebbio</text:p>
          </table:table-cell>
          <table:table-cell table:formula="of:=[Data.B418]" office:value-type="string" office:string-value="Ciascuna delle punte di un attrezzo forcuto, come la forca, la forchetta ecc." calcext:value-type="string">
            <text:p>Ciascuna delle punte di un attrezzo forcuto, come la forca, la forchetta ecc.</text:p>
          </table:table-cell>
        </table:table-row>
        <table:table-row table:style-name="ro1">
          <table:table-cell table:formula="of:=[Data.A419]" office:value-type="string" office:string-value="redarguire" calcext:value-type="string">
            <text:p>redarguire</text:p>
          </table:table-cell>
          <table:table-cell table:formula="of:=[Data.B419]" office:value-type="string" office:string-value=" v.tr. rimproverare con energia qualcuno, biasimando il suo comportamento. Redarguire è rimproverare cercando di convincere l'altro del suo torto o della sua colpa." calcext:value-type="string">
            <text:p><text:s/>v.tr. rimproverare con energia qualcuno, biasimando il suo comportamento. Redarguire è rimproverare cercando di convincere l'altro del suo torto o della sua colpa.</text:p>
          </table:table-cell>
        </table:table-row>
        <table:table-row table:style-name="ro1">
          <table:table-cell table:formula="of:=[Data.A420]" office:value-type="string" office:string-value="reiterare" calcext:value-type="string">
            <text:p>reiterare</text:p>
          </table:table-cell>
          <table:table-cell table:formula="of:=[Data.B420]" office:value-type="string" office:string-value=" v.tr. (presente indicativo reitero) far di nuovo lo stessa cosa, replicarle, ripeterla una o più volte. (reiterate una promessa) E' come ripetere, ma più raro" calcext:value-type="string">
            <text:p><text:s/>v.tr. (presente indicativo reitero) far di nuovo lo stessa cosa, replicarle, ripeterla una o più volte. (reiterate una promessa) E' come ripetere, ma più raro</text:p>
          </table:table-cell>
        </table:table-row>
        <table:table-row table:style-name="ro1">
          <table:table-cell table:formula="of:=[Data.A421]" office:value-type="string" office:string-value="remigare" calcext:value-type="string">
            <text:p>remigare</text:p>
          </table:table-cell>
          <table:table-cell table:formula="of:=[Data.B421]" office:value-type="string" office:string-value=" Remare / Battere le ali in modo eguale." calcext:value-type="string">
            <text:p><text:s/>Remare / Battere le ali in modo eguale.</text:p>
          </table:table-cell>
        </table:table-row>
        <table:table-row table:style-name="ro1">
          <table:table-cell table:formula="of:=[Data.A422]" office:value-type="string" office:string-value="reprobo" calcext:value-type="string">
            <text:p>reprobo</text:p>
          </table:table-cell>
          <table:table-cell table:formula="of:=[Data.B422]" office:value-type="string" office:string-value=" agg. e sm. cattivo, ribelle, ripudiato da Dio. L'uomo che riﬁuta il bene illuminante." calcext:value-type="string">
            <text:p><text:s/>agg. e sm. cattivo, ribelle, ripudiato da Dio. L'uomo che riﬁuta il bene illuminante.</text:p>
          </table:table-cell>
        </table:table-row>
        <table:table-row table:style-name="ro1">
          <table:table-cell table:formula="of:=[Data.A423]" office:value-type="string" office:string-value="ributtante" calcext:value-type="string">
            <text:p>ributtante</text:p>
          </table:table-cell>
          <table:table-cell table:formula="of:=[Data.B423]" office:value-type="string" office:string-value=" agg. Che ispira ribrezzo: (piaga, azioni ributtanti)" calcext:value-type="string">
            <text:p><text:s/>agg. Che ispira ribrezzo: (piaga, azioni ributtanti)</text:p>
          </table:table-cell>
        </table:table-row>
        <table:table-row table:style-name="ro1">
          <table:table-cell table:formula="of:=[Data.A424]" office:value-type="string" office:string-value="ricettacolo" calcext:value-type="string">
            <text:p>ricettacolo</text:p>
          </table:table-cell>
          <table:table-cell table:formula="of:=[Data.B424]" office:value-type="string" office:string-value=" Luogo che contiene o riceve qualcosa o qualcuno. Spazio o oggetto in cui si raccoglie qualcosa o qualcuno. Anche figurato. Quella casa è un ricettacolo di pellegrini. La valle è un ricettacolo di acque. Ricettacolo di ogni bruttura.  Ricovero o rifugio Quella donna era un vascello di ogni vizo quella ricettacolo di ogni virtù" calcext:value-type="string">
            <text:p><text:s/>Luogo che contiene o riceve qualcosa o qualcuno. Spazio o oggetto in cui si raccoglie qualcosa o qualcuno. Anche figurato. Quella casa è un ricettacolo di pellegrini. La valle è un ricettacolo di acque. Ricettacolo di ogni bruttura. <text:s/>Ricovero o rifugio Quella donna era un vascello di ogni vizo quella ricettacolo di ogni virtù</text:p>
          </table:table-cell>
        </table:table-row>
        <table:table-row table:style-name="ro1">
          <table:table-cell table:formula="of:=[Data.A425]" office:value-type="string" office:string-value="ricusare" calcext:value-type="string">
            <text:p>ricusare</text:p>
          </table:table-cell>
          <table:table-cell table:formula="of:=[Data.B425]" office:value-type="string" office:string-value="1 Non volere, non accettare:Rifiutare di fare qlco.:&#10;2 (dir.) Chiedere giudizialmente che un funzionario giudiziario, un consulente tecnico o un arbitro non esplichi nel caso concreto la propria funzione non sussistendo tutte le condizioni perché ciò possa avvenire ritualmente.&#10;3 (lett.) Rifiutarsi, non acconsentire: &#10;4 (mar.) Detto di imbarcazione a vela, fallire la virata in prua restando sul bordo precedente  Detto del vento, scarseggiare o girare verso prua. CONTR. Ridondare." calcext:value-type="string">
            <text:p>1 Non volere, non accettare:Rifiutare di fare qlco.:</text:p>
            <text:p>2 (dir.) Chiedere giudizialmente che un funzionario giudiziario, un consulente tecnico o un arbitro non esplichi nel caso concreto la propria funzione non sussistendo tutte le condizioni perché ciò possa avvenire ritualmente.</text:p>
            <text:p>3 (lett.) Rifiutarsi, non acconsentire: </text:p>
            <text:p>4 (mar.) Detto di imbarcazione a vela, fallire la virata in prua restando sul bordo precedente  Detto del vento, scarseggiare o girare verso prua. CONTR. Ridondare.</text:p>
          </table:table-cell>
        </table:table-row>
        <table:table-row table:style-name="ro1">
          <table:table-cell table:formula="of:=[Data.A426]" office:value-type="string" office:string-value="rintuzzare" calcext:value-type="string">
            <text:p>rintuzzare</text:p>
          </table:table-cell>
          <table:table-cell table:formula="of:=[Data.B426]" office:value-type="string" office:string-value="1 (lett.) Rendere ottusa, spuntare, ribattere una punta: &#10;2 (fig.) Reprimere, soffocare, contrastare: Ribattere, respingere: " calcext:value-type="string">
            <text:p>1 (lett.) Rendere ottusa, spuntare, ribattere una punta: </text:p>
            <text:p>2 (fig.) Reprimere, soffocare, contrastare: Ribattere, respingere: </text:p>
          </table:table-cell>
        </table:table-row>
        <table:table-row table:style-name="ro1">
          <table:table-cell table:formula="of:=[Data.A427]" office:value-type="string" office:string-value="riottoso" calcext:value-type="string">
            <text:p>riottoso</text:p>
          </table:table-cell>
          <table:table-cell table:formula="of:=[Data.B427]" office:value-type="string" office:string-value=" agg. lett. litigioso, indocile, restio. Disubbidiente, litigioso, indisciplinato e violento." calcext:value-type="string">
            <text:p><text:s/>agg. lett. litigioso, indocile, restio. Disubbidiente, litigioso, indisciplinato e violento.</text:p>
          </table:table-cell>
        </table:table-row>
        <table:table-row table:style-name="ro1">
          <table:table-cell table:formula="of:=[Data.A428]" office:value-type="string" office:string-value="rodomonte" calcext:value-type="string">
            <text:p>rodomonte</text:p>
          </table:table-cell>
          <table:table-cell table:formula="of:=[Data.B428]" office:value-type="string" office:string-value="s.m. chi si vanta con arroganza e temerarietà di imprese straordinarie" calcext:value-type="string">
            <text:p>s.m. chi si vanta con arroganza e temerarietà di imprese straordinarie</text:p>
          </table:table-cell>
        </table:table-row>
        <table:table-row table:style-name="ro1">
          <table:table-cell table:formula="of:=[Data.A429]" office:value-type="string" office:string-value="rorido" calcext:value-type="string">
            <text:p>rorido</text:p>
          </table:table-cell>
          <table:table-cell table:formula="of:=[Data.B429]" office:value-type="string" office:string-value=" agg. Bagnato, cosparso di rugiada, Rorido è proprio della frutta bagnata dalla rugiada." calcext:value-type="string">
            <text:p><text:s/>agg. Bagnato, cosparso di rugiada, Rorido è proprio della frutta bagnata dalla rugiada.</text:p>
          </table:table-cell>
        </table:table-row>
        <table:table-row table:style-name="ro1">
          <table:table-cell table:formula="of:=[Data.A430]" office:value-type="string" office:string-value="rubicondo" calcext:value-type="string">
            <text:p>rubicondo</text:p>
          </table:table-cell>
          <table:table-cell table:formula="of:=[Data.B430]" office:value-type="string" office:string-value=" agg. molto rosso, vermiglio. Comunemente riferito a guance e viso, molto colorito. il rosso del viso, del naso, rosso e lustro per la buona salute, per una buona bevuta di vino." calcext:value-type="string">
            <text:p><text:s/>agg. molto rosso, vermiglio. Comunemente riferito a guance e viso, molto colorito. il rosso del viso, del naso, rosso e lustro per la buona salute, per una buona bevuta di vino.</text:p>
          </table:table-cell>
        </table:table-row>
        <table:table-row table:style-name="ro1">
          <table:table-cell table:formula="of:=[Data.A431]" office:value-type="string" office:string-value="rubizzo" calcext:value-type="string">
            <text:p>rubizzo</text:p>
          </table:table-cell>
          <table:table-cell table:formula="of:=[Data.B431]" office:value-type="string" office:string-value="Di aspetto ancora fresco e florido, di colorito sano, detto spec. di persona anziana: " calcext:value-type="string">
            <text:p>Di aspetto ancora fresco e florido, di colorito sano, detto spec. di persona anziana: </text:p>
          </table:table-cell>
        </table:table-row>
        <table:table-row table:style-name="ro1">
          <table:table-cell table:formula="of:=[Data.A432]" office:value-type="string" office:string-value="rutilante" calcext:value-type="string">
            <text:p>rutilante</text:p>
          </table:table-cell>
          <table:table-cell table:formula="of:=[Data.B432]" office:value-type="string" office:string-value="Agg.  (lett.) Rosso acceso  (gener.) Splendente, risplendente." calcext:value-type="string">
            <text:p>Agg. <text:s/>(lett.) Rosso acceso <text:s/>(gener.) Splendente, risplendente.</text:p>
          </table:table-cell>
        </table:table-row>
        <table:table-row table:style-name="ro1">
          <table:table-cell table:formula="of:=[Data.A433]" office:value-type="string" office:string-value="rutilare" calcext:value-type="string">
            <text:p>rutilare</text:p>
          </table:table-cell>
          <table:table-cell table:formula="of:=[Data.B433]" office:value-type="string" office:string-value="rosseggiare, rifulgere, luccicare" calcext:value-type="string">
            <text:p>rosseggiare, rifulgere, luccicare</text:p>
          </table:table-cell>
        </table:table-row>
        <table:table-row table:style-name="ro1">
          <table:table-cell table:formula="of:=[Data.A434]" office:value-type="string" office:string-value="sabordo" calcext:value-type="string">
            <text:p>sabordo</text:p>
          </table:table-cell>
          <table:table-cell table:formula="of:=[Data.B434]" office:value-type="string" office:string-value="Nella marineria velica, originariamente, apertura a murata attraverso la quale sparavano i cannoni di bordo; veniva solitamente chiusa da robusti portelli detti mantelletti " calcext:value-type="string">
            <text:p>Nella marineria velica, originariamente, apertura a murata attraverso la quale sparavano i cannoni di bordo; veniva solitamente chiusa da robusti portelli detti mantelletti </text:p>
          </table:table-cell>
        </table:table-row>
        <table:table-row table:style-name="ro1">
          <table:table-cell table:formula="of:=[Data.A435]" office:value-type="string" office:string-value="salacca" calcext:value-type="string">
            <text:p>salacca</text:p>
          </table:table-cell>
          <table:table-cell table:formula="of:=[Data.B435]" office:value-type="string" office:string-value="Arringa o altro pesce conservato sotto sale o affumicato, per est. Cibo misero da poveri, fig. persona magra patita" calcext:value-type="string">
            <text:p>Arringa o altro pesce conservato sotto sale o affumicato, per est. Cibo misero da poveri, fig. persona magra patita</text:p>
          </table:table-cell>
        </table:table-row>
        <table:table-row table:style-name="ro1">
          <table:table-cell table:formula="of:=[Data.A436]" office:value-type="string" office:string-value="salmodiare" calcext:value-type="string">
            <text:p>salmodiare</text:p>
          </table:table-cell>
          <table:table-cell table:formula="of:=[Data.B436]" office:value-type="string" office:string-value=" Cantare salmi, inni religiosi, spec. in coro." calcext:value-type="string">
            <text:p><text:s/>Cantare salmi, inni religiosi, spec. in coro.</text:p>
          </table:table-cell>
        </table:table-row>
        <table:table-row table:style-name="ro1">
          <table:table-cell table:formula="of:=[Data.A437]" office:value-type="string" office:string-value="salterio" calcext:value-type="string">
            <text:p>salterio</text:p>
          </table:table-cell>
          <table:table-cell table:formula="of:=[Data.B437]" office:value-type="string" office:string-value="(mus.) In Grecia, termine che indicava tutti gli strumenti a corde pizzicate con le dita  Nel Medio Evo, strumento formato da una cassetta di legno triangolare o più spesso trapezoidale, sopra la quale erano tese da 6 a 16 corde da pizzicare con il plettro o con le dita  Strumento cordofono a percussione, di forma trapezoidale  Libro liturgico dei testi e delle musiche dei salmi gregoriani, che gli Ebrei accompagnavano tale strumento." calcext:value-type="string">
            <text:p>(mus.) In Grecia, termine che indicava tutti gli strumenti a corde pizzicate con le dita <text:s/>Nel Medio Evo, strumento formato da una cassetta di legno triangolare o più spesso trapezoidale, sopra la quale erano tese da 6 a 16 corde da pizzicare con il plettro o con le dita <text:s/>Strumento cordofono a percussione, di forma trapezoidale <text:s/>Libro liturgico dei testi e delle musiche dei salmi gregoriani, che gli Ebrei accompagnavano tale strumento.</text:p>
          </table:table-cell>
        </table:table-row>
        <table:table-row table:style-name="ro1">
          <table:table-cell table:formula="of:=[Data.A438]" office:value-type="string" office:string-value="sarcoma" calcext:value-type="string">
            <text:p>sarcoma</text:p>
          </table:table-cell>
          <table:table-cell table:formula="of:=[Data.B438]" office:value-type="string" office:string-value="tumore maligno originato da uno qualunque dei tessuti connettivi" calcext:value-type="string">
            <text:p>tumore maligno originato da uno qualunque dei tessuti connettivi</text:p>
          </table:table-cell>
        </table:table-row>
        <table:table-row table:style-name="ro1">
          <table:table-cell table:formula="of:=[Data.A439]" office:value-type="string" office:string-value="sardonico" calcext:value-type="string">
            <text:p>sardonico</text:p>
          </table:table-cell>
          <table:table-cell table:formula="of:=[Data.B439]" office:value-type="string" office:string-value=" agg. di riso sprezzante, sarcastico, provocatorio maligno, Come sarcastico ma con l’aggiunta di ostentata cattiveria e disprezzo. / ln medicina dicesi facies sardonico I' espressione del viso caratterizzata dal sorriso forzato." calcext:value-type="string">
            <text:p><text:s/>agg. di riso sprezzante, sarcastico, provocatorio maligno, Come sarcastico ma con l’aggiunta di ostentata cattiveria e disprezzo. / ln medicina dicesi facies sardonico I' espressione del viso caratterizzata dal sorriso forzato.</text:p>
          </table:table-cell>
        </table:table-row>
        <table:table-row table:style-name="ro1">
          <table:table-cell table:formula="of:=[Data.A440]" office:value-type="string" office:string-value="sargasso" calcext:value-type="string">
            <text:p>sargasso</text:p>
          </table:table-cell>
          <table:table-cell table:formula="of:=[Data.B440]" office:value-type="string" office:string-value="alga oceanica delle Feoficee, " calcext:value-type="string">
            <text:p>alga oceanica delle Feoficee, </text:p>
          </table:table-cell>
        </table:table-row>
        <table:table-row table:style-name="ro1">
          <table:table-cell table:formula="of:=[Data.A441]" office:value-type="string" office:string-value="sargia" calcext:value-type="string">
            <text:p>sargia</text:p>
          </table:table-cell>
          <table:table-cell table:formula="of:=[Data.B441]" office:value-type="string" office:string-value="Stoffa di lana a più colori per tendaggi, in uso nel periodo medioevale e rinascimentale" calcext:value-type="string">
            <text:p>Stoffa di lana a più colori per tendaggi, in uso nel periodo medioevale e rinascimentale</text:p>
          </table:table-cell>
        </table:table-row>
        <table:table-row table:style-name="ro1">
          <table:table-cell table:formula="of:=[Data.A442]" office:value-type="string" office:string-value="satiriasi" calcext:value-type="string">
            <text:p>satiriasi</text:p>
          </table:table-cell>
          <table:table-cell table:formula="of:=[Data.B442]" office:value-type="string" office:string-value=" sf abnorme esaltazione del desiderio sessuale nell'uomo." calcext:value-type="string">
            <text:p><text:s/>sf abnorme esaltazione del desiderio sessuale nell'uomo.</text:p>
          </table:table-cell>
        </table:table-row>
        <table:table-row table:style-name="ro1">
          <table:table-cell table:formula="of:=[Data.A443]" office:value-type="string" office:string-value="satiro" calcext:value-type="string">
            <text:p>satiro</text:p>
          </table:table-cell>
          <table:table-cell table:formula="of:=[Data.B443]" office:value-type="string" office:string-value=" sm. Divinità minore della mitologia greca e poi anche di quella romana rappresentata con fattezze umane ma con orecchie, gambe e coda caprini. I satiri, come i sileni vivevano nei boschi e sui monti, insidiavano le ninfe e costituivano parte notevole del seguito di Bacco //  Persona lussuriosa, morbosamente lasciva // ant. Uomo rozzo, rustico" calcext:value-type="string">
            <text:p><text:s/>sm. Divinità minore della mitologia greca e poi anche di quella romana rappresentata con fattezze umane ma con orecchie, gambe e coda caprini. I satiri, come i sileni vivevano nei boschi e sui monti, insidiavano le ninfe e costituivano parte notevole del seguito di Bacco // <text:s/>Persona lussuriosa, morbosamente lasciva // ant. Uomo rozzo, rustico</text:p>
          </table:table-cell>
        </table:table-row>
        <table:table-row table:style-name="ro1">
          <table:table-cell table:formula="of:=[Data.A444]" office:value-type="string" office:string-value="sativo" calcext:value-type="string">
            <text:p>sativo</text:p>
          </table:table-cell>
          <table:table-cell table:formula="of:=[Data.B444]" office:value-type="string" office:string-value="atto a essere seminato o coltivato" calcext:value-type="string">
            <text:p>atto a essere seminato o coltivato</text:p>
          </table:table-cell>
        </table:table-row>
        <table:table-row table:style-name="ro1">
          <table:table-cell table:formula="of:=[Data.A445]" office:value-type="string" office:string-value="satrapo" calcext:value-type="string">
            <text:p>satrapo</text:p>
          </table:table-cell>
          <table:table-cell table:formula="of:=[Data.B445]" office:value-type="float" office:value="0" calcext:value-type="float">
            <text:p>0</text:p>
          </table:table-cell>
        </table:table-row>
        <table:table-row table:style-name="ro1">
          <table:table-cell table:formula="of:=[Data.A446]" office:value-type="string" office:string-value="scabro" calcext:value-type="string">
            <text:p>scabro</text:p>
          </table:table-cell>
          <table:table-cell table:formula="of:=[Data.B446]" office:value-type="string" office:string-value="1) ruvido&#10;2) conciso" calcext:value-type="string">
            <text:p>1) ruvido</text:p>
            <text:p>2) conciso</text:p>
          </table:table-cell>
        </table:table-row>
        <table:table-row table:style-name="ro1">
          <table:table-cell table:formula="of:=[Data.A447]" office:value-type="string" office:string-value="scalpicciare" calcext:value-type="string">
            <text:p>scalpicciare</text:p>
          </table:table-cell>
          <table:table-cell table:formula="of:=[Data.B447]" office:value-type="string" office:string-value=" v.intr. Camminare stroppiciando i piedi. Camminare facendo rumore con i piedi." calcext:value-type="string">
            <text:p><text:s/>v.intr. Camminare stroppiciando i piedi. Camminare facendo rumore con i piedi.</text:p>
          </table:table-cell>
        </table:table-row>
        <table:table-row table:style-name="ro1">
          <table:table-cell table:formula="of:=[Data.A448]" office:value-type="string" office:string-value="scandola" calcext:value-type="string">
            <text:p>scandola</text:p>
          </table:table-cell>
          <table:table-cell table:formula="of:=[Data.B448]" office:value-type="float" office:value="0" calcext:value-type="float">
            <text:p>0</text:p>
          </table:table-cell>
        </table:table-row>
        <table:table-row table:style-name="ro1">
          <table:table-cell table:formula="of:=[Data.A449]" office:value-type="string" office:string-value="scartafaccio" calcext:value-type="string">
            <text:p>scartafaccio</text:p>
          </table:table-cell>
          <table:table-cell table:formula="of:=[Data.B449]" office:value-type="string" office:string-value="1 Quaderno di più fogli, anche non legati insieme, usato per minute, per prendere appunti, e sim.  Libro malridotto.&#10;2 Libro o scheda in cui vengono registrate le prime note di un'azienda." calcext:value-type="string">
            <text:p>1 Quaderno di più fogli, anche non legati insieme, usato per minute, per prendere appunti, e sim.  Libro malridotto.</text:p>
            <text:p>2 Libro o scheda in cui vengono registrate le prime note di un'azienda.</text:p>
          </table:table-cell>
        </table:table-row>
        <table:table-row table:style-name="ro1">
          <table:table-cell table:formula="of:=[Data.A450]" office:value-type="string" office:string-value="scevro" calcext:value-type="string">
            <text:p>scevro</text:p>
          </table:table-cell>
          <table:table-cell table:formula="of:=[Data.B450]" office:value-type="string" office:string-value="privo esente" calcext:value-type="string">
            <text:p>privo esente</text:p>
          </table:table-cell>
        </table:table-row>
        <table:table-row table:style-name="ro1">
          <table:table-cell table:formula="of:=[Data.A451]" office:value-type="string" office:string-value="sciabordare" calcext:value-type="string">
            <text:p>sciabordare</text:p>
          </table:table-cell>
          <table:table-cell table:formula="of:=[Data.B451]" office:value-type="string" office:string-value=" [sovrapposizione di sciacquare e bordare (1); 1805]&#10;A v. tr. (io sciabordo)&#10; Agitare un liquido nel recipiente che lo contiene: sciabordare vino, olio  Agitare un oggetto immerso in un liquido: sciabordare i panni nell'acqua.&#10;B v. intr. (aus. avere)&#10; Frangersi contro la riva, la chiglia di una nave o sim., detto di piccole onde tranquille." calcext:value-type="string">
            <text:p> [sovrapposizione di sciacquare e bordare (1); 1805]</text:p>
            <text:p>A v. tr. (io sciabordo)</text:p>
            <text:p> Agitare un liquido nel recipiente che lo contiene: sciabordare vino, olio  Agitare un oggetto immerso in un liquido: sciabordare i panni nell'acqua.</text:p>
            <text:p>B v. intr. (aus. avere)</text:p>
            <text:p> Frangersi contro la riva, la chiglia di una nave o sim., detto di piccole onde tranquille.</text:p>
          </table:table-cell>
        </table:table-row>
        <table:table-row table:style-name="ro1">
          <table:table-cell table:formula="of:=[Data.A452]" office:value-type="string" office:string-value="scicofante" calcext:value-type="string">
            <text:p>scicofante</text:p>
          </table:table-cell>
          <table:table-cell table:formula="of:=[Data.B452]" office:value-type="float" office:value="0" calcext:value-type="float">
            <text:p>0</text:p>
          </table:table-cell>
        </table:table-row>
        <table:table-row table:style-name="ro1">
          <table:table-cell table:formula="of:=[Data.A453]" office:value-type="string" office:string-value="sciorinare" calcext:value-type="string">
            <text:p>sciorinare</text:p>
          </table:table-cell>
          <table:table-cell table:formula="of:=[Data.B453]" office:value-type="float" office:value="0" calcext:value-type="float">
            <text:p>0</text:p>
          </table:table-cell>
        </table:table-row>
        <table:table-row table:style-name="ro1">
          <table:table-cell table:formula="of:=[Data.A454]" office:value-type="string" office:string-value="scipito" calcext:value-type="string">
            <text:p>scipito</text:p>
          </table:table-cell>
          <table:table-cell table:formula="of:=[Data.B454]" office:value-type="string" office:string-value="agg.&#10;1 Privo di sapore: carne scipita. SIN. Insipido. CONTR. Salato.&#10;2 (fig.) Insulso, privo di spirito: barzelletta scipita." calcext:value-type="string">
            <text:p>agg.</text:p>
            <text:p>1 Privo di sapore: carne scipita. SIN. Insipido. CONTR. Salato.</text:p>
            <text:p>2 (fig.) Insulso, privo di spirito: barzelletta scipita.</text:p>
          </table:table-cell>
        </table:table-row>
        <table:table-row table:style-name="ro1">
          <table:table-cell table:formula="of:=[Data.A455]" office:value-type="string" office:string-value="scombuiare" calcext:value-type="string">
            <text:p>scombuiare</text:p>
          </table:table-cell>
          <table:table-cell table:formula="of:=[Data.B455]" office:value-type="string" office:string-value="v. tr. (io scombuio)&#10; (raro) Disordinare, mettere sossopra  (lett.) Confondere, frastornare: comunicazioni che mi hanno scombuiato il cervello (FOGAZZARO)." calcext:value-type="string">
            <text:p>v. tr. (io scombuio)</text:p>
            <text:p> (raro) Disordinare, mettere sossopra  (lett.) Confondere, frastornare: comunicazioni che mi hanno scombuiato il cervello (FOGAZZARO).</text:p>
          </table:table-cell>
        </table:table-row>
        <table:table-row table:style-name="ro1">
          <table:table-cell table:formula="of:=[Data.A456]" office:value-type="string" office:string-value="scorato" calcext:value-type="string">
            <text:p>scorato</text:p>
          </table:table-cell>
          <table:table-cell table:formula="of:=[Data.B456]" office:value-type="string" office:string-value=" agg. Avvilito, disanimato, scoraggiato, come abbattuto o prostrato, ma meno forte. / Impaurito." calcext:value-type="string">
            <text:p><text:s/>agg. Avvilito, disanimato, scoraggiato, come abbattuto o prostrato, ma meno forte. / Impaurito.</text:p>
          </table:table-cell>
        </table:table-row>
        <table:table-row table:style-name="ro1">
          <table:table-cell table:formula="of:=[Data.A457]" office:value-type="string" office:string-value="scranna" calcext:value-type="string">
            <text:p>scranna</text:p>
          </table:table-cell>
          <table:table-cell table:formula="of:=[Data.B457]" office:value-type="string" office:string-value="Sedia a braccioli e scheinale particolamente alti" calcext:value-type="string">
            <text:p>Sedia a braccioli e scheinale particolamente alti</text:p>
          </table:table-cell>
        </table:table-row>
        <table:table-row table:style-name="ro1">
          <table:table-cell table:formula="of:=[Data.A458]" office:value-type="string" office:string-value="scudiscio" calcext:value-type="string">
            <text:p>scudiscio</text:p>
          </table:table-cell>
          <table:table-cell table:formula="of:=[Data.B458]" office:value-type="float" office:value="0" calcext:value-type="float">
            <text:p>0</text:p>
          </table:table-cell>
        </table:table-row>
        <table:table-row table:style-name="ro1">
          <table:table-cell table:formula="of:=[Data.A459]" office:value-type="string" office:string-value="sedizioso" calcext:value-type="string">
            <text:p>sedizioso</text:p>
          </table:table-cell>
          <table:table-cell table:formula="of:=[Data.B459]" office:value-type="string" office:string-value="1) che incita alla  ribellione contro il potere ufficiale, rivolta.&#10;2)2 Che provoca, favorisce, partecipa a una ribellione, detto di persona SIN. Ribelle, sovversivo." calcext:value-type="string">
            <text:p>1) che incita alla  ribellione contro il potere ufficiale, rivolta.</text:p>
            <text:p>2)2 Che provoca, favorisce, partecipa a una ribellione, detto di persona SIN. Ribelle, sovversivo.</text:p>
          </table:table-cell>
        </table:table-row>
        <table:table-row table:style-name="ro1">
          <table:table-cell table:formula="of:=[Data.A460]" office:value-type="string" office:string-value="segnacolo" calcext:value-type="string">
            <text:p>segnacolo</text:p>
          </table:table-cell>
          <table:table-cell table:formula="of:=[Data.B460]" office:value-type="string" office:string-value="(lett.) Segno, insegna, simbolo:" calcext:value-type="string">
            <text:p>(lett.) Segno, insegna, simbolo:</text:p>
          </table:table-cell>
        </table:table-row>
        <table:table-row table:style-name="ro1">
          <table:table-cell table:formula="of:=[Data.A461]" office:value-type="string" office:string-value="selenico" calcext:value-type="string">
            <text:p>selenico</text:p>
          </table:table-cell>
          <table:table-cell table:formula="of:=[Data.B461]" office:value-type="string" office:string-value="lunare, della luna" calcext:value-type="string">
            <text:p>lunare, della luna</text:p>
          </table:table-cell>
        </table:table-row>
        <table:table-row table:style-name="ro1">
          <table:table-cell table:formula="of:=[Data.A462]" office:value-type="string" office:string-value="semeiotica" calcext:value-type="string">
            <text:p>semeiotica</text:p>
          </table:table-cell>
          <table:table-cell table:formula="of:=[Data.B462]" office:value-type="string" office:string-value=" studio dei segni e dei sintomi delle malattie e dei metodi per rilevarle." calcext:value-type="string">
            <text:p><text:s/>studio dei segni e dei sintomi delle malattie e dei metodi per rilevarle.</text:p>
          </table:table-cell>
        </table:table-row>
        <table:table-row table:style-name="ro1">
          <table:table-cell table:formula="of:=[Data.A463]" office:value-type="string" office:string-value="semiotica" calcext:value-type="string">
            <text:p>semiotica</text:p>
          </table:table-cell>
          <table:table-cell table:formula="of:=[Data.B463]" office:value-type="string" office:string-value="Dottrina strettamente legata alla gnoseologia, che studia i segni e la conoscenza simbolica in generale / scienza che studia i sistemi di segni sia naturali sia artificiali attraverso i quali avviene la comunicazione, suddivisa in semantica, sintattica e pragmatica " calcext:value-type="string">
            <text:p>Dottrina strettamente legata alla gnoseologia, che studia i segni e la conoscenza simbolica in generale / scienza che studia i sistemi di segni sia naturali sia artificiali attraverso i quali avviene la comunicazione, suddivisa in semantica, sintattica e pragmatica </text:p>
          </table:table-cell>
        </table:table-row>
        <table:table-row table:style-name="ro1">
          <table:table-cell table:formula="of:=[Data.A464]" office:value-type="string" office:string-value="senapismo" calcext:value-type="string">
            <text:p>senapismo</text:p>
          </table:table-cell>
          <table:table-cell table:formula="of:=[Data.B464]" office:value-type="float" office:value="0" calcext:value-type="float">
            <text:p>0</text:p>
          </table:table-cell>
        </table:table-row>
        <table:table-row table:style-name="ro1">
          <table:table-cell table:formula="of:=[Data.A465]" office:value-type="string" office:string-value="sentina" calcext:value-type="string">
            <text:p>sentina</text:p>
          </table:table-cell>
          <table:table-cell table:formula="of:=[Data.B465]" office:value-type="string" office:string-value=" Parte più bassa e interna di  portare o recapitare qualcosa a qualcuno" calcext:value-type="string">
            <text:p><text:s/>Parte più bassa e interna di <text:s/>portare o recapitare qualcosa a qualcuno</text:p>
          </table:table-cell>
        </table:table-row>
        <table:table-row table:style-name="ro1">
          <table:table-cell table:formula="of:=[Data.A466]" office:value-type="string" office:string-value="sequela" calcext:value-type="string">
            <text:p>sequela</text:p>
          </table:table-cell>
          <table:table-cell table:formula="of:=[Data.B466]" office:value-type="string" office:string-value=" sf. una sequenza di cose, per lo più moleste. (una sequela di guai) raro detto di persone. Ha un signiﬁcato negativo: vale infatti per una serie di cose o fatti spiacevoli che accadono uno di seguito all'altro" calcext:value-type="string">
            <text:p><text:s/>sf. una sequenza di cose, per lo più moleste. (una sequela di guai) raro detto di persone. Ha un signiﬁcato negativo: vale infatti per una serie di cose o fatti spiacevoli che accadono uno di seguito all'altro</text:p>
          </table:table-cell>
        </table:table-row>
        <table:table-row table:style-name="ro1">
          <table:table-cell table:formula="of:=[Data.A467]" office:value-type="string" office:string-value="serafico" calcext:value-type="string">
            <text:p>serafico</text:p>
          </table:table-cell>
          <table:table-cell table:formula="of:=[Data.B467]" office:value-type="float" office:value="0" calcext:value-type="float">
            <text:p>0</text:p>
          </table:table-cell>
        </table:table-row>
        <table:table-row table:style-name="ro1">
          <table:table-cell table:formula="of:=[Data.A468]" office:value-type="string" office:string-value="sestante" calcext:value-type="string">
            <text:p>sestante</text:p>
          </table:table-cell>
          <table:table-cell table:formula="of:=[Data.B468]" office:value-type="string" office:string-value="strumento per misurare l'angolo tra due oggetti" calcext:value-type="string">
            <text:p>strumento per misurare l'angolo tra due oggetti</text:p>
          </table:table-cell>
        </table:table-row>
        <table:table-row table:style-name="ro1">
          <table:table-cell table:formula="of:=[Data.A469]" office:value-type="string" office:string-value="Sibilla" calcext:value-type="string">
            <text:p>Sibilla</text:p>
          </table:table-cell>
          <table:table-cell table:formula="of:=[Data.B469]" office:value-type="string" office:string-value="Nome di una (o più) profetesse nella mitologia mediterraneo orientale. La principale, in contatto , secondo la mitologia greca col dio Apollo, sarebbe l'Eritrea (di nome Eroﬁle ) e da questa sarebbero derivate numerose altre (la Troiana, la Frigia l'Efesia ). Venendo in Italia avrebbe assunto l'aspetto della sibilla Cumana o Demoﬁle, molto importante a causa dei libri sibillini, per tradizione religiosa romano" calcext:value-type="string">
            <text:p>Nome di una (o più) profetesse nella mitologia mediterraneo orientale. La principale, in contatto , secondo la mitologia greca col dio Apollo, sarebbe l'Eritrea (di nome Eroﬁle ) e da questa sarebbero derivate numerose altre (la Troiana, la Frigia l'Efesia ). Venendo in Italia avrebbe assunto l'aspetto della sibilla Cumana o Demoﬁle, molto importante a causa dei libri sibillini, per tradizione religiosa romano</text:p>
          </table:table-cell>
        </table:table-row>
        <table:table-row table:style-name="ro1">
          <table:table-cell table:formula="of:=[Data.A470]" office:value-type="string" office:string-value="simonia" calcext:value-type="string">
            <text:p>simonia</text:p>
          </table:table-cell>
          <table:table-cell table:formula="of:=[Data.B470]" office:value-type="string" office:string-value="Nel diritto canonico, delitto consistente nel vendere o comprare, o anche nella sola intenzione di commerciare, cose sacre o spirituali  Peccato corrispondente al delitto di simonia. Da Simone Mago Samaritano che cercò di comprare da S.Pietro il potere di trasmettere i doni dello Spirito Santo" calcext:value-type="string">
            <text:p>Nel diritto canonico, delitto consistente nel vendere o comprare, o anche nella sola intenzione di commerciare, cose sacre o spirituali <text:s/>Peccato corrispondente al delitto di simonia. Da Simone Mago Samaritano che cercò di comprare da S.Pietro il potere di trasmettere i doni dello Spirito Santo</text:p>
          </table:table-cell>
        </table:table-row>
        <table:table-row table:style-name="ro1">
          <table:table-cell table:formula="of:=[Data.A471]" office:value-type="string" office:string-value="simulacro" calcext:value-type="string">
            <text:p>simulacro</text:p>
          </table:table-cell>
          <table:table-cell table:formula="of:=[Data.B471]" office:value-type="string" office:string-value="Statua, ritratto, immagine, specie di personaggi illustri / Parvenza, immagine lontana dal vero." calcext:value-type="string">
            <text:p>Statua, ritratto, immagine, specie di personaggi illustri / Parvenza, immagine lontana dal vero.</text:p>
          </table:table-cell>
        </table:table-row>
        <table:table-row table:style-name="ro1">
          <table:table-cell table:formula="of:=[Data.A472]" office:value-type="string" office:string-value="sincretismo" calcext:value-type="string">
            <text:p>sincretismo</text:p>
          </table:table-cell>
          <table:table-cell table:formula="of:=[Data.B472]" office:value-type="string" office:string-value="fusione di elementi mitologici, culturali e dottrinali di varie religioni anche in forme incoerenti." calcext:value-type="string">
            <text:p>fusione di elementi mitologici, culturali e dottrinali di varie religioni anche in forme incoerenti.</text:p>
          </table:table-cell>
        </table:table-row>
        <table:table-row table:style-name="ro1">
          <table:table-cell table:formula="of:=[Data.A473]" office:value-type="string" office:string-value="sinecura" calcext:value-type="string">
            <text:p>sinecura</text:p>
          </table:table-cell>
          <table:table-cell table:formula="of:=[Data.B473]" office:value-type="float" office:value="0" calcext:value-type="float">
            <text:p>0</text:p>
          </table:table-cell>
        </table:table-row>
        <table:table-row table:style-name="ro1">
          <table:table-cell table:formula="of:=[Data.A474]" office:value-type="string" office:string-value="sineddoche " calcext:value-type="string">
            <text:p>sineddoche </text:p>
          </table:table-cell>
          <table:table-cell table:formula="of:=[Data.B474]" office:value-type="string" office:string-value="Figura retorica che consiste nell'esprimere un'idea con una parola adoperata normalmente per indicare un'idea diversa, ma avente con la prima un rapporto di qualità come quando si nomina il tutto per la parte o la parte per il tutto, il singolare per il plurale o viceversa, il genere per la specie l'oggetto con il nome della materia di cui è fatto." calcext:value-type="string">
            <text:p>Figura retorica che consiste nell'esprimere un'idea con una parola adoperata normalmente per indicare un'idea diversa, ma avente con la prima un rapporto di qualità come quando si nomina il tutto per la parte o la parte per il tutto, il singolare per il plurale o viceversa, il genere per la specie l'oggetto con il nome della materia di cui è fatto.</text:p>
          </table:table-cell>
        </table:table-row>
        <table:table-row table:style-name="ro1">
          <table:table-cell table:formula="of:=[Data.A475]" office:value-type="string" office:string-value="Siniscalco" calcext:value-type="string">
            <text:p>Siniscalco</text:p>
          </table:table-cell>
          <table:table-cell table:formula="of:=[Data.B475]" office:value-type="string" office:string-value="Nell’alto Medioevo, ufficiale  di palazzo incaricato di sovraintendere al servizio di mensa del re / Alto grado militare e amministrativo nell’epoca carolingio" calcext:value-type="string">
            <text:p>Nell’alto Medioevo, ufficiale <text:s/>di palazzo incaricato di sovraintendere al servizio di mensa del re / Alto grado militare e amministrativo nell’epoca carolingio</text:p>
          </table:table-cell>
        </table:table-row>
        <table:table-row table:style-name="ro1">
          <table:table-cell table:formula="of:=[Data.A476]" office:value-type="string" office:string-value="sirte" calcext:value-type="string">
            <text:p>sirte</text:p>
          </table:table-cell>
          <table:table-cell table:formula="of:=[Data.B476]" office:value-type="string" office:string-value="bassofondo di sabbie mobili, pericoloso per la navigazione 2) Pericolo insidia" calcext:value-type="string">
            <text:p>bassofondo di sabbie mobili, pericoloso per la navigazione 2) Pericolo insidia</text:p>
          </table:table-cell>
        </table:table-row>
        <table:table-row table:style-name="ro1">
          <table:table-cell table:formula="of:=[Data.A477]" office:value-type="string" office:string-value="slumacare" calcext:value-type="string">
            <text:p>slumacare</text:p>
          </table:table-cell>
          <table:table-cell table:formula="of:=[Data.B477]" office:value-type="string" office:string-value="v. tr. (io slumaco, tu slumachi)&#10; Allumacare Macchiare con strisce di bava, come fa la lumaca  (est.) Insudiciare." calcext:value-type="string">
            <text:p>v. tr. (io slumaco, tu slumachi)</text:p>
            <text:p> Allumacare Macchiare con strisce di bava, come fa la lumaca  (est.) Insudiciare.</text:p>
          </table:table-cell>
        </table:table-row>
        <table:table-row table:style-name="ro1">
          <table:table-cell table:formula="of:=[Data.A478]" office:value-type="string" office:string-value="sodale" calcext:value-type="string">
            <text:p>sodale</text:p>
          </table:table-cell>
          <table:table-cell table:formula="of:=[Data.B478]" office:value-type="string" office:string-value=" Compagno amico / Nella Roma antica chi apparteneva ad un sodalizio" calcext:value-type="string">
            <text:p><text:s/>Compagno amico / Nella Roma antica chi apparteneva ad un sodalizio</text:p>
          </table:table-cell>
        </table:table-row>
        <table:table-row table:style-name="ro1">
          <table:table-cell table:formula="of:=[Data.A479]" office:value-type="string" office:string-value="sodalizio" calcext:value-type="string">
            <text:p>sodalizio</text:p>
          </table:table-cell>
          <table:table-cell table:formula="of:=[Data.B479]" office:value-type="string" office:string-value=" sm. associazione, società, compagnia, congregazione." calcext:value-type="string">
            <text:p><text:s/>sm. associazione, società, compagnia, congregazione.</text:p>
          </table:table-cell>
        </table:table-row>
        <table:table-row table:style-name="ro1">
          <table:table-cell table:formula="of:=[Data.A480]" office:value-type="string" office:string-value="sordido" calcext:value-type="string">
            <text:p>sordido</text:p>
          </table:table-cell>
          <table:table-cell table:formula="of:=[Data.B480]" office:value-type="string" office:string-value="1) sporco, lordo 2) avaro spilorcio" calcext:value-type="string">
            <text:p>1) sporco, lordo 2) avaro spilorcio</text:p>
          </table:table-cell>
        </table:table-row>
        <table:table-row table:style-name="ro1">
          <table:table-cell table:formula="of:=[Data.A481]" office:value-type="string" office:string-value="sordido" calcext:value-type="string">
            <text:p>sordido</text:p>
          </table:table-cell>
          <table:table-cell table:formula="of:=[Data.B481]" office:value-type="string" office:string-value=" agg. Sudicio, sozzo. / ﬁg. avarissimo, taccagno spilorcio. Ciò che e sordido richiama alla mente anche alla mente del sudiciume morale e materiale. Sordido e anche l'avaro sudicio sia fisicamente che moralmente Sordido è uno sporco rivoltante (aspetto sordido) (avarizia sordida)" calcext:value-type="string">
            <text:p><text:s/>agg. Sudicio, sozzo. / ﬁg. avarissimo, taccagno spilorcio. Ciò che e sordido richiama alla mente anche alla mente del sudiciume morale e materiale. Sordido e anche l'avaro sudicio sia fisicamente che moralmente Sordido è uno sporco rivoltante (aspetto sordido) (avarizia sordida)</text:p>
          </table:table-cell>
        </table:table-row>
        <table:table-row table:style-name="ro1">
          <table:table-cell table:formula="of:=[Data.A482]" office:value-type="string" office:string-value="sorgivo" calcext:value-type="string">
            <text:p>sorgivo</text:p>
          </table:table-cell>
          <table:table-cell table:formula="of:=[Data.B482]" office:value-type="string" office:string-value=" agg. di, da sorgente (acqua sorgiva)" calcext:value-type="string">
            <text:p><text:s/>agg. di, da sorgente (acqua sorgiva)</text:p>
          </table:table-cell>
        </table:table-row>
        <table:table-row table:style-name="ro1">
          <table:table-cell table:formula="of:=[Data.A483]" office:value-type="string" office:string-value="soteriologia" calcext:value-type="string">
            <text:p>soteriologia</text:p>
          </table:table-cell>
          <table:table-cell table:formula="of:=[Data.B483]" office:value-type="string" office:string-value="Nelle religioni, dottrina che riguarda la salvezza." calcext:value-type="string">
            <text:p>Nelle religioni, dottrina che riguarda la salvezza.</text:p>
          </table:table-cell>
        </table:table-row>
        <table:table-row table:style-name="ro1">
          <table:table-cell table:formula="of:=[Data.A484]" office:value-type="string" office:string-value="soverchiare" calcext:value-type="string">
            <text:p>soverchiare</text:p>
          </table:table-cell>
          <table:table-cell table:formula="of:=[Data.B484]" office:value-type="string" office:string-value="1 lett. Andare oltre, superare qlco. 2 fig. Imporsi con la forza, sopraffare qlcu.: " calcext:value-type="string">
            <text:p>1 lett. Andare oltre, superare qlco. 2 fig. Imporsi con la forza, sopraffare qlcu.: </text:p>
          </table:table-cell>
        </table:table-row>
        <table:table-row table:style-name="ro1">
          <table:table-cell table:formula="of:=[Data.A485]" office:value-type="string" office:string-value="soverchio" calcext:value-type="string">
            <text:p>soverchio</text:p>
          </table:table-cell>
          <table:table-cell table:formula="of:=[Data.B485]" office:value-type="string" office:string-value="Eccessivo, esagerato:" calcext:value-type="string">
            <text:p>Eccessivo, esagerato:</text:p>
          </table:table-cell>
        </table:table-row>
        <table:table-row table:style-name="ro1">
          <table:table-cell table:formula="of:=[Data.A486]" office:value-type="string" office:string-value="spagirica" calcext:value-type="string">
            <text:p>spagirica</text:p>
          </table:table-cell>
          <table:table-cell table:formula="of:=[Data.B486]" office:value-type="string" office:string-value="Secondo la terminologia di Paracelso, l'antica scienza chimica intesa come arte che si occupa della composizione e decomposizione delle sostanze." calcext:value-type="string">
            <text:p>Secondo la terminologia di Paracelso, l'antica scienza chimica intesa come arte che si occupa della composizione e decomposizione delle sostanze.</text:p>
          </table:table-cell>
        </table:table-row>
        <table:table-row table:style-name="ro1">
          <table:table-cell table:formula="of:=[Data.A487]" office:value-type="string" office:string-value="sparuto" calcext:value-type="string">
            <text:p>sparuto</text:p>
          </table:table-cell>
          <table:table-cell table:formula="of:=[Data.B487]" office:value-type="string" office:string-value="magro e pallido, smunto, emaciato (viso sparuto). Penosamente magro, spettrale, da far compassione / tig. Esiguo, poco numeroso (una spamta schiera di sostenitori)" calcext:value-type="string">
            <text:p>magro e pallido, smunto, emaciato (viso sparuto). Penosamente magro, spettrale, da far compassione / tig. Esiguo, poco numeroso (una spamta schiera di sostenitori)</text:p>
          </table:table-cell>
        </table:table-row>
        <table:table-row table:style-name="ro1">
          <table:table-cell table:formula="of:=[Data.A488]" office:value-type="string" office:string-value="spingarda" calcext:value-type="string">
            <text:p>spingarda</text:p>
          </table:table-cell>
          <table:table-cell table:formula="of:=[Data.B488]" office:value-type="string" office:string-value="s. f.1 Grosso fucile a canna lunga e di grande calibro, usato in passato per tiri a distanza su stormi di anatre posate.&#10;2 Antica macchina da guerra che lanciava grosse pietre  Grossa arma da fuoco da posta del XV sec." calcext:value-type="string">
            <text:p>s. f.1 Grosso fucile a canna lunga e di grande calibro, usato in passato per tiri a distanza su stormi di anatre posate.</text:p>
            <text:p>2 Antica macchina da guerra che lanciava grosse pietre  Grossa arma da fuoco da posta del XV sec.</text:p>
          </table:table-cell>
        </table:table-row>
        <table:table-row table:style-name="ro1">
          <table:table-cell table:formula="of:=[Data.A489]" office:value-type="string" office:string-value="spirante" calcext:value-type="string">
            <text:p>spirante</text:p>
          </table:table-cell>
          <table:table-cell table:formula="of:=[Data.B489]" office:value-type="string" office:string-value=" agg, consonante spirante lo stesso che consonante fricativa," calcext:value-type="string">
            <text:p><text:s/>agg, consonante spirante lo stesso che consonante fricativa,</text:p>
          </table:table-cell>
        </table:table-row>
        <table:table-row table:style-name="ro1">
          <table:table-cell table:formula="of:=[Data.A490]" office:value-type="string" office:string-value="spurio" calcext:value-type="string">
            <text:p>spurio</text:p>
          </table:table-cell>
          <table:table-cell table:formula="of:=[Data.B490]" office:value-type="string" office:string-value="non legittimo; non autentico, falsificato" calcext:value-type="string">
            <text:p>non legittimo; non autentico, falsificato</text:p>
          </table:table-cell>
        </table:table-row>
        <table:table-row table:style-name="ro1">
          <table:table-cell table:formula="of:=[Data.A491]" office:value-type="string" office:string-value="stabbio" calcext:value-type="string">
            <text:p>stabbio</text:p>
          </table:table-cell>
          <table:table-cell table:formula="of:=[Data.B491]" office:value-type="string" office:string-value="s. m. 1 Recinto ove sono raccolte di notte pecore o mandrie al pascolo. SIN. Addiaccio.&#10;2 Sterco degli animali di stalla misto a paglia. SIN. Letame, stallatico." calcext:value-type="string">
            <text:p>s. m. 1 Recinto ove sono raccolte di notte pecore o mandrie al pascolo. SIN. Addiaccio.</text:p>
            <text:p>2 Sterco degli animali di stalla misto a paglia. SIN. Letame, stallatico.</text:p>
          </table:table-cell>
        </table:table-row>
        <table:table-row table:style-name="ro1">
          <table:table-cell table:formula="of:=[Data.A492]" office:value-type="string" office:string-value="stazzo" calcext:value-type="string">
            <text:p>stazzo</text:p>
          </table:table-cell>
          <table:table-cell table:formula="of:=[Data.B492]" office:value-type="string" office:string-value=" sm. luogo all'aperto, limitato da un recinto, dove si raccogli il bestiame durante la notte mentre viene trasferito dalla montagna al prato o viceversa. / per antonomasia un luogo di sosta." calcext:value-type="string">
            <text:p><text:s/>sm. luogo all'aperto, limitato da un recinto, dove si raccogli il bestiame durante la notte mentre viene trasferito dalla montagna al prato o viceversa. / per antonomasia un luogo di sosta.</text:p>
          </table:table-cell>
        </table:table-row>
        <table:table-row table:style-name="ro1">
          <table:table-cell table:formula="of:=[Data.A493]" office:value-type="string" office:string-value="stigio" calcext:value-type="string">
            <text:p>stigio</text:p>
          </table:table-cell>
          <table:table-cell table:formula="of:=[Data.B493]" office:value-type="float" office:value="0" calcext:value-type="float">
            <text:p>0</text:p>
          </table:table-cell>
        </table:table-row>
        <table:table-row table:style-name="ro1">
          <table:table-cell table:formula="of:=[Data.A494]" office:value-type="string" office:string-value="stilema" calcext:value-type="string">
            <text:p>stilema</text:p>
          </table:table-cell>
          <table:table-cell table:formula="of:=[Data.B494]" office:value-type="string" office:string-value="sm&#10;costrutto o procedimento stilistico caratteristico e ripetuto in un dato autore, in una scuola, in un periodo storico. Ciascun elemento che contribuisce a formare uno stile." calcext:value-type="string">
            <text:p>sm</text:p>
            <text:p>costrutto o procedimento stilistico caratteristico e ripetuto in un dato autore, in una scuola, in un periodo storico. Ciascun elemento che contribuisce a formare uno stile.</text:p>
          </table:table-cell>
        </table:table-row>
        <table:table-row table:style-name="ro1">
          <table:table-cell table:formula="of:=[Data.A495]" office:value-type="string" office:string-value="stilla" calcext:value-type="string">
            <text:p>stilla</text:p>
          </table:table-cell>
          <table:table-cell table:formula="of:=[Data.B495]" office:value-type="string" office:string-value=" lett. Piccola goccia (una stilla d'acqua) è una gocciolina minuta che non sempre cade. (sulla pelle affiorano stille di sangue) (le stille di rugiada sull'erba)" calcext:value-type="string">
            <text:p><text:s/>lett. Piccola goccia (una stilla d'acqua) è una gocciolina minuta che non sempre cade. (sulla pelle affiorano stille di sangue) (le stille di rugiada sull'erba)</text:p>
          </table:table-cell>
        </table:table-row>
        <table:table-row table:style-name="ro1">
          <table:table-cell table:formula="of:=[Data.A496]" office:value-type="string" office:string-value="stillare" calcext:value-type="string">
            <text:p>stillare</text:p>
          </table:table-cell>
          <table:table-cell table:formula="of:=[Data.B496]" office:value-type="string" office:string-value=" v.tr. far uscire a piccole gocce, distillare anche figurato, arzigogolare (stillarsi il cervello) (che cosa state stillando)" calcext:value-type="string">
            <text:p><text:s/>v.tr. far uscire a piccole gocce, distillare anche figurato, arzigogolare (stillarsi il cervello) (che cosa state stillando)</text:p>
          </table:table-cell>
        </table:table-row>
        <table:table-row table:style-name="ro1">
          <table:table-cell table:formula="of:=[Data.A497]" office:value-type="string" office:string-value="stillicidio" calcext:value-type="string">
            <text:p>stillicidio</text:p>
          </table:table-cell>
          <table:table-cell table:formula="of:=[Data.B497]" office:value-type="string" office:string-value="1) caduta dell'acqua a goccia a goccia 2) ripetizione continua e fastidiosa di qualcosa" calcext:value-type="string">
            <text:p>1) caduta dell'acqua a goccia a goccia 2) ripetizione continua e fastidiosa di qualcosa</text:p>
          </table:table-cell>
        </table:table-row>
        <table:table-row table:style-name="ro1">
          <table:table-cell table:formula="of:=[Data.A498]" office:value-type="string" office:string-value="stolido" calcext:value-type="string">
            <text:p>stolido</text:p>
          </table:table-cell>
          <table:table-cell table:formula="of:=[Data.B498]" office:value-type="string" office:string-value=" agg. lett. insensato, stupido; anche come sostantivo (e uno dei tanti stolidi) Stolido signiﬁca quasi totale mancanza di senno." calcext:value-type="string">
            <text:p><text:s/>agg. lett. insensato, stupido; anche come sostantivo (e uno dei tanti stolidi) Stolido signiﬁca quasi totale mancanza di senno.</text:p>
          </table:table-cell>
        </table:table-row>
        <table:table-row table:style-name="ro1">
          <table:table-cell table:formula="of:=[Data.A499]" office:value-type="string" office:string-value="stormire" calcext:value-type="string">
            <text:p>stormire</text:p>
          </table:table-cell>
          <table:table-cell table:formula="of:=[Data.B499]" office:value-type="string" office:string-value=" v.intr. Agitarsi con rumore leggiero, con un fruscio di foglie e fronde agitate dal vento," calcext:value-type="string">
            <text:p><text:s/>v.intr. Agitarsi con rumore leggiero, con un fruscio di foglie e fronde agitate dal vento,</text:p>
          </table:table-cell>
        </table:table-row>
        <table:table-row table:style-name="ro1">
          <table:table-cell table:formula="of:=[Data.A500]" office:value-type="string" office:string-value="stornello" calcext:value-type="string">
            <text:p>stornello</text:p>
          </table:table-cell>
          <table:table-cell table:formula="of:=[Data.B500]" office:value-type="string" office:string-value="canto popolare specie dell'italia centrale composto da due endecasillabi preceduti da un quinario. " calcext:value-type="string">
            <text:p>canto popolare specie dell'italia centrale composto da due endecasillabi preceduti da un quinario. </text:p>
          </table:table-cell>
        </table:table-row>
        <table:table-row table:style-name="ro1">
          <table:table-cell table:formula="of:=[Data.A501]" office:value-type="string" office:string-value="stornello" calcext:value-type="string">
            <text:p>stornello</text:p>
          </table:table-cell>
          <table:table-cell table:formula="of:=[Data.B501]" office:value-type="string" office:string-value=" sm. breve componimento poetico di carattere popolare, di origine toscana, per lo più di argomento amoroso od arguto; e composto generalmente da un quinario e da due endecasillabi di cui il secondo rima con il quinario," calcext:value-type="string">
            <text:p><text:s/>sm. breve componimento poetico di carattere popolare, di origine toscana, per lo più di argomento amoroso od arguto; e composto generalmente da un quinario e da due endecasillabi di cui il secondo rima con il quinario,</text:p>
          </table:table-cell>
        </table:table-row>
        <table:table-row table:style-name="ro1">
          <table:table-cell table:formula="of:=[Data.A502]" office:value-type="string" office:string-value="strame" calcext:value-type="string">
            <text:p>strame</text:p>
          </table:table-cell>
          <table:table-cell table:formula="of:=[Data.B502]" office:value-type="string" office:string-value="Paglia, fieno e sim., usati per alimento o lettiera al bestiame  Erbe secche." calcext:value-type="string">
            <text:p>Paglia, fieno e sim., usati per alimento o lettiera al bestiame <text:s/>Erbe secche.</text:p>
          </table:table-cell>
        </table:table-row>
        <table:table-row table:style-name="ro1">
          <table:table-cell table:formula="of:=[Data.A503]" office:value-type="string" office:string-value="stramonio" calcext:value-type="string">
            <text:p>stramonio</text:p>
          </table:table-cell>
          <table:table-cell table:formula="of:=[Data.B503]" office:value-type="float" office:value="0" calcext:value-type="float">
            <text:p>0</text:p>
          </table:table-cell>
        </table:table-row>
        <table:table-row table:style-name="ro1">
          <table:table-cell table:formula="of:=[Data.A504]" office:value-type="string" office:string-value="stranguglione" calcext:value-type="string">
            <text:p>stranguglione</text:p>
          </table:table-cell>
          <table:table-cell table:formula="of:=[Data.B504]" office:value-type="string" office:string-value="s. m. 1 (veter., pop.) Adenite equina.&#10;2 (spec. al pl.) Singhiozzo, senso di peso allo stomaco e di soffocamento per avere mangiato troppo: " calcext:value-type="string">
            <text:p>s. m. 1 (veter., pop.) Adenite equina.</text:p>
            <text:p>2 (spec. al pl.) Singhiozzo, senso di peso allo stomaco e di soffocamento per avere mangiato troppo: </text:p>
          </table:table-cell>
        </table:table-row>
        <table:table-row table:style-name="ro1">
          <table:table-cell table:formula="of:=[Data.A505]" office:value-type="string" office:string-value="strinato" calcext:value-type="string">
            <text:p>strinato</text:p>
          </table:table-cell>
          <table:table-cell table:formula="of:=[Data.B505]" office:value-type="float" office:value="0" calcext:value-type="float">
            <text:p>0</text:p>
          </table:table-cell>
        </table:table-row>
        <table:table-row table:style-name="ro1">
          <table:table-cell table:formula="of:=[Data.A506]" office:value-type="string" office:string-value="subbio" calcext:value-type="string">
            <text:p>subbio</text:p>
          </table:table-cell>
          <table:table-cell table:formula="of:=[Data.B506]" office:value-type="string" office:string-value="nel telaio per tessitura, cilindro di legno o metallo sul quale sono avvolti i fili dell’ordito o il tessuto fabbricato." calcext:value-type="string">
            <text:p>nel telaio per tessitura, cilindro di legno o metallo sul quale sono avvolti i fili dell’ordito o il tessuto fabbricato.</text:p>
          </table:table-cell>
        </table:table-row>
        <table:table-row table:style-name="ro1">
          <table:table-cell table:formula="of:=[Data.A507]" office:value-type="string" office:string-value="suffumigo" calcext:value-type="string">
            <text:p>suffumigo</text:p>
          </table:table-cell>
          <table:table-cell table:formula="of:=[Data.B507]" office:value-type="string" office:string-value="Forma di somministrazione di medicamenti medianti fumi." calcext:value-type="string">
            <text:p>Forma di somministrazione di medicamenti medianti fumi.</text:p>
          </table:table-cell>
        </table:table-row>
        <table:table-row table:style-name="ro1">
          <table:table-cell table:formula="of:=[Data.A508]" office:value-type="string" office:string-value="surrettizio" calcext:value-type="string">
            <text:p>surrettizio</text:p>
          </table:table-cell>
          <table:table-cell table:formula="of:=[Data.B508]" office:value-type="string" office:string-value="Di concetto introdotto al di fuori della coerenza logica, in contrasto con i principi fondamentali di un'argomentazione" calcext:value-type="string">
            <text:p>Di concetto introdotto al di fuori della coerenza logica, in contrasto con i principi fondamentali di un'argomentazione</text:p>
          </table:table-cell>
        </table:table-row>
        <table:table-row table:style-name="ro1">
          <table:table-cell table:formula="of:=[Data.A509]" office:value-type="string" office:string-value="sussiego" calcext:value-type="string">
            <text:p>sussiego</text:p>
          </table:table-cell>
          <table:table-cell table:formula="of:=[Data.B509]" office:value-type="string" office:string-value="  Aspetto, contegno, dignitoso e sostenuto, non privo di una certa altezzosità:" calcext:value-type="string">
            <text:p><text:s text:c="2"/>Aspetto, contegno, dignitoso e sostenuto, non privo di una certa altezzosità:</text:p>
          </table:table-cell>
        </table:table-row>
        <table:table-row table:style-name="ro1">
          <table:table-cell table:formula="of:=[Data.A510]" office:value-type="string" office:string-value="talassocrazia" calcext:value-type="string">
            <text:p>talassocrazia</text:p>
          </table:table-cell>
          <table:table-cell table:formula="of:=[Data.B510]" office:value-type="string" office:string-value=" il predominio del mare." calcext:value-type="string">
            <text:p><text:s/>il predominio del mare.</text:p>
          </table:table-cell>
        </table:table-row>
        <table:table-row table:style-name="ro1">
          <table:table-cell table:formula="of:=[Data.A511]" office:value-type="string" office:string-value="teca" calcext:value-type="string">
            <text:p>teca</text:p>
          </table:table-cell>
          <table:table-cell table:formula="of:=[Data.B511]" office:value-type="string" office:string-value="1) custodia, astuccio&#10;2) astuccio o scatola in cui si conservano le reliquie dei santi" calcext:value-type="string">
            <text:p>1) custodia, astuccio</text:p>
            <text:p>2) astuccio o scatola in cui si conservano le reliquie dei santi</text:p>
          </table:table-cell>
        </table:table-row>
        <table:table-row table:style-name="ro1">
          <table:table-cell table:formula="of:=[Data.A512]" office:value-type="string" office:string-value="tedioso" calcext:value-type="string">
            <text:p>tedioso</text:p>
          </table:table-cell>
          <table:table-cell table:formula="of:=[Data.B512]" office:value-type="string" office:string-value="molto noioso e fastidioso: " calcext:value-type="string">
            <text:p>molto noioso e fastidioso: </text:p>
          </table:table-cell>
        </table:table-row>
        <table:table-row table:style-name="ro1">
          <table:table-cell table:formula="of:=[Data.A513]" office:value-type="string" office:string-value="teofania" calcext:value-type="string">
            <text:p>teofania</text:p>
          </table:table-cell>
          <table:table-cell table:formula="of:=[Data.B513]" office:value-type="string" office:string-value=" Apparizione o manifestazione della divinità, in forma personale o impersonale  Oggetto o realtà in cui la manifestazione divina si realizza." calcext:value-type="string">
            <text:p><text:s/>Apparizione o manifestazione della divinità, in forma personale o impersonale <text:s/>Oggetto o realtà in cui la manifestazione divina si realizza.</text:p>
          </table:table-cell>
        </table:table-row>
        <table:table-row table:style-name="ro1">
          <table:table-cell table:formula="of:=[Data.A514]" office:value-type="string" office:string-value="terso" calcext:value-type="string">
            <text:p>terso</text:p>
          </table:table-cell>
          <table:table-cell table:formula="of:=[Data.B514]" office:value-type="string" office:string-value="Agg: nitido, pulito" calcext:value-type="string">
            <text:p>Agg: nitido, pulito</text:p>
          </table:table-cell>
        </table:table-row>
        <table:table-row table:style-name="ro1">
          <table:table-cell table:formula="of:=[Data.A515]" office:value-type="string" office:string-value="terso" calcext:value-type="string">
            <text:p>terso</text:p>
          </table:table-cell>
          <table:table-cell table:formula="of:=[Data.B515]" office:value-type="string" office:string-value=" agg. nitido. forbito, lucente, limpido chiaro (stelle terse) E' qualcosa di chiaro e luminoso pulitissimo (cielo, bicchiere tersi) (specchio terso) (acqua, aria trese) /ﬁg. Stile terso : chiaro appropriato e forbito." calcext:value-type="string">
            <text:p><text:s/>agg. nitido. forbito, lucente, limpido chiaro (stelle terse) E' qualcosa di chiaro e luminoso pulitissimo (cielo, bicchiere tersi) (specchio terso) (acqua, aria trese) /ﬁg. Stile terso : chiaro appropriato e forbito.</text:p>
          </table:table-cell>
        </table:table-row>
        <table:table-row table:style-name="ro1">
          <table:table-cell table:formula="of:=[Data.A516]" office:value-type="string" office:string-value="tetraggine" calcext:value-type="string">
            <text:p>tetraggine</text:p>
          </table:table-cell>
          <table:table-cell table:formula="of:=[Data.B516]" office:value-type="string" office:string-value="s. f.&#10; Condizione di chi (o di ciò che) è tetro (anche fig.): la tetraggine di una vecchia casa; la tetraggine di un discorso  Umore tetro." calcext:value-type="string">
            <text:p>s. f.</text:p>
            <text:p> Condizione di chi (o di ciò che) è tetro (anche fig.): la tetraggine di una vecchia casa; la tetraggine di un discorso  Umore tetro.</text:p>
          </table:table-cell>
        </table:table-row>
        <table:table-row table:style-name="ro1">
          <table:table-cell table:formula="of:=[Data.A517]" office:value-type="string" office:string-value="teutonico" calcext:value-type="string">
            <text:p>teutonico</text:p>
          </table:table-cell>
          <table:table-cell table:formula="of:=[Data.B517]" office:value-type="string" office:string-value="Dell'antica popolazione dei teutoni / Tedesco in senso spergiativo Esatezza tenacia tutonica" calcext:value-type="string">
            <text:p>Dell'antica popolazione dei teutoni / Tedesco in senso spergiativo Esatezza tenacia tutonica</text:p>
          </table:table-cell>
        </table:table-row>
        <table:table-row table:style-name="ro1">
          <table:table-cell table:formula="of:=[Data.A518]" office:value-type="string" office:string-value="tomaia" calcext:value-type="string">
            <text:p>tomaia</text:p>
          </table:table-cell>
          <table:table-cell table:formula="of:=[Data.B518]" office:value-type="string" office:string-value=" La parte superiore della scarpa, che fascia il piede; se formata di più pezzi, il nome può indicare anche la sola parte anteriore: " calcext:value-type="string">
            <text:p><text:s/>La parte superiore della scarpa, che fascia il piede; se formata di più pezzi, il nome può indicare anche la sola parte anteriore: </text:p>
          </table:table-cell>
        </table:table-row>
        <table:table-row table:style-name="ro1">
          <table:table-cell table:formula="of:=[Data.A519]" office:value-type="string" office:string-value="topica" calcext:value-type="string">
            <text:p>topica</text:p>
          </table:table-cell>
          <table:table-cell table:formula="of:=[Data.B519]" office:value-type="string" office:string-value="(fam) un'azione o una frase fatta o detta a sproposito, che porta a una figuraccia" calcext:value-type="string">
            <text:p>(fam) un'azione o una frase fatta o detta a sproposito, che porta a una figuraccia</text:p>
          </table:table-cell>
        </table:table-row>
        <table:table-row table:style-name="ro1">
          <table:table-cell table:formula="of:=[Data.A520]" office:value-type="string" office:string-value="topico" calcext:value-type="string">
            <text:p>topico</text:p>
          </table:table-cell>
          <table:table-cell table:formula="of:=[Data.B520]" office:value-type="string" office:string-value="1) attinente alla topica 2) cghe si riferisce al luogo 3) fondamentale decisivo " calcext:value-type="string">
            <text:p>1) attinente alla topica 2) cghe si riferisce al luogo 3) fondamentale decisivo </text:p>
          </table:table-cell>
        </table:table-row>
        <table:table-row table:style-name="ro1">
          <table:table-cell table:formula="of:=[Data.A521]" office:value-type="string" office:string-value="torma" calcext:value-type="string">
            <text:p>torma</text:p>
          </table:table-cell>
          <table:table-cell table:formula="of:=[Data.B521]" office:value-type="string" office:string-value="1 (lett.) Schiera di soldati  (est.) Quantità di persone che vanno insieme e disordinatamente: una torma di dimostranti  (fig., lett.) Insieme, quantità, spec. di idee, pensieri, sentimenti:&#10;2 Branco di animali: una torma di bufali.&#10;3 Reparto di cavalleria dell'esercito romano corrispondente al moderno plotone." calcext:value-type="string">
            <text:p>1 (lett.) Schiera di soldati  (est.) Quantità di persone che vanno insieme e disordinatamente: una torma di dimostranti  (fig., lett.) Insieme, quantità, spec. di idee, pensieri, sentimenti:</text:p>
            <text:p>2 Branco di animali: una torma di bufali.</text:p>
            <text:p>3 Reparto di cavalleria dell'esercito romano corrispondente al moderno plotone.</text:p>
          </table:table-cell>
        </table:table-row>
        <table:table-row table:style-name="ro1">
          <table:table-cell table:formula="of:=[Data.A522]" office:value-type="string" office:string-value="torvo" calcext:value-type="string">
            <text:p>torvo</text:p>
          </table:table-cell>
          <table:table-cell table:formula="of:=[Data.B522]" office:value-type="string" office:string-value="bieco, feroce e minaccioso" calcext:value-type="string">
            <text:p>bieco, feroce e minaccioso</text:p>
          </table:table-cell>
        </table:table-row>
        <table:table-row table:style-name="ro1">
          <table:table-cell table:formula="of:=[Data.A523]" office:value-type="string" office:string-value="torvo" calcext:value-type="string">
            <text:p>torvo</text:p>
          </table:table-cell>
          <table:table-cell table:formula="of:=[Data.B523]" office:value-type="string" office:string-value=" agg. di aspetto feroce. Torvo di dice lo sguardo, l'espressione, i] viso duro, minaccioso." calcext:value-type="string">
            <text:p><text:s/>agg. di aspetto feroce. Torvo di dice lo sguardo, l'espressione, i] viso duro, minaccioso.</text:p>
          </table:table-cell>
        </table:table-row>
        <table:table-row table:style-name="ro1">
          <table:table-cell table:formula="of:=[Data.A524]" office:value-type="string" office:string-value="tossicoloso" calcext:value-type="string">
            <text:p>tossicoloso</text:p>
          </table:table-cell>
          <table:table-cell table:formula="of:=[Data.B524]" office:value-type="string" office:string-value="Che (o Chi) tossisce spesso." calcext:value-type="string">
            <text:p>Che (o Chi) tossisce spesso.</text:p>
          </table:table-cell>
        </table:table-row>
        <table:table-row table:style-name="ro1">
          <table:table-cell table:formula="of:=[Data.A525]" office:value-type="string" office:string-value="tracotante" calcext:value-type="string">
            <text:p>tracotante</text:p>
          </table:table-cell>
          <table:table-cell table:formula="of:=[Data.B525]" office:value-type="string" office:string-value=" agg, che mostra superbia, presunzione, insolente, arrogante, prepotente, La tracotanza e la superbia unita alla prepotenza." calcext:value-type="string">
            <text:p><text:s/>agg, che mostra superbia, presunzione, insolente, arrogante, prepotente, La tracotanza e la superbia unita alla prepotenza.</text:p>
          </table:table-cell>
        </table:table-row>
        <table:table-row table:style-name="ro1">
          <table:table-cell table:formula="of:=[Data.A526]" office:value-type="string" office:string-value="transeunte" calcext:value-type="string">
            <text:p>transeunte</text:p>
          </table:table-cell>
          <table:table-cell table:formula="of:=[Data.B526]" office:value-type="string" office:string-value="(lett.) Che passa, è transitorio. SIN. Caduco, effimero" calcext:value-type="string">
            <text:p>(lett.) Che passa, è transitorio. SIN. Caduco, effimero</text:p>
          </table:table-cell>
        </table:table-row>
        <table:table-row table:style-name="ro1">
          <table:table-cell table:formula="of:=[Data.A527]" office:value-type="string" office:string-value="tremebondo" calcext:value-type="string">
            <text:p>tremebondo</text:p>
          </table:table-cell>
          <table:table-cell table:formula="of:=[Data.B527]" office:value-type="string" office:string-value="(lett.) Che è tutto tremante e sbigottito (anche fig.)." calcext:value-type="string">
            <text:p>(lett.) Che è tutto tremante e sbigottito (anche fig.).</text:p>
          </table:table-cell>
        </table:table-row>
        <table:table-row table:style-name="ro1">
          <table:table-cell table:formula="of:=[Data.A528]" office:value-type="string" office:string-value="tropo" calcext:value-type="string">
            <text:p>tropo</text:p>
          </table:table-cell>
          <table:table-cell table:formula="of:=[Data.B528]" office:value-type="string" office:string-value="1 (ret.) qualsiasi uso linguistico che trasferisca una parola dal significato suo proprio a un altro figurato; traslato: la metafora, la metonimia, la.. " calcext:value-type="string">
            <text:p>1 (ret.) qualsiasi uso linguistico che trasferisca una parola dal significato suo proprio a un altro figurato; traslato: la metafora, la metonimia, la.. </text:p>
          </table:table-cell>
        </table:table-row>
        <table:table-row table:style-name="ro1">
          <table:table-cell table:formula="of:=[Data.A529]" office:value-type="string" office:string-value="tugurio" calcext:value-type="string">
            <text:p>tugurio</text:p>
          </table:table-cell>
          <table:table-cell table:formula="of:=[Data.B529]" office:value-type="string" office:string-value=" sm, casa povera, squallida, angusta. Indica una casa modesta, misera, ma anche sudicia trascurata e squallida." calcext:value-type="string">
            <text:p><text:s/>sm, casa povera, squallida, angusta. Indica una casa modesta, misera, ma anche sudicia trascurata e squallida.</text:p>
          </table:table-cell>
        </table:table-row>
        <table:table-row table:style-name="ro1">
          <table:table-cell table:formula="of:=[Data.A530]" office:value-type="string" office:string-value="tumido" calcext:value-type="string">
            <text:p>tumido</text:p>
          </table:table-cell>
          <table:table-cell table:formula="of:=[Data.B530]" office:value-type="string" office:string-value="1 Gonfio&#10;2 [in senso figurato] ampolloso, ridondante" calcext:value-type="string">
            <text:p>1 Gonfio</text:p>
            <text:p>2 [in senso figurato] ampolloso, ridondante</text:p>
          </table:table-cell>
        </table:table-row>
        <table:table-row table:style-name="ro1">
          <table:table-cell table:formula="of:=[Data.A531]" office:value-type="string" office:string-value="tumido" calcext:value-type="string">
            <text:p>tumido</text:p>
          </table:table-cell>
          <table:table-cell table:formula="of:=[Data.B531]" office:value-type="string" office:string-value=" agg. Gonﬁo, enﬁato per natura o per cause patologiche. / ﬁg. ampolloso (stile turnido) Turnido è come gonﬁo ma rare volte si usa nel senso proprio ed allora è quasi poetico: (Occhi tumidi di lacrime)." calcext:value-type="string">
            <text:p><text:s/>agg. Gonﬁo, enﬁato per natura o per cause patologiche. / ﬁg. ampolloso (stile turnido) Turnido è come gonﬁo ma rare volte si usa nel senso proprio ed allora è quasi poetico: (Occhi tumidi di lacrime).</text:p>
          </table:table-cell>
        </table:table-row>
        <table:table-row table:style-name="ro1">
          <table:table-cell table:formula="of:=[Data.A532]" office:value-type="string" office:string-value="turibolo" calcext:value-type="string">
            <text:p>turibolo</text:p>
          </table:table-cell>
          <table:table-cell table:formula="of:=[Data.B532]" office:value-type="string" office:string-value="recipiente liturgico sospeso a tre catenelle nel qulae si pone l'incenso, incensiere" calcext:value-type="string">
            <text:p>recipiente liturgico sospeso a tre catenelle nel qulae si pone l'incenso, incensiere</text:p>
          </table:table-cell>
        </table:table-row>
        <table:table-row table:style-name="ro1">
          <table:table-cell table:formula="of:=[Data.A533]" office:value-type="string" office:string-value="turibolo" calcext:value-type="string">
            <text:p>turibolo</text:p>
          </table:table-cell>
          <table:table-cell table:formula="of:=[Data.B533]" office:value-type="string" office:string-value=" sm lo stesso che incensiere Recipiente in metallo che si regge per mezzo di tre catenelle ed in cui si brucia l'incenso nelle cerimonie sacre." calcext:value-type="string">
            <text:p><text:s/>sm lo stesso che incensiere Recipiente in metallo che si regge per mezzo di tre catenelle ed in cui si brucia l'incenso nelle cerimonie sacre.</text:p>
          </table:table-cell>
        </table:table-row>
        <table:table-row table:style-name="ro1">
          <table:table-cell table:formula="of:=[Data.A534]" office:value-type="string" office:string-value="ubertoso" calcext:value-type="string">
            <text:p>ubertoso</text:p>
          </table:table-cell>
          <table:table-cell table:formula="of:=[Data.B534]" office:value-type="string" office:string-value="agg.&#10;1 (lett.) Fertile, grasso, fecondo: paese ubertoso; campagne ubertose. CONTR. Sterile." calcext:value-type="string">
            <text:p>agg.</text:p>
            <text:p>1 (lett.) Fertile, grasso, fecondo: paese ubertoso; campagne ubertose. CONTR. Sterile.</text:p>
          </table:table-cell>
        </table:table-row>
        <table:table-row table:style-name="ro1">
          <table:table-cell table:formula="of:=[Data.A535]" office:value-type="string" office:string-value="umbratile" calcext:value-type="string">
            <text:p>umbratile</text:p>
          </table:table-cell>
          <table:table-cell table:formula="of:=[Data.B535]" office:value-type="string" office:string-value="agg.&#10;1 (lett.) Che è in ombra, che è pieno d'ombra:  CONTR. Solatio.&#10;2 (fig.) Che ama l'ombra, il silenzio, la riservatezza e sim.: SIN. Introverso, timido.&#10;3 (raro, fig.) Che nasce dal dubbio, dalla ambiguità, che è privo di chiarezza e sim.: " calcext:value-type="string">
            <text:p>agg.</text:p>
            <text:p>1 (lett.) Che è in ombra, che è pieno d'ombra:  CONTR. Solatio.</text:p>
            <text:p>2 (fig.) Che ama l'ombra, il silenzio, la riservatezza e sim.: SIN. Introverso, timido.</text:p>
            <text:p>3 (raro, fig.) Che nasce dal dubbio, dalla ambiguità, che è privo di chiarezza e sim.: </text:p>
          </table:table-cell>
        </table:table-row>
        <table:table-row table:style-name="ro1">
          <table:table-cell table:formula="of:=[Data.A536]" office:value-type="string" office:string-value="uosa" calcext:value-type="string">
            <text:p>uosa</text:p>
          </table:table-cell>
          <table:table-cell table:formula="of:=[Data.B536]" office:value-type="string" office:string-value=" sf. gettai sorta di stivale in uso nel Medioevo." calcext:value-type="string">
            <text:p><text:s/>sf. gettai sorta di stivale in uso nel Medioevo.</text:p>
          </table:table-cell>
        </table:table-row>
        <table:table-row table:style-name="ro1">
          <table:table-cell table:formula="of:=[Data.A537]" office:value-type="string" office:string-value="vacuo" calcext:value-type="string">
            <text:p>vacuo</text:p>
          </table:table-cell>
          <table:table-cell table:formula="of:=[Data.B537]" office:value-type="string" office:string-value=" agg. vuoto, privo, mancante / ﬁg. Che manca di consistenza (pensieri vacui = futili, frivoli)/ sm . il vuoto, lo spazio vuoto. / Vacuo è come vuoto ma usato più in senso ﬁgurato, (Mente vacua, spirito vacuo, Uomo vacuo)." calcext:value-type="string">
            <text:p><text:s/>agg. vuoto, privo, mancante / ﬁg. Che manca di consistenza (pensieri vacui = futili, frivoli)/ sm . il vuoto, lo spazio vuoto. / Vacuo è come vuoto ma usato più in senso ﬁgurato, (Mente vacua, spirito vacuo, Uomo vacuo).</text:p>
          </table:table-cell>
        </table:table-row>
        <table:table-row table:style-name="ro1">
          <table:table-cell table:formula="of:=[Data.A538]" office:value-type="string" office:string-value="vagellare" calcext:value-type="string">
            <text:p>vagellare</text:p>
          </table:table-cell>
          <table:table-cell table:formula="of:=[Data.B538]" office:value-type="string" office:string-value="1 tosc. Delirare, vaneggiare per febbre alta o per alterazione mentale &#10;2 estens. Dire cose vane, sciocche, assurde SIN. farneticare, sragionare" calcext:value-type="string">
            <text:p>1 tosc. Delirare, vaneggiare per febbre alta o per alterazione mentale </text:p>
            <text:p>2 estens. Dire cose vane, sciocche, assurde SIN. farneticare, sragionare</text:p>
          </table:table-cell>
        </table:table-row>
        <table:table-row table:style-name="ro1">
          <table:table-cell table:formula="of:=[Data.A539]" office:value-type="string" office:string-value="valetudinario" calcext:value-type="string">
            <text:p>valetudinario</text:p>
          </table:table-cell>
          <table:table-cell table:formula="of:=[Data.B539]" office:value-type="string" office:string-value=" agg. cagionevole di salute, di salute malferma. Come cagionevole, malaticcio, che contrae facilmente malattie. " calcext:value-type="string">
            <text:p><text:s/>agg. cagionevole di salute, di salute malferma. Come cagionevole, malaticcio, che contrae facilmente malattie. </text:p>
          </table:table-cell>
        </table:table-row>
        <table:table-row table:style-name="ro1">
          <table:table-cell table:formula="of:=[Data.A540]" office:value-type="string" office:string-value="vanesio" calcext:value-type="string">
            <text:p>vanesio</text:p>
          </table:table-cell>
          <table:table-cell table:formula="of:=[Data.B540]" office:value-type="string" office:string-value=" agg. di persona che, volendo ostentare doti ﬁsiche o intellettuali, rivela invece stupidità, la propria vacuità; fatuo, vanitoso. (persona vanesia)" calcext:value-type="string">
            <text:p><text:s/>agg. di persona che, volendo ostentare doti ﬁsiche o intellettuali, rivela invece stupidità, la propria vacuità; fatuo, vanitoso. (persona vanesia)</text:p>
          </table:table-cell>
        </table:table-row>
        <table:table-row table:style-name="ro1">
          <table:table-cell table:formula="of:=[Data.A541]" office:value-type="string" office:string-value="vaticinio" calcext:value-type="string">
            <text:p>vaticinio</text:p>
          </table:table-cell>
          <table:table-cell table:formula="of:=[Data.B541]" office:value-type="string" office:string-value="Profezia, predizione solenne " calcext:value-type="string">
            <text:p>Profezia, predizione solenne </text:p>
          </table:table-cell>
        </table:table-row>
        <table:table-row table:style-name="ro1">
          <table:table-cell table:formula="of:=[Data.A542]" office:value-type="string" office:string-value="venusto" calcext:value-type="string">
            <text:p>venusto</text:p>
          </table:table-cell>
          <table:table-cell table:formula="of:=[Data.B542]" office:value-type="string" office:string-value="Che è di una bellezza ideale, sia per la perfezione delle forme sia per la grazia e l'armonia dei movimenti: " calcext:value-type="string">
            <text:p>Che è di una bellezza ideale, sia per la perfezione delle forme sia per la grazia e l'armonia dei movimenti: </text:p>
          </table:table-cell>
        </table:table-row>
        <table:table-row table:style-name="ro1">
          <table:table-cell table:formula="of:=[Data.A543]" office:value-type="string" office:string-value="verecondia" calcext:value-type="string">
            <text:p>verecondia</text:p>
          </table:table-cell>
          <table:table-cell table:formula="of:=[Data.B543]" office:value-type="string" office:string-value="1. ant. Timore di fare cosa che possa venire rimproverata&#10;2. Disposizione d’animo di chi rifugge da ogni cosa che possa, anche lontanamente, offendere il pudore, la riservatezza e la modestia" calcext:value-type="string">
            <text:p>1. ant. Timore di fare cosa che possa venire rimproverata</text:p>
            <text:p>2. Disposizione d’animo di chi rifugge da ogni cosa che possa, anche lontanamente, offendere il pudore, la riservatezza e la modestia</text:p>
          </table:table-cell>
        </table:table-row>
        <table:table-row table:style-name="ro1">
          <table:table-cell table:formula="of:=[Data.A544]" office:value-type="string" office:string-value="versipelle" calcext:value-type="string">
            <text:p>versipelle</text:p>
          </table:table-cell>
          <table:table-cell table:formula="of:=[Data.B544]" office:value-type="string" office:string-value="lett. Che, chi è doppio, simulatore, opportunista&#10;‖ estens. Che, chi muta parere per tornaconto personale" calcext:value-type="string">
            <text:p>lett. Che, chi è doppio, simulatore, opportunista</text:p>
            <text:p>‖ estens. Che, chi muta parere per tornaconto personale</text:p>
          </table:table-cell>
        </table:table-row>
        <table:table-row table:style-name="ro1">
          <table:table-cell table:formula="of:=[Data.A545]" office:value-type="string" office:string-value="verziere" calcext:value-type="string">
            <text:p>verziere</text:p>
          </table:table-cell>
          <table:table-cell table:formula="of:=[Data.B545]" office:value-type="string" office:string-value=" sm. orto, giardino. Si dice di un luogo verdeggiante, brolo, prato con alberi." calcext:value-type="string">
            <text:p><text:s/>sm. orto, giardino. Si dice di un luogo verdeggiante, brolo, prato con alberi.</text:p>
          </table:table-cell>
        </table:table-row>
        <table:table-row table:style-name="ro1">
          <table:table-cell table:formula="of:=[Data.A546]" office:value-type="string" office:string-value="viatico" calcext:value-type="string">
            <text:p>viatico</text:p>
          </table:table-cell>
          <table:table-cell table:formula="of:=[Data.B546]" office:value-type="float" office:value="0" calcext:value-type="float">
            <text:p>0</text:p>
          </table:table-cell>
        </table:table-row>
        <table:table-row table:style-name="ro1">
          <table:table-cell table:formula="of:=[Data.A547]" office:value-type="string" office:string-value="viscerale" calcext:value-type="string">
            <text:p>viscerale</text:p>
          </table:table-cell>
          <table:table-cell table:formula="of:=[Data.B547]" office:value-type="string" office:string-value="1 anat. Dei visceri: &#10;2 fig. Istintivo, intenso: &#10;• avv.  in modo profondo:" calcext:value-type="string">
            <text:p>1 anat. Dei visceri: </text:p>
            <text:p>2 fig. Istintivo, intenso: </text:p>
            <text:p>• avv.  in modo profondo:</text:p>
          </table:table-cell>
        </table:table-row>
        <table:table-row table:style-name="ro1">
          <table:table-cell table:formula="of:=[Data.A548]" office:value-type="string" office:string-value="volizione" calcext:value-type="string">
            <text:p>volizione</text:p>
          </table:table-cell>
          <table:table-cell table:formula="of:=[Data.B548]" office:value-type="string" office:string-value=" sf. l' atto del volere." calcext:value-type="string">
            <text:p><text:s/>sf. l' atto del volere.</text:p>
          </table:table-cell>
        </table:table-row>
        <table:table-row table:style-name="ro1">
          <table:table-cell table:formula="of:=[Data.A549]" office:value-type="string" office:string-value="zimarra" calcext:value-type="string">
            <text:p>zimarra</text:p>
          </table:table-cell>
          <table:table-cell table:formula="of:=[Data.B549]" office:value-type="string" office:string-value="lunga veste usata un tempo come cappotto" calcext:value-type="string">
            <text:p>lunga veste usata un tempo come cappotto</text:p>
          </table:table-cell>
        </table:table-row>
      </table:table>
      <table:named-expressions/>
      <table:database-ranges>
        <table:database-range table:name="__Anonymous_Sheet_DB__0" table:target-range-address="Data.A1:Data.AMJ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6P0" style:volatile="true">
      <number:currency-symbol number:language="en" number:country="US">$</number:currency-symbol>
      <number:number number:decimal-places="0" number:min-integer-digits="1" number:grouping="true"/>
    </number:currency-style>
    <number:currency-style style:name="N106">
      <number:text>-</number:text>
      <number:currency-symbol number:language="en" number:country="US">$</number:currency-symbol>
      <number:number number:decimal-places="0" number:min-integer-digits="1" number:grouping="true"/>
      <style:map style:condition="value()&gt;=0" style:apply-style-name="N106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integer-digits="1" number:decimal-replacement="--" number:grouping="true"/>
    </number:currency-style>
    <number:currency-style style:name="N112">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12P0"/>
    </number:currency-style>
    <number:number-style style:name="N114P0" style:volatile="true">
      <number:number number:decimal-places="0" number:min-integer-digits="1" number:grouping="true"/>
      <number:text> </number:text>
    </number:number-style>
    <number:number-style style:name="N114">
      <number:text>(</number:text>
      <number:number number:decimal-places="0" number:min-integer-digits="1" number:grouping="true"/>
      <number:text>)</number:text>
      <style:map style:condition="value()&gt;=0" style:apply-style-name="N114P0"/>
    </number:number-style>
    <number:number-style style:name="N116P0" style:volatile="true">
      <number:number number:decimal-places="2" number:min-integer-digits="1" number:grouping="true"/>
      <number:text> </number:text>
    </number:number-style>
    <number:number-style style:name="N116">
      <number:text>(</number:text>
      <number:number number:decimal-places="2" number:min-integer-digits="1" number:grouping="true"/>
      <number:text>)</number:text>
      <style:map style:condition="value()&gt;=0" style:apply-style-name="N116P0"/>
    </number:number-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9">
      <number:day number:calendar="jewish"/>
      <number:text> </number:text>
      <number:month number:calendar="jewish" number:style="long" number:textual="true"/>
      <number:text> </number:text>
      <number:year number:calendar="jewish" number:style="long"/>
    </number:date-style>
    <number:date-style style:name="N120">
      <number:month number:calendar="jewish" number:style="long" number:textual="true"/>
      <number:text> </number:text>
      <number:day number:calendar="jewish"/>
      <number:text> </number:text>
      <number:year number:calendar="jewish" number:style="long"/>
    </number:date-style>
    <number:date-style style:name="N121">
      <number:day number:calendar="jewish"/>
      <number:text> </number:text>
      <number:month number:calendar="jewish" number:style="long" number:textual="true"/>
    </number:date-style>
    <number:date-style style:name="N122">
      <number:month number:calendar="jewish" number:style="long" number:textual="true"/>
      <number:text> </number:text>
      <number:day number:calendar="jewish"/>
    </number:date-style>
    <number:date-style style:name="N123">
      <number:month number:calendar="jewish" number:style="long" number:textual="true"/>
      <number:text> </number:text>
      <number:year number:calendar="jewish" number:style="long"/>
    </number:date-style>
    <number:date-style style:name="N124">
      <number:month number:calendar="jewish" number:style="long" number:textual="true"/>
    </number:date-style>
    <style:style style:name="Default" style:family="table-cell">
      <style:text-properties style:font-name-asian="SimSun" style:font-family-asian="SimSun"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videnziato" style:family="table-cell" style:parent-style-name="Default">
      <style:table-cell-properties fo:background-color="#ffff00" loext:vertical-justify="auto"/>
      <style:paragraph-properties css3t:text-justify="auto"/>
    </style:style>
  </office:styles>
  <office:automatic-styles>
    <style:page-layout style:name="Mpm1">
      <style:page-layout-properties fo:page-width="297mm" fo:page-height="210.01mm" style:num-format="1" style:print-orientation="landscape" fo:margin-top="20mm" fo:margin-bottom="7.48mm" fo:margin-left="10mm" fo:margin-right="10mm" style:shadow="none" fo:background-color="transparent" style:scale-to="95%" style:writing-mode="lr-tb" style:print="charts drawings objects zero-values">
        <style:background-image/>
      </style:page-layout-properties>
      <style:header-style>
        <style:header-footer-properties fo:min-height="1.01mm" fo:margin-left="0mm" fo:margin-right="0mm" fo:margin-bottom="0mm"/>
      </style:header-style>
      <style:footer-style>
        <style:header-footer-properties fo:min-height="3.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style style:name="MT1" style:family="text">
      <style:text-properties fo:font-size="8pt"/>
    </style:style>
  </office:automatic-styles>
  <office:master-styles>
    <style:master-page style:name="Default" style:page-layout-name="Mpm1">
      <style:header style:display="false">
        <text:p><text:sheet-name>???</text:sheet-name></text:p>
      </style:header>
      <style:header-left style:display="false"/>
      <style:footer>
        <style:region-left>
          <text:p><text:span text:style-name="MT1"><text:title>???</text:title></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6">00/00/0000</text:date>, <text:time style:data-style-name="N2" text:time-value="17:10:22.3331755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16T17:13:53.999332580</dc:date>
    <meta:generator>LibreOffice/4.4.0.3$Linux_X86_64 LibreOffice_project/40m0$Build-3</meta:generator>
    <meta:editing-duration>PT18H42M14S</meta:editing-duration>
    <meta:editing-cycles>168</meta:editing-cycles>
    <meta:print-date>2013-03-11T14:12:18.06</meta:print-date>
    <meta:document-statistic meta:table-count="2" meta:cell-count="2718" meta:object-count="0"/>
  </office:meta>
</office:document-meta>
</file>